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content.xml" manifest:media-type="text/xml"/>
  <manifest:file-entry manifest:full-path="Pictures/1000020100000500000002D0C05133351BEDB42D.png" manifest:media-type="image/png"/>
  <manifest:file-entry manifest:full-path="Pictures/1000020100000500000002D0EF1641FCB1F72DB2.png" manifest:media-type="image/png"/>
  <manifest:file-entry manifest:full-path="Pictures/1000020100000500000002D0FE2D0B1A4700F95D.png" manifest:media-type="image/png"/>
  <manifest:file-entry manifest:full-path="Pictures/1000020100000500000002D0240C3CB0A1FF2EEC.png" manifest:media-type="image/png"/>
  <manifest:file-entry manifest:full-path="Pictures/1000020100000500000002D037ADDE88F0AFB24C.png" manifest:media-type="image/png"/>
  <manifest:file-entry manifest:full-path="style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meta.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FreeSans2" svg:font-family="FreeSans" style:font-family-generic="swiss"/>
    <style:font-face style:name="Architects Daughter1" svg:font-family="'Architects Daughter'" style:font-pitch="variable"/>
    <style:font-face style:name="Ferrum" svg:font-family="Ferrum" style:font-pitch="variable"/>
    <style:font-face style:name="Liberation Sans3" svg:font-family="'Liberation Sans'" style:font-pitch="variable"/>
    <style:font-face style:name="Lohit Devanagari1" svg:font-family="'Lohit Devanagari'" style:font-pitch="variable"/>
    <style:font-face style:name="OpenSymbol1" svg:font-family="OpenSymbol, 'Arial Unicode MS'" style:font-pitch="variable"/>
    <style:font-face style:name="Ubuntu3" svg:font-family="Ubuntu" style:font-pitch="variable"/>
    <style:font-face style:name="Ubuntu2" svg:font-family="Ubuntu" style:font-adornments="Regular" style:font-pitch="variable"/>
    <style:font-face style:name="Architects Daughter" svg:font-family="'Architects Daughter'"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Ubuntu" svg:font-family="Ubuntu" style:font-family-generic="roman" style:font-pitch="variable"/>
    <style:font-face style:name="Ubuntu1" svg:font-family="Ubuntu" style:font-adornments="Regular" style:font-family-generic="roman" style:font-pitch="variable"/>
    <style:font-face style:name="FreeSans1" svg:font-family="FreeSans" style:font-family-generic="swiss" style:font-pitch="variable"/>
    <style:font-face style:name="Liberation Sans Narrow1" svg:font-family="'Liberation Sans Narrow'" style:font-family-generic="swiss" style:font-pitch="variable"/>
    <style:font-face style:name="Liberation Sans2" svg:font-family="'Liberation Sans', Arial"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OpenSymbol4" svg:font-family="OpenSymbol, 'Arial Unicode M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6"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gr1" style:family="graphic" style:parent-style-name="standard">
      <style:graphic-properties draw:stroke="none" svg:stroke-color="#000000" draw:fill="solid" draw:fill-color="#ffffff" draw:opacity="50%" draw:fill-image-width="0cm" draw:fill-image-height="0cm" draw:auto-grow-height="true" draw:auto-grow-width="false" fo:max-height="0cm" fo:min-height="0.319cm" draw:shadow-offset-x="0.203cm" draw:shadow-offset-y="0.203cm" draw:shadow-opacity="50%"/>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justify" draw:textarea-vertical-align="top" draw:auto-grow-height="true" draw:auto-grow-width="false" fo:max-height="0cm" fo:min-height="4.661cm"/>
    </style:style>
    <style:style style:name="gr4" style:family="graphic" style:parent-style-name="standard">
      <style:graphic-properties draw:stroke="none" svg:stroke-color="#000000" draw:fill="solid" draw:fill-color="#ffffff" draw:opacity="50%" draw:fill-image-width="0cm" draw:fill-image-height="0cm" draw:auto-grow-height="true" draw:auto-grow-width="false" fo:max-height="0cm" fo:min-height="0.955cm" draw:shadow-offset-x="0.203cm" draw:shadow-offset-y="0.203cm" draw:shadow-opacity="50%"/>
    </style:style>
    <style:style style:name="gr5" style:family="graphic" style:parent-style-name="standard">
      <style:graphic-properties draw:stroke="none" svg:stroke-color="#000000" draw:fill="none" draw:fill-color="#ffffff" draw:textarea-horizontal-align="justify" draw:textarea-vertical-align="top" draw:auto-grow-height="true" draw:auto-grow-width="false" fo:max-height="0cm" fo:min-height="10.971cm"/>
    </style:style>
    <style:style style:name="gr6" style:family="graphic" style:parent-style-name="standard">
      <style:graphic-properties svg:stroke-width="0.051cm" svg:stroke-color="#5e2750" draw:marker-start-width="0.355cm" draw:marker-end-width="0.355cm" draw:fill-color="#cfe7f5" draw:textarea-horizontal-align="justify" draw:textarea-vertical-align="middle" draw:auto-grow-height="false" fo:min-height="3.794cm" fo:min-width="3.593cm" fo:padding-top="0.15cm" fo:padding-bottom="0.15cm" fo:padding-left="0.275cm" fo:padding-right="0.275cm"/>
    </style:style>
    <style:style style:name="gr7" style:family="graphic" style:parent-style-name="standard">
      <style:graphic-properties draw:stroke="none" svg:stroke-color="#000000" draw:fill="none" draw:fill-color="#ffffff" draw:auto-grow-height="true" draw:auto-grow-width="false" fo:max-height="0cm" fo:min-height="0.713cm"/>
    </style:style>
    <style:style style:name="gr8" style:family="graphic" style:parent-style-name="standard">
      <style:graphic-properties svg:stroke-width="0.051cm" svg:stroke-color="#cc0000" draw:marker-start-width="0.355cm" draw:marker-end-width="0.355cm" draw:fill-color="#ffffcc" draw:textarea-horizontal-align="justify" draw:textarea-vertical-align="middle" draw:auto-grow-height="false" fo:min-height="3.794cm" fo:min-width="3.506cm" fo:padding-top="0.15cm" fo:padding-bottom="0.15cm" fo:padding-left="0.275cm" fo:padding-right="0.275cm"/>
    </style:style>
    <style:style style:name="gr9" style:family="graphic" style:parent-style-name="objectwithoutfill">
      <style:graphic-properties svg:stroke-color="#cc00cc" draw:marker-end="Arrow" draw:marker-end-width="0.3cm" draw:fill="none"/>
    </style:style>
    <style:style style:name="gr10" style:family="graphic" style:parent-style-name="standard">
      <style:graphic-properties svg:stroke-width="0.051cm" svg:stroke-color="#5e2750" draw:marker-start-width="0.355cm" draw:marker-end-width="0.355cm" draw:fill-color="#cfe7f5" draw:textarea-horizontal-align="justify" draw:textarea-vertical-align="middle" draw:auto-grow-height="false" fo:min-height="9.56cm" fo:min-width="2.12cm" fo:padding-top="0.15cm" fo:padding-bottom="0.15cm" fo:padding-left="0.275cm" fo:padding-right="0.275cm"/>
    </style:style>
    <style:style style:name="gr11" style:family="graphic" style:parent-style-name="standard">
      <style:graphic-properties svg:stroke-width="0.051cm" svg:stroke-color="#cc0000" draw:marker-start-width="0.355cm" draw:marker-end-width="0.355cm" draw:fill-color="#ffffcc" draw:textarea-horizontal-align="justify" draw:textarea-vertical-align="middle" draw:auto-grow-height="false" fo:min-height="9.235cm" fo:min-width="1.872cm" fo:padding-top="0.15cm" fo:padding-bottom="0.15cm" fo:padding-left="0.275cm" fo:padding-right="0.275cm"/>
    </style:style>
    <style:style style:name="gr12" style:family="graphic" style:parent-style-name="objectwithoutfill">
      <style:graphic-properties draw:stroke="dash" draw:stroke-dash="Fine_20_Dashed" svg:stroke-color="#cc00cc" draw:marker-end="Arrow" draw:marker-end-width="0.3cm" svg:stroke-opacity="50%" draw:fill="none"/>
    </style:style>
    <style:style style:name="gr13" style:family="graphic" style:parent-style-name="standard">
      <style:graphic-properties draw:stroke="none" svg:stroke-color="#000000" draw:fill="none" draw:fill-color="#ffffff" draw:auto-grow-height="true" draw:auto-grow-width="false" fo:max-height="0cm" fo:min-height="1.867cm"/>
    </style:style>
    <style:style style:name="gr14" style:family="graphic" style:parent-style-name="standard">
      <style:graphic-properties svg:stroke-width="0.051cm" svg:stroke-color="#5e2750" draw:marker-start-width="0.355cm" draw:marker-end-width="0.355cm" draw:fill-color="#cfe7f5" draw:textarea-horizontal-align="justify" draw:textarea-vertical-align="middle" draw:auto-grow-height="false" fo:min-height="4.317cm" fo:min-width="2.12cm" fo:padding-top="0.15cm" fo:padding-bottom="0.15cm" fo:padding-left="0.275cm" fo:padding-right="0.275cm"/>
    </style:style>
    <style:style style:name="gr15" style:family="graphic" style:parent-style-name="standard">
      <style:graphic-properties svg:stroke-width="0.051cm" svg:stroke-color="#cc0000" draw:marker-start-width="0.355cm" draw:marker-end-width="0.355cm" draw:fill-color="#ffffcc" draw:textarea-horizontal-align="justify" draw:textarea-vertical-align="middle" draw:auto-grow-height="false" fo:min-height="4.618cm" fo:min-width="1.872cm" fo:padding-top="0.15cm" fo:padding-bottom="0.15cm" fo:padding-left="0.275cm" fo:padding-right="0.275cm"/>
    </style:style>
    <style:style style:name="gr16" style:family="graphic" style:parent-style-name="standard">
      <style:graphic-properties draw:stroke="none" svg:stroke-color="#000000" draw:fill="none" draw:fill-color="#ffffff" draw:textarea-horizontal-align="justify" draw:textarea-vertical-align="top" draw:auto-grow-height="true" draw:auto-grow-width="false" fo:max-height="0cm" fo:min-height="11.214cm"/>
    </style:style>
    <style:style style:name="gr17" style:family="graphic" style:parent-style-name="objectwithoutfill">
      <style:graphic-properties svg:stroke-color="#009900" draw:marker-end="Arrow" draw:marker-end-width="0.3cm" draw:fill="none"/>
    </style:style>
    <style:style style:name="gr18" style:family="graphic" style:parent-style-name="objectwithoutfill">
      <style:graphic-properties svg:stroke-color="#0000cc" draw:marker-end="Arrow" draw:marker-end-width="0.3cm" draw:fill="none"/>
    </style:style>
    <style:style style:name="gr19" style:family="graphic" style:parent-style-name="standard">
      <style:graphic-properties draw:stroke="none" svg:stroke-color="#000000" draw:fill="none" draw:fill-color="#ffffff" draw:textarea-horizontal-align="left" draw:auto-grow-height="true" draw:auto-grow-width="false" fo:min-height="0.713cm" fo:min-width="0cm"/>
    </style:style>
    <style:style style:name="gr20" style:family="graphic" style:parent-style-name="standard">
      <style:graphic-properties svg:stroke-width="0.102cm" svg:stroke-color="#1c1c1c" draw:marker-start-width="0.352cm" draw:marker-end-width="0.352cm" draw:fill-color="#808080" draw:textarea-horizontal-align="justify" draw:textarea-vertical-align="middle" draw:auto-grow-height="false" fo:min-height="0.02cm" fo:min-width="0cm" fo:padding-top="0.175cm" fo:padding-bottom="0.175cm" fo:padding-left="0.3cm" fo:padding-right="0.3cm"/>
    </style:style>
    <style:style style:name="gr21" style:family="graphic" style:parent-style-name="standard">
      <style:graphic-properties svg:stroke-width="0.102cm" svg:stroke-color="#1c1c1c" draw:marker-start-width="0.352cm" draw:marker-end-width="0.352cm" draw:fill-color="#808080" draw:textarea-horizontal-align="justify" draw:textarea-vertical-align="middle" draw:auto-grow-height="false" fo:min-height="0cm" fo:min-width="0cm" fo:padding-top="0.175cm" fo:padding-bottom="0.175cm" fo:padding-left="0.3cm" fo:padding-right="0.3cm"/>
    </style:style>
    <style:style style:name="gr22" style:family="graphic" style:parent-style-name="standard">
      <style:graphic-properties draw:stroke="none" svg:stroke-color="#000000" draw:fill="none" draw:fill-color="#ffffff" draw:auto-grow-height="true" draw:auto-grow-width="false" fo:max-height="0cm" fo:min-height="1.195cm"/>
    </style:style>
    <style:style style:name="gr23" style:family="graphic" style:parent-style-name="objectwithoutfill">
      <style:graphic-properties svg:stroke-color="#cc00cc" draw:fill="none"/>
    </style:style>
    <style:style style:name="gr24" style:family="graphic" style:parent-style-name="objectwithoutfill">
      <style:graphic-properties svg:stroke-color="#009900" draw:fill="none"/>
    </style:style>
    <style:style style:name="gr25" style:family="graphic" style:parent-style-name="objectwithoutfill">
      <style:graphic-properties svg:stroke-color="#0000cc" draw:fill="none"/>
    </style:style>
    <style:style style:name="gr26" style:family="graphic" style:parent-style-name="standard">
      <style:graphic-properties draw:stroke="none" svg:stroke-color="#000000" draw:fill="none" draw:fill-color="#ffffff" draw:auto-grow-height="true" draw:auto-grow-width="false" fo:max-height="0cm" fo:min-height="1.111cm"/>
    </style:style>
    <style:style style:name="gr27" style:family="graphic" style:parent-style-name="standard">
      <style:graphic-properties svg:stroke-width="0.051cm" svg:stroke-color="#5e2750" draw:marker-start-width="0.355cm" draw:marker-end-width="0.355cm" draw:fill-color="#cfe7f5" draw:textarea-horizontal-align="justify" draw:textarea-vertical-align="middle" draw:auto-grow-height="false" fo:min-height="2.232cm" fo:min-width="0.799cm" fo:padding-top="0.15cm" fo:padding-bottom="0.15cm" fo:padding-left="0.275cm" fo:padding-right="0.275cm"/>
    </style:style>
    <style:style style:name="gr28" style:family="graphic" style:parent-style-name="standard">
      <style:graphic-properties svg:stroke-width="0.051cm" svg:stroke-color="#cc0000" draw:marker-start-width="0.355cm" draw:marker-end-width="0.355cm" draw:fill-color="#ffffcc" draw:textarea-horizontal-align="justify" draw:textarea-vertical-align="middle" draw:auto-grow-height="false" fo:min-height="3.205cm" fo:min-width="1.047cm" fo:padding-top="0.15cm" fo:padding-bottom="0.15cm" fo:padding-left="0.275cm" fo:padding-right="0.275cm"/>
    </style:style>
    <style:style style:name="gr29" style:family="graphic" style:parent-style-name="standard">
      <style:graphic-properties svg:stroke-width="0.102cm" svg:stroke-color="#0000cc" draw:marker-start-width="0.352cm" draw:marker-end-width="0.352cm" draw:fill-color="#ffffff" draw:textarea-horizontal-align="justify" draw:textarea-vertical-align="middle" draw:auto-grow-height="false" fo:min-height="0.562cm" fo:min-width="0.359cm" fo:padding-top="0.175cm" fo:padding-bottom="0.175cm" fo:padding-left="0.3cm" fo:padding-right="0.3cm"/>
    </style:style>
    <style:style style:name="gr30" style:family="graphic" style:parent-style-name="standard">
      <style:graphic-properties svg:stroke-width="0.102cm" svg:stroke-color="#0000cc" draw:marker-start-width="0.352cm" draw:marker-end-width="0.352cm" draw:fill-color="#ffffff" draw:textarea-horizontal-align="justify" draw:textarea-vertical-align="middle" draw:auto-grow-height="false" fo:min-height="0.462cm" fo:min-width="0.259cm" fo:padding-top="0.175cm" fo:padding-bottom="0.175cm" fo:padding-left="0.3cm" fo:padding-right="0.3cm"/>
    </style:style>
    <style:style style:name="gr31" style:family="graphic" style:parent-style-name="standard">
      <style:graphic-properties svg:stroke-width="0.051cm" svg:stroke-color="#5e2750" draw:marker-start-width="0.355cm" draw:marker-end-width="0.355cm" draw:fill-color="#cfe7f5" draw:textarea-horizontal-align="justify" draw:textarea-vertical-align="middle" draw:auto-grow-height="false" fo:min-height="3.978cm" fo:min-width="0.799cm" fo:padding-top="0.15cm" fo:padding-bottom="0.15cm" fo:padding-left="0.275cm" fo:padding-right="0.275cm"/>
    </style:style>
    <style:style style:name="gr32" style:family="graphic" style:parent-style-name="standard">
      <style:graphic-properties svg:stroke-width="0.051cm" svg:stroke-color="#5e2750" draw:marker-start-width="0.355cm" draw:marker-end-width="0.355cm" draw:fill-color="#cfe7f5" draw:textarea-horizontal-align="justify" draw:textarea-vertical-align="middle" draw:auto-grow-height="false" fo:min-height="2.844cm" fo:min-width="0.799cm" fo:padding-top="0.15cm" fo:padding-bottom="0.15cm" fo:padding-left="0.275cm" fo:padding-right="0.275cm"/>
    </style:style>
    <style:style style:name="gr33" style:family="graphic" style:parent-style-name="standard">
      <style:graphic-properties draw:stroke="none" svg:stroke-color="#0000cc" draw:fill-color="#ffffff" draw:opacity="75%" draw:textarea-horizontal-align="justify" draw:textarea-vertical-align="middle" draw:auto-grow-height="false" fo:min-height="6.365cm" fo:min-width="17.999cm" draw:shadow-opacity="75%"/>
    </style:style>
    <style:style style:name="gr34" style:family="graphic" style:parent-style-name="standard">
      <style:graphic-properties draw:stroke="none" svg:stroke-color="#0000cc" draw:fill-color="#ffffff" draw:opacity="75%" draw:textarea-horizontal-align="justify" draw:textarea-vertical-align="middle" draw:auto-grow-height="false" fo:min-height="5.636cm" fo:min-width="8.298cm" draw:shadow-opacity="75%"/>
    </style:style>
    <style:style style:name="gr35" style:family="graphic" style:parent-style-name="standard">
      <style:graphic-properties svg:stroke-width="0.102cm" svg:stroke-color="#111111" draw:marker-start-width="0.352cm" draw:marker-end-width="0.352cm" draw:fill-color="#ffff99" fo:padding-top="0.175cm" fo:padding-bottom="0.175cm" fo:padding-left="0.3cm" fo:padding-right="0.3cm"/>
    </style:style>
    <style:style style:name="gr36" style:family="graphic" style:parent-style-name="standard">
      <style:graphic-properties draw:stroke="none" svg:stroke-color="#0000cc" draw:fill-color="#ffffff" draw:opacity="75%" draw:textarea-horizontal-align="justify" draw:textarea-vertical-align="middle" draw:auto-grow-height="false" fo:min-height="4.976cm" fo:min-width="17.999cm" draw:shadow-opacity="75%"/>
    </style:style>
    <style:style style:name="gr37" style:family="graphic" style:parent-style-name="standard">
      <style:graphic-properties draw:stroke="none" svg:stroke-color="#0000cc" draw:fill="solid" draw:fill-color="#ccffff" fo:min-height="2.618cm"/>
    </style:style>
    <style:style style:name="gr38" style:family="graphic" style:parent-style-name="standard">
      <style:graphic-properties draw:stroke="none" svg:stroke-color="#0000cc" draw:fill="solid" draw:fill-color="#ffccff" fo:min-height="2.618cm"/>
    </style:style>
    <style:style style:name="gr39" style:family="graphic" style:parent-style-name="standard">
      <style:graphic-properties svg:stroke-width="0.051cm" svg:stroke-color="#cc0000" draw:marker-start-width="0.355cm" draw:marker-end-width="0.355cm" draw:fill-color="#ffffcc" draw:textarea-horizontal-align="justify" draw:textarea-vertical-align="middle" draw:auto-grow-height="false" fo:min-height="4.044cm" fo:min-width="1.047cm" fo:padding-top="0.15cm" fo:padding-bottom="0.15cm" fo:padding-left="0.275cm" fo:padding-right="0.275cm"/>
    </style:style>
    <style:style style:name="gr40" style:family="graphic" style:parent-style-name="standard">
      <style:graphic-properties svg:stroke-width="0.051cm" svg:stroke-color="#5e2750" draw:marker-start-width="0.355cm" draw:marker-end-width="0.355cm" draw:fill-color="#cfe7f5" draw:textarea-horizontal-align="justify" draw:textarea-vertical-align="middle" draw:auto-grow-height="false" fo:min-height="4.177cm" fo:min-width="0.799cm" fo:padding-top="0.15cm" fo:padding-bottom="0.15cm" fo:padding-left="0.275cm" fo:padding-right="0.275cm"/>
    </style:style>
    <style:style style:name="gr41" style:family="graphic" style:parent-style-name="standard">
      <style:graphic-properties svg:stroke-width="0.051cm" svg:stroke-color="#cc0000" draw:marker-start-width="0.355cm" draw:marker-end-width="0.355cm" draw:fill-color="#ffffcc" draw:textarea-horizontal-align="justify" draw:textarea-vertical-align="middle" draw:auto-grow-height="false" fo:min-height="4.127cm" fo:min-width="1.047cm" fo:padding-top="0.15cm" fo:padding-bottom="0.15cm" fo:padding-left="0.275cm" fo:padding-right="0.275cm"/>
    </style:style>
    <style:style style:name="gr42" style:family="graphic" style:parent-style-name="standard">
      <style:graphic-properties svg:stroke-width="0.102cm" svg:stroke-color="#111111" draw:marker-start-width="0.352cm" draw:marker-end-width="0.352cm" draw:fill-color="#ffff99" draw:textarea-horizontal-align="justify" draw:fit-to-size="false" draw:fit-to-contour="false" fo:padding-top="0cm" fo:padding-bottom="0cm" fo:padding-left="0cm" fo:padding-right="0cm"/>
    </style:style>
    <style:style style:name="gr43" style:family="graphic" style:parent-style-name="standard">
      <style:graphic-properties svg:stroke-width="0.051cm" svg:stroke-color="#5e2750" draw:marker-start-width="0.355cm" draw:marker-end-width="0.355cm" draw:fill-color="#cfe7f5" draw:textarea-horizontal-align="justify" draw:textarea-vertical-align="middle" draw:auto-grow-height="false" fo:min-height="5.503cm" fo:min-width="0.799cm" fo:padding-top="0.15cm" fo:padding-bottom="0.15cm" fo:padding-left="0.275cm" fo:padding-right="0.275cm"/>
    </style:style>
    <style:style style:name="gr44" style:family="graphic" style:parent-style-name="standard">
      <style:graphic-properties svg:stroke-width="0.051cm" svg:stroke-color="#cc0000" draw:marker-start-width="0.355cm" draw:marker-end-width="0.355cm" draw:fill-color="#ffffcc" draw:textarea-horizontal-align="justify" draw:textarea-vertical-align="middle" draw:auto-grow-height="false" fo:min-height="5.593cm" fo:min-width="1.047cm" fo:padding-top="0.15cm" fo:padding-bottom="0.15cm" fo:padding-left="0.275cm" fo:padding-right="0.275cm"/>
    </style:style>
    <style:style style:name="gr45" style:family="graphic" style:parent-style-name="standard">
      <style:graphic-properties draw:stroke="none" svg:stroke-color="#cc00cc" draw:fill="solid" draw:fill-color="#ffccff" fo:min-height="1.426cm"/>
    </style:style>
    <style:style style:name="gr46" style:family="graphic" style:parent-style-name="Object_20_with_20_no_20_fill_20_and_20_no_20_line">
      <style:graphic-properties draw:ole-draw-aspect="1" style:protect="size"/>
    </style:style>
    <style:style style:name="gr47" style:family="graphic" style:parent-style-name="standard">
      <style:graphic-properties svg:stroke-width="0.051cm" svg:stroke-color="#5e2750" draw:marker-start-width="0.355cm" draw:marker-end-width="0.355cm" draw:fill-color="#cfe7f5" draw:textarea-horizontal-align="justify" draw:textarea-vertical-align="middle" draw:auto-grow-height="false" fo:min-height="1.293cm" fo:min-width="19.735cm" fo:padding-top="0.15cm" fo:padding-bottom="0.15cm" fo:padding-left="0.275cm" fo:padding-right="0.275cm"/>
    </style:style>
    <style:style style:name="gr48" style:family="graphic" style:parent-style-name="standard">
      <style:graphic-properties svg:stroke-width="0.051cm" svg:stroke-color="#cc0000" draw:marker-start-width="0.355cm" draw:marker-end-width="0.355cm" draw:fill-color="#ffffcc" draw:textarea-horizontal-align="justify" draw:textarea-vertical-align="middle" draw:auto-grow-height="false" fo:min-height="0.958cm" fo:min-width="11.152cm" fo:padding-top="0.15cm" fo:padding-bottom="0.15cm" fo:padding-left="0.275cm" fo:padding-right="0.275cm"/>
    </style:style>
    <style:style style:name="gr49" style:family="graphic" style:parent-style-name="objectwithoutfill">
      <style:graphic-properties svg:stroke-width="0.051cm" svg:stroke-color="#ff3333" draw:marker-end="Arrow" draw:marker-end-width="0.153cm" draw:fill="none" fo:padding-top="0.1cm" fo:padding-bottom="0.1cm" fo:padding-left="0.225cm" fo:padding-right="0.225cm"/>
    </style:style>
    <style:style style:name="gr50" style:family="graphic" style:parent-style-name="objectwithoutfill">
      <style:graphic-properties svg:stroke-width="0.051cm" svg:stroke-color="#ff9900" draw:marker-end="Arrow" draw:marker-end-width="0.153cm" draw:fill="none" fo:padding-top="0.1cm" fo:padding-bottom="0.1cm" fo:padding-left="0.225cm" fo:padding-right="0.225cm"/>
    </style:style>
    <style:style style:name="gr51" style:family="graphic" style:parent-style-name="objectwithoutfill">
      <style:graphic-properties svg:stroke-width="0.051cm" svg:stroke-color="#009900" draw:marker-end="Arrow" draw:marker-end-width="0.153cm" draw:fill="none" fo:padding-top="0.1cm" fo:padding-bottom="0.1cm" fo:padding-left="0.225cm" fo:padding-right="0.225cm"/>
    </style:style>
    <style:style style:name="gr52" style:family="graphic" style:parent-style-name="objectwithoutfill">
      <style:graphic-properties svg:stroke-width="0.051cm" svg:stroke-color="#0000cc" draw:marker-end="Arrow" draw:marker-end-width="0.153cm" draw:fill="none" fo:padding-top="0.1cm" fo:padding-bottom="0.1cm" fo:padding-left="0.225cm" fo:padding-right="0.225cm"/>
    </style:style>
    <style:style style:name="gr53" style:family="graphic" style:parent-style-name="standard">
      <style:graphic-properties svg:stroke-width="0.051cm" svg:stroke-color="#5e2750" draw:marker-start-width="0.355cm" draw:marker-end-width="0.355cm" draw:fill-color="#cfe7f5" draw:textarea-horizontal-align="justify" draw:textarea-vertical-align="middle" draw:auto-grow-height="false" fo:min-height="7.379cm" fo:min-width="0.799cm" fo:padding-top="0.15cm" fo:padding-bottom="0.15cm" fo:padding-left="0.275cm" fo:padding-right="0.275cm"/>
    </style:style>
    <style:style style:name="gr54" style:family="graphic" style:parent-style-name="standard">
      <style:graphic-properties svg:stroke-width="0.051cm" svg:stroke-color="#cc0000" draw:marker-start-width="0.355cm" draw:marker-end-width="0.355cm" draw:fill-color="#ffffcc" draw:textarea-horizontal-align="justify" draw:textarea-vertical-align="middle" draw:auto-grow-height="false" fo:min-height="7.18cm" fo:min-width="1.047cm" fo:padding-top="0.15cm" fo:padding-bottom="0.15cm" fo:padding-left="0.275cm" fo:padding-right="0.275cm"/>
    </style:style>
    <style:style style:name="gr55" style:family="graphic" style:parent-style-name="standard">
      <style:graphic-properties draw:stroke="none" svg:stroke-width="0.051cm" svg:stroke-color="#000000" draw:fill="none" draw:fill-color="#ffffff" draw:auto-grow-height="true" draw:auto-grow-width="false" fo:max-height="0cm" fo:min-height="3.159cm" fo:padding-top="0.15cm" fo:padding-bottom="0.15cm" fo:padding-left="0.275cm" fo:padding-right="0.275cm"/>
    </style:style>
    <style:style style:name="gr56" style:family="graphic" style:parent-style-name="objectwithoutfill">
      <style:graphic-properties svg:stroke-width="0.051cm" svg:stroke-color="#66cc00" draw:marker-end="Arrow" draw:marker-end-width="0.153cm" draw:fill="none" fo:padding-top="0.1cm" fo:padding-bottom="0.1cm" fo:padding-left="0.225cm" fo:padding-right="0.225cm"/>
    </style:style>
    <style:style style:name="gr57" style:family="graphic" style:parent-style-name="objectwithoutfill">
      <style:graphic-properties svg:stroke-width="0.051cm" svg:stroke-color="#cc00cc" draw:marker-end="Arrow" draw:marker-end-width="0.153cm" draw:fill="none" fo:padding-top="0.1cm" fo:padding-bottom="0.1cm" fo:padding-left="0.225cm" fo:padding-right="0.225cm"/>
    </style:style>
    <style:style style:name="pr1" style:family="presentation" style:parent-style-name="Bubbles-title">
      <style:graphic-properties draw:auto-grow-height="true" fo:min-height="13.838cm"/>
    </style:style>
    <style:style style:name="pr2" style:family="presentation" style:parent-style-name="Bubbles-notes">
      <style:graphic-properties draw:fill-color="#ffffff" draw:auto-grow-height="true" fo:min-height="12.572cm"/>
    </style:style>
    <style:style style:name="pr3" style:family="presentation" style:parent-style-name="Bubbles-subtitle" style:list-style-name="L1">
      <style:graphic-properties draw:fill-color="#ffffff" draw:auto-grow-height="true" fo:min-height="10.026cm"/>
    </style:style>
    <style:style style:name="pr4" style:family="presentation" style:parent-style-name="Bubbles-title">
      <style:graphic-properties fo:min-height="1.971cm"/>
    </style:style>
    <style:style style:name="pr5" style:family="presentation" style:parent-style-name="Bubbles-subtitle" style:list-style-name="L2">
      <style:graphic-properties draw:fill-color="#ffffff" draw:textarea-vertical-align="top" draw:auto-grow-height="true" fo:min-height="11.752cm"/>
    </style:style>
    <style:style style:name="pr6" style:family="presentation" style:parent-style-name="Bubbles-subtitle">
      <style:graphic-properties draw:stroke="none" svg:stroke-color="#cc00cc" draw:fill="none" draw:textarea-vertical-align="top" fo:min-height="11.925cm"/>
    </style:style>
    <style:style style:name="pr7" style:family="presentation" style:parent-style-name="Bubbles-title">
      <style:graphic-properties fo:min-height="3.108cm"/>
    </style:style>
    <style:style style:name="pr8" style:family="presentation" style:parent-style-name="Bubbles-subtitle" style:list-style-name="L1">
      <style:graphic-properties draw:fill-color="#ffffff" draw:textarea-horizontal-align="left" draw:textarea-vertical-align="top" draw:auto-grow-height="true" fo:min-height="9.262cm"/>
    </style:style>
    <style:style style:name="pr9" style:family="presentation" style:parent-style-name="Bubbles-subtitle" style:list-style-name="L1">
      <style:graphic-properties draw:fill-color="#ffffff" draw:textarea-horizontal-align="left" draw:textarea-vertical-align="top" draw:auto-grow-height="true" fo:min-height="11.116cm"/>
    </style:style>
    <style:style style:name="pr10" style:family="presentation" style:parent-style-name="Bubbles-subtitle" style:list-style-name="L1">
      <style:graphic-properties draw:fill-color="#ffffff" draw:textarea-horizontal-align="left" draw:textarea-vertical-align="top" draw:auto-grow-height="true" fo:min-height="6.384cm"/>
    </style:style>
    <style:style style:name="pr11" style:family="presentation" style:parent-style-name="Bubbles-subtitle" style:list-style-name="L1">
      <style:graphic-properties draw:fill-color="#ffffff" draw:textarea-horizontal-align="left" draw:textarea-vertical-align="top" draw:auto-grow-height="true" fo:min-height="3.722cm"/>
    </style:style>
    <style:style style:name="pr12" style:family="presentation" style:parent-style-name="Bubbles-subtitle" style:list-style-name="L1">
      <style:graphic-properties draw:fill-color="#ffffff" draw:textarea-horizontal-align="left" draw:textarea-vertical-align="top" draw:auto-grow-height="true" fo:min-height="7.514cm"/>
    </style:style>
    <style:style style:name="pr13" style:family="presentation" style:parent-style-name="Bubbles-subtitle" style:list-style-name="L1">
      <style:graphic-properties draw:fill-color="#ffffff" draw:textarea-horizontal-align="left" draw:textarea-vertical-align="top" draw:auto-grow-height="true" fo:min-height="5.689cm"/>
    </style:style>
    <style:style style:name="pr14" style:family="presentation" style:parent-style-name="Bubbles-subtitle" style:list-style-name="L1">
      <style:graphic-properties draw:fill-color="#ffffff" draw:textarea-horizontal-align="left" draw:textarea-vertical-align="top" draw:auto-grow-height="true" fo:min-height="5.689cm"/>
    </style:style>
    <style:style style:name="pr15" style:family="presentation" style:parent-style-name="Bubbles-subtitle" style:list-style-name="L1">
      <style:graphic-properties draw:fill-color="#ffffff" draw:textarea-horizontal-align="justify" draw:textarea-vertical-align="top" draw:auto-grow-height="true" fo:min-height="8.182cm"/>
    </style:style>
    <style:style style:name="pr16" style:family="presentation" style:parent-style-name="Bubbles-subtitle" style:list-style-name="L1">
      <style:graphic-properties draw:fill-color="#ffffff" draw:textarea-horizontal-align="justify" draw:textarea-vertical-align="top" draw:auto-grow-height="true" fo:min-height="2.751cm"/>
    </style:style>
    <style:style style:name="pr17" style:family="presentation" style:parent-style-name="Bubbles-subtitle" style:list-style-name="L1">
      <style:graphic-properties draw:fill-color="#ffffff" draw:textarea-horizontal-align="justify" draw:textarea-vertical-align="top" draw:auto-grow-height="true" fo:min-height="12.325cm"/>
    </style:style>
    <style:style style:name="pr18" style:family="presentation" style:parent-style-name="Bubbles-subtitle" style:list-style-name="L1">
      <style:graphic-properties draw:fill-color="#ffffff" draw:textarea-horizontal-align="justify" draw:textarea-vertical-align="top" draw:auto-grow-height="true" fo:min-height="5.689cm"/>
    </style:style>
    <style:style style:name="pr19" style:family="presentation" style:parent-style-name="Bubbles-subtitle" style:list-style-name="L1">
      <style:graphic-properties draw:fill-color="#ffffff" draw:textarea-horizontal-align="justify" draw:textarea-vertical-align="top" draw:auto-grow-height="true" fo:min-height="3.442cm"/>
    </style:style>
    <style:style style:name="pr20" style:family="presentation" style:parent-style-name="Bubbles-subtitle" style:list-style-name="L1">
      <style:graphic-properties draw:fill-color="#ffffff" draw:textarea-horizontal-align="justify" draw:textarea-vertical-align="top" draw:auto-grow-height="true" fo:min-height="3.442cm"/>
    </style:style>
    <style:style style:name="pr21" style:family="presentation" style:parent-style-name="Bubbles-subtitle" style:list-style-name="L1">
      <style:graphic-properties draw:fill-color="#ffffff" draw:textarea-horizontal-align="justify" draw:textarea-vertical-align="top" draw:auto-grow-height="true" fo:min-height="3.442cm"/>
    </style:style>
    <style:style style:name="pr22" style:family="presentation" style:parent-style-name="Bubbles-subtitle" style:list-style-name="L1">
      <style:graphic-properties draw:fill-color="#ffffff" draw:textarea-horizontal-align="justify" draw:textarea-vertical-align="top" draw:auto-grow-height="true" fo:min-height="3.442cm"/>
    </style:style>
    <style:style style:name="pr23" style:family="presentation" style:parent-style-name="Bubbles-subtitle" style:list-style-name="L1">
      <style:graphic-properties draw:fill-color="#ffffff" draw:textarea-horizontal-align="justify" draw:textarea-vertical-align="top" draw:auto-grow-height="true" fo:min-height="0.949cm"/>
    </style:style>
    <style:style style:name="pr24" style:family="presentation" style:parent-style-name="Bubbles-subtitle" style:list-style-name="L1">
      <style:graphic-properties draw:fill-color="#ffffff" draw:textarea-horizontal-align="justify" draw:textarea-vertical-align="top" draw:auto-grow-height="true" fo:min-height="4.741cm"/>
    </style:style>
    <style:style style:name="pr25" style:family="presentation" style:parent-style-name="Bubbles-subtitle" style:list-style-name="L1">
      <style:graphic-properties draw:fill-color="#ffffff" draw:textarea-horizontal-align="justify" draw:textarea-vertical-align="top" draw:auto-grow-height="true" fo:min-height="4.741cm"/>
    </style:style>
    <style:style style:name="pr26" style:family="presentation" style:parent-style-name="Bubbles-subtitle" style:list-style-name="L1">
      <style:graphic-properties draw:fill-color="#ffffff" draw:textarea-horizontal-align="justify" draw:textarea-vertical-align="top" draw:auto-grow-height="true" fo:min-height="3.793cm"/>
    </style:style>
    <style:style style:name="pr27" style:family="presentation" style:parent-style-name="Bubbles-subtitle" style:list-style-name="L1">
      <style:graphic-properties draw:fill-color="#ffffff" draw:textarea-horizontal-align="justify" draw:textarea-vertical-align="top" draw:auto-grow-height="true" fo:min-height="0.713cm"/>
    </style:style>
    <style:style style:name="pr28" style:family="presentation" style:parent-style-name="Bubbles-subtitle" style:list-style-name="L1">
      <style:graphic-properties draw:fill-color="#ffffff" draw:textarea-horizontal-align="justify" draw:textarea-vertical-align="top" draw:auto-grow-height="true" fo:min-height="0.713cm"/>
    </style:style>
    <style:style style:name="pr29" style:family="presentation" style:parent-style-name="Bubbles-subtitle" style:list-style-name="L1">
      <style:graphic-properties draw:fill-color="#ffffff" draw:textarea-horizontal-align="justify" draw:textarea-vertical-align="top" draw:auto-grow-height="true" fo:min-height="0.713cm"/>
    </style:style>
    <style:style style:name="pr30" style:family="presentation" style:parent-style-name="Bubbles-subtitle" style:list-style-name="L1">
      <style:graphic-properties draw:fill-color="#ffffff" draw:textarea-horizontal-align="justify" draw:textarea-vertical-align="top" draw:auto-grow-height="true" fo:min-height="0.713cm"/>
    </style:style>
    <style:style style:name="pr31" style:family="presentation" style:parent-style-name="Bubbles-subtitle" style:list-style-name="L1">
      <style:graphic-properties draw:fill-color="#ffffff" draw:textarea-horizontal-align="justify" draw:textarea-vertical-align="top" draw:auto-grow-height="true" fo:min-height="0.713cm"/>
    </style:style>
    <style:style style:name="pr32" style:family="presentation" style:parent-style-name="Bubbles-subtitle" style:list-style-name="L1">
      <style:graphic-properties draw:fill-color="#ffffff" draw:textarea-horizontal-align="left" draw:textarea-vertical-align="top" draw:auto-grow-height="true" fo:min-height="9.105cm"/>
    </style:style>
    <style:style style:name="pr33" style:family="presentation" style:parent-style-name="Bubbles-subtitle" style:list-style-name="L1">
      <style:graphic-properties draw:fill-color="#ffffff" draw:textarea-horizontal-align="left" draw:textarea-vertical-align="top" draw:auto-grow-height="true" fo:min-height="0.903cm"/>
    </style:style>
    <style:style style:name="pr34" style:family="presentation" style:parent-style-name="Bubbles-subtitle" style:list-style-name="L1">
      <style:graphic-properties draw:fill-color="#ffffff" draw:textarea-horizontal-align="left" draw:textarea-vertical-align="top" draw:auto-grow-height="true" fo:min-height="0.903cm"/>
    </style:style>
    <style:style style:name="pr35" style:family="presentation" style:parent-style-name="Bubbles-subtitle" style:list-style-name="L1">
      <style:graphic-properties draw:fill-color="#ffffff" draw:textarea-horizontal-align="justify" draw:textarea-vertical-align="top" draw:auto-grow-height="true" fo:min-height="0.873cm"/>
    </style:style>
    <style:style style:name="pr36" style:family="presentation" style:parent-style-name="Bubbles-subtitle" style:list-style-name="L1">
      <style:graphic-properties draw:fill-color="#ffffff" draw:textarea-horizontal-align="left" draw:textarea-vertical-align="top" draw:auto-grow-height="true" fo:min-height="0.903cm"/>
    </style:style>
    <style:style style:name="pr37" style:family="presentation" style:parent-style-name="Bubbles-subtitle" style:list-style-name="L1">
      <style:graphic-properties draw:fill-color="#ffffff" draw:textarea-horizontal-align="left" draw:textarea-vertical-align="top" draw:auto-grow-height="true" fo:min-height="0.903cm"/>
    </style:style>
    <style:style style:name="pr38" style:family="presentation" style:parent-style-name="Bubbles-subtitle" style:list-style-name="L1">
      <style:graphic-properties draw:fill-color="#ffffff" draw:textarea-horizontal-align="left" draw:textarea-vertical-align="top" draw:auto-grow-height="true" fo:min-height="2.849cm"/>
    </style:style>
    <style:style style:name="pr39" style:family="presentation" style:parent-style-name="Bubbles-subtitle" style:list-style-name="L1">
      <style:graphic-properties draw:fill-color="#ffffff" draw:textarea-horizontal-align="left" draw:textarea-vertical-align="top" draw:auto-grow-height="true" fo:min-height="2.849cm"/>
    </style:style>
    <style:style style:name="pr40" style:family="presentation" style:parent-style-name="Bubbles-subtitle" style:list-style-name="L1">
      <style:graphic-properties draw:fill-color="#ffffff" draw:textarea-horizontal-align="left" draw:textarea-vertical-align="top" draw:auto-grow-height="true" fo:min-height="10.465cm"/>
    </style:style>
    <style:style style:name="pr41" style:family="presentation" style:parent-style-name="Bubbles-subtitle" style:list-style-name="L1">
      <style:graphic-properties draw:fill-color="#ffffff" draw:textarea-horizontal-align="left" draw:textarea-vertical-align="top" draw:auto-grow-height="true" fo:min-height="7.849cm"/>
    </style:style>
    <style:style style:name="pr42" style:family="presentation" style:parent-style-name="Bubbles-subtitle" style:list-style-name="L1">
      <style:graphic-properties draw:fill-color="#ffffff" draw:textarea-horizontal-align="left" draw:textarea-vertical-align="top" draw:auto-grow-height="true" fo:min-height="6.105cm"/>
    </style:style>
    <style:style style:name="pr43" style:family="presentation" style:parent-style-name="Bubbles-subtitle" style:list-style-name="L1">
      <style:graphic-properties draw:fill-color="#ffffff" draw:textarea-horizontal-align="left" draw:textarea-vertical-align="top" draw:auto-grow-height="true" fo:min-height="6.105cm"/>
    </style:style>
    <style:style style:name="pr44" style:family="presentation" style:parent-style-name="Bubbles-subtitle" style:list-style-name="L1">
      <style:graphic-properties draw:fill-color="#ffffff" draw:textarea-horizontal-align="left" draw:textarea-vertical-align="top" draw:auto-grow-height="true" fo:min-height="6.105cm"/>
    </style:style>
    <style:style style:name="pr45" style:family="presentation" style:parent-style-name="Bubbles-subtitle" style:list-style-name="L1">
      <style:graphic-properties draw:fill-color="#ffffff" draw:textarea-horizontal-align="left" draw:textarea-vertical-align="top" draw:auto-grow-height="true" fo:min-height="6.105cm"/>
    </style:style>
    <style:style style:name="pr46" style:family="presentation" style:parent-style-name="Bubbles-subtitle" style:list-style-name="L1">
      <style:graphic-properties draw:fill-color="#ffffff" draw:textarea-horizontal-align="left" draw:textarea-vertical-align="top" draw:auto-grow-height="true" fo:min-height="6.105cm"/>
    </style:style>
    <style:style style:name="pr47" style:family="presentation" style:parent-style-name="Bubbles-subtitle" style:list-style-name="L1">
      <style:graphic-properties draw:fill-color="#ffffff" draw:textarea-horizontal-align="left" draw:textarea-vertical-align="top" draw:auto-grow-height="true" fo:min-height="6.105cm"/>
    </style:style>
    <style:style style:name="pr48" style:family="presentation" style:parent-style-name="Bubbles-subtitle" style:list-style-name="L1">
      <style:graphic-properties draw:fill-color="#ffffff" draw:textarea-horizontal-align="left" draw:textarea-vertical-align="top" draw:auto-grow-height="true" fo:min-height="6.105cm"/>
    </style:style>
    <style:style style:name="pr49" style:family="presentation" style:parent-style-name="Bubbles-subtitle" style:list-style-name="L1">
      <style:graphic-properties draw:fill-color="#ffffff" draw:textarea-horizontal-align="left" draw:textarea-vertical-align="top" draw:auto-grow-height="true" fo:min-height="3.152cm"/>
    </style:style>
    <style:style style:name="pr50" style:family="presentation" style:parent-style-name="Bubbles-subtitle" style:list-style-name="L1">
      <style:graphic-properties draw:fill-color="#ffffff" draw:textarea-horizontal-align="left" draw:textarea-vertical-align="top" draw:auto-grow-height="true" fo:min-height="3.152cm"/>
    </style:style>
    <style:style style:name="pr51" style:family="presentation" style:parent-style-name="Bubbles-subtitle" style:list-style-name="L2">
      <style:graphic-properties draw:fill-color="#ffffff" draw:textarea-vertical-align="top" draw:auto-grow-height="true" fo:min-height="12.296cm"/>
    </style:style>
    <style:style style:name="P1" style:family="paragraph">
      <style:text-properties fo:color="#333333" style:font-name="Ferrum" fo:font-size="80pt" style:font-size-asian="80pt" style:font-size-complex="80pt"/>
    </style:style>
    <style:style style:name="P2" style:family="paragraph">
      <style:paragraph-properties fo:text-align="start"/>
    </style:style>
    <style:style style:name="P3" style:family="paragraph">
      <loext:graphic-properties draw:fill="solid" draw:fill-color="#ffffff" draw:opacity="50%" draw:fill-image-width="0cm" draw:fill-image-height="0cm"/>
      <style:paragraph-properties fo:text-align="start"/>
      <style:text-properties fo:color="#000000" fo:font-size="7.5pt" style:font-size-asian="10pt" style:font-size-complex="10pt"/>
    </style:style>
    <style:style style:name="P4" style:family="paragraph">
      <loext:graphic-properties draw:fill-color="#ffffff"/>
    </style:style>
    <style:style style:name="P5" style:family="paragraph">
      <style:paragraph-properties fo:text-align="justify"/>
    </style:style>
    <style:style style:name="P6" style:family="paragraph">
      <loext:graphic-properties draw:fill-color="#ffffff"/>
      <style:paragraph-properties fo:text-align="justify"/>
      <style:text-properties style:font-name="Ubuntu3" fo:font-size="21pt" style:font-size-asian="28pt" style:font-size-complex="28pt"/>
    </style:style>
    <style:style style:name="P7" style:family="paragraph">
      <style:paragraph-properties fo:text-align="center"/>
    </style:style>
    <style:style style:name="P8" style:family="paragraph">
      <style:paragraph-properties fo:text-align="center"/>
      <style:text-properties fo:color="#cc99ff" style:font-name="Ferrum" fo:font-size="32pt" fo:background-color="transparent" style:font-size-asian="40pt" style:font-size-complex="40pt"/>
    </style:style>
    <style:style style:name="P9" style:family="paragraph">
      <style:text-properties fo:color="#cc99ff" style:font-name="Ferrum" fo:font-size="32pt" fo:background-color="transparent" style:font-size-asian="40pt" style:font-size-complex="40pt"/>
    </style:style>
    <style:style style:name="P10" style:family="paragraph">
      <loext:graphic-properties draw:fill-color="#ffffff"/>
      <style:paragraph-properties fo:text-align="start"/>
      <style:text-properties style:font-name="Ubuntu3" fo:font-size="21pt" style:font-size-asian="28pt" style:font-size-complex="28pt"/>
    </style:style>
    <style:style style:name="P11" style:family="paragraph">
      <loext:graphic-properties draw:fill="none"/>
      <style:paragraph-properties fo:text-align="start"/>
    </style:style>
    <style:style style:name="P12" style:family="paragraph">
      <style:paragraph-properties fo:text-align="center"/>
      <style:text-properties fo:color="#4b1f6f" style:font-name="Ferrum" fo:font-size="32pt" fo:background-color="transparent" style:font-size-asian="40pt" style:font-size-complex="40pt"/>
    </style:style>
    <style:style style:name="P13" style:family="paragraph">
      <loext:graphic-properties draw:fill="none" draw:fill-color="#ffffff"/>
      <style:text-properties fo:font-size="18pt"/>
    </style:style>
    <style:style style:name="P14" style:family="paragraph">
      <style:paragraph-properties fo:text-align="end"/>
    </style:style>
    <style:style style:name="P15" style:family="paragraph">
      <loext:graphic-properties draw:fill="solid" draw:fill-color="#ffffff" draw:opacity="50%" draw:fill-image-width="0cm" draw:fill-image-height="0cm"/>
      <style:paragraph-properties fo:text-align="end"/>
      <style:text-properties fo:color="#000000" fo:font-size="7.5pt" style:font-size-asian="10pt" style:font-size-complex="10pt"/>
    </style:style>
    <style:style style:name="P16" style:family="paragraph">
      <loext:graphic-properties draw:fill-color="#cfe7f5"/>
      <style:paragraph-properties fo:text-align="center"/>
      <style:text-properties fo:font-size="12pt" style:font-size-asian="12pt" style:font-size-complex="12pt"/>
    </style:style>
    <style:style style:name="P17" style:family="paragraph">
      <loext:graphic-properties draw:fill="none" draw:fill-color="#ffffff"/>
      <style:text-properties fo:color="#0000cc" fo:font-weight="bold" style:font-weight-asian="bold" style:font-weight-complex="bold"/>
    </style:style>
    <style:style style:name="P18" style:family="paragraph">
      <loext:graphic-properties draw:fill-color="#ffffcc"/>
      <style:paragraph-properties fo:text-align="center"/>
      <style:text-properties fo:font-size="12pt" style:font-size-asian="12pt" style:font-size-complex="12pt"/>
    </style:style>
    <style:style style:name="P19" style:family="paragraph">
      <loext:graphic-properties draw:fill="none" draw:fill-color="#ffffff"/>
      <style:text-properties fo:color="#cc0000" fo:font-weight="bold" style:font-weight-asian="bold" style:font-weight-complex="bold"/>
    </style:style>
    <style:style style:name="P20" style:family="paragraph">
      <loext:graphic-properties draw:fill="none"/>
      <style:paragraph-properties fo:text-align="center"/>
    </style:style>
    <style:style style:name="P21" style:family="paragraph">
      <loext:graphic-properties draw:fill-color="#cfe7f5"/>
      <style:paragraph-properties fo:text-align="center"/>
      <style:text-properties fo:font-size="14pt" style:font-size-asian="14pt" style:font-size-complex="14pt"/>
    </style:style>
    <style:style style:name="P22" style:family="paragraph">
      <loext:graphic-properties draw:fill="none" draw:fill-color="#ffffff"/>
      <style:paragraph-properties fo:text-align="center"/>
      <style:text-properties fo:color="#cc00cc" fo:font-style="italic" style:font-style-asian="italic" style:font-style-complex="italic"/>
    </style:style>
    <style:style style:name="P23" style:family="paragraph">
      <loext:graphic-properties draw:fill-color="#ffffcc"/>
      <style:paragraph-properties fo:text-align="center"/>
      <style:text-properties fo:font-size="14pt" style:font-size-asian="14pt" style:font-size-complex="14pt"/>
    </style:style>
    <style:style style:name="P24" style:family="paragraph">
      <loext:graphic-properties draw:fill="none" draw:fill-color="#ffffff"/>
    </style:style>
    <style:style style:name="P25" style:family="paragraph">
      <loext:graphic-properties draw:fill-color="#808080"/>
      <style:paragraph-properties fo:text-align="center"/>
    </style:style>
    <style:style style:name="P26" style:family="paragraph">
      <loext:graphic-properties draw:fill="none" draw:fill-color="#ffffff"/>
      <style:text-properties fo:font-style="italic" fo:font-weight="bold" style:font-style-asian="italic" style:font-weight-asian="bold" style:font-style-complex="italic" style:font-weight-complex="bold"/>
    </style:style>
    <style:style style:name="P27" style:family="paragraph">
      <loext:graphic-properties draw:fill="none" draw:fill-color="#ffffff"/>
      <style:text-properties fo:color="#009900" fo:text-shadow="1pt 1pt" fo:font-weight="bold" style:font-weight-asian="bold" style:font-weight-complex="bold"/>
    </style:style>
    <style:style style:name="P28" style:family="paragraph">
      <loext:graphic-properties draw:fill="none" draw:fill-color="#ffffff"/>
      <style:text-properties fo:color="#cc0000" fo:text-shadow="1pt 1pt" fo:font-weight="bold" style:font-weight-asian="bold" style:font-weight-complex="bold"/>
    </style:style>
    <style:style style:name="P29" style:family="paragraph">
      <loext:graphic-properties draw:fill-color="#ffffff"/>
      <style:paragraph-properties fo:text-align="center"/>
      <style:text-properties fo:text-shadow="1pt 1pt" fo:font-weight="bold" style:font-weight-asian="bold" style:font-weight-complex="bold"/>
    </style:style>
    <style:style style:name="P30" style:family="paragraph">
      <loext:graphic-properties draw:fill-color="#ffffff" draw:opacity="75%"/>
      <style:paragraph-properties fo:text-align="center"/>
      <style:text-properties fo:text-shadow="1pt 1pt"/>
    </style:style>
    <style:style style:name="P31" style:family="paragraph">
      <loext:graphic-properties draw:fill-color="#ffff99"/>
      <style:paragraph-properties fo:text-align="center"/>
      <style:text-properties fo:text-shadow="1pt 1pt"/>
    </style:style>
    <style:style style:name="P32" style:family="paragraph">
      <loext:graphic-properties draw:fill="solid" draw:fill-color="#ccffff"/>
      <style:paragraph-properties fo:text-align="start"/>
      <style:text-properties fo:text-shadow="1pt 1pt"/>
    </style:style>
    <style:style style:name="P33" style:family="paragraph">
      <loext:graphic-properties draw:fill-color="#ffffff"/>
      <style:paragraph-properties fo:text-align="end"/>
      <style:text-properties style:font-name="Ubuntu3" fo:font-size="21pt" style:font-size-asian="28pt" style:font-size-complex="28pt"/>
    </style:style>
    <style:style style:name="P34" style:family="paragraph">
      <loext:graphic-properties draw:fill="solid" draw:fill-color="#ffccff"/>
      <style:paragraph-properties fo:text-align="start"/>
      <style:text-properties fo:text-shadow="1pt 1pt"/>
    </style:style>
    <style:style style:name="P35" style:family="paragraph">
      <loext:graphic-properties draw:fill="none" draw:fill-color="#ffffff"/>
      <style:text-properties fo:font-style="italic" fo:text-shadow="1pt 1pt" style:font-style-asian="italic" style:font-style-complex="italic"/>
    </style:style>
    <style:style style:name="P36" style:family="paragraph">
      <loext:graphic-properties draw:fill-color="#ffffff"/>
      <style:paragraph-properties fo:text-align="start"/>
      <style:text-properties style:font-name="Ubuntu3" fo:font-size="21pt" fo:font-weight="bold" style:font-size-asian="28pt" style:font-weight-asian="bold" style:font-size-complex="28pt" style:font-weight-complex="bold"/>
    </style:style>
    <style:style style:name="P37" style:family="paragraph">
      <loext:graphic-properties draw:fill="solid" draw:fill-color="#ffccff"/>
      <style:paragraph-properties fo:text-align="start"/>
      <style:text-properties fo:font-weight="bold" style:font-weight-asian="bold" style:font-weight-complex="bold"/>
    </style:style>
    <style:style style:name="P38" style:family="paragraph">
      <style:paragraph-properties fo:text-align="center"/>
      <style:text-properties fo:font-size="16pt" style:font-size-asian="16pt" style:font-size-complex="16pt"/>
    </style:style>
    <style:style style:name="P39" style:family="paragraph">
      <loext:graphic-properties draw:fill-color="#cfe7f5"/>
      <style:paragraph-properties fo:text-align="center"/>
      <style:text-properties fo:font-size="16pt" style:font-size-asian="16pt" style:font-size-complex="16pt"/>
    </style:style>
    <style:style style:name="P40" style:family="paragraph">
      <style:text-properties fo:font-weight="bold" style:font-weight-asian="bold" style:font-weight-complex="bold"/>
    </style:style>
    <style:style style:name="P41" style:family="paragraph">
      <loext:graphic-properties draw:fill="none" draw:fill-color="#ffffff"/>
      <style:text-properties fo:font-weight="bold" style:font-weight-asian="bold" style:font-weight-complex="bold"/>
    </style:style>
    <style:style style:name="P42" style:family="paragraph">
      <style:paragraph-properties fo:text-align="start"/>
      <style:text-properties fo:color="#cc99ff" style:font-name="Ferrum" fo:font-size="32pt" fo:background-color="transparent" style:font-size-asian="40pt" style:font-size-complex="40pt"/>
    </style:style>
    <style:style style:name="P43" style:family="paragraph">
      <loext:graphic-properties draw:fill-color="#ffffff"/>
      <style:text-properties fo:font-size="20pt"/>
    </style:style>
    <style:style style:name="T1" style:family="text">
      <style:text-properties fo:color="#333333" style:font-name="Ferrum" fo:font-size="80pt" style:font-size-asian="80pt" style:font-size-complex="80pt"/>
    </style:style>
    <style:style style:name="T2" style:family="text">
      <style:text-properties fo:color="#666666" fo:font-size="8pt" fo:font-style="italic" style:font-size-asian="8pt" style:font-style-asian="italic" style:font-size-complex="8pt" style:font-style-complex="italic"/>
    </style:style>
    <style:style style:name="T3" style:family="text">
      <style:text-properties style:font-name="Ubuntu3" fo:font-size="28pt" style:font-size-asian="28pt" style:font-size-complex="28pt"/>
    </style:style>
    <style:style style:name="T4" style:family="text">
      <style:text-properties style:font-name="Ubuntu3" fo:font-size="36pt" style:font-size-asian="36pt" style:font-size-complex="36pt"/>
    </style:style>
    <style:style style:name="T5" style:family="text">
      <style:text-properties fo:color="#cc99ff" style:font-name="Ferrum" fo:font-size="48pt" fo:background-color="transparent" style:font-size-asian="66pt" style:font-size-complex="66pt"/>
    </style:style>
    <style:style style:name="T6" style:family="text">
      <style:text-properties style:font-name="Ubuntu3" fo:font-size="40pt" style:font-size-asian="40pt" style:font-size-complex="40pt"/>
    </style:style>
    <style:style style:name="T7" style:family="text">
      <style:text-properties fo:color="#4b1f6f" style:font-name="Ferrum" fo:font-size="88pt" fo:background-color="transparent" style:font-size-asian="116.199996948242pt" style:font-size-complex="116.199996948242pt"/>
    </style:style>
    <style:style style:name="T8" style:family="text">
      <style:text-properties fo:font-size="18pt"/>
    </style:style>
    <style:style style:name="T9" style:family="text">
      <style:text-properties fo:font-size="16pt" fo:font-weight="bold" style:font-size-asian="16pt" style:font-weight-asian="bold" style:font-size-complex="16pt" style:font-weight-complex="bold"/>
    </style:style>
    <style:style style:name="T10" style:family="text">
      <style:text-properties fo:font-size="16pt" style:font-size-asian="16pt" style:font-size-complex="16pt"/>
    </style:style>
    <style:style style:name="T11" style:family="text">
      <style:text-properties style:font-name="Ubuntu3" fo:font-size="26pt" style:font-size-asian="26pt" style:font-size-complex="26pt"/>
    </style:style>
    <style:style style:name="T12" style:family="text">
      <style:text-properties style:font-name="Ubuntu3" fo:font-size="26pt" fo:font-weight="bold" style:font-size-asian="26pt" style:font-weight-asian="bold" style:font-size-complex="26pt" style:font-weight-complex="bold"/>
    </style:style>
    <style:style style:name="T13" style:family="text">
      <style:text-properties style:font-name="Ubuntu3" fo:font-size="26pt" fo:font-style="italic" style:font-size-asian="26pt" style:font-style-asian="italic" style:font-size-complex="26pt" style:font-style-complex="italic"/>
    </style:style>
    <style:style style:name="T14" style:family="text">
      <style:text-properties style:font-name="Ubuntu3" fo:font-size="26pt" fo:font-style="normal" style:font-size-asian="26pt" style:font-style-asian="normal" style:font-size-complex="26pt" style:font-style-complex="normal"/>
    </style:style>
    <style:style style:name="T15" style:family="text">
      <style:text-properties style:font-name="Ubuntu3" fo:font-size="26pt" fo:font-style="normal" fo:font-weight="bold" style:font-size-asian="26pt" style:font-style-asian="normal" style:font-weight-asian="bold" style:font-size-complex="26pt" style:font-style-complex="normal" style:font-weight-complex="bold"/>
    </style:style>
    <style:style style:name="T16" style:family="text">
      <style:text-properties style:font-name="Ubuntu3" fo:font-size="26pt" fo:font-style="normal" fo:font-weight="normal" style:font-size-asian="26pt" style:font-style-asian="normal" style:font-weight-asian="normal" style:font-size-complex="26pt" style:font-style-complex="normal" style:font-weight-complex="normal"/>
    </style:style>
    <style:style style:name="T17" style:family="text">
      <style:text-properties style:font-name="Ubuntu3" fo:font-size="26pt" fo:font-style="italic" fo:font-weight="normal" style:font-size-asian="26pt" style:font-style-asian="italic" style:font-weight-asian="normal" style:font-size-complex="26pt" style:font-style-complex="italic" style:font-weight-complex="normal"/>
    </style:style>
    <style:style style:name="T18" style:family="text">
      <style:text-properties fo:color="#000000" fo:font-size="8pt" fo:font-style="italic" style:font-size-asian="8pt" style:font-style-asian="italic" style:font-size-complex="8pt" style:font-style-complex="italic"/>
    </style:style>
    <style:style style:name="T19" style:family="text">
      <style:text-properties fo:font-size="16pt" fo:font-style="italic" style:font-size-asian="16pt" style:font-style-asian="italic" style:font-size-complex="16pt" style:font-style-complex="italic"/>
    </style:style>
    <style:style style:name="T20" style:family="text">
      <style:text-properties fo:font-size="16pt" fo:font-style="normal" style:font-size-asian="16pt" style:font-style-asian="normal" style:font-size-complex="16pt" style:font-style-complex="normal"/>
    </style:style>
    <style:style style:name="T21" style:family="text">
      <style:text-properties fo:font-size="16pt" fo:font-style="normal" style:text-underline-style="solid" style:text-underline-width="auto" style:text-underline-color="font-color" style:font-size-asian="16pt" style:font-style-asian="normal" style:font-size-complex="16pt" style:font-style-complex="normal"/>
    </style:style>
    <style:style style:name="T22" style:family="text">
      <style:text-properties fo:font-size="16pt" fo:font-style="normal" style:text-underline-style="none" style:font-size-asian="16pt" style:font-style-asian="normal" style:font-size-complex="16pt" style:font-style-complex="normal"/>
    </style:style>
    <style:style style:name="T23" style:family="text">
      <style:text-properties style:font-name="Ubuntu3" fo:font-size="20pt" style:font-size-asian="20pt" style:font-size-complex="20pt"/>
    </style:style>
    <style:style style:name="T24" style:family="text">
      <style:text-properties style:font-name="Ubuntu3" fo:font-size="20pt" fo:font-style="italic" style:font-size-asian="20pt" style:font-style-asian="italic" style:font-size-complex="20pt" style:font-style-complex="italic"/>
    </style:style>
    <style:style style:name="T25" style:family="text">
      <style:text-properties style:font-name="Ubuntu3" fo:font-size="16pt" style:font-size-asian="16pt" style:font-size-complex="16pt"/>
    </style:style>
    <style:style style:name="T26" style:family="text">
      <style:text-properties style:font-name="Ubuntu3" fo:font-size="16pt" fo:font-style="italic" style:font-size-asian="16pt" style:font-style-asian="italic" style:font-size-complex="16pt" style:font-style-complex="italic"/>
    </style:style>
    <style:style style:name="T27" style:family="text">
      <style:text-properties style:font-name="Ubuntu3" fo:font-size="16pt" fo:font-style="normal" style:font-size-asian="16pt" style:font-style-asian="normal" style:font-size-complex="16pt" style:font-style-complex="normal"/>
    </style:style>
    <style:style style:name="T28" style:family="text">
      <style:text-properties style:font-name="Ubuntu3" fo:font-size="16pt" fo:font-style="normal" fo:font-weight="bold" style:font-size-asian="16pt" style:font-style-asian="normal" style:font-weight-asian="bold" style:font-size-complex="16pt" style:font-style-complex="normal" style:font-weight-complex="bold"/>
    </style:style>
    <style:style style:name="T29" style:family="text">
      <style:text-properties style:font-name="Ubuntu3" fo:font-size="20pt" fo:font-style="normal" style:font-size-asian="20pt" style:font-style-asian="normal" style:font-size-complex="20pt" style:font-style-complex="normal"/>
    </style:style>
    <style:style style:name="T30" style:family="text">
      <style:text-properties style:font-name="Ubuntu3" fo:font-size="20pt" fo:font-style="normal" style:text-underline-style="solid" style:text-underline-width="auto" style:text-underline-color="font-color" style:font-size-asian="20pt" style:font-style-asian="normal" style:font-size-complex="20pt" style:font-style-complex="normal"/>
    </style:style>
    <style:style style:name="T31" style:family="text">
      <style:text-properties style:font-name="Ubuntu3" fo:font-size="20pt" fo:font-style="normal" style:text-underline-style="none" style:font-size-asian="20pt" style:font-style-asian="normal" style:font-size-complex="20pt" style:font-style-complex="normal"/>
    </style:style>
    <style:style style:name="T32" style:family="text">
      <style:text-properties style:font-name="Ubuntu3" fo:font-size="26pt" fo:font-style="normal" style:text-underline-style="none" style:font-size-asian="26pt" style:font-style-asian="normal" style:font-size-complex="26pt" style:font-style-complex="normal"/>
    </style:style>
    <style:style style:name="T33" style:family="text">
      <style:text-properties style:font-name="Ubuntu3" fo:font-size="20pt" fo:font-style="normal" style:text-underline-style="none" fo:font-weight="bold" style:font-size-asian="20pt" style:font-style-asian="normal" style:font-weight-asian="bold" style:font-size-complex="20pt" style:font-style-complex="normal" style:font-weight-complex="bold"/>
    </style:style>
    <style:style style:name="T34" style:family="text">
      <style:text-properties style:font-name="Ubuntu3" fo:font-size="20pt" fo:font-style="normal" style:text-underline-style="none" fo:font-weight="normal" style:font-size-asian="20pt" style:font-style-asian="normal" style:font-weight-asian="normal" style:font-size-complex="20pt" style:font-style-complex="normal" style:font-weight-complex="normal"/>
    </style:style>
    <style:style style:name="T35" style:family="text">
      <style:text-properties style:font-name="Ubuntu3" fo:font-size="20pt" fo:font-style="italic" style:text-underline-style="none" fo:font-weight="normal" style:font-size-asian="20pt" style:font-style-asian="italic" style:font-weight-asian="normal" style:font-size-complex="20pt" style:font-style-complex="italic" style:font-weight-complex="normal"/>
    </style:style>
    <style:style style:name="T36" style:family="text">
      <style:text-properties style:font-name="Ubuntu3" fo:font-size="18pt" fo:font-style="normal" style:font-size-asian="18pt" style:font-style-asian="normal" style:font-size-complex="18pt" style:font-style-complex="normal"/>
    </style:style>
    <style:style style:name="T37" style:family="text">
      <style:text-properties style:font-name="Ubuntu3" fo:font-size="15pt" fo:font-style="normal" style:font-size-asian="15pt" style:font-style-asian="normal" style:font-size-complex="15pt" style:font-style-complex="normal"/>
    </style:style>
    <style:style style:name="T38" style:family="text">
      <style:text-properties fo:font-size="12pt" style:font-size-asian="12pt" style:font-size-complex="12pt"/>
    </style:style>
    <style:style style:name="T39" style:family="text">
      <style:text-properties fo:color="#0000cc" fo:font-weight="bold" style:font-weight-asian="bold" style:font-weight-complex="bold"/>
    </style:style>
    <style:style style:name="T40" style:family="text">
      <style:text-properties fo:color="#cc0000" fo:font-weight="bold" style:font-weight-asian="bold" style:font-weight-complex="bold"/>
    </style:style>
    <style:style style:name="T41" style:family="text">
      <style:text-properties style:font-name="Ubuntu3" fo:font-size="24pt" style:font-size-asian="24pt" style:font-size-complex="24pt"/>
    </style:style>
    <style:style style:name="T42" style:family="text">
      <style:text-properties style:font-name="Ubuntu3" fo:font-size="24pt" fo:font-style="italic" style:font-size-asian="24pt" style:font-style-asian="italic" style:font-size-complex="24pt" style:font-style-complex="italic"/>
    </style:style>
    <style:style style:name="T43" style:family="text">
      <style:text-properties fo:font-size="14pt" style:font-size-asian="14pt" style:font-size-complex="14pt"/>
    </style:style>
    <style:style style:name="T44" style:family="text">
      <style:text-properties fo:color="#cc00cc" fo:font-size="13pt" fo:font-style="italic" style:font-size-asian="13pt" style:font-style-asian="italic" style:font-size-complex="13pt" style:font-style-complex="italic"/>
    </style:style>
    <style:style style:name="T45" style:family="text">
      <style:text-properties style:font-name="Ubuntu3" fo:font-size="24pt" fo:font-style="normal" fo:font-weight="bold" style:font-size-asian="24pt" style:font-style-asian="normal" style:font-weight-asian="bold" style:font-size-complex="24pt" style:font-style-complex="normal" style:font-weight-complex="bold"/>
    </style:style>
    <style:style style:name="T46" style:family="text">
      <style:text-properties style:font-name="Ubuntu3" fo:font-size="24pt" fo:font-style="normal" style:font-size-asian="24pt" style:font-style-asian="normal" style:font-size-complex="24pt" style:font-style-complex="normal"/>
    </style:style>
    <style:style style:name="T47" style:family="text">
      <style:text-properties fo:font-size="18pt" style:font-size-asian="18pt" style:font-size-complex="18pt"/>
    </style:style>
    <style:style style:name="T48" style:family="text">
      <style:text-properties fo:font-size="18pt" fo:font-style="italic" style:font-size-asian="18pt" style:font-style-asian="italic" style:font-size-complex="18pt" style:font-style-complex="italic"/>
    </style:style>
    <style:style style:name="T49" style:family="text">
      <style:text-properties style:text-position="33% 58%" style:font-name="Ubuntu3" fo:font-size="24pt" fo:font-style="normal" style:font-size-asian="24pt" style:font-style-asian="normal" style:font-size-complex="24pt" style:font-style-complex="normal"/>
    </style:style>
    <style:style style:name="T50" style:family="text">
      <style:text-properties fo:font-size="15pt" fo:font-style="italic" fo:font-weight="bold" style:font-size-asian="15pt" style:font-style-asian="italic" style:font-weight-asian="bold" style:font-size-complex="15pt" style:font-style-complex="italic" style:font-weight-complex="bold"/>
    </style:style>
    <style:style style:name="T51" style:family="text">
      <style:text-properties fo:font-size="14pt" fo:font-style="italic" fo:font-weight="bold" style:font-size-asian="14pt" style:font-style-asian="italic" style:font-weight-asian="bold" style:font-size-complex="14pt" style:font-style-complex="italic" style:font-weight-complex="bold"/>
    </style:style>
    <style:style style:name="T52" style:family="text">
      <style:text-properties style:font-name="Ubuntu3" fo:font-size="24pt" style:text-underline-style="solid" style:text-underline-width="auto" style:text-underline-color="font-color" style:font-size-asian="24pt" style:font-size-complex="24pt"/>
    </style:style>
    <style:style style:name="T53" style:family="text">
      <style:text-properties style:font-name="Ubuntu3" fo:font-size="24pt" style:text-underline-style="none" style:font-size-asian="24pt" style:font-size-complex="24pt"/>
    </style:style>
    <style:style style:name="T54" style:family="text">
      <style:text-properties fo:color="#009900" fo:font-weight="bold" style:font-weight-asian="bold" style:font-weight-complex="bold"/>
    </style:style>
    <style:style style:name="T55" style:family="text">
      <style:text-properties style:font-name="Ubuntu3" fo:font-size="18pt" style:text-underline-style="none" fo:font-weight="bold" style:font-size-asian="18pt" style:font-weight-asian="bold" style:font-size-complex="18pt" style:font-weight-complex="bold"/>
    </style:style>
    <style:style style:name="T56" style:family="text">
      <style:text-properties style:font-name="Ubuntu3" fo:font-size="18pt" style:text-underline-style="none" style:font-size-asian="18pt" style:font-size-complex="18pt"/>
    </style:style>
    <style:style style:name="T57" style:family="text">
      <style:text-properties fo:text-shadow="1pt 1pt" fo:font-weight="bold" style:font-weight-asian="bold" style:font-weight-complex="bold"/>
    </style:style>
    <style:style style:name="T58" style:family="text">
      <style:text-properties fo:text-shadow="1pt 1pt"/>
    </style:style>
    <style:style style:name="T59" style:family="text">
      <style:text-properties fo:text-shadow="1pt 1pt" style:text-underline-style="solid" style:text-underline-width="auto" style:text-underline-color="font-color"/>
    </style:style>
    <style:style style:name="T60" style:family="text">
      <style:text-properties fo:text-shadow="1pt 1pt" style:text-underline-style="none"/>
    </style:style>
    <style:style style:name="T61" style:family="text">
      <style:text-properties fo:font-size="16pt" fo:text-shadow="1pt 1pt" style:text-underline-style="none" style:font-size-asian="16pt" style:font-size-complex="16pt"/>
    </style:style>
    <style:style style:name="T62" style:family="text">
      <style:text-properties fo:font-size="16pt" fo:font-style="italic" fo:text-shadow="1pt 1pt" style:text-underline-style="none" style:font-size-asian="16pt" style:font-style-asian="italic" style:font-size-complex="16pt" style:font-style-complex="italic"/>
    </style:style>
    <style:style style:name="T63" style:family="text">
      <style:text-properties fo:font-size="16pt" fo:font-style="normal" fo:text-shadow="1pt 1pt" style:text-underline-style="none" style:font-size-asian="16pt" style:font-style-asian="normal" style:font-size-complex="16pt" style:font-style-complex="normal"/>
    </style:style>
    <style:style style:name="T64" style:family="text">
      <style:text-properties fo:font-size="18pt" style:font-size-asian="16pt" style:font-size-complex="16pt"/>
    </style:style>
    <style:style style:name="T65" style:family="text">
      <style:text-properties style:font-name="Ubuntu3" fo:font-size="22pt" style:font-size-asian="22pt" style:font-size-complex="22pt"/>
    </style:style>
    <style:style style:name="T66" style:family="text">
      <style:text-properties style:text-position="33% 58%" style:font-name="Ubuntu3" fo:font-size="26pt" fo:font-style="italic" style:font-size-asian="26pt" style:font-style-asian="italic" style:font-size-complex="26pt" style:font-style-complex="italic"/>
    </style:style>
    <style:style style:name="T67" style:family="text">
      <style:text-properties style:font-name="Ubuntu3" fo:font-size="22pt" fo:font-style="normal" style:font-size-asian="22pt" style:font-style-asian="normal" style:font-size-complex="22pt" style:font-style-complex="normal"/>
    </style:style>
    <style:style style:name="T68" style:family="text">
      <style:text-properties style:text-position="33% 58%" style:font-name="Ubuntu3" fo:font-size="20pt" fo:font-style="italic" style:font-size-asian="20pt" style:font-style-asian="italic" style:font-size-complex="20pt" style:font-style-complex="italic"/>
    </style:style>
    <style:style style:name="T69" style:family="text">
      <style:text-properties fo:color="#cc0000" fo:font-size="16pt" fo:font-weight="bold" style:font-size-asian="16pt" style:font-weight-asian="bold" style:font-size-complex="16pt" style:font-weight-complex="bold"/>
    </style:style>
    <style:style style:name="T70" style:family="text">
      <style:text-properties fo:font-style="italic" style:font-style-asian="italic" style:font-style-complex="italic"/>
    </style:style>
    <style:style style:name="T71" style:family="text">
      <style:text-properties style:text-position="33% 58%" fo:font-style="italic" style:font-style-asian="italic" style:font-style-complex="italic"/>
    </style:style>
    <style:style style:name="T72" style:family="text">
      <style:text-properties fo:font-size="14pt" fo:text-shadow="1pt 1pt" style:font-size-asian="14pt" style:font-size-complex="14pt"/>
    </style:style>
    <style:style style:name="T73" style:family="text">
      <style:text-properties fo:font-size="14pt" fo:text-shadow="1pt 1pt" style:text-underline-style="solid" style:text-underline-width="auto" style:text-underline-color="font-color" style:font-size-asian="14pt" style:font-size-complex="14pt"/>
    </style:style>
    <style:style style:name="T74" style:family="text">
      <style:text-properties fo:font-size="14pt" fo:text-shadow="1pt 1pt" style:text-underline-style="none" style:font-size-asian="14pt" style:font-size-complex="14pt"/>
    </style:style>
    <style:style style:name="T75" style:family="text">
      <style:text-properties style:font-name="Ubuntu3" fo:font-size="18pt" fo:font-style="normal" fo:font-weight="bold" style:font-size-asian="18pt" style:font-style-asian="normal" style:font-weight-asian="bold" style:font-size-complex="18pt" style:font-style-complex="normal" style:font-weight-complex="bold"/>
    </style:style>
    <style:style style:name="T76" style:family="text">
      <style:text-properties style:font-name="Ubuntu3" fo:font-size="18pt" fo:font-style="normal" fo:font-weight="normal" style:font-size-asian="18pt" style:font-style-asian="normal" style:font-weight-asian="normal" style:font-size-complex="18pt" style:font-style-complex="normal" style:font-weight-complex="normal"/>
    </style:style>
    <style:style style:name="T77" style:family="text">
      <style:text-properties style:text-position="33% 58%" style:font-name="Ubuntu3" fo:font-size="18pt" fo:font-style="normal" fo:font-weight="normal" style:font-size-asian="18pt" style:font-style-asian="normal" style:font-weight-asian="normal" style:font-size-complex="18pt" style:font-style-complex="normal" style:font-weight-complex="normal"/>
    </style:style>
    <style:style style:name="T78" style:family="text">
      <style:text-properties fo:color="#4b1f6f" style:font-name="Ferrum" fo:font-size="72pt" fo:background-color="transparent" style:font-size-asian="94.0999984741211pt" style:font-size-complex="94.0999984741211pt"/>
    </style:style>
    <style:style style:name="T79" style:family="text">
      <style:text-properties style:font-name="Ubuntu3" fo:font-size="22pt" fo:font-style="normal" fo:font-weight="normal" style:font-size-asian="22pt" style:font-style-asian="normal" style:font-weight-asian="normal" style:font-size-complex="22pt" style:font-style-complex="normal" style:font-weight-complex="normal"/>
    </style:style>
    <style:style style:name="T80" style:family="text">
      <style:text-properties style:font-name="Ubuntu3" fo:font-size="22pt" fo:font-style="italic" fo:font-weight="normal" style:font-size-asian="22pt" style:font-style-asian="italic" style:font-weight-asian="normal" style:font-size-complex="22pt" style:font-style-complex="italic" style:font-weight-complex="normal"/>
    </style:style>
    <style:style style:name="T81" style:family="text">
      <style:text-properties style:font-name="Ubuntu3" fo:font-size="22pt" fo:font-style="italic" fo:font-weight="bold" style:font-size-asian="22pt" style:font-style-asian="italic" style:font-weight-asian="bold" style:font-size-complex="22pt" style:font-style-complex="italic" style:font-weight-complex="bold"/>
    </style:style>
    <style:style style:name="T82" style:family="text">
      <style:text-properties style:font-name="Ubuntu3" fo:font-size="22pt" fo:font-style="normal" fo:font-weight="bold" style:font-size-asian="22pt" style:font-style-asian="normal" style:font-weight-asian="bold" style:font-size-complex="22pt" style:font-style-complex="normal" style:font-weight-complex="bold"/>
    </style:style>
    <style:style style:name="T83" style:family="text">
      <style:text-properties fo:color="#0000ff" style:font-name="Ubuntu3" fo:font-size="22pt" fo:font-style="normal" fo:font-weight="bold" style:font-size-asian="22pt" style:font-style-asian="normal" style:font-weight-asian="bold" style:font-size-complex="22pt" style:font-style-complex="normal" style:font-weight-complex="bold"/>
    </style:style>
    <style:style style:name="T84" style:family="text">
      <style:text-properties fo:color="#0000ff" style:font-name="Ubuntu3" fo:font-size="22pt" fo:font-style="normal" fo:font-weight="normal" style:font-size-asian="22pt" style:font-style-asian="normal" style:font-weight-asian="normal" style:font-size-complex="22pt" style:font-style-complex="normal" style:font-weight-complex="normal"/>
    </style:style>
    <style:style style:name="T85" style:family="text">
      <style:text-properties fo:color="#0000ff" style:font-name="Ubuntu3" fo:font-size="16pt" fo:font-style="normal" fo:font-weight="normal" style:font-size-asian="16pt" style:font-style-asian="normal" style:font-weight-asian="normal" style:font-size-complex="16pt" style:font-style-complex="normal" style:font-weight-complex="normal"/>
    </style:style>
    <style:style style:name="T86" style:family="text">
      <style:text-properties fo:font-size="40pt" fo:font-weight="bold" style:font-size-asian="40pt" style:font-weight-asian="bold" style:font-size-complex="40pt" style:font-weight-complex="bold"/>
    </style:style>
    <style:style style:name="T87" style:family="text">
      <style:text-properties style:font-name="Ubuntu3" fo:font-size="4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Bubbles" presentation:presentation-page-layout-name="AL1T0">
        <office:forms form:automatic-focus="false" form:apply-design-mode="false"/>
        <draw:frame presentation:style-name="pr1" draw:text-style-name="P1" draw:layer="layout" svg:width="25.691cm" svg:height="13.838cm" svg:x="1.085cm" svg:y="1.032cm" presentation:class="title" presentation:user-transformed="true">
          <draw:text-box>
            <text:p><text:span text:style-name="T1">I</text:span><text:span text:style-name="T1">n</text:span><text:span text:style-name="T1">t</text:span><text:span text:style-name="T1">r</text:span><text:span text:style-name="T1">o</text:span><text:span text:style-name="T1">d</text:span><text:span text:style-name="T1">u</text:span><text:span text:style-name="T1">c</text:span><text:span text:style-name="T1">t</text:span><text:span text:style-name="T1">i</text:span><text:span text:style-name="T1">o</text:span><text:span text:style-name="T1">n</text:span><text:span text:style-name="T1"> </text:span><text:span text:style-name="T1">t</text:span><text:span text:style-name="T1">o</text:span><text:span text:style-name="T1"><text:line-break/></text:span><text:span text:style-name="T1">F</text:span><text:span text:style-name="T1">u</text:span><text:span text:style-name="T1">n</text:span><text:span text:style-name="T1">c</text:span><text:span text:style-name="T1">t</text:span><text:span text:style-name="T1">i</text:span><text:span text:style-name="T1">o</text:span><text:span text:style-name="T1">n</text:span><text:span text:style-name="T1">s</text:span><text:span text:style-name="T1"> </text:span><text:span text:style-name="T1">a</text:span><text:span text:style-name="T1">n</text:span><text:span text:style-name="T1">d</text:span><text:span text:style-name="T1"> </text:span><text:span text:style-name="T1">R</text:span><text:span text:style-name="T1">e</text:span><text:span text:style-name="T1">l</text:span><text:span text:style-name="T1">a</text:span><text:span text:style-name="T1">t</text:span><text:span text:style-name="T1">i</text:span><text:span text:style-name="T1">o</text:span><text:span text:style-name="T1">n</text:span><text:span text:style-name="T1">s</text:span></text:p>
          </draw:text-box>
        </draw:frame>
        <draw:frame draw:style-name="gr1" draw:text-style-name="P3" draw:layer="layout" svg:width="8.393cm" svg:height="0.569cm" svg:x="0.045cm" svg:y="15.241cm">
          <draw:text-box>
            <text:p text:style-name="P2"><text:span text:style-name="T2">Writte</text:span><text:span text:style-name="T2">n by </text:span><text:span text:style-name="T2">Rache</text:span><text:span text:style-name="T2">l J. </text:span><text:span text:style-name="T2">Morri</text:span><text:span text:style-name="T2">s, last </text:span><text:span text:style-name="T2">updat</text:span><text:span text:style-name="T2">ed </text:span><text:span text:style-name="T2"><text:date style:data-style-name="D5" text:date-value="2018-03-20">Mar 20, 2018</text:date></text:span></text:p>
          </draw:text-box>
        </draw:frame>
        <presentation:notes draw:style-name="dp2">
          <draw:page-thumbnail draw:style-name="gr2"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3" draw:master-page-name="Bubbles" presentation:presentation-page-layout-name="AL1T0">
        <office:forms form:automatic-focus="false" form:apply-design-mode="false"/>
        <draw:frame presentation:style-name="pr3" draw:text-style-name="P6" draw:layer="layout" svg:width="21.257cm" svg:height="10.026cm" svg:x="3.754cm" svg:y="2.975cm">
          <draw:text-box>
            <text:p text:style-name="P5"><text:span text:style-name="T3">I</text:span><text:span text:style-name="T3">n </text:span><text:span text:style-name="T3">al</text:span><text:span text:style-name="T3">g</text:span><text:span text:style-name="T3">e</text:span><text:span text:style-name="T3">b</text:span><text:span text:style-name="T3">r</text:span><text:span text:style-name="T3">a, </text:span><text:span text:style-name="T3">w</text:span><text:span text:style-name="T3">e </text:span><text:span text:style-name="T3">t</text:span><text:span text:style-name="T3">hi</text:span><text:span text:style-name="T3">n</text:span><text:span text:style-name="T3">k </text:span><text:span text:style-name="T3">o</text:span><text:span text:style-name="T3">f </text:span><text:span text:style-name="T3">f</text:span><text:span text:style-name="T3">u</text:span><text:span text:style-name="T3">n</text:span><text:span text:style-name="T3">c</text:span><text:span text:style-name="T3">ti</text:span><text:span text:style-name="T3">o</text:span><text:span text:style-name="T3">n</text:span><text:span text:style-name="T3">s </text:span><text:span text:style-name="T3">a</text:span><text:span text:style-name="T3">s </text:span><text:span text:style-name="T3">s</text:span><text:span text:style-name="T3">o</text:span><text:span text:style-name="T3">m</text:span><text:span text:style-name="T3">e</text:span><text:span text:style-name="T3">t</text:span><text:span text:style-name="T3">hi</text:span><text:span text:style-name="T3">n</text:span><text:span text:style-name="T3">g </text:span><text:span text:style-name="T3">li</text:span><text:span text:style-name="T3">k</text:span><text:span text:style-name="T3">e </text:span><text:span text:style-name="T3">“f</text:span><text:span text:style-name="T3">(</text:span><text:span text:style-name="T3">x</text:span><text:span text:style-name="T3">)”</text:span><text:span text:style-name="T3">, </text:span><text:span text:style-name="T3">w</text:span><text:span text:style-name="T3">h</text:span><text:span text:style-name="T3">e</text:span><text:span text:style-name="T3">r</text:span><text:span text:style-name="T3">e </text:span><text:span text:style-name="T3">x </text:span><text:span text:style-name="T3">is </text:span><text:span text:style-name="T3">t</text:span><text:span text:style-name="T3">h</text:span><text:span text:style-name="T3">e </text:span><text:span text:style-name="T3">in</text:span><text:span text:style-name="T3">p</text:span><text:span text:style-name="T3">u</text:span><text:span text:style-name="T3">t, </text:span><text:span text:style-name="T3">it</text:span><text:span text:style-name="T3">’s </text:span><text:span text:style-name="T3">p</text:span><text:span text:style-name="T3">l</text:span><text:span text:style-name="T3">u</text:span><text:span text:style-name="T3">g</text:span><text:span text:style-name="T3">g</text:span><text:span text:style-name="T3">e</text:span><text:span text:style-name="T3">d </text:span><text:span text:style-name="T3">in</text:span><text:span text:style-name="T3">t</text:span><text:span text:style-name="T3">o </text:span><text:span text:style-name="T3">a</text:span><text:span text:style-name="T3">n </text:span><text:span text:style-name="T3">e</text:span><text:span text:style-name="T3">q</text:span><text:span text:style-name="T3">u</text:span><text:span text:style-name="T3">a</text:span><text:span text:style-name="T3">ti</text:span><text:span text:style-name="T3">o</text:span><text:span text:style-name="T3">n, </text:span><text:span text:style-name="T3">a</text:span><text:span text:style-name="T3">n</text:span><text:span text:style-name="T3">d </text:span><text:span text:style-name="T3">w</text:span><text:span text:style-name="T3">e </text:span><text:span text:style-name="T3">g</text:span><text:span text:style-name="T3">e</text:span><text:span text:style-name="T3">t </text:span><text:span text:style-name="T3">s</text:span><text:span text:style-name="T3">o</text:span><text:span text:style-name="T3">m</text:span><text:span text:style-name="T3">e </text:span><text:span text:style-name="T3">o</text:span><text:span text:style-name="T3">u</text:span><text:span text:style-name="T3">t</text:span><text:span text:style-name="T3">p</text:span><text:span text:style-name="T3">u</text:span><text:span text:style-name="T3">t, </text:span><text:span text:style-name="T3">f(</text:span><text:span text:style-name="T3">x</text:span><text:span text:style-name="T3">).</text:span></text:p>
            <text:p text:style-name="P5"><text:span text:style-name="T4"/></text:p>
            <text:p text:style-name="P5"><text:span text:style-name="T3">I</text:span><text:span text:style-name="T3">n </text:span><text:span text:style-name="T3">p</text:span><text:span text:style-name="T3">r</text:span><text:span text:style-name="T3">o</text:span><text:span text:style-name="T3">g</text:span><text:span text:style-name="T3">r</text:span><text:span text:style-name="T3">a</text:span><text:span text:style-name="T3">m</text:span><text:span text:style-name="T3">m</text:span><text:span text:style-name="T3">in</text:span><text:span text:style-name="T3">g, </text:span><text:span text:style-name="T3">w</text:span><text:span text:style-name="T3">e </text:span><text:span text:style-name="T3">c</text:span><text:span text:style-name="T3">a</text:span><text:span text:style-name="T3">n </text:span><text:span text:style-name="T3">al</text:span><text:span text:style-name="T3">s</text:span><text:span text:style-name="T3">o </text:span><text:span text:style-name="T3">d</text:span><text:span text:style-name="T3">e</text:span><text:span text:style-name="T3">fi</text:span><text:span text:style-name="T3">n</text:span><text:span text:style-name="T3">e </text:span><text:span text:style-name="T3">f</text:span><text:span text:style-name="T3">u</text:span><text:span text:style-name="T3">n</text:span><text:span text:style-name="T3">c</text:span><text:span text:style-name="T3">ti</text:span><text:span text:style-name="T3">o</text:span><text:span text:style-name="T3">n</text:span><text:span text:style-name="T3">s. </text:span><text:span text:style-name="T3">T</text:span><text:span text:style-name="T3">h</text:span><text:span text:style-name="T3">e</text:span><text:span text:style-name="T3">s</text:span><text:span text:style-name="T3">e </text:span><text:span text:style-name="T3">al</text:span><text:span text:style-name="T3">s</text:span><text:span text:style-name="T3">o </text:span><text:span text:style-name="T3">h</text:span><text:span text:style-name="T3">a</text:span><text:span text:style-name="T3">v</text:span><text:span text:style-name="T3">e </text:span><text:span text:style-name="T3">in</text:span><text:span text:style-name="T3">p</text:span><text:span text:style-name="T3">u</text:span><text:span text:style-name="T3">t</text:span><text:span text:style-name="T3">s </text:span><text:span text:style-name="T3">a</text:span><text:span text:style-name="T3">n</text:span><text:span text:style-name="T3">d </text:span><text:span text:style-name="T3">o</text:span><text:span text:style-name="T3">u</text:span><text:span text:style-name="T3">t</text:span><text:span text:style-name="T3">p</text:span><text:span text:style-name="T3">u</text:span><text:span text:style-name="T3">t</text:span><text:span text:style-name="T3">s </text:span><text:span text:style-name="T3">a</text:span><text:span text:style-name="T3">s </text:span><text:span text:style-name="T3">w</text:span><text:span text:style-name="T3">e</text:span><text:span text:style-name="T3">ll.</text:span></text:p>
            <text:p text:style-name="P5"><text:span text:style-name="T3"/></text:p>
            <text:p text:style-name="P5"><text:span text:style-name="T3">L</text:span><text:span text:style-name="T3">e</text:span><text:span text:style-name="T3">t’</text:span><text:span text:style-name="T3">s </text:span><text:span text:style-name="T3">l</text:span><text:span text:style-name="T3">o</text:span><text:span text:style-name="T3">o</text:span><text:span text:style-name="T3">k </text:span><text:span text:style-name="T3">a</text:span><text:span text:style-name="T3">t </text:span><text:span text:style-name="T3">a</text:span><text:span text:style-name="T3">n</text:span><text:span text:style-name="T3">o</text:span><text:span text:style-name="T3">t</text:span><text:span text:style-name="T3">h</text:span><text:span text:style-name="T3">e</text:span><text:span text:style-name="T3">r </text:span><text:span text:style-name="T3">w</text:span><text:span text:style-name="T3">a</text:span><text:span text:style-name="T3">y </text:span><text:span text:style-name="T3">t</text:span><text:span text:style-name="T3">o </text:span><text:span text:style-name="T3">vi</text:span><text:span text:style-name="T3">e</text:span><text:span text:style-name="T3">w </text:span><text:span text:style-name="T3">f</text:span><text:span text:style-name="T3">u</text:span><text:span text:style-name="T3">n</text:span><text:span text:style-name="T3">c</text:span><text:span text:style-name="T3">ti</text:span><text:span text:style-name="T3">o</text:span><text:span text:style-name="T3">n</text:span><text:span text:style-name="T3">s.</text:span></text:p>
          </draw:text-box>
        </draw:frame>
        <draw:frame presentation:style-name="pr4" draw:text-style-name="P8" draw:layer="layout" svg:width="22.292cm" svg:height="1.971cm" svg:x="3.284cm" svg:y="0.226cm" presentation:class="title" presentation:user-transformed="true">
          <draw:text-box>
            <text:p text:style-name="P7"><text:span text:style-name="T5">A</text:span><text:span text:style-name="T5">b</text:span><text:span text:style-name="T5">o</text:span><text:span text:style-name="T5">u</text:span><text:span text:style-name="T5">t</text:span></text:p>
          </draw:text-box>
        </draw:frame>
        <presentation:notes draw:style-name="dp2">
          <draw:page-thumbnail draw:style-name="gr2" draw:layer="layout" svg:width="13.968cm" svg:height="10.476cm" svg:x="3.81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4" draw:master-page-name="Bubbles" presentation:presentation-page-layout-name="AL1T0">
        <office:forms form:automatic-focus="false" form:apply-design-mode="false"/>
        <draw:frame presentation:style-name="pr4" draw:text-style-name="P9" draw:layer="layout" svg:width="25.199cm" svg:height="1.971cm" svg:x="1.448cm" svg:y="0.151cm" presentation:class="title" presentation:user-transformed="true">
          <draw:text-box>
            <text:p><text:span text:style-name="T5">T</text:span><text:span text:style-name="T5">o</text:span><text:span text:style-name="T5">p</text:span><text:span text:style-name="T5">i</text:span><text:span text:style-name="T5">c</text:span><text:span text:style-name="T5">s</text:span></text:p>
          </draw:text-box>
        </draw:frame>
        <draw:frame presentation:style-name="pr5" draw:text-style-name="P10" draw:layer="layout" svg:width="12.826cm" svg:height="11.752cm" svg:x="1.263cm" svg:y="3.087cm">
          <draw:text-box>
            <text:p text:style-name="P2"><text:span text:style-name="T4">1</text:span><text:span text:style-name="T4">.</text:span><text:span text:style-name="T4"><text:tab/></text:span><text:span text:style-name="T4">F</text:span><text:span text:style-name="T4">u</text:span><text:span text:style-name="T4">n</text:span><text:span text:style-name="T4">c</text:span><text:span text:style-name="T4">t</text:span><text:span text:style-name="T4">i</text:span><text:span text:style-name="T4">o</text:span><text:span text:style-name="T4">n</text:span><text:span text:style-name="T4">s</text:span><text:span text:style-name="T4"><text:line-break/></text:span><text:span text:style-name="T4"/></text:p>
            <text:p text:style-name="P2"><text:span text:style-name="T4">2</text:span><text:span text:style-name="T4">.</text:span><text:span text:style-name="T4"><text:tab/></text:span><text:span text:style-name="T4">B</text:span><text:span text:style-name="T4">i</text:span><text:span text:style-name="T4">n</text:span><text:span text:style-name="T4">a</text:span><text:span text:style-name="T4">r</text:span><text:span text:style-name="T4">y </text:span><text:span text:style-name="T4">R</text:span><text:span text:style-name="T4">e</text:span><text:span text:style-name="T4">l</text:span><text:span text:style-name="T4">a</text:span><text:span text:style-name="T4">t</text:span><text:span text:style-name="T4">i</text:span><text:span text:style-name="T4">o</text:span><text:span text:style-name="T4">n</text:span><text:span text:style-name="T4">s</text:span><text:span text:style-name="T4"><text:line-break/></text:span><text:span text:style-name="T4"/></text:p>
            <text:p text:style-name="P2"><text:span text:style-name="T4">3</text:span><text:span text:style-name="T4">.</text:span><text:span text:style-name="T4"><text:tab/></text:span><text:span text:style-name="T4">I</text:span><text:span text:style-name="T4">n</text:span><text:span text:style-name="T4">v</text:span><text:span text:style-name="T4">e</text:span><text:span text:style-name="T4">r</text:span><text:span text:style-name="T4">s</text:span><text:span text:style-name="T4">e</text:span><text:span text:style-name="T4">s</text:span></text:p>
          </draw:text-box>
        </draw:frame>
        <draw:frame presentation:style-name="pr6" draw:text-style-name="P11" draw:layer="layout" svg:width="13.335cm" svg:height="11.925cm" svg:x="13.824cm" svg:y="3.134cm">
          <draw:text-box>
            <text:p text:style-name="P2"><text:span text:style-name="T4">4</text:span><text:span text:style-name="T4">. </text:span><text:span text:style-name="T4">A</text:span><text:span text:style-name="T4">d</text:span><text:span text:style-name="T4">d</text:span><text:span text:style-name="T4">i</text:span><text:span text:style-name="T4">t</text:span><text:span text:style-name="T4">i</text:span><text:span text:style-name="T4">o</text:span><text:span text:style-name="T4">n</text:span><text:span text:style-name="T4">a</text:span><text:span text:style-name="T4">l </text:span><text:span text:style-name="T4">n</text:span><text:span text:style-name="T4">o</text:span><text:span text:style-name="T4">t</text:span><text:span text:style-name="T4">a</text:span><text:span text:style-name="T4">t</text:span><text:span text:style-name="T4">i</text:span><text:span text:style-name="T4">o</text:span><text:span text:style-name="T4">n</text:span></text:p>
            <text:p text:style-name="P2"><text:span text:style-name="T6"/></text:p>
            <text:p text:style-name="P2"><text:span text:style-name="T4">5</text:span><text:span text:style-name="T4">. </text:span><text:span text:style-name="T4">M</text:span><text:span text:style-name="T4">o</text:span><text:span text:style-name="T4">r</text:span><text:span text:style-name="T4">e </text:span><text:span text:style-name="T4">p</text:span><text:span text:style-name="T4">r</text:span><text:span text:style-name="T4">a</text:span><text:span text:style-name="T4">c</text:span><text:span text:style-name="T4">t</text:span><text:span text:style-name="T4">i</text:span><text:span text:style-name="T4">c</text:span><text:span text:style-name="T4">e</text:span></text:p>
          </draw:text-box>
        </draw:frame>
        <presentation:notes draw:style-name="dp2">
          <draw:page-thumbnail draw:style-name="gr2" draw:layer="layout" svg:width="13.968cm" svg:height="10.476cm" svg:x="3.81cm" svg:y="2.123cm" draw:page-number="3" presentation:class="page"/>
          <draw:frame presentation:style-name="pr2" draw:text-style-name="P4" draw:layer="layout" svg:width="17.271cm" svg:height="12.572cm" svg:x="2.159cm" svg:y="13.271cm" presentation:class="notes" presentation:placeholder="true">
            <draw:text-box/>
          </draw:frame>
        </presentation:notes>
      </draw:page>
      <draw:page draw:name="page4" draw:style-name="dp3" draw:master-page-name="Bubbles" presentation:presentation-page-layout-name="AL1T0">
        <office:forms form:automatic-focus="false" form:apply-design-mode="false"/>
        <draw:frame presentation:style-name="pr7" draw:text-style-name="P12" draw:layer="layout" svg:width="22.292cm" svg:height="3.108cm" svg:x="3.284cm" svg:y="6.659cm" presentation:class="title" presentation:user-transformed="true">
          <draw:text-box>
            <text:p text:style-name="P7"><text:span text:style-name="T7">1</text:span><text:span text:style-name="T7">. </text:span><text:span text:style-name="T7">F</text:span><text:span text:style-name="T7">u</text:span><text:span text:style-name="T7">n</text:span><text:span text:style-name="T7">c</text:span><text:span text:style-name="T7">t</text:span><text:span text:style-name="T7">i</text:span><text:span text:style-name="T7">o</text:span><text:span text:style-name="T7">n</text:span><text:span text:style-name="T7">s</text:span></text:p>
          </draw:text-box>
        </draw:frame>
        <presentation:notes draw:style-name="dp2">
          <draw:page-thumbnail draw:style-name="gr2" draw:layer="layout" svg:width="13.968cm" svg:height="10.476cm" svg:x="3.81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1</text:span><text:span text:style-name="T5">. </text:span><text:span text:style-name="T5">F</text:span><text:span text:style-name="T5">u</text:span><text:span text:style-name="T5">n</text:span><text:span text:style-name="T5">c</text:span><text:span text:style-name="T5">t</text:span><text:span text:style-name="T5">i</text:span><text:span text:style-name="T5">o</text:span><text:span text:style-name="T5">n</text:span><text:span text:style-name="T5">s</text:span></text:p>
          </draw:text-box>
        </draw:frame>
        <draw:frame draw:style-name="gr3" draw:text-style-name="P13" draw:layer="layout" svg:width="5.744cm" svg:height="4.911cm" svg:x="21.858cm" svg:y="2.403cm">
          <draw:text-box>
            <text:p text:style-name="P7"><text:span text:style-name="T8">N</text:span><text:span text:style-name="T8">ot</text:span><text:span text:style-name="T8">es</text:span></text:p>
            <text:p text:style-name="P7"><text:span text:style-name="T8"/></text:p>
            <text:p text:style-name="P2"><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inp</text:span><text:span text:style-name="T10">uts</text:span></text:p>
            <text:p text:style-name="P2"><text:span text:style-name="T8"/></text:p>
            <text:p text:style-name="P2"><text:span text:style-name="T9">Co</text:span><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ou</text:span><text:span text:style-name="T10">tp</text:span><text:span text:style-name="T10">uts</text:span><text:span text:style-name="T10">.</text:span></text:p>
          </draw:text-box>
        </draw:frame>
        <draw:frame presentation:style-name="pr8" draw:text-style-name="P10" draw:layer="layout" svg:width="19.628cm" svg:height="9.262cm" svg:x="1.264cm" svg:y="3.088cm">
          <draw:text-box>
            <text:p text:style-name="P2"><text:span text:style-name="T11">W</text:span><text:span text:style-name="T11">h</text:span><text:span text:style-name="T11">e</text:span><text:span text:style-name="T11">t</text:span><text:span text:style-name="T11">h</text:span><text:span text:style-name="T11">e</text:span><text:span text:style-name="T11">r </text:span><text:span text:style-name="T11">w</text:span><text:span text:style-name="T11">e’</text:span><text:span text:style-name="T11">r</text:span><text:span text:style-name="T11">e </text:span><text:span text:style-name="T11">w</text:span><text:span text:style-name="T11">ri</text:span><text:span text:style-name="T11">ti</text:span><text:span text:style-name="T11">n</text:span><text:span text:style-name="T11">g </text:span><text:span text:style-name="T11">a </text:span><text:span text:style-name="T11">f</text:span><text:span text:style-name="T11">u</text:span><text:span text:style-name="T11">n</text:span><text:span text:style-name="T11">ct</text:span><text:span text:style-name="T11">io</text:span><text:span text:style-name="T11">n </text:span><text:span text:style-name="T11">in </text:span><text:span text:style-name="T11">al</text:span><text:span text:style-name="T11">g</text:span><text:span text:style-name="T11">e</text:span><text:span text:style-name="T11">b</text:span><text:span text:style-name="T11">r</text:span><text:span text:style-name="T11">a </text:span><text:span text:style-name="T11">o</text:span><text:span text:style-name="T11">r </text:span><text:span text:style-name="T11">in </text:span><text:span text:style-name="T11">a </text:span><text:span text:style-name="T11">c</text:span><text:span text:style-name="T11">o</text:span><text:span text:style-name="T11">m</text:span><text:span text:style-name="T11">p</text:span><text:span text:style-name="T11">u</text:span><text:span text:style-name="T11">t</text:span><text:span text:style-name="T11">e</text:span><text:span text:style-name="T11">r </text:span><text:span text:style-name="T11">p</text:span><text:span text:style-name="T11">r</text:span><text:span text:style-name="T11">o</text:span><text:span text:style-name="T11">g</text:span><text:span text:style-name="T11">r</text:span><text:span text:style-name="T11">a</text:span><text:span text:style-name="T11">m</text:span><text:span text:style-name="T11">, </text:span><text:span text:style-name="T11">f</text:span><text:span text:style-name="T11">u</text:span><text:span text:style-name="T11">n</text:span><text:span text:style-name="T11">ct</text:span><text:span text:style-name="T11">io</text:span><text:span text:style-name="T11">n</text:span><text:span text:style-name="T11">s </text:span><text:span text:style-name="T11">w</text:span><text:span text:style-name="T11">ill </text:span><text:span text:style-name="T11">h</text:span><text:span text:style-name="T11">a</text:span><text:span text:style-name="T11">v</text:span><text:span text:style-name="T11">e </text:span><text:span text:style-name="T11">in</text:span><text:span text:style-name="T11">p</text:span><text:span text:style-name="T11">u</text:span><text:span text:style-name="T11">ts </text:span><text:span text:style-name="T11">a</text:span><text:span text:style-name="T11">n</text:span><text:span text:style-name="T11">d </text:span><text:span text:style-name="T11">o</text:span><text:span text:style-name="T11">u</text:span><text:span text:style-name="T11">t</text:span><text:span text:style-name="T11">p</text:span><text:span text:style-name="T11">u</text:span><text:span text:style-name="T11">ts</text:span><text:span text:style-name="T11">.</text:span></text:p>
            <text:p text:style-name="P2"><text:span text:style-name="T11"/></text:p>
            <text:p text:style-name="P2"><text:span text:style-name="T11">W</text:span><text:span text:style-name="T11">e </text:span><text:span text:style-name="T11">h</text:span><text:span text:style-name="T11">a</text:span><text:span text:style-name="T11">v</text:span><text:span text:style-name="T11">e </text:span><text:span text:style-name="T11">a </text:span><text:span text:style-name="T12">s</text:span><text:span text:style-name="T12">e</text:span><text:span text:style-name="T12">t </text:span><text:span text:style-name="T12">o</text:span><text:span text:style-name="T12">f </text:span><text:span text:style-name="T12">al</text:span><text:span text:style-name="T12">l </text:span><text:span text:style-name="T12">p</text:span><text:span text:style-name="T12">o</text:span><text:span text:style-name="T12">s</text:span><text:span text:style-name="T12">si</text:span><text:span text:style-name="T12">b</text:span><text:span text:style-name="T12">l</text:span><text:span text:style-name="T12">e </text:span><text:span text:style-name="T12">i</text:span><text:span text:style-name="T12">n</text:span><text:span text:style-name="T12">p</text:span><text:span text:style-name="T12">u</text:span><text:span text:style-name="T12">t</text:span><text:span text:style-name="T12">s</text:span><text:span text:style-name="T11"> </text:span><text:span text:style-name="T11">o</text:span><text:span text:style-name="T11">f </text:span><text:span text:style-name="T13">f</text:span><text:span text:style-name="T14">, </text:span><text:span text:style-name="T14">a</text:span><text:span text:style-name="T14">n</text:span><text:span text:style-name="T14">d </text:span><text:span text:style-name="T14">t</text:span><text:span text:style-name="T14">hi</text:span><text:span text:style-name="T14">s </text:span><text:span text:style-name="T14">s</text:span><text:span text:style-name="T14">e</text:span><text:span text:style-name="T14">t </text:span><text:span text:style-name="T14">is </text:span><text:span text:style-name="T14">c</text:span><text:span text:style-name="T14">al</text:span><text:span text:style-name="T14">le</text:span><text:span text:style-name="T14">d </text:span><text:span text:style-name="T14">t</text:span><text:span text:style-name="T14">h</text:span><text:span text:style-name="T14">e </text:span><text:span text:style-name="T15">d</text:span><text:span text:style-name="T15">o</text:span><text:span text:style-name="T15">m</text:span><text:span text:style-name="T15">ai</text:span><text:span text:style-name="T15">n.</text:span></text:p>
            <text:p text:style-name="P2"><text:span text:style-name="T15"/></text:p>
            <text:p text:style-name="P2"><text:span text:style-name="T16">T</text:span><text:span text:style-name="T16">h</text:span><text:span text:style-name="T16">e </text:span><text:span text:style-name="T15">s</text:span><text:span text:style-name="T15">e</text:span><text:span text:style-name="T15">t </text:span><text:span text:style-name="T15">o</text:span><text:span text:style-name="T15">f </text:span><text:span text:style-name="T15">al</text:span><text:span text:style-name="T15">l </text:span><text:span text:style-name="T15">p</text:span><text:span text:style-name="T15">o</text:span><text:span text:style-name="T15">s</text:span><text:span text:style-name="T15">si</text:span><text:span text:style-name="T15">b</text:span><text:span text:style-name="T15">l</text:span><text:span text:style-name="T15">e </text:span><text:span text:style-name="T15">o</text:span><text:span text:style-name="T15">u</text:span><text:span text:style-name="T15">t</text:span><text:span text:style-name="T15">p</text:span><text:span text:style-name="T15">u</text:span><text:span text:style-name="T15">t</text:span><text:span text:style-name="T15">s</text:span><text:span text:style-name="T16"> </text:span><text:span text:style-name="T16">o</text:span><text:span text:style-name="T16">f </text:span><text:span text:style-name="T17">f</text:span><text:span text:style-name="T16"> <text:s/></text:span><text:span text:style-name="T16">is </text:span><text:span text:style-name="T16">c</text:span><text:span text:style-name="T16">al</text:span><text:span text:style-name="T16">le</text:span><text:span text:style-name="T16">d </text:span><text:span text:style-name="T16">t</text:span><text:span text:style-name="T16">h</text:span><text:span text:style-name="T16">e </text:span><text:span text:style-name="T15">c</text:span><text:span text:style-name="T15">o</text:span><text:span text:style-name="T15">d</text:span><text:span text:style-name="T15">o</text:span><text:span text:style-name="T15">m</text:span><text:span text:style-name="T15">ai</text:span><text:span text:style-name="T15">n.</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9</text:page-count></text:span><text:span text:style-name="T18">)</text:span></text:p>
          </draw:text-box>
        </draw:frame>
        <presentation:notes draw:style-name="dp2">
          <draw:page-thumbnail draw:style-name="gr2" draw:layer="layout" svg:width="13.968cm" svg:height="10.476cm" svg:x="3.81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1</text:span><text:span text:style-name="T5">. </text:span><text:span text:style-name="T5">F</text:span><text:span text:style-name="T5">u</text:span><text:span text:style-name="T5">n</text:span><text:span text:style-name="T5">c</text:span><text:span text:style-name="T5">t</text:span><text:span text:style-name="T5">i</text:span><text:span text:style-name="T5">o</text:span><text:span text:style-name="T5">n</text:span><text:span text:style-name="T5">s</text:span></text:p>
          </draw:text-box>
        </draw:frame>
        <draw:frame draw:style-name="gr5" draw:text-style-name="P13" draw:layer="layout" svg:width="5.744cm" svg:height="11.221cm" svg:x="21.858cm" svg:y="2.403cm">
          <draw:text-box>
            <text:p text:style-name="P7"><text:span text:style-name="T8">N</text:span><text:span text:style-name="T8">ot</text:span><text:span text:style-name="T8">es</text:span></text:p>
            <text:p text:style-name="P7"><text:span text:style-name="T8"/></text:p>
            <text:p text:style-name="P2"><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inp</text:span><text:span text:style-name="T10">uts</text:span></text:p>
            <text:p text:style-name="P2"><text:span text:style-name="T8"/></text:p>
            <text:p text:style-name="P2"><text:span text:style-name="T9">Co</text:span><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ou</text:span><text:span text:style-name="T10">tp</text:span><text:span text:style-name="T10">uts</text:span><text:span text:style-name="T10">.</text:span></text:p>
            <text:p text:style-name="P2"><text:span text:style-name="T10"/></text:p>
            <text:p text:style-name="P2"><text:span text:style-name="T19">f : </text:span><text:span text:style-name="T19">A </text:span><text:span text:style-name="T19">→ </text:span><text:span text:style-name="T19">B</text:span></text:p>
            <text:p text:style-name="P2"><text:span text:style-name="T10">fu</text:span><text:span text:style-name="T10">nct</text:span><text:span text:style-name="T10">ion </text:span><text:span text:style-name="T10">f, </text:span><text:span text:style-name="T10">wit</text:span><text:span text:style-name="T10">h</text:span></text:p>
            <text:p text:style-name="P2"><text:span text:style-name="T10">inp</text:span><text:span text:style-name="T10">ut </text:span><text:span text:style-name="T10">fro</text:span><text:span text:style-name="T10">m </text:span><text:span text:style-name="T10">set </text:span><text:span text:style-name="T10">A, </text:span><text:span text:style-name="T10">&amp;</text:span></text:p>
            <text:p text:style-name="P2"><text:span text:style-name="T10">ou</text:span><text:span text:style-name="T10">tp</text:span><text:span text:style-name="T10">ut </text:span><text:span text:style-name="T10">fro</text:span><text:span text:style-name="T10">m </text:span><text:span text:style-name="T10">set </text:span><text:span text:style-name="T10">B.</text:span></text:p>
            <text:p text:style-name="P2"><text:span text:style-name="T10"/></text:p>
            <text:p text:style-name="P2"><text:span text:style-name="T10">A </text:span><text:span text:style-name="T10">fu</text:span><text:span text:style-name="T10">nct</text:span><text:span text:style-name="T10">ion </text:span><text:span text:style-name="T19">f</text:span><text:span text:style-name="T20"> <text:s text:c="2"/></text:span><text:span text:style-name="T20">ma</text:span><text:span text:style-name="T20">ps </text:span><text:span text:style-name="T20">so</text:span><text:span text:style-name="T20">me </text:span><text:span text:style-name="T20">inp</text:span><text:span text:style-name="T20">ut </text:span><text:span text:style-name="T20">fro</text:span><text:span text:style-name="T20">m </text:span><text:span text:style-name="T20">A </text:span><text:span text:style-name="T20">to </text:span><text:span text:style-name="T21">on</text:span><text:span text:style-name="T21">e </text:span><text:span text:style-name="T21">an</text:span><text:span text:style-name="T21">d </text:span><text:span text:style-name="T21">onl</text:span><text:span text:style-name="T21">y </text:span><text:span text:style-name="T21">on</text:span><text:span text:style-name="T21">e</text:span><text:span text:style-name="T22"> </text:span><text:span text:style-name="T22">ou</text:span><text:span text:style-name="T22">tp</text:span><text:span text:style-name="T22">ut </text:span><text:span text:style-name="T22">fro</text:span><text:span text:style-name="T22">m </text:span><text:span text:style-name="T22">B.</text:span></text:p>
          </draw:text-box>
        </draw:frame>
        <draw:frame presentation:style-name="pr9" draw:text-style-name="P10" draw:layer="layout" svg:width="19.628cm" svg:height="11.116cm" svg:x="1.264cm" svg:y="3.088cm">
          <draw:text-box>
            <text:p text:style-name="P2"><text:span text:style-name="T23">W</text:span><text:span text:style-name="T23">hil</text:span><text:span text:style-name="T23">e </text:span><text:span text:style-name="T23">w</text:span><text:span text:style-name="T23">or</text:span><text:span text:style-name="T23">ki</text:span><text:span text:style-name="T23">n</text:span><text:span text:style-name="T23">g </text:span><text:span text:style-name="T23">wi</text:span><text:span text:style-name="T23">th </text:span><text:span text:style-name="T23">fu</text:span><text:span text:style-name="T23">nc</text:span><text:span text:style-name="T23">ti</text:span><text:span text:style-name="T23">o</text:span><text:span text:style-name="T23">ns </text:span><text:span text:style-name="T23">in </text:span><text:span text:style-name="T23">th</text:span><text:span text:style-name="T23">is </text:span><text:span text:style-name="T23">se</text:span><text:span text:style-name="T23">ct</text:span><text:span text:style-name="T23">io</text:span><text:span text:style-name="T23">n, </text:span><text:span text:style-name="T23">w</text:span><text:span text:style-name="T23">e </text:span><text:span text:style-name="T23">wi</text:span><text:span text:style-name="T23">ll </text:span><text:span text:style-name="T23">us</text:span><text:span text:style-name="T23">e </text:span><text:span text:style-name="T23">th</text:span><text:span text:style-name="T23">is </text:span><text:span text:style-name="T23">n</text:span><text:span text:style-name="T23">ot</text:span><text:span text:style-name="T23">at</text:span><text:span text:style-name="T23">io</text:span><text:span text:style-name="T23">n </text:span><text:span text:style-name="T23">fo</text:span><text:span text:style-name="T23">r a </text:span><text:span text:style-name="T23">fu</text:span><text:span text:style-name="T23">nc</text:span><text:span text:style-name="T23">ti</text:span><text:span text:style-name="T23">o</text:span><text:span text:style-name="T23">n:</text:span></text:p>
            <text:p text:style-name="P2"><text:span text:style-name="T11"/></text:p>
            <text:p text:style-name="P7"><text:span text:style-name="T24">f : </text:span><text:span text:style-name="T24">A </text:span><text:span text:style-name="T24">→ </text:span><text:span text:style-name="T24">B</text:span></text:p>
            <text:p text:style-name="P2"><text:span text:style-name="T11"/></text:p>
            <text:p text:style-name="P7"><text:span text:style-name="T25">W</text:span><text:span text:style-name="T25">he</text:span><text:span text:style-name="T25">re </text:span><text:span text:style-name="T26">f</text:span><text:span text:style-name="T27"> <text:s text:c="2"/></text:span><text:span text:style-name="T27">is </text:span><text:span text:style-name="T27">th</text:span><text:span text:style-name="T27">e </text:span><text:span text:style-name="T27">fu</text:span><text:span text:style-name="T27">nct</text:span><text:span text:style-name="T27">ion </text:span><text:span text:style-name="T27">na</text:span><text:span text:style-name="T27">me</text:span><text:span text:style-name="T27">, A </text:span><text:span text:style-name="T27">is </text:span><text:span text:style-name="T27">th</text:span><text:span text:style-name="T27">e </text:span><text:span text:style-name="T28">do</text:span><text:span text:style-name="T28">ma</text:span><text:span text:style-name="T28">in</text:span><text:span text:style-name="T27">, </text:span><text:span text:style-name="T27">an</text:span><text:span text:style-name="T27">d </text:span><text:span text:style-name="T27">B </text:span><text:span text:style-name="T27">is </text:span><text:span text:style-name="T27">th</text:span><text:span text:style-name="T27">e </text:span><text:span text:style-name="T28">co</text:span><text:span text:style-name="T28">do</text:span><text:span text:style-name="T28">ma</text:span><text:span text:style-name="T28">in</text:span><text:span text:style-name="T27">.</text:span></text:p>
            <text:p text:style-name="P2"><text:span text:style-name="T14"/></text:p>
            <text:p text:style-name="P2"><text:span text:style-name="T29">Th</text:span><text:span text:style-name="T29">e </text:span><text:span text:style-name="T29">fu</text:span><text:span text:style-name="T29">nc</text:span><text:span text:style-name="T29">ti</text:span><text:span text:style-name="T29">o</text:span><text:span text:style-name="T29">n </text:span><text:span text:style-name="T24">f</text:span><text:span text:style-name="T29"> <text:s/></text:span><text:span text:style-name="T29">as</text:span><text:span text:style-name="T29">so</text:span><text:span text:style-name="T29">ci</text:span><text:span text:style-name="T29">at</text:span><text:span text:style-name="T29">es </text:span><text:span text:style-name="T29">o</text:span><text:span text:style-name="T29">n</text:span><text:span text:style-name="T29">e </text:span><text:span text:style-name="T29">in</text:span><text:span text:style-name="T29">p</text:span><text:span text:style-name="T29">ut </text:span><text:span text:style-name="T29">fr</text:span><text:span text:style-name="T29">o</text:span><text:span text:style-name="T29">m </text:span><text:span text:style-name="T29">A </text:span><text:span text:style-name="T29">wi</text:span><text:span text:style-name="T29">th </text:span><text:span text:style-name="T30">o</text:span><text:span text:style-name="T30">n</text:span><text:span text:style-name="T30">e </text:span><text:span text:style-name="T30">an</text:span><text:span text:style-name="T30">d </text:span><text:span text:style-name="T30">o</text:span><text:span text:style-name="T30">nl</text:span><text:span text:style-name="T30">y </text:span><text:span text:style-name="T30">o</text:span><text:span text:style-name="T30">n</text:span><text:span text:style-name="T30">e</text:span><text:span text:style-name="T31"> </text:span><text:span text:style-name="T31">o</text:span><text:span text:style-name="T31">ut</text:span><text:span text:style-name="T31">p</text:span><text:span text:style-name="T31">ut </text:span><text:span text:style-name="T31">in </text:span><text:span text:style-name="T31">B.</text:span></text:p>
            <text:p text:style-name="P2"><text:span text:style-name="T32"/></text:p>
            <text:p text:style-name="P2"><text:span text:style-name="T31">Th</text:span><text:span text:style-name="T31">e </text:span><text:span text:style-name="T31">m</text:span><text:span text:style-name="T31">ap</text:span><text:span text:style-name="T31">pi</text:span><text:span text:style-name="T31">n</text:span><text:span text:style-name="T31">g </text:span><text:span text:style-name="T31">b</text:span><text:span text:style-name="T31">et</text:span><text:span text:style-name="T31">w</text:span><text:span text:style-name="T31">ee</text:span><text:span text:style-name="T31">n </text:span><text:span text:style-name="T31">A </text:span><text:span text:style-name="T31">an</text:span><text:span text:style-name="T31">d </text:span><text:span text:style-name="T31">B </text:span><text:span text:style-name="T31">is </text:span><text:span text:style-name="T31">kn</text:span><text:span text:style-name="T31">o</text:span><text:span text:style-name="T31">w</text:span><text:span text:style-name="T31">n </text:span><text:span text:style-name="T31">as </text:span><text:span text:style-name="T31">th</text:span><text:span text:style-name="T31">e </text:span><text:span text:style-name="T33">ru</text:span><text:span text:style-name="T33">le</text:span><text:span text:style-name="T34">. </text:span><text:span text:style-name="T34">It </text:span><text:span text:style-name="T34">ca</text:span><text:span text:style-name="T34">n </text:span><text:span text:style-name="T34">b</text:span><text:span text:style-name="T34">e </text:span><text:span text:style-name="T34">a </text:span><text:span text:style-name="T34">m</text:span><text:span text:style-name="T34">at</text:span><text:span text:style-name="T34">he</text:span><text:span text:style-name="T34">m</text:span><text:span text:style-name="T34">at</text:span><text:span text:style-name="T34">ic</text:span><text:span text:style-name="T34">al </text:span><text:span text:style-name="T34">ex</text:span><text:span text:style-name="T34">pr</text:span><text:span text:style-name="T34">es</text:span><text:span text:style-name="T34">si</text:span><text:span text:style-name="T34">o</text:span><text:span text:style-name="T34">n </text:span><text:span text:style-name="T34">(“</text:span><text:span text:style-name="T35">f</text:span><text:span text:style-name="T35">(x</text:span><text:span text:style-name="T35">) = </text:span><text:span text:style-name="T35">x2</text:span><text:span text:style-name="T34">”) </text:span><text:span text:style-name="T34">or </text:span><text:span text:style-name="T34">ev</text:span><text:span text:style-name="T34">e</text:span><text:span text:style-name="T34">n </text:span><text:span text:style-name="T34">a </text:span><text:span text:style-name="T34">se</text:span><text:span text:style-name="T34">t </text:span><text:span text:style-name="T34">of </text:span><text:span text:style-name="T34">or</text:span><text:span text:style-name="T34">d</text:span><text:span text:style-name="T34">er</text:span><text:span text:style-name="T34">e</text:span><text:span text:style-name="T34">d </text:span><text:span text:style-name="T34">pa</text:span><text:span text:style-name="T34">irs </text:span><text:span text:style-name="T34">{ (</text:span><text:span text:style-name="T34">a, </text:span><text:span text:style-name="T34">1)</text:span><text:span text:style-name="T34">, </text:span><text:span text:style-name="T34">(b</text:span><text:span text:style-name="T34">, </text:span><text:span text:style-name="T34">2)</text:span><text:span text:style-name="T34">, </text:span><text:span text:style-name="T34">… </text:span><text:span text:style-name="T34">}</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9</text:page-count></text:span><text:span text:style-name="T18">)</text:span></text:p>
          </draw:text-box>
        </draw:frame>
        <presentation:notes draw:style-name="dp2">
          <draw:page-thumbnail draw:style-name="gr2" draw:layer="layout" svg:width="13.968cm" svg:height="10.476cm" svg:x="3.81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1</text:span><text:span text:style-name="T5">. </text:span><text:span text:style-name="T5">F</text:span><text:span text:style-name="T5">u</text:span><text:span text:style-name="T5">n</text:span><text:span text:style-name="T5">c</text:span><text:span text:style-name="T5">t</text:span><text:span text:style-name="T5">i</text:span><text:span text:style-name="T5">o</text:span><text:span text:style-name="T5">n</text:span><text:span text:style-name="T5">s</text:span></text:p>
          </draw:text-box>
        </draw:frame>
        <draw:frame draw:style-name="gr5" draw:text-style-name="P13" draw:layer="layout" svg:width="5.744cm" svg:height="11.221cm" svg:x="21.858cm" svg:y="2.403cm">
          <draw:text-box>
            <text:p text:style-name="P7"><text:span text:style-name="T8">N</text:span><text:span text:style-name="T8">ot</text:span><text:span text:style-name="T8">es</text:span></text:p>
            <text:p text:style-name="P7"><text:span text:style-name="T8"/></text:p>
            <text:p text:style-name="P2"><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inp</text:span><text:span text:style-name="T10">uts</text:span></text:p>
            <text:p text:style-name="P2"><text:span text:style-name="T8"/></text:p>
            <text:p text:style-name="P2"><text:span text:style-name="T9">Co</text:span><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ou</text:span><text:span text:style-name="T10">tp</text:span><text:span text:style-name="T10">uts</text:span><text:span text:style-name="T10">.</text:span></text:p>
            <text:p text:style-name="P2"><text:span text:style-name="T10"/></text:p>
            <text:p text:style-name="P2"><text:span text:style-name="T19">f : </text:span><text:span text:style-name="T19">A </text:span><text:span text:style-name="T19">→ </text:span><text:span text:style-name="T19">B</text:span></text:p>
            <text:p text:style-name="P2"><text:span text:style-name="T10">fu</text:span><text:span text:style-name="T10">nct</text:span><text:span text:style-name="T10">ion </text:span><text:span text:style-name="T10">f, </text:span><text:span text:style-name="T10">wit</text:span><text:span text:style-name="T10">h</text:span></text:p>
            <text:p text:style-name="P2"><text:span text:style-name="T10">inp</text:span><text:span text:style-name="T10">ut </text:span><text:span text:style-name="T10">fro</text:span><text:span text:style-name="T10">m </text:span><text:span text:style-name="T10">set </text:span><text:span text:style-name="T10">A, </text:span><text:span text:style-name="T10">&amp;</text:span></text:p>
            <text:p text:style-name="P2"><text:span text:style-name="T10">ou</text:span><text:span text:style-name="T10">tp</text:span><text:span text:style-name="T10">ut </text:span><text:span text:style-name="T10">fro</text:span><text:span text:style-name="T10">m </text:span><text:span text:style-name="T10">set </text:span><text:span text:style-name="T10">B.</text:span></text:p>
            <text:p text:style-name="P2"><text:span text:style-name="T10"/></text:p>
            <text:p text:style-name="P2"><text:span text:style-name="T10">A </text:span><text:span text:style-name="T10">fu</text:span><text:span text:style-name="T10">nct</text:span><text:span text:style-name="T10">ion </text:span><text:span text:style-name="T19">f</text:span><text:span text:style-name="T20"> <text:s text:c="2"/></text:span><text:span text:style-name="T20">ma</text:span><text:span text:style-name="T20">ps </text:span><text:span text:style-name="T20">so</text:span><text:span text:style-name="T20">me </text:span><text:span text:style-name="T20">inp</text:span><text:span text:style-name="T20">ut </text:span><text:span text:style-name="T20">fro</text:span><text:span text:style-name="T20">m </text:span><text:span text:style-name="T20">A </text:span><text:span text:style-name="T20">to </text:span><text:span text:style-name="T21">on</text:span><text:span text:style-name="T21">e </text:span><text:span text:style-name="T21">an</text:span><text:span text:style-name="T21">d </text:span><text:span text:style-name="T21">onl</text:span><text:span text:style-name="T21">y </text:span><text:span text:style-name="T21">on</text:span><text:span text:style-name="T21">e</text:span><text:span text:style-name="T22"> </text:span><text:span text:style-name="T22">ou</text:span><text:span text:style-name="T22">tp</text:span><text:span text:style-name="T22">ut </text:span><text:span text:style-name="T22">fro</text:span><text:span text:style-name="T22">m </text:span><text:span text:style-name="T22">B.</text:span></text:p>
          </draw:text-box>
        </draw:frame>
        <draw:frame presentation:style-name="pr10" draw:text-style-name="P10" draw:layer="layout" svg:width="19.628cm" svg:height="6.384cm" svg:x="1.264cm" svg:y="3.088cm">
          <draw:text-box>
            <text:p text:style-name="P2"><text:span text:style-name="T23">Ex</text:span><text:span text:style-name="T23">a</text:span><text:span text:style-name="T23">m</text:span><text:span text:style-name="T23">pl</text:span><text:span text:style-name="T23">e: </text:span><text:span text:style-name="T24">p : </text:span><text:span text:style-name="T24">A </text:span><text:span text:style-name="T24">→ </text:span><text:span text:style-name="T24">B</text:span><text:span text:style-name="T29"> <text:s/></text:span><text:span text:style-name="T29">is </text:span><text:span text:style-name="T29">a </text:span><text:span text:style-name="T29">fu</text:span><text:span text:style-name="T29">nc</text:span><text:span text:style-name="T29">ti</text:span><text:span text:style-name="T29">o</text:span><text:span text:style-name="T29">n </text:span><text:span text:style-name="T29">th</text:span><text:span text:style-name="T29">at </text:span><text:span text:style-name="T29">m</text:span><text:span text:style-name="T29">ap</text:span><text:span text:style-name="T29">s </text:span><text:span text:style-name="T29">a </text:span><text:span text:style-name="T29">p</text:span><text:span text:style-name="T29">h</text:span><text:span text:style-name="T29">o</text:span><text:span text:style-name="T29">n</text:span><text:span text:style-name="T29">e-</text:span><text:span text:style-name="T29">n</text:span><text:span text:style-name="T29">u</text:span><text:span text:style-name="T29">m</text:span><text:span text:style-name="T29">b</text:span><text:span text:style-name="T29">er </text:span><text:span text:style-name="T29">to </text:span><text:span text:style-name="T29">a </text:span><text:span text:style-name="T29">si</text:span><text:span text:style-name="T29">n</text:span><text:span text:style-name="T29">gl</text:span><text:span text:style-name="T29">e </text:span><text:span text:style-name="T29">p</text:span><text:span text:style-name="T29">er</text:span><text:span text:style-name="T29">so</text:span><text:span text:style-name="T29">n. </text:span><text:span text:style-name="T29">Ea</text:span><text:span text:style-name="T29">ch </text:span><text:span text:style-name="T29">p</text:span><text:span text:style-name="T29">er</text:span><text:span text:style-name="T29">so</text:span><text:span text:style-name="T29">n </text:span><text:span text:style-name="T29">ha</text:span><text:span text:style-name="T29">s </text:span><text:span text:style-name="T29">a </text:span><text:span text:style-name="T29">u</text:span><text:span text:style-name="T29">ni</text:span><text:span text:style-name="T29">q</text:span><text:span text:style-name="T29">u</text:span><text:span text:style-name="T29">e </text:span><text:span text:style-name="T29">p</text:span><text:span text:style-name="T29">h</text:span><text:span text:style-name="T29">o</text:span><text:span text:style-name="T29">n</text:span><text:span text:style-name="T29">e </text:span><text:span text:style-name="T29">n</text:span><text:span text:style-name="T29">u</text:span><text:span text:style-name="T29">m</text:span><text:span text:style-name="T29">b</text:span><text:span text:style-name="T29">er.</text:span></text:p>
            <text:p text:style-name="P2"><text:span text:style-name="T14"/></text:p>
            <text:p text:style-name="P2"><text:span text:style-name="T36">A </text:span><text:span text:style-name="T36">= { </text:span><text:span text:style-name="T36">12</text:span><text:span text:style-name="T36">3-</text:span><text:span text:style-name="T36">45</text:span><text:span text:style-name="T36">67</text:span><text:span text:style-name="T36">, </text:span><text:span text:style-name="T36">12</text:span><text:span text:style-name="T36">3-</text:span><text:span text:style-name="T36">45</text:span><text:span text:style-name="T36">68</text:span><text:span text:style-name="T36">, </text:span><text:span text:style-name="T36">12</text:span><text:span text:style-name="T36">3-</text:span><text:span text:style-name="T36">45</text:span><text:span text:style-name="T36">69</text:span><text:span text:style-name="T36">, </text:span><text:span text:style-name="T36">et</text:span><text:span text:style-name="T36">c. </text:span><text:span text:style-name="T36">}</text:span></text:p>
            <text:p text:style-name="P2"><text:span text:style-name="T14"/></text:p>
            <text:p text:style-name="P2"><text:span text:style-name="T36">B </text:span><text:span text:style-name="T36">= { </text:span><text:span text:style-name="T36">J. </text:span><text:span text:style-name="T36">Ca</text:span><text:span text:style-name="T36">rm</text:span><text:span text:style-name="T36">ac</text:span><text:span text:style-name="T36">k, </text:span><text:span text:style-name="T36">D. </text:span><text:span text:style-name="T36">Ch</text:span><text:span text:style-name="T36">ea</text:span><text:span text:style-name="T36">dl</text:span><text:span text:style-name="T36">e, </text:span><text:span text:style-name="T36">W. </text:span><text:span text:style-name="T36">Di</text:span><text:span text:style-name="T36">sn</text:span><text:span text:style-name="T36">ey</text:span><text:span text:style-name="T36">, </text:span><text:span text:style-name="T36">et</text:span><text:span text:style-name="T36">c. </text:span><text:span text:style-name="T36">}</text:span></text:p>
            <text:p text:style-name="P2"><text:span text:style-name="T36"/></text:p>
            <text:p text:style-name="P2"><text:span text:style-name="T37">Rul</text:span><text:span text:style-name="T37">e: { </text:span><text:span text:style-name="T37">(12</text:span><text:span text:style-name="T37">3-</text:span><text:span text:style-name="T37">45</text:span><text:span text:style-name="T37">67, </text:span><text:span text:style-name="T37">J. </text:span><text:span text:style-name="T37">Car</text:span><text:span text:style-name="T37">ma</text:span><text:span text:style-name="T37">ck), </text:span><text:span text:style-name="T37">(12</text:span><text:span text:style-name="T37">3-</text:span><text:span text:style-name="T37">45</text:span><text:span text:style-name="T37">68, </text:span><text:span text:style-name="T37">D. </text:span><text:span text:style-name="T37">Ch</text:span><text:span text:style-name="T37">ea</text:span><text:span text:style-name="T37">dle</text:span><text:span text:style-name="T37">), </text:span><text:span text:style-name="T37">(12</text:span><text:span text:style-name="T37">3-</text:span><text:span text:style-name="T37">45</text:span><text:span text:style-name="T37">69, </text:span><text:span text:style-name="T37">W. </text:span><text:span text:style-name="T37">Dis</text:span><text:span text:style-name="T37">ne</text:span><text:span text:style-name="T37">y), </text:span><text:span text:style-name="T37">… </text:span><text:span text:style-name="T37">}</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9</text:page-count></text:span><text:span text:style-name="T18">)</text:span></text:p>
          </draw:text-box>
        </draw:frame>
        <draw:custom-shape draw:style-name="gr6" draw:text-style-name="P16" draw:layer="layout" svg:width="4.143cm" svg:height="4.094cm" svg:x="4.044cm" svg:y="10.334cm">
          <text:p text:style-name="P7"><text:span text:style-name="T38">123</text:span><text:span text:style-name="T38">-</text:span><text:span text:style-name="T38">456</text:span><text:span text:style-name="T38">7 •</text:span></text:p>
          <text:p text:style-name="P7"><text:span text:style-name="T38"/></text:p>
          <text:p text:style-name="P7"><text:span text:style-name="T38">123</text:span><text:span text:style-name="T38">-</text:span><text:span text:style-name="T38">456</text:span><text:span text:style-name="T38">8 •</text:span></text:p>
          <text:p text:style-name="P7"><text:span text:style-name="T38"/></text:p>
          <text:p text:style-name="P7"><text:span text:style-name="T38">123</text:span><text:span text:style-name="T38">-</text:span><text:span text:style-name="T38">456</text:span><text:span text:style-name="T38">9 •</text:span></text:p>
          <draw:enhanced-geometry svg:viewBox="0 0 21600 21600" draw:type="rectangle" draw:enhanced-path="M 0 0 L 21600 0 21600 21600 0 21600 0 0 Z N"/>
        </draw:custom-shape>
        <draw:frame draw:style-name="gr7" draw:text-style-name="P17" draw:layer="layout" svg:width="4.243cm" svg:height="0.963cm" svg:x="4.069cm" svg:y="14.428cm">
          <draw:text-box>
            <text:p><text:span text:style-name="T39">A</text:span></text:p>
          </draw:text-box>
        </draw:frame>
        <draw:custom-shape draw:style-name="gr8" draw:text-style-name="P18" draw:layer="layout" svg:width="4.056cm" svg:height="4.094cm" svg:x="14.365cm" svg:y="10.334cm">
          <text:p text:style-name="P7"><text:span text:style-name="T38">• </text:span><text:span text:style-name="T38">J. </text:span><text:span text:style-name="T38">Car</text:span><text:span text:style-name="T38">mac</text:span><text:span text:style-name="T38">k</text:span></text:p>
          <text:p text:style-name="P7"><text:span text:style-name="T38"/></text:p>
          <text:p text:style-name="P7"><text:span text:style-name="T38">• </text:span><text:span text:style-name="T38">D. </text:span><text:span text:style-name="T38">Che</text:span><text:span text:style-name="T38">adle</text:span></text:p>
          <text:p text:style-name="P7"><text:span text:style-name="T38"/></text:p>
          <text:p text:style-name="P7"><text:span text:style-name="T38">• </text:span><text:span text:style-name="T38">W. </text:span><text:span text:style-name="T38">Disn</text:span><text:span text:style-name="T38">ey</text:span></text:p>
          <draw:enhanced-geometry svg:viewBox="0 0 21600 21600" draw:type="rectangle" draw:enhanced-path="M 0 0 L 21600 0 21600 21600 0 21600 0 0 Z N"/>
        </draw:custom-shape>
        <draw:frame draw:style-name="gr7" draw:text-style-name="P19" draw:layer="layout" svg:width="4.055cm" svg:height="0.963cm" svg:x="14.366cm" svg:y="14.429cm">
          <draw:text-box>
            <text:p><text:span text:style-name="T40">B</text:span></text:p>
          </draw:text-box>
        </draw:frame>
        <draw:line draw:style-name="gr9" draw:text-style-name="P20" draw:layer="layout" svg:x1="7.763cm" svg:y1="11.382cm" svg:x2="15.276cm" svg:y2="13.379cm">
          <text:p/>
        </draw:line>
        <draw:line draw:style-name="gr9" draw:text-style-name="P20" draw:layer="layout" svg:x1="7.763cm" svg:y1="12.356cm" svg:x2="15.226cm" svg:y2="11.432cm">
          <text:p/>
        </draw:line>
        <draw:line draw:style-name="gr9" draw:text-style-name="P20" draw:layer="layout" svg:x1="7.763cm" svg:y1="13.279cm" svg:x2="15.176cm" svg:y2="12.381cm">
          <text:p/>
        </draw:line>
        <presentation:notes draw:style-name="dp2">
          <draw:page-thumbnail draw:style-name="gr2" draw:layer="layout" svg:width="13.968cm" svg:height="10.476cm" svg:x="3.81cm" svg:y="2.123cm" draw:page-number="7" presentation:class="page"/>
          <draw:frame presentation:style-name="pr2" draw:text-style-name="P4" draw:layer="layout" svg:width="17.271cm" svg:height="12.572cm" svg:x="2.159cm" svg:y="13.271cm" presentation:class="notes" presentation:placeholder="true">
            <draw:text-box/>
          </draw:frame>
        </presentation:notes>
      </draw:page>
      <draw:page draw:name="page8"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1</text:span><text:span text:style-name="T5">. </text:span><text:span text:style-name="T5">F</text:span><text:span text:style-name="T5">u</text:span><text:span text:style-name="T5">n</text:span><text:span text:style-name="T5">c</text:span><text:span text:style-name="T5">t</text:span><text:span text:style-name="T5">i</text:span><text:span text:style-name="T5">o</text:span><text:span text:style-name="T5">n</text:span><text:span text:style-name="T5">s</text:span></text:p>
          </draw:text-box>
        </draw:frame>
        <draw:frame draw:style-name="gr5" draw:text-style-name="P13" draw:layer="layout" svg:width="5.744cm" svg:height="11.221cm" svg:x="21.858cm" svg:y="2.403cm">
          <draw:text-box>
            <text:p text:style-name="P7"><text:span text:style-name="T8">N</text:span><text:span text:style-name="T8">ot</text:span><text:span text:style-name="T8">es</text:span></text:p>
            <text:p text:style-name="P7"><text:span text:style-name="T8"/></text:p>
            <text:p text:style-name="P2"><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inp</text:span><text:span text:style-name="T10">uts</text:span></text:p>
            <text:p text:style-name="P2"><text:span text:style-name="T8"/></text:p>
            <text:p text:style-name="P2"><text:span text:style-name="T9">Co</text:span><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ou</text:span><text:span text:style-name="T10">tp</text:span><text:span text:style-name="T10">uts</text:span><text:span text:style-name="T10">.</text:span></text:p>
            <text:p text:style-name="P2"><text:span text:style-name="T10"/></text:p>
            <text:p text:style-name="P2"><text:span text:style-name="T19">f : </text:span><text:span text:style-name="T19">A </text:span><text:span text:style-name="T19">→ </text:span><text:span text:style-name="T19">B</text:span></text:p>
            <text:p text:style-name="P2"><text:span text:style-name="T10">fu</text:span><text:span text:style-name="T10">nct</text:span><text:span text:style-name="T10">ion </text:span><text:span text:style-name="T10">f, </text:span><text:span text:style-name="T10">wit</text:span><text:span text:style-name="T10">h</text:span></text:p>
            <text:p text:style-name="P2"><text:span text:style-name="T10">inp</text:span><text:span text:style-name="T10">ut </text:span><text:span text:style-name="T10">fro</text:span><text:span text:style-name="T10">m </text:span><text:span text:style-name="T10">set </text:span><text:span text:style-name="T10">A, </text:span><text:span text:style-name="T10">&amp;</text:span></text:p>
            <text:p text:style-name="P2"><text:span text:style-name="T10">ou</text:span><text:span text:style-name="T10">tp</text:span><text:span text:style-name="T10">ut </text:span><text:span text:style-name="T10">fro</text:span><text:span text:style-name="T10">m </text:span><text:span text:style-name="T10">set </text:span><text:span text:style-name="T10">B.</text:span></text:p>
            <text:p text:style-name="P2"><text:span text:style-name="T10"/></text:p>
            <text:p text:style-name="P2"><text:span text:style-name="T10">A </text:span><text:span text:style-name="T10">fu</text:span><text:span text:style-name="T10">nct</text:span><text:span text:style-name="T10">ion </text:span><text:span text:style-name="T19">f</text:span><text:span text:style-name="T20"> <text:s text:c="2"/></text:span><text:span text:style-name="T20">ma</text:span><text:span text:style-name="T20">ps </text:span><text:span text:style-name="T20">so</text:span><text:span text:style-name="T20">me </text:span><text:span text:style-name="T20">inp</text:span><text:span text:style-name="T20">ut </text:span><text:span text:style-name="T20">fro</text:span><text:span text:style-name="T20">m </text:span><text:span text:style-name="T20">A </text:span><text:span text:style-name="T20">to </text:span><text:span text:style-name="T21">on</text:span><text:span text:style-name="T21">e </text:span><text:span text:style-name="T21">an</text:span><text:span text:style-name="T21">d </text:span><text:span text:style-name="T21">onl</text:span><text:span text:style-name="T21">y </text:span><text:span text:style-name="T21">on</text:span><text:span text:style-name="T21">e</text:span><text:span text:style-name="T22"> </text:span><text:span text:style-name="T22">ou</text:span><text:span text:style-name="T22">tp</text:span><text:span text:style-name="T22">ut </text:span><text:span text:style-name="T22">fro</text:span><text:span text:style-name="T22">m </text:span><text:span text:style-name="T22">B.</text:span></text:p>
          </draw:text-box>
        </draw:frame>
        <draw:frame presentation:style-name="pr11" draw:text-style-name="P10" draw:layer="layout" svg:width="19.628cm" svg:height="3.722cm" svg:x="0.74cm" svg:y="2.564cm">
          <draw:text-box>
            <text:p text:style-name="P2"><text:span text:style-name="T41">E</text:span><text:span text:style-name="T41">x</text:span><text:span text:style-name="T41">a</text:span><text:span text:style-name="T41">m</text:span><text:span text:style-name="T41">pl</text:span><text:span text:style-name="T41">e: </text:span></text:p>
            <text:p text:style-name="P2"><text:span text:style-name="T42">f</text:span><text:span text:style-name="T41"> : </text:span><text:span text:style-name="T41">ℤ </text:span><text:span text:style-name="T41">→ </text:span><text:span text:style-name="T41">ℤ </text:span><text:span text:style-name="T41"><text:s/>is </text:span><text:span text:style-name="T41">a </text:span><text:span text:style-name="T41">fu</text:span><text:span text:style-name="T41">n</text:span><text:span text:style-name="T41">ct</text:span><text:span text:style-name="T41">io</text:span><text:span text:style-name="T41">n, </text:span><text:span text:style-name="T41">w</text:span><text:span text:style-name="T41">h</text:span><text:span text:style-name="T41">er</text:span><text:span text:style-name="T41">e </text:span><text:span text:style-name="T41">t</text:span><text:span text:style-name="T41">h</text:span><text:span text:style-name="T41">e </text:span><text:span text:style-name="T41">ru</text:span><text:span text:style-name="T41">le </text:span><text:span text:style-name="T41">is </text:span><text:span text:style-name="T41">f(</text:span><text:span text:style-name="T41">x) </text:span><text:span text:style-name="T41">= </text:span><text:span text:style-name="T41">x </text:span><text:span text:style-name="T41">+ </text:span><text:span text:style-name="T41">2</text:span></text:p>
            <text:p text:style-name="P2"><text:span text:style-name="T14"/></text:p>
            <text:p text:style-name="P2"><text:span text:style-name="T29"/></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9</text:page-count></text:span><text:span text:style-name="T18">)</text:span></text:p>
          </draw:text-box>
        </draw:frame>
        <draw:custom-shape draw:style-name="gr10" draw:text-style-name="P21" draw:layer="layout" svg:width="2.67cm" svg:height="9.86cm" svg:x="4.893cm" svg:y="4.692cm">
          <text:p text:style-name="P7"><text:span text:style-name="T43">… </text:span></text:p>
          <text:p text:style-name="P7"><text:span text:style-name="T43"/></text:p>
          <text:p text:style-name="P7"><text:span text:style-name="T43">0 •</text:span></text:p>
          <text:p text:style-name="P7"><text:span text:style-name="T43"/></text:p>
          <text:p text:style-name="P7"><text:span text:style-name="T43">1 •</text:span></text:p>
          <text:p text:style-name="P7"><text:span text:style-name="T43"/></text:p>
          <text:p text:style-name="P7"><text:span text:style-name="T43">2 •</text:span></text:p>
          <text:p text:style-name="P7"><text:span text:style-name="T43"/></text:p>
          <text:p text:style-name="P7"><text:span text:style-name="T43">3 •</text:span></text:p>
          <text:p text:style-name="P7"><text:span text:style-name="T43"/></text:p>
          <text:p text:style-name="P7"><text:span text:style-name="T43">…</text:span></text:p>
          <draw:enhanced-geometry svg:viewBox="0 0 21600 21600" draw:type="rectangle" draw:enhanced-path="M 0 0 L 21600 0 21600 21600 0 21600 0 0 Z N"/>
        </draw:custom-shape>
        <draw:frame draw:style-name="gr7" draw:text-style-name="P17" draw:layer="layout" svg:width="2.72cm" svg:height="0.963cm" svg:x="4.893cm" svg:y="14.552cm">
          <draw:text-box>
            <text:p><text:span text:style-name="T39">A</text:span></text:p>
          </draw:text-box>
        </draw:frame>
        <draw:custom-shape draw:style-name="gr11" draw:text-style-name="P18" draw:layer="layout" svg:width="2.422cm" svg:height="9.535cm" svg:x="14.876cm" svg:y="4.918cm">
          <text:p text:style-name="P7"><text:span text:style-name="T38">…</text:span></text:p>
          <text:p text:style-name="P7"><text:span text:style-name="T38"/></text:p>
          <text:p text:style-name="P7"><text:span text:style-name="T43">• </text:span><text:span text:style-name="T43">0</text:span></text:p>
          <text:p text:style-name="P7"><text:span text:style-name="T43"/></text:p>
          <text:p text:style-name="P7"><text:span text:style-name="T43">• </text:span><text:span text:style-name="T43">1</text:span></text:p>
          <text:p text:style-name="P7"><text:span text:style-name="T43"/></text:p>
          <text:p text:style-name="P7"><text:span text:style-name="T43">• </text:span><text:span text:style-name="T43">2</text:span></text:p>
          <text:p text:style-name="P7"><text:span text:style-name="T43"/></text:p>
          <text:p text:style-name="P7"><text:span text:style-name="T43">• </text:span><text:span text:style-name="T43">3</text:span></text:p>
          <text:p text:style-name="P7"><text:span text:style-name="T43"/></text:p>
          <text:p text:style-name="P7"><text:span text:style-name="T43">• </text:span><text:span text:style-name="T43">4</text:span></text:p>
          <text:p text:style-name="P7"><text:span text:style-name="T43"/></text:p>
          <text:p text:style-name="P7"><text:span text:style-name="T43">• </text:span><text:span text:style-name="T43">5</text:span></text:p>
          <text:p text:style-name="P7"><text:span text:style-name="T43"/></text:p>
          <text:p text:style-name="P7"><text:span text:style-name="T43">…</text:span></text:p>
          <draw:enhanced-geometry svg:viewBox="0 0 21600 21600" draw:type="rectangle" draw:enhanced-path="M 0 0 L 21600 0 21600 21600 0 21600 0 0 Z N"/>
        </draw:custom-shape>
        <draw:frame draw:style-name="gr7" draw:text-style-name="P19" draw:layer="layout" svg:width="2.471cm" svg:height="0.963cm" svg:x="14.802cm" svg:y="14.479cm">
          <draw:text-box>
            <text:p><text:span text:style-name="T40">B</text:span></text:p>
          </draw:text-box>
        </draw:frame>
        <draw:line draw:style-name="gr9" draw:text-style-name="P20" draw:layer="layout" svg:x1="6.641cm" svg:y1="8.017cm" svg:x2="15.701cm" svg:y2="8.986cm">
          <text:p/>
        </draw:line>
        <draw:line draw:style-name="gr9" draw:text-style-name="P20" draw:layer="layout" svg:x1="6.665cm" svg:y1="10.109cm" svg:x2="15.642cm" svg:y2="11.25cm">
          <text:p/>
        </draw:line>
        <draw:line draw:style-name="gr9" draw:text-style-name="P20" draw:layer="layout" svg:x1="6.69cm" svg:y1="9.061cm" svg:x2="15.701cm" svg:y2="10.184cm">
          <text:p/>
        </draw:line>
        <draw:line draw:style-name="gr9" draw:text-style-name="P20" draw:layer="layout" svg:x1="6.64cm" svg:y1="11.282cm" svg:x2="15.676cm" svg:y2="12.331cm">
          <text:p/>
        </draw:line>
        <draw:line draw:style-name="gr12" draw:text-style-name="P20" draw:layer="layout" svg:x1="6.932cm" svg:y1="6.694cm" svg:x2="15.584cm" svg:y2="7.858cm">
          <text:p/>
        </draw:line>
        <draw:line draw:style-name="gr12" draw:text-style-name="P20" draw:layer="layout" svg:x1="6.907cm" svg:y1="5.549cm" svg:x2="15.559cm" svg:y2="6.713cm">
          <text:p/>
        </draw:line>
        <draw:line draw:style-name="gr12" draw:text-style-name="P20" draw:layer="layout" svg:x1="6.907cm" svg:y1="12.56cm" svg:x2="15.559cm" svg:y2="13.724cm">
          <text:p/>
        </draw:line>
        <draw:frame draw:style-name="gr13" draw:text-style-name="P22" draw:layer="layout" svg:width="6.826cm" svg:height="2.117cm" svg:x="7.858cm" svg:y="13.467cm">
          <draw:text-box>
            <text:p text:style-name="P7"><text:span text:style-name="T44">(Th</text:span><text:span text:style-name="T44">e </text:span><text:span text:style-name="T44">set </text:span><text:span text:style-name="T44">is </text:span><text:span text:style-name="T44">infi</text:span><text:span text:style-name="T44">nite </text:span><text:span text:style-name="T44">so I </text:span><text:span text:style-name="T44">can’</text:span><text:span text:style-name="T44">t </text:span><text:span text:style-name="T44">dia</text:span><text:span text:style-name="T44">gra</text:span><text:span text:style-name="T44">m </text:span><text:span text:style-name="T44">out </text:span><text:span text:style-name="T44">the </text:span><text:span text:style-name="T44">enti</text:span><text:span text:style-name="T44">re </text:span><text:span text:style-name="T44">thin</text:span><text:span text:style-name="T44">g.)</text:span></text:p>
          </draw:text-box>
        </draw:frame>
        <presentation:notes draw:style-name="dp2">
          <draw:page-thumbnail draw:style-name="gr2" draw:layer="layout" svg:width="13.968cm" svg:height="10.476cm" svg:x="3.81cm" svg:y="2.123cm" draw:page-number="8" presentation:class="page"/>
          <draw:frame presentation:style-name="pr2" draw:text-style-name="P4" draw:layer="layout" svg:width="17.271cm" svg:height="12.572cm" svg:x="2.159cm" svg:y="13.271cm" presentation:class="notes" presentation:placeholder="true">
            <draw:text-box/>
          </draw:frame>
        </presentation:notes>
      </draw:page>
      <draw:page draw:name="page9"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1</text:span><text:span text:style-name="T5">. </text:span><text:span text:style-name="T5">F</text:span><text:span text:style-name="T5">u</text:span><text:span text:style-name="T5">n</text:span><text:span text:style-name="T5">c</text:span><text:span text:style-name="T5">t</text:span><text:span text:style-name="T5">i</text:span><text:span text:style-name="T5">o</text:span><text:span text:style-name="T5">n</text:span><text:span text:style-name="T5">s</text:span></text:p>
          </draw:text-box>
        </draw:frame>
        <draw:frame draw:style-name="gr5" draw:text-style-name="P13" draw:layer="layout" svg:width="5.744cm" svg:height="11.221cm" svg:x="21.858cm" svg:y="2.403cm">
          <draw:text-box>
            <text:p text:style-name="P7"><text:span text:style-name="T8">N</text:span><text:span text:style-name="T8">ot</text:span><text:span text:style-name="T8">es</text:span></text:p>
            <text:p text:style-name="P7"><text:span text:style-name="T8"/></text:p>
            <text:p text:style-name="P2"><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inp</text:span><text:span text:style-name="T10">uts</text:span></text:p>
            <text:p text:style-name="P2"><text:span text:style-name="T8"/></text:p>
            <text:p text:style-name="P2"><text:span text:style-name="T9">Co</text:span><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ou</text:span><text:span text:style-name="T10">tp</text:span><text:span text:style-name="T10">uts</text:span><text:span text:style-name="T10">.</text:span></text:p>
            <text:p text:style-name="P2"><text:span text:style-name="T10"/></text:p>
            <text:p text:style-name="P2"><text:span text:style-name="T19">f : </text:span><text:span text:style-name="T19">A </text:span><text:span text:style-name="T19">→ </text:span><text:span text:style-name="T19">B</text:span></text:p>
            <text:p text:style-name="P2"><text:span text:style-name="T10">fu</text:span><text:span text:style-name="T10">nct</text:span><text:span text:style-name="T10">ion </text:span><text:span text:style-name="T10">f, </text:span><text:span text:style-name="T10">wit</text:span><text:span text:style-name="T10">h</text:span></text:p>
            <text:p text:style-name="P2"><text:span text:style-name="T10">inp</text:span><text:span text:style-name="T10">ut </text:span><text:span text:style-name="T10">fro</text:span><text:span text:style-name="T10">m </text:span><text:span text:style-name="T10">set </text:span><text:span text:style-name="T10">A, </text:span><text:span text:style-name="T10">&amp;</text:span></text:p>
            <text:p text:style-name="P2"><text:span text:style-name="T10">ou</text:span><text:span text:style-name="T10">tp</text:span><text:span text:style-name="T10">ut </text:span><text:span text:style-name="T10">fro</text:span><text:span text:style-name="T10">m </text:span><text:span text:style-name="T10">set </text:span><text:span text:style-name="T10">B.</text:span></text:p>
            <text:p text:style-name="P2"><text:span text:style-name="T10"/></text:p>
            <text:p text:style-name="P2"><text:span text:style-name="T10">A </text:span><text:span text:style-name="T10">fu</text:span><text:span text:style-name="T10">nct</text:span><text:span text:style-name="T10">ion </text:span><text:span text:style-name="T19">f</text:span><text:span text:style-name="T20"> <text:s text:c="2"/></text:span><text:span text:style-name="T20">ma</text:span><text:span text:style-name="T20">ps </text:span><text:span text:style-name="T20">so</text:span><text:span text:style-name="T20">me </text:span><text:span text:style-name="T20">inp</text:span><text:span text:style-name="T20">ut </text:span><text:span text:style-name="T20">fro</text:span><text:span text:style-name="T20">m </text:span><text:span text:style-name="T20">A </text:span><text:span text:style-name="T20">to </text:span><text:span text:style-name="T21">on</text:span><text:span text:style-name="T21">e </text:span><text:span text:style-name="T21">an</text:span><text:span text:style-name="T21">d </text:span><text:span text:style-name="T21">onl</text:span><text:span text:style-name="T21">y </text:span><text:span text:style-name="T21">on</text:span><text:span text:style-name="T21">e</text:span><text:span text:style-name="T22"> </text:span><text:span text:style-name="T22">ou</text:span><text:span text:style-name="T22">tp</text:span><text:span text:style-name="T22">ut </text:span><text:span text:style-name="T22">fro</text:span><text:span text:style-name="T22">m </text:span><text:span text:style-name="T22">B.</text:span></text:p>
          </draw:text-box>
        </draw:frame>
        <draw:frame presentation:style-name="pr12" draw:text-style-name="P10" draw:layer="layout" svg:width="19.628cm" svg:height="7.514cm" svg:x="0.74cm" svg:y="2.564cm">
          <draw:text-box>
            <text:p text:style-name="P2"><text:span text:style-name="T41">W</text:span><text:span text:style-name="T41">e </text:span><text:span text:style-name="T41">c</text:span><text:span text:style-name="T41">a</text:span><text:span text:style-name="T41">n </text:span><text:span text:style-name="T41">al</text:span><text:span text:style-name="T41">s</text:span><text:span text:style-name="T41">o </text:span><text:span text:style-name="T41">s</text:span><text:span text:style-name="T41">p</text:span><text:span text:style-name="T41">e</text:span><text:span text:style-name="T41">ci</text:span><text:span text:style-name="T41">fy </text:span><text:span text:style-name="T41">t</text:span><text:span text:style-name="T41">h</text:span><text:span text:style-name="T41">e </text:span><text:span text:style-name="T41">m</text:span><text:span text:style-name="T41">a</text:span><text:span text:style-name="T41">p</text:span><text:span text:style-name="T41">pi</text:span><text:span text:style-name="T41">n</text:span><text:span text:style-name="T41">g </text:span><text:span text:style-name="T41">e</text:span><text:span text:style-name="T41">x</text:span><text:span text:style-name="T41">pl</text:span><text:span text:style-name="T41">ic</text:span><text:span text:style-name="T41">itl</text:span><text:span text:style-name="T41">y </text:span><text:span text:style-name="T41">b</text:span><text:span text:style-name="T41">y </text:span><text:span text:style-name="T41">u</text:span><text:span text:style-name="T41">si</text:span><text:span text:style-name="T41">n</text:span><text:span text:style-name="T41">g </text:span><text:span text:style-name="T41">a </text:span><text:span text:style-name="T41">s</text:span><text:span text:style-name="T41">e</text:span><text:span text:style-name="T41">t </text:span><text:span text:style-name="T41">o</text:span><text:span text:style-name="T41">f </text:span><text:span text:style-name="T41">o</text:span><text:span text:style-name="T41">r</text:span><text:span text:style-name="T41">d</text:span><text:span text:style-name="T41">er</text:span><text:span text:style-name="T41">e</text:span><text:span text:style-name="T41">d </text:span><text:span text:style-name="T41">p</text:span><text:span text:style-name="T41">ai</text:span><text:span text:style-name="T41">rs</text:span><text:span text:style-name="T41">. </text:span><text:span text:style-name="T41">F</text:span><text:span text:style-name="T41">o</text:span><text:span text:style-name="T41">r </text:span><text:span text:style-name="T41">e</text:span><text:span text:style-name="T41">x</text:span><text:span text:style-name="T41">a</text:span><text:span text:style-name="T41">m</text:span><text:span text:style-name="T41">pl</text:span><text:span text:style-name="T41">e:</text:span></text:p>
            <text:p text:style-name="P2"><text:span text:style-name="T41"/></text:p>
            <text:p text:style-name="P2"><text:span text:style-name="T41">F</text:span><text:span text:style-name="T41">u</text:span><text:span text:style-name="T41">n</text:span><text:span text:style-name="T41">ct</text:span><text:span text:style-name="T41">io</text:span><text:span text:style-name="T41">n: </text:span><text:span text:style-name="T42">g </text:span><text:span text:style-name="T42">: </text:span><text:span text:style-name="T42">A </text:span><text:span text:style-name="T42">→ </text:span><text:span text:style-name="T42">B</text:span></text:p>
            <text:p text:style-name="P2"><text:span text:style-name="T41">A </text:span><text:span text:style-name="T41">= </text:span><text:span text:style-name="T41">{ </text:span><text:span text:style-name="T41">1, </text:span><text:span text:style-name="T41">2, </text:span><text:span text:style-name="T41">3 </text:span><text:span text:style-name="T41">}</text:span><text:span text:style-name="T41"><text:tab/></text:span><text:span text:style-name="T41"><text:tab/></text:span><text:span text:style-name="T41">B </text:span><text:span text:style-name="T41">= </text:span><text:span text:style-name="T41">{ </text:span><text:span text:style-name="T41">x, </text:span><text:span text:style-name="T41">y, </text:span><text:span text:style-name="T41">z </text:span><text:span text:style-name="T41">}</text:span></text:p>
            <text:p text:style-name="P2"><text:span text:style-name="T41">R</text:span><text:span text:style-name="T41">ul</text:span><text:span text:style-name="T41">e: </text:span><text:span text:style-name="T41">{ (</text:span><text:span text:style-name="T41">1, </text:span><text:span text:style-name="T41">z)</text:span><text:span text:style-name="T41">, </text:span><text:span text:style-name="T41">(2</text:span><text:span text:style-name="T41">, </text:span><text:span text:style-name="T41">y)</text:span><text:span text:style-name="T41">, </text:span><text:span text:style-name="T41">(3</text:span><text:span text:style-name="T41">, </text:span><text:span text:style-name="T41">x) </text:span><text:span text:style-name="T41">}</text:span></text:p>
            <text:p text:style-name="P2"><text:span text:style-name="T14"/></text:p>
            <text:p text:style-name="P2"><text:span text:style-name="T29"/></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9</text:page-count></text:span><text:span text:style-name="T18">)</text:span></text:p>
          </draw:text-box>
        </draw:frame>
        <draw:custom-shape draw:style-name="gr14" draw:text-style-name="P21" draw:layer="layout" svg:width="2.67cm" svg:height="4.617cm" svg:x="4.893cm" svg:y="9.935cm">
          <text:p text:style-name="P7"><text:span text:style-name="T43">1 •</text:span></text:p>
          <text:p text:style-name="P7"><text:span text:style-name="T43"/></text:p>
          <text:p text:style-name="P7"><text:span text:style-name="T43">2 •</text:span></text:p>
          <text:p text:style-name="P7"><text:span text:style-name="T43"/></text:p>
          <text:p text:style-name="P7"><text:span text:style-name="T43">3 •</text:span></text:p>
          <draw:enhanced-geometry svg:viewBox="0 0 21600 21600" draw:type="rectangle" draw:enhanced-path="M 0 0 L 21600 0 21600 21600 0 21600 0 0 Z N"/>
        </draw:custom-shape>
        <draw:frame draw:style-name="gr7" draw:text-style-name="P17" draw:layer="layout" svg:width="2.72cm" svg:height="0.963cm" svg:x="4.893cm" svg:y="14.552cm">
          <draw:text-box>
            <text:p><text:span text:style-name="T39">A</text:span></text:p>
          </draw:text-box>
        </draw:frame>
        <draw:custom-shape draw:style-name="gr15" draw:text-style-name="P23" draw:layer="layout" svg:width="2.422cm" svg:height="4.918cm" svg:x="14.876cm" svg:y="9.535cm">
          <text:p text:style-name="P7"><text:span text:style-name="T43">• </text:span><text:span text:style-name="T43">x</text:span></text:p>
          <text:p text:style-name="P7"><text:span text:style-name="T43"/></text:p>
          <text:p text:style-name="P7"><text:span text:style-name="T43">• </text:span><text:span text:style-name="T43">y</text:span></text:p>
          <text:p text:style-name="P7"><text:span text:style-name="T43"/></text:p>
          <text:p text:style-name="P7"><text:span text:style-name="T43">• </text:span><text:span text:style-name="T43">z</text:span></text:p>
          <draw:enhanced-geometry svg:viewBox="0 0 21600 21600" draw:type="rectangle" draw:enhanced-path="M 0 0 L 21600 0 21600 21600 0 21600 0 0 Z N"/>
        </draw:custom-shape>
        <draw:frame draw:style-name="gr7" draw:text-style-name="P19" draw:layer="layout" svg:width="2.471cm" svg:height="0.963cm" svg:x="14.802cm" svg:y="14.479cm">
          <draw:text-box>
            <text:p><text:span text:style-name="T40">B</text:span></text:p>
          </draw:text-box>
        </draw:frame>
        <draw:line draw:style-name="gr9" draw:text-style-name="P20" draw:layer="layout" svg:x1="6.59cm" svg:y1="10.983cm" svg:x2="15.751cm" svg:y2="13.055cm">
          <text:p/>
        </draw:line>
        <draw:line draw:style-name="gr9" draw:text-style-name="P20" draw:layer="layout" svg:x1="6.765cm" svg:y1="12.131cm" svg:x2="15.751cm" svg:y2="12.081cm">
          <text:p/>
        </draw:line>
        <draw:line draw:style-name="gr9" draw:text-style-name="P20" draw:layer="layout" svg:x1="6.715cm" svg:y1="13.329cm" svg:x2="15.775cm" svg:y2="10.833cm">
          <text:p/>
        </draw:line>
        <presentation:notes draw:style-name="dp2">
          <draw:page-thumbnail draw:style-name="gr2" draw:layer="layout" svg:width="13.968cm" svg:height="10.476cm" svg:x="3.81cm" svg:y="2.123cm" draw:page-number="9" presentation:class="page"/>
          <draw:frame presentation:style-name="pr2" draw:text-style-name="P4" draw:layer="layout" svg:width="17.271cm" svg:height="12.572cm" svg:x="2.159cm" svg:y="13.271cm" presentation:class="notes" presentation:placeholder="true">
            <draw:text-box/>
          </draw:frame>
        </presentation:notes>
      </draw:page>
      <draw:page draw:name="page10"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1</text:span><text:span text:style-name="T5">. </text:span><text:span text:style-name="T5">F</text:span><text:span text:style-name="T5">u</text:span><text:span text:style-name="T5">n</text:span><text:span text:style-name="T5">c</text:span><text:span text:style-name="T5">t</text:span><text:span text:style-name="T5">i</text:span><text:span text:style-name="T5">o</text:span><text:span text:style-name="T5">n</text:span><text:span text:style-name="T5">s</text:span></text:p>
          </draw:text-box>
        </draw:frame>
        <draw:frame draw:style-name="gr5" draw:text-style-name="P13" draw:layer="layout" svg:width="5.744cm" svg:height="11.221cm" svg:x="21.858cm" svg:y="2.403cm">
          <draw:text-box>
            <text:p text:style-name="P7"><text:span text:style-name="T8">N</text:span><text:span text:style-name="T8">ot</text:span><text:span text:style-name="T8">es</text:span></text:p>
            <text:p text:style-name="P7"><text:span text:style-name="T8"/></text:p>
            <text:p text:style-name="P2"><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inp</text:span><text:span text:style-name="T10">uts</text:span></text:p>
            <text:p text:style-name="P2"><text:span text:style-name="T8"/></text:p>
            <text:p text:style-name="P2"><text:span text:style-name="T9">Co</text:span><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ou</text:span><text:span text:style-name="T10">tp</text:span><text:span text:style-name="T10">uts</text:span><text:span text:style-name="T10">.</text:span></text:p>
            <text:p text:style-name="P2"><text:span text:style-name="T10"/></text:p>
            <text:p text:style-name="P2"><text:span text:style-name="T19">f : </text:span><text:span text:style-name="T19">A </text:span><text:span text:style-name="T19">→ </text:span><text:span text:style-name="T19">B</text:span></text:p>
            <text:p text:style-name="P2"><text:span text:style-name="T10">fu</text:span><text:span text:style-name="T10">nct</text:span><text:span text:style-name="T10">ion </text:span><text:span text:style-name="T10">f, </text:span><text:span text:style-name="T10">wit</text:span><text:span text:style-name="T10">h</text:span></text:p>
            <text:p text:style-name="P2"><text:span text:style-name="T10">inp</text:span><text:span text:style-name="T10">ut </text:span><text:span text:style-name="T10">fro</text:span><text:span text:style-name="T10">m </text:span><text:span text:style-name="T10">set </text:span><text:span text:style-name="T10">A, </text:span><text:span text:style-name="T10">&amp;</text:span></text:p>
            <text:p text:style-name="P2"><text:span text:style-name="T10">ou</text:span><text:span text:style-name="T10">tp</text:span><text:span text:style-name="T10">ut </text:span><text:span text:style-name="T10">fro</text:span><text:span text:style-name="T10">m </text:span><text:span text:style-name="T10">set </text:span><text:span text:style-name="T10">B.</text:span></text:p>
            <text:p text:style-name="P2"><text:span text:style-name="T10"/></text:p>
            <text:p text:style-name="P2"><text:span text:style-name="T10">A </text:span><text:span text:style-name="T10">fu</text:span><text:span text:style-name="T10">nct</text:span><text:span text:style-name="T10">ion </text:span><text:span text:style-name="T19">f</text:span><text:span text:style-name="T20"> <text:s text:c="2"/></text:span><text:span text:style-name="T20">ma</text:span><text:span text:style-name="T20">ps </text:span><text:span text:style-name="T20">so</text:span><text:span text:style-name="T20">me </text:span><text:span text:style-name="T20">inp</text:span><text:span text:style-name="T20">ut </text:span><text:span text:style-name="T20">fro</text:span><text:span text:style-name="T20">m </text:span><text:span text:style-name="T20">A </text:span><text:span text:style-name="T20">to </text:span><text:span text:style-name="T21">on</text:span><text:span text:style-name="T21">e </text:span><text:span text:style-name="T21">an</text:span><text:span text:style-name="T21">d </text:span><text:span text:style-name="T21">onl</text:span><text:span text:style-name="T21">y </text:span><text:span text:style-name="T21">on</text:span><text:span text:style-name="T21">e</text:span><text:span text:style-name="T22"> </text:span><text:span text:style-name="T22">ou</text:span><text:span text:style-name="T22">tp</text:span><text:span text:style-name="T22">ut </text:span><text:span text:style-name="T22">fro</text:span><text:span text:style-name="T22">m </text:span><text:span text:style-name="T22">B.</text:span></text:p>
          </draw:text-box>
        </draw:frame>
        <draw:frame presentation:style-name="pr13" draw:text-style-name="P10" draw:layer="layout" svg:width="19.628cm" svg:height="5.689cm" svg:x="0.74cm" svg:y="2.564cm">
          <draw:text-box>
            <text:p text:style-name="P2"><text:span text:style-name="T45">P</text:span><text:span text:style-name="T45">r</text:span><text:span text:style-name="T45">a</text:span><text:span text:style-name="T45">ct</text:span><text:span text:style-name="T45">ic</text:span><text:span text:style-name="T45">e:</text:span><text:span text:style-name="T46"> </text:span><text:span text:style-name="T46">D</text:span><text:span text:style-name="T46">ia</text:span><text:span text:style-name="T46">g</text:span><text:span text:style-name="T46">ra</text:span><text:span text:style-name="T46">m </text:span><text:span text:style-name="T46">t</text:span><text:span text:style-name="T46">h</text:span><text:span text:style-name="T46">e </text:span><text:span text:style-name="T46">f</text:span><text:span text:style-name="T46">ol</text:span><text:span text:style-name="T46">lo</text:span><text:span text:style-name="T46">w</text:span><text:span text:style-name="T46">in</text:span><text:span text:style-name="T46">g </text:span><text:span text:style-name="T46">fu</text:span><text:span text:style-name="T46">n</text:span><text:span text:style-name="T46">ct</text:span><text:span text:style-name="T46">io</text:span><text:span text:style-name="T46">n.</text:span></text:p>
            <text:p text:style-name="P2"><text:span text:style-name="T46"/></text:p>
            <text:p text:style-name="P2"><text:span text:style-name="T46">F</text:span><text:span text:style-name="T46">u</text:span><text:span text:style-name="T46">n</text:span><text:span text:style-name="T46">ct</text:span><text:span text:style-name="T46">io</text:span><text:span text:style-name="T46">n:</text:span><text:span text:style-name="T46"><text:tab/></text:span><text:span text:style-name="T46"><text:tab/></text:span><text:span text:style-name="T42">h </text:span><text:span text:style-name="T42">: </text:span><text:span text:style-name="T42">X </text:span><text:span text:style-name="T42">→ </text:span><text:span text:style-name="T42">Y</text:span></text:p>
            <text:p text:style-name="P2"><text:span text:style-name="T46">X </text:span><text:span text:style-name="T46">= </text:span><text:span text:style-name="T46">{ </text:span><text:span text:style-name="T46">2, </text:span><text:span text:style-name="T46">4, </text:span><text:span text:style-name="T46">6, </text:span><text:span text:style-name="T46">8 </text:span><text:span text:style-name="T46">}</text:span></text:p>
            <text:p text:style-name="P2"><text:span text:style-name="T46">Y </text:span><text:span text:style-name="T46">= </text:span><text:span text:style-name="T46">{ </text:span><text:span text:style-name="T46">1, </text:span><text:span text:style-name="T46">3, </text:span><text:span text:style-name="T46">5, </text:span><text:span text:style-name="T46">7 </text:span><text:span text:style-name="T46">}</text:span></text:p>
            <text:p text:style-name="P2"><text:span text:style-name="T46">R</text:span><text:span text:style-name="T46">ul</text:span><text:span text:style-name="T46">e: </text:span><text:span text:style-name="T46">{ (</text:span><text:span text:style-name="T46">2,</text:span><text:span text:style-name="T46">7)</text:span><text:span text:style-name="T46">, </text:span><text:span text:style-name="T46">(4</text:span><text:span text:style-name="T46">,3</text:span><text:span text:style-name="T46">), </text:span><text:span text:style-name="T46">(6</text:span><text:span text:style-name="T46">,5</text:span><text:span text:style-name="T46">), </text:span><text:span text:style-name="T46">(8</text:span><text:span text:style-name="T46">,1</text:span><text:span text:style-name="T46">) }</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9</text:page-count></text:span><text:span text:style-name="T18">)</text:span></text:p>
          </draw:text-box>
        </draw:frame>
        <presentation:notes draw:style-name="dp2">
          <draw:page-thumbnail draw:style-name="gr2" draw:layer="layout" svg:width="13.968cm" svg:height="10.476cm" svg:x="3.81cm" svg:y="2.123cm" draw:page-number="10" presentation:class="page"/>
          <draw:frame presentation:style-name="pr2" draw:text-style-name="P4" draw:layer="layout" svg:width="17.271cm" svg:height="12.572cm" svg:x="2.159cm" svg:y="13.271cm" presentation:class="notes" presentation:placeholder="true">
            <draw:text-box/>
          </draw:frame>
        </presentation:notes>
      </draw:page>
      <draw:page draw:name="page11"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1</text:span><text:span text:style-name="T5">. </text:span><text:span text:style-name="T5">F</text:span><text:span text:style-name="T5">u</text:span><text:span text:style-name="T5">n</text:span><text:span text:style-name="T5">c</text:span><text:span text:style-name="T5">t</text:span><text:span text:style-name="T5">i</text:span><text:span text:style-name="T5">o</text:span><text:span text:style-name="T5">n</text:span><text:span text:style-name="T5">s</text:span></text:p>
          </draw:text-box>
        </draw:frame>
        <draw:frame draw:style-name="gr5" draw:text-style-name="P13" draw:layer="layout" svg:width="5.744cm" svg:height="11.221cm" svg:x="21.858cm" svg:y="2.403cm">
          <draw:text-box>
            <text:p text:style-name="P7"><text:span text:style-name="T8">N</text:span><text:span text:style-name="T8">ot</text:span><text:span text:style-name="T8">es</text:span></text:p>
            <text:p text:style-name="P7"><text:span text:style-name="T8"/></text:p>
            <text:p text:style-name="P2"><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inp</text:span><text:span text:style-name="T10">uts</text:span></text:p>
            <text:p text:style-name="P2"><text:span text:style-name="T8"/></text:p>
            <text:p text:style-name="P2"><text:span text:style-name="T9">Co</text:span><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ou</text:span><text:span text:style-name="T10">tp</text:span><text:span text:style-name="T10">uts</text:span><text:span text:style-name="T10">.</text:span></text:p>
            <text:p text:style-name="P2"><text:span text:style-name="T10"/></text:p>
            <text:p text:style-name="P2"><text:span text:style-name="T19">f : </text:span><text:span text:style-name="T19">A </text:span><text:span text:style-name="T19">→ </text:span><text:span text:style-name="T19">B</text:span></text:p>
            <text:p text:style-name="P2"><text:span text:style-name="T10">fu</text:span><text:span text:style-name="T10">nct</text:span><text:span text:style-name="T10">ion </text:span><text:span text:style-name="T10">f, </text:span><text:span text:style-name="T10">wit</text:span><text:span text:style-name="T10">h</text:span></text:p>
            <text:p text:style-name="P2"><text:span text:style-name="T10">inp</text:span><text:span text:style-name="T10">ut </text:span><text:span text:style-name="T10">fro</text:span><text:span text:style-name="T10">m </text:span><text:span text:style-name="T10">set </text:span><text:span text:style-name="T10">A, </text:span><text:span text:style-name="T10">&amp;</text:span></text:p>
            <text:p text:style-name="P2"><text:span text:style-name="T10">ou</text:span><text:span text:style-name="T10">tp</text:span><text:span text:style-name="T10">ut </text:span><text:span text:style-name="T10">fro</text:span><text:span text:style-name="T10">m </text:span><text:span text:style-name="T10">set </text:span><text:span text:style-name="T10">B.</text:span></text:p>
            <text:p text:style-name="P2"><text:span text:style-name="T10"/></text:p>
            <text:p text:style-name="P2"><text:span text:style-name="T10">A </text:span><text:span text:style-name="T10">fu</text:span><text:span text:style-name="T10">nct</text:span><text:span text:style-name="T10">ion </text:span><text:span text:style-name="T19">f</text:span><text:span text:style-name="T20"> <text:s text:c="2"/></text:span><text:span text:style-name="T20">ma</text:span><text:span text:style-name="T20">ps </text:span><text:span text:style-name="T20">so</text:span><text:span text:style-name="T20">me </text:span><text:span text:style-name="T20">inp</text:span><text:span text:style-name="T20">ut </text:span><text:span text:style-name="T20">fro</text:span><text:span text:style-name="T20">m </text:span><text:span text:style-name="T20">A </text:span><text:span text:style-name="T20">to </text:span><text:span text:style-name="T21">on</text:span><text:span text:style-name="T21">e </text:span><text:span text:style-name="T21">an</text:span><text:span text:style-name="T21">d </text:span><text:span text:style-name="T21">onl</text:span><text:span text:style-name="T21">y </text:span><text:span text:style-name="T21">on</text:span><text:span text:style-name="T21">e</text:span><text:span text:style-name="T22"> </text:span><text:span text:style-name="T22">ou</text:span><text:span text:style-name="T22">tp</text:span><text:span text:style-name="T22">ut </text:span><text:span text:style-name="T22">fro</text:span><text:span text:style-name="T22">m </text:span><text:span text:style-name="T22">B.</text:span></text:p>
          </draw:text-box>
        </draw:frame>
        <draw:frame presentation:style-name="pr14" draw:text-style-name="P10" draw:layer="layout" svg:width="19.628cm" svg:height="5.689cm" svg:x="0.74cm" svg:y="2.564cm">
          <draw:text-box>
            <text:p text:style-name="P2"><text:span text:style-name="T45">P</text:span><text:span text:style-name="T45">r</text:span><text:span text:style-name="T45">a</text:span><text:span text:style-name="T45">ct</text:span><text:span text:style-name="T45">ic</text:span><text:span text:style-name="T45">e:</text:span><text:span text:style-name="T46"> </text:span><text:span text:style-name="T46">D</text:span><text:span text:style-name="T46">ia</text:span><text:span text:style-name="T46">g</text:span><text:span text:style-name="T46">ra</text:span><text:span text:style-name="T46">m </text:span><text:span text:style-name="T46">t</text:span><text:span text:style-name="T46">h</text:span><text:span text:style-name="T46">e </text:span><text:span text:style-name="T46">f</text:span><text:span text:style-name="T46">ol</text:span><text:span text:style-name="T46">lo</text:span><text:span text:style-name="T46">w</text:span><text:span text:style-name="T46">in</text:span><text:span text:style-name="T46">g </text:span><text:span text:style-name="T46">fu</text:span><text:span text:style-name="T46">n</text:span><text:span text:style-name="T46">ct</text:span><text:span text:style-name="T46">io</text:span><text:span text:style-name="T46">n.</text:span></text:p>
            <text:p text:style-name="P2"><text:span text:style-name="T46"/></text:p>
            <text:p text:style-name="P2"><text:span text:style-name="T46">F</text:span><text:span text:style-name="T46">u</text:span><text:span text:style-name="T46">n</text:span><text:span text:style-name="T46">ct</text:span><text:span text:style-name="T46">io</text:span><text:span text:style-name="T46">n:</text:span><text:span text:style-name="T46"><text:tab/></text:span><text:span text:style-name="T46"><text:tab/></text:span><text:span text:style-name="T42">h </text:span><text:span text:style-name="T42">: </text:span><text:span text:style-name="T42">X </text:span><text:span text:style-name="T42">→ </text:span><text:span text:style-name="T42">Y</text:span></text:p>
            <text:p text:style-name="P2"><text:span text:style-name="T46">X </text:span><text:span text:style-name="T46">= </text:span><text:span text:style-name="T46">{ </text:span><text:span text:style-name="T46">2, </text:span><text:span text:style-name="T46">4, </text:span><text:span text:style-name="T46">6, </text:span><text:span text:style-name="T46">8 </text:span><text:span text:style-name="T46">}</text:span></text:p>
            <text:p text:style-name="P2"><text:span text:style-name="T46">Y </text:span><text:span text:style-name="T46">= </text:span><text:span text:style-name="T46">{ </text:span><text:span text:style-name="T46">1, </text:span><text:span text:style-name="T46">3, </text:span><text:span text:style-name="T46">5, </text:span><text:span text:style-name="T46">7 </text:span><text:span text:style-name="T46">}</text:span></text:p>
            <text:p text:style-name="P2"><text:span text:style-name="T46">R</text:span><text:span text:style-name="T46">ul</text:span><text:span text:style-name="T46">e: </text:span><text:span text:style-name="T46">{ (</text:span><text:span text:style-name="T46">2,</text:span><text:span text:style-name="T46">7)</text:span><text:span text:style-name="T46">, </text:span><text:span text:style-name="T46">(4</text:span><text:span text:style-name="T46">,3</text:span><text:span text:style-name="T46">), </text:span><text:span text:style-name="T46">(6</text:span><text:span text:style-name="T46">,5</text:span><text:span text:style-name="T46">), </text:span><text:span text:style-name="T46">(8</text:span><text:span text:style-name="T46">,1</text:span><text:span text:style-name="T46">) }</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9</text:page-count></text:span><text:span text:style-name="T18">)</text:span></text:p>
          </draw:text-box>
        </draw:frame>
        <draw:custom-shape draw:style-name="gr14" draw:text-style-name="P21" draw:layer="layout" svg:width="2.67cm" svg:height="4.617cm" svg:x="4.893cm" svg:y="9.935cm">
          <text:p text:style-name="P7"><text:span text:style-name="T43">2 •</text:span></text:p>
          <text:p text:style-name="P7"><text:span text:style-name="T43"/></text:p>
          <text:p text:style-name="P7"><text:span text:style-name="T43">4 •</text:span></text:p>
          <text:p text:style-name="P7"><text:span text:style-name="T43"/></text:p>
          <text:p text:style-name="P7"><text:span text:style-name="T43">6 •</text:span></text:p>
          <text:p text:style-name="P7"><text:span text:style-name="T43"/></text:p>
          <text:p text:style-name="P7"><text:span text:style-name="T43">8 •</text:span></text:p>
          <draw:enhanced-geometry svg:viewBox="0 0 21600 21600" draw:type="rectangle" draw:enhanced-path="M 0 0 L 21600 0 21600 21600 0 21600 0 0 Z N"/>
        </draw:custom-shape>
        <draw:frame draw:style-name="gr7" draw:text-style-name="P17" draw:layer="layout" svg:width="2.72cm" svg:height="0.963cm" svg:x="4.893cm" svg:y="14.552cm">
          <draw:text-box>
            <text:p><text:span text:style-name="T39">A</text:span></text:p>
          </draw:text-box>
        </draw:frame>
        <draw:custom-shape draw:style-name="gr15" draw:text-style-name="P23" draw:layer="layout" svg:width="2.422cm" svg:height="4.918cm" svg:x="14.876cm" svg:y="9.535cm">
          <text:p text:style-name="P7"><text:span text:style-name="T43">• </text:span><text:span text:style-name="T43">1</text:span></text:p>
          <text:p text:style-name="P7"><text:span text:style-name="T43"/></text:p>
          <text:p text:style-name="P7"><text:span text:style-name="T43">• </text:span><text:span text:style-name="T43">3</text:span></text:p>
          <text:p text:style-name="P7"><text:span text:style-name="T43"/></text:p>
          <text:p text:style-name="P7"><text:span text:style-name="T43">• </text:span><text:span text:style-name="T43">5</text:span></text:p>
          <text:p text:style-name="P7"><text:span text:style-name="T43"/></text:p>
          <text:p text:style-name="P7"><text:span text:style-name="T43">• </text:span><text:span text:style-name="T43">7</text:span></text:p>
          <draw:enhanced-geometry svg:viewBox="0 0 21600 21600" draw:type="rectangle" draw:enhanced-path="M 0 0 L 21600 0 21600 21600 0 21600 0 0 Z N"/>
        </draw:custom-shape>
        <draw:frame draw:style-name="gr7" draw:text-style-name="P19" draw:layer="layout" svg:width="2.471cm" svg:height="0.963cm" svg:x="14.802cm" svg:y="14.479cm">
          <draw:text-box>
            <text:p><text:span text:style-name="T40">B</text:span></text:p>
          </draw:text-box>
        </draw:frame>
        <draw:line draw:style-name="gr9" draw:text-style-name="P20" draw:layer="layout" svg:x1="6.72cm" svg:y1="10.636cm" svg:x2="15.742cm" svg:y2="13.679cm">
          <text:p/>
        </draw:line>
        <draw:line draw:style-name="gr9" draw:text-style-name="P20" draw:layer="layout" svg:x1="6.72cm" svg:y1="11.721cm" svg:x2="15.663cm" svg:y2="11.483cm">
          <text:p/>
        </draw:line>
        <draw:line draw:style-name="gr9" draw:text-style-name="P20" draw:layer="layout" svg:x1="6.667cm" svg:y1="13.917cm" svg:x2="15.663cm" svg:y2="10.372cm">
          <text:p/>
        </draw:line>
        <draw:line draw:style-name="gr9" draw:text-style-name="P20" draw:layer="layout" svg:x1="6.747cm" svg:y1="12.753cm" svg:x2="15.769cm" svg:y2="12.541cm">
          <text:p/>
        </draw:line>
        <presentation:notes draw:style-name="dp2">
          <draw:page-thumbnail draw:style-name="gr2" draw:layer="layout" svg:width="13.968cm" svg:height="10.476cm" svg:x="3.81cm" svg:y="2.123cm" draw:page-number="11" presentation:class="page"/>
          <draw:frame presentation:style-name="pr2" draw:text-style-name="P4" draw:layer="layout" svg:width="17.271cm" svg:height="12.572cm" svg:x="2.159cm" svg:y="13.271cm" presentation:class="notes" presentation:placeholder="true">
            <draw:text-box/>
          </draw:frame>
        </presentation:notes>
      </draw:page>
      <draw:page draw:name="page12" draw:style-name="dp3" draw:master-page-name="Bubbles" presentation:presentation-page-layout-name="AL1T0">
        <office:forms form:automatic-focus="false" form:apply-design-mode="false"/>
        <draw:frame presentation:style-name="pr7" draw:text-style-name="P12" draw:layer="layout" svg:width="22.292cm" svg:height="3.108cm" svg:x="3.284cm" svg:y="6.659cm" presentation:class="title" presentation:user-transformed="true">
          <draw:text-box>
            <text:p text:style-name="P7"><text:span text:style-name="T7">2</text:span><text:span text:style-name="T7">. </text:span><text:span text:style-name="T7">B</text:span><text:span text:style-name="T7">i</text:span><text:span text:style-name="T7">n</text:span><text:span text:style-name="T7">a</text:span><text:span text:style-name="T7">r</text:span><text:span text:style-name="T7">y</text:span><text:span text:style-name="T7"> </text:span><text:span text:style-name="T7">R</text:span><text:span text:style-name="T7">e</text:span><text:span text:style-name="T7">l</text:span><text:span text:style-name="T7">a</text:span><text:span text:style-name="T7">t</text:span><text:span text:style-name="T7">i</text:span><text:span text:style-name="T7">o</text:span><text:span text:style-name="T7">n</text:span><text:span text:style-name="T7">s</text:span></text:p>
          </draw:text-box>
        </draw:frame>
        <presentation:notes draw:style-name="dp2">
          <draw:page-thumbnail draw:style-name="gr2" draw:layer="layout" svg:width="13.968cm" svg:height="10.476cm" svg:x="3.81cm" svg:y="2.123cm" draw:page-number="12" presentation:class="page"/>
          <draw:frame presentation:style-name="pr2" draw:text-style-name="P4" draw:layer="layout" svg:width="17.271cm" svg:height="12.572cm" svg:x="2.159cm" svg:y="13.271cm" presentation:class="notes" presentation:placeholder="true">
            <draw:text-box/>
          </draw:frame>
        </presentation:notes>
      </draw:page>
      <draw:page draw:name="page13"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2</text:span><text:span text:style-name="T5">. </text:span><text:span text:style-name="T5">B</text:span><text:span text:style-name="T5">i</text:span><text:span text:style-name="T5">n</text:span><text:span text:style-name="T5">a</text:span><text:span text:style-name="T5">r</text:span><text:span text:style-name="T5">y </text:span><text:span text:style-name="T5">R</text:span><text:span text:style-name="T5">e</text:span><text:span text:style-name="T5">l</text:span><text:span text:style-name="T5">a</text:span><text:span text:style-name="T5">t</text:span><text:span text:style-name="T5">i</text:span><text:span text:style-name="T5">o</text:span><text:span text:style-name="T5">n</text:span><text:span text:style-name="T5">s</text:span></text:p>
          </draw:text-box>
        </draw:frame>
        <draw:frame draw:style-name="gr16" draw:text-style-name="P13" draw:layer="layout" svg:width="5.744cm" svg:height="11.464cm" svg:x="21.858cm" svg:y="2.403cm">
          <draw:text-box>
            <text:p text:style-name="P7"><text:span text:style-name="T8">N</text:span><text:span text:style-name="T8">ot</text:span><text:span text:style-name="T8">es</text:span></text:p>
            <text:p text:style-name="P7"><text:span text:style-name="T8"/></text:p>
            <text:p text:style-name="P2"><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inp</text:span><text:span text:style-name="T10">uts</text:span></text:p>
            <text:p text:style-name="P2"><text:span text:style-name="T8"/></text:p>
            <text:p text:style-name="P2"><text:span text:style-name="T9">Co</text:span><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ou</text:span><text:span text:style-name="T10">tp</text:span><text:span text:style-name="T10">uts</text:span><text:span text:style-name="T10">.</text:span></text:p>
            <text:p text:style-name="P2"><text:span text:style-name="T10"/></text:p>
            <text:p text:style-name="P2"><text:span text:style-name="T19">f : </text:span><text:span text:style-name="T19">A </text:span><text:span text:style-name="T19">→ </text:span><text:span text:style-name="T19">B</text:span></text:p>
            <text:p text:style-name="P2"><text:span text:style-name="T10">fu</text:span><text:span text:style-name="T10">nct</text:span><text:span text:style-name="T10">ion </text:span><text:span text:style-name="T10">f, </text:span><text:span text:style-name="T10">wit</text:span><text:span text:style-name="T10">h</text:span></text:p>
            <text:p text:style-name="P2"><text:span text:style-name="T10">inp</text:span><text:span text:style-name="T10">ut </text:span><text:span text:style-name="T10">fro</text:span><text:span text:style-name="T10">m </text:span><text:span text:style-name="T10">set </text:span><text:span text:style-name="T10">A, </text:span><text:span text:style-name="T10">&amp;</text:span></text:p>
            <text:p text:style-name="P2"><text:span text:style-name="T10">ou</text:span><text:span text:style-name="T10">tp</text:span><text:span text:style-name="T10">ut </text:span><text:span text:style-name="T10">fro</text:span><text:span text:style-name="T10">m </text:span><text:span text:style-name="T10">set </text:span><text:span text:style-name="T10">B.</text:span></text:p>
            <text:p text:style-name="P2"><text:span text:style-name="T10"/></text:p>
            <text:p text:style-name="P2"><text:span text:style-name="T19">R : </text:span><text:span text:style-name="T19">A </text:span><text:span text:style-name="T19">→ </text:span><text:span text:style-name="T19">B</text:span></text:p>
            <text:p text:style-name="P2"><text:span text:style-name="T47">A </text:span><text:span text:style-name="T47">rel</text:span><text:span text:style-name="T47">ati</text:span><text:span text:style-name="T47">on </text:span><text:span text:style-name="T48">R</text:span><text:span text:style-name="T47"> </text:span><text:span text:style-name="T47">ha</text:span><text:span text:style-name="T47">s a </text:span><text:span text:style-name="T47">su</text:span><text:span text:style-name="T47">bs</text:span><text:span text:style-name="T47">et </text:span><text:span text:style-name="T47">of </text:span><text:span text:style-name="T48">A </text:span><text:span text:style-name="T48">x </text:span><text:span text:style-name="T48">B</text:span><text:span text:style-name="T47"> </text:span><text:span text:style-name="T47">as </text:span><text:span text:style-name="T47">its </text:span><text:span text:style-name="T47">rul</text:span><text:span text:style-name="T47">e.</text:span></text:p>
          </draw:text-box>
        </draw:frame>
        <draw:frame presentation:style-name="pr15" draw:text-style-name="P10" draw:layer="layout" svg:width="20.612cm" svg:height="8.182cm" svg:x="0.74cm" svg:y="2.564cm">
          <draw:text-box>
            <text:p text:style-name="P2"><text:span text:style-name="T46">“</text:span><text:span text:style-name="T46">I</text:span><text:span text:style-name="T46">n </text:span><text:span text:style-name="T46">m</text:span><text:span text:style-name="T46">at</text:span><text:span text:style-name="T46">h</text:span><text:span text:style-name="T46">e</text:span><text:span text:style-name="T46">m</text:span><text:span text:style-name="T46">at</text:span><text:span text:style-name="T46">ic</text:span><text:span text:style-name="T46">s, </text:span><text:span text:style-name="T46">a </text:span><text:span text:style-name="T46">bi</text:span><text:span text:style-name="T46">n</text:span><text:span text:style-name="T46">ar</text:span><text:span text:style-name="T46">y </text:span><text:span text:style-name="T46">re</text:span><text:span text:style-name="T46">la</text:span><text:span text:style-name="T46">ti</text:span><text:span text:style-name="T46">o</text:span><text:span text:style-name="T46">n </text:span><text:span text:style-name="T46">o</text:span><text:span text:style-name="T46">n </text:span><text:span text:style-name="T46">a </text:span><text:span text:style-name="T46">s</text:span><text:span text:style-name="T46">e</text:span><text:span text:style-name="T46">t </text:span><text:span text:style-name="T46">A </text:span><text:span text:style-name="T46">is </text:span><text:span text:style-name="T46">a </text:span><text:span text:style-name="T46">c</text:span><text:span text:style-name="T46">ol</text:span><text:span text:style-name="T46">le</text:span><text:span text:style-name="T46">ct</text:span><text:span text:style-name="T46">io</text:span><text:span text:style-name="T46">n </text:span><text:span text:style-name="T46">o</text:span><text:span text:style-name="T46">f </text:span><text:span text:style-name="T46">o</text:span><text:span text:style-name="T46">r</text:span><text:span text:style-name="T46">d</text:span><text:span text:style-name="T46">er</text:span><text:span text:style-name="T46">e</text:span><text:span text:style-name="T46">d </text:span><text:span text:style-name="T46">p</text:span><text:span text:style-name="T46">ai</text:span><text:span text:style-name="T46">rs </text:span><text:span text:style-name="T46">o</text:span><text:span text:style-name="T46">f </text:span><text:span text:style-name="T46">el</text:span><text:span text:style-name="T46">e</text:span><text:span text:style-name="T46">m</text:span><text:span text:style-name="T46">e</text:span><text:span text:style-name="T46">n</text:span><text:span text:style-name="T46">ts </text:span><text:span text:style-name="T46">o</text:span><text:span text:style-name="T46">f </text:span><text:span text:style-name="T46">A. </text:span><text:span text:style-name="T46">In </text:span><text:span text:style-name="T46">o</text:span><text:span text:style-name="T46">t</text:span><text:span text:style-name="T46">h</text:span><text:span text:style-name="T46">er </text:span><text:span text:style-name="T46">w</text:span><text:span text:style-name="T46">o</text:span><text:span text:style-name="T46">r</text:span><text:span text:style-name="T46">d</text:span><text:span text:style-name="T46">s, </text:span><text:span text:style-name="T46">it </text:span><text:span text:style-name="T46">is </text:span><text:span text:style-name="T46">a </text:span><text:span text:style-name="T46">s</text:span><text:span text:style-name="T46">u</text:span><text:span text:style-name="T46">b</text:span><text:span text:style-name="T46">s</text:span><text:span text:style-name="T46">e</text:span><text:span text:style-name="T46">t </text:span><text:span text:style-name="T46">o</text:span><text:span text:style-name="T46">f </text:span><text:span text:style-name="T46">t</text:span><text:span text:style-name="T46">h</text:span><text:span text:style-name="T46">e </text:span><text:span text:style-name="T46">C</text:span><text:span text:style-name="T46">ar</text:span><text:span text:style-name="T46">te</text:span><text:span text:style-name="T46">si</text:span><text:span text:style-name="T46">a</text:span><text:span text:style-name="T46">n </text:span><text:span text:style-name="T46">p</text:span><text:span text:style-name="T46">r</text:span><text:span text:style-name="T46">o</text:span><text:span text:style-name="T46">d</text:span><text:span text:style-name="T46">u</text:span><text:span text:style-name="T46">ct </text:span></text:p>
            <text:p text:style-name="P2"><text:span text:style-name="T46">A</text:span><text:span text:style-name="T49">2</text:span><text:span text:style-name="T46"> </text:span><text:span text:style-name="T46">= </text:span><text:span text:style-name="T46">A </text:span><text:span text:style-name="T46">× </text:span><text:span text:style-name="T46">A. </text:span></text:p>
            <text:p text:style-name="P2"><text:span text:style-name="T46"/></text:p>
            <text:p text:style-name="P2"><text:span text:style-name="T46">M</text:span><text:span text:style-name="T46">o</text:span><text:span text:style-name="T46">re </text:span><text:span text:style-name="T46">g</text:span><text:span text:style-name="T46">e</text:span><text:span text:style-name="T46">n</text:span><text:span text:style-name="T46">er</text:span><text:span text:style-name="T46">al</text:span><text:span text:style-name="T46">ly</text:span><text:span text:style-name="T46">, </text:span><text:span text:style-name="T46">a </text:span><text:span text:style-name="T46">bi</text:span><text:span text:style-name="T46">n</text:span><text:span text:style-name="T46">ar</text:span><text:span text:style-name="T46">y </text:span><text:span text:style-name="T46">re</text:span><text:span text:style-name="T46">la</text:span><text:span text:style-name="T46">ti</text:span><text:span text:style-name="T46">o</text:span><text:span text:style-name="T46">n </text:span><text:span text:style-name="T46">b</text:span><text:span text:style-name="T46">e</text:span><text:span text:style-name="T46">t</text:span><text:span text:style-name="T46">w</text:span><text:span text:style-name="T46">e</text:span><text:span text:style-name="T46">e</text:span><text:span text:style-name="T46">n </text:span><text:span text:style-name="T46">t</text:span><text:span text:style-name="T46">w</text:span><text:span text:style-name="T46">o </text:span><text:span text:style-name="T46">s</text:span><text:span text:style-name="T46">e</text:span><text:span text:style-name="T46">ts </text:span><text:span text:style-name="T46">A </text:span><text:span text:style-name="T46">a</text:span><text:span text:style-name="T46">n</text:span><text:span text:style-name="T46">d </text:span><text:span text:style-name="T46">B </text:span><text:span text:style-name="T46">is </text:span><text:span text:style-name="T46">a </text:span><text:span text:style-name="T46">s</text:span><text:span text:style-name="T46">u</text:span><text:span text:style-name="T46">b</text:span><text:span text:style-name="T46">s</text:span><text:span text:style-name="T46">e</text:span><text:span text:style-name="T46">t </text:span><text:span text:style-name="T46">o</text:span><text:span text:style-name="T46">f </text:span><text:span text:style-name="T46">A </text:span><text:span text:style-name="T46">× </text:span><text:span text:style-name="T46">B.</text:span><text:span text:style-name="T46">”</text:span></text:p>
            <text:p text:style-name="P2"><text:span text:style-name="T46"/></text:p>
            <text:p text:style-name="P14"><text:span text:style-name="T37">Fro</text:span><text:span text:style-name="T37">m </text:span><text:span text:style-name="T37">htt</text:span><text:span text:style-name="T37">ps:</text:span><text:span text:style-name="T37">//e</text:span><text:span text:style-name="T37">n.</text:span><text:span text:style-name="T37">wi</text:span><text:span text:style-name="T37">kip</text:span><text:span text:style-name="T37">edi</text:span><text:span text:style-name="T37">a.o</text:span><text:span text:style-name="T37">rg/</text:span><text:span text:style-name="T37">wi</text:span><text:span text:style-name="T37">ki/</text:span><text:span text:style-name="T37">Bin</text:span><text:span text:style-name="T37">ary</text:span><text:span text:style-name="T37">_re</text:span><text:span text:style-name="T37">lati</text:span><text:span text:style-name="T37">on</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9</text:page-count></text:span><text:span text:style-name="T18">)</text:span></text:p>
          </draw:text-box>
        </draw:frame>
        <draw:frame presentation:style-name="pr16" draw:text-style-name="P10" draw:layer="layout" svg:width="20.612cm" svg:height="2.751cm" svg:x="0.739cm" svg:y="12.594cm">
          <draw:text-box>
            <text:p text:style-name="P2"><text:span text:style-name="T14">In </text:span><text:span text:style-name="T14">o</text:span><text:span text:style-name="T14">t</text:span><text:span text:style-name="T14">h</text:span><text:span text:style-name="T14">e</text:span><text:span text:style-name="T14">r </text:span><text:span text:style-name="T14">w</text:span><text:span text:style-name="T14">o</text:span><text:span text:style-name="T14">r</text:span><text:span text:style-name="T14">d</text:span><text:span text:style-name="T14">s, </text:span><text:span text:style-name="T14">a </text:span><text:span text:style-name="T14">bi</text:span><text:span text:style-name="T14">n</text:span><text:span text:style-name="T14">a</text:span><text:span text:style-name="T14">r</text:span><text:span text:style-name="T14">y </text:span><text:span text:style-name="T14">r</text:span><text:span text:style-name="T14">el</text:span><text:span text:style-name="T14">a</text:span><text:span text:style-name="T14">ti</text:span><text:span text:style-name="T14">o</text:span><text:span text:style-name="T14">n </text:span><text:span text:style-name="T13">R </text:span><text:span text:style-name="T13">: </text:span><text:span text:style-name="T13">A </text:span><text:span text:style-name="T13">→ </text:span><text:span text:style-name="T13">B</text:span><text:span text:style-name="T14"> </text:span><text:span text:style-name="T14">h</text:span><text:span text:style-name="T14">a</text:span><text:span text:style-name="T14">s </text:span><text:span text:style-name="T14">a </text:span><text:span text:style-name="T15">s</text:span><text:span text:style-name="T15">u</text:span><text:span text:style-name="T15">b</text:span><text:span text:style-name="T15">s</text:span><text:span text:style-name="T15">e</text:span><text:span text:style-name="T15">t </text:span><text:span text:style-name="T15">o</text:span><text:span text:style-name="T15">f</text:span><text:span text:style-name="T14"> </text:span><text:span text:style-name="T14">t</text:span><text:span text:style-name="T14">h</text:span><text:span text:style-name="T14">e </text:span><text:span text:style-name="T15">c</text:span><text:span text:style-name="T15">a</text:span><text:span text:style-name="T15">rt</text:span><text:span text:style-name="T15">e</text:span><text:span text:style-name="T15">si</text:span><text:span text:style-name="T15">a</text:span><text:span text:style-name="T15">n </text:span><text:span text:style-name="T15">p</text:span><text:span text:style-name="T15">r</text:span><text:span text:style-name="T15">o</text:span><text:span text:style-name="T15">d</text:span><text:span text:style-name="T15">u</text:span><text:span text:style-name="T15">c</text:span><text:span text:style-name="T15">t </text:span><text:span text:style-name="T15">A </text:span><text:span text:style-name="T15">x </text:span><text:span text:style-name="T15">B</text:span><text:span text:style-name="T16"> </text:span><text:span text:style-name="T16">a</text:span><text:span text:style-name="T16">s </text:span><text:span text:style-name="T16">it</text:span><text:span text:style-name="T16">s </text:span><text:span text:style-name="T15">r</text:span><text:span text:style-name="T15">u</text:span><text:span text:style-name="T15">l</text:span><text:span text:style-name="T15">e</text:span><text:span text:style-name="T16">.</text:span></text:p>
          </draw:text-box>
        </draw:frame>
        <presentation:notes draw:style-name="dp2">
          <draw:page-thumbnail draw:style-name="gr2" draw:layer="layout" svg:width="13.968cm" svg:height="10.476cm" svg:x="3.81cm" svg:y="2.123cm" draw:page-number="13" presentation:class="page"/>
          <draw:frame presentation:style-name="pr2" draw:text-style-name="P4" draw:layer="layout" svg:width="17.271cm" svg:height="12.572cm" svg:x="2.159cm" svg:y="13.271cm" presentation:class="notes" presentation:placeholder="true">
            <draw:text-box/>
          </draw:frame>
        </presentation:notes>
      </draw:page>
      <draw:page draw:name="page14"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2</text:span><text:span text:style-name="T5">. </text:span><text:span text:style-name="T5">B</text:span><text:span text:style-name="T5">i</text:span><text:span text:style-name="T5">n</text:span><text:span text:style-name="T5">a</text:span><text:span text:style-name="T5">r</text:span><text:span text:style-name="T5">y </text:span><text:span text:style-name="T5">R</text:span><text:span text:style-name="T5">e</text:span><text:span text:style-name="T5">l</text:span><text:span text:style-name="T5">a</text:span><text:span text:style-name="T5">t</text:span><text:span text:style-name="T5">i</text:span><text:span text:style-name="T5">o</text:span><text:span text:style-name="T5">n</text:span><text:span text:style-name="T5">s</text:span></text:p>
          </draw:text-box>
        </draw:frame>
        <draw:frame draw:style-name="gr16" draw:text-style-name="P13" draw:layer="layout" svg:width="5.744cm" svg:height="11.464cm" svg:x="21.858cm" svg:y="2.403cm">
          <draw:text-box>
            <text:p text:style-name="P7"><text:span text:style-name="T8">N</text:span><text:span text:style-name="T8">ot</text:span><text:span text:style-name="T8">es</text:span></text:p>
            <text:p text:style-name="P7"><text:span text:style-name="T8"/></text:p>
            <text:p text:style-name="P2"><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inp</text:span><text:span text:style-name="T10">uts</text:span></text:p>
            <text:p text:style-name="P2"><text:span text:style-name="T8"/></text:p>
            <text:p text:style-name="P2"><text:span text:style-name="T9">Co</text:span><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ou</text:span><text:span text:style-name="T10">tp</text:span><text:span text:style-name="T10">uts</text:span><text:span text:style-name="T10">.</text:span></text:p>
            <text:p text:style-name="P2"><text:span text:style-name="T10"/></text:p>
            <text:p text:style-name="P2"><text:span text:style-name="T19">f : </text:span><text:span text:style-name="T19">A </text:span><text:span text:style-name="T19">→ </text:span><text:span text:style-name="T19">B</text:span></text:p>
            <text:p text:style-name="P2"><text:span text:style-name="T10">fu</text:span><text:span text:style-name="T10">nct</text:span><text:span text:style-name="T10">ion </text:span><text:span text:style-name="T10">f, </text:span><text:span text:style-name="T10">wit</text:span><text:span text:style-name="T10">h</text:span></text:p>
            <text:p text:style-name="P2"><text:span text:style-name="T10">inp</text:span><text:span text:style-name="T10">ut </text:span><text:span text:style-name="T10">fro</text:span><text:span text:style-name="T10">m </text:span><text:span text:style-name="T10">set </text:span><text:span text:style-name="T10">A, </text:span><text:span text:style-name="T10">&amp;</text:span></text:p>
            <text:p text:style-name="P2"><text:span text:style-name="T10">ou</text:span><text:span text:style-name="T10">tp</text:span><text:span text:style-name="T10">ut </text:span><text:span text:style-name="T10">fro</text:span><text:span text:style-name="T10">m </text:span><text:span text:style-name="T10">set </text:span><text:span text:style-name="T10">B.</text:span></text:p>
            <text:p text:style-name="P2"><text:span text:style-name="T10"/></text:p>
            <text:p text:style-name="P2"><text:span text:style-name="T19">R : </text:span><text:span text:style-name="T19">A </text:span><text:span text:style-name="T19">→ </text:span><text:span text:style-name="T19">B</text:span></text:p>
            <text:p text:style-name="P2"><text:span text:style-name="T47">A </text:span><text:span text:style-name="T47">rel</text:span><text:span text:style-name="T47">ati</text:span><text:span text:style-name="T47">on </text:span><text:span text:style-name="T48">R</text:span><text:span text:style-name="T47"> </text:span><text:span text:style-name="T47">ha</text:span><text:span text:style-name="T47">s a </text:span><text:span text:style-name="T47">su</text:span><text:span text:style-name="T47">bs</text:span><text:span text:style-name="T47">et </text:span><text:span text:style-name="T47">of </text:span><text:span text:style-name="T48">A </text:span><text:span text:style-name="T48">x </text:span><text:span text:style-name="T48">B</text:span><text:span text:style-name="T47"> </text:span><text:span text:style-name="T47">as </text:span><text:span text:style-name="T47">its </text:span><text:span text:style-name="T47">rul</text:span><text:span text:style-name="T47">e.</text:span></text:p>
          </draw:text-box>
        </draw:frame>
        <draw:frame presentation:style-name="pr17" draw:text-style-name="P10" draw:layer="layout" svg:width="20.612cm" svg:height="12.325cm" svg:x="0.74cm" svg:y="2.564cm">
          <draw:text-box>
            <text:p text:style-name="P2"><text:span text:style-name="T46">L</text:span><text:span text:style-name="T46">e</text:span><text:span text:style-name="T46">t’</text:span><text:span text:style-name="T46">s </text:span><text:span text:style-name="T46">sa</text:span><text:span text:style-name="T46">y </text:span><text:span text:style-name="T46">w</text:span><text:span text:style-name="T46">e </text:span><text:span text:style-name="T46">h</text:span><text:span text:style-name="T46">a</text:span><text:span text:style-name="T46">v</text:span><text:span text:style-name="T46">e</text:span></text:p>
            <text:p text:style-name="P2"><text:span text:style-name="T46">A </text:span><text:span text:style-name="T46">= </text:span><text:span text:style-name="T46">{ </text:span><text:span text:style-name="T46">1, </text:span><text:span text:style-name="T46">2 </text:span><text:span text:style-name="T46">}</text:span><text:span text:style-name="T46"><text:tab/></text:span><text:span text:style-name="T46"><text:tab/></text:span><text:span text:style-name="T46">a</text:span><text:span text:style-name="T46">n</text:span><text:span text:style-name="T46">d</text:span><text:span text:style-name="T46"><text:tab/></text:span><text:span text:style-name="T46">B </text:span><text:span text:style-name="T46">= </text:span><text:span text:style-name="T46">{ </text:span><text:span text:style-name="T46">a, </text:span><text:span text:style-name="T46">b, </text:span><text:span text:style-name="T46">c </text:span><text:span text:style-name="T46">},</text:span></text:p>
            <text:p text:style-name="P2"><text:span text:style-name="T46">a</text:span><text:span text:style-name="T46">n</text:span><text:span text:style-name="T46">d </text:span><text:span text:style-name="T46">a </text:span><text:span text:style-name="T46">re</text:span><text:span text:style-name="T46">la</text:span><text:span text:style-name="T46">ti</text:span><text:span text:style-name="T46">o</text:span><text:span text:style-name="T46">n </text:span><text:span text:style-name="T46">R </text:span><text:span text:style-name="T46">: </text:span><text:span text:style-name="T46">A </text:span><text:span text:style-name="T46">→ </text:span><text:span text:style-name="T46">B</text:span></text:p>
            <text:p text:style-name="P2"><text:span text:style-name="T46"/></text:p>
            <text:p text:style-name="P2"><text:span text:style-name="T46">T</text:span><text:span text:style-name="T46">h</text:span><text:span text:style-name="T46">e </text:span><text:span text:style-name="T46">R</text:span><text:span text:style-name="T46">ul</text:span><text:span text:style-name="T46">e </text:span><text:span text:style-name="T46">c</text:span><text:span text:style-name="T46">a</text:span><text:span text:style-name="T46">n </text:span><text:span text:style-name="T46">b</text:span><text:span text:style-name="T46">e </text:span><text:span text:style-name="T46">t</text:span><text:span text:style-name="T46">h</text:span><text:span text:style-name="T46">e </text:span><text:span text:style-name="T46">e</text:span><text:span text:style-name="T46">n</text:span><text:span text:style-name="T46">ti</text:span><text:span text:style-name="T46">re</text:span><text:span text:style-name="T46">ty </text:span><text:span text:style-name="T46">o</text:span><text:span text:style-name="T46">f </text:span><text:span text:style-name="T46">A </text:span><text:span text:style-name="T46">x </text:span><text:span text:style-name="T46">B:</text:span></text:p>
            <text:p text:style-name="P2"><text:span text:style-name="T46"/></text:p>
            <text:p text:style-name="P7"><text:span text:style-name="T46">{ (</text:span><text:span text:style-name="T46">1, </text:span><text:span text:style-name="T46">a)</text:span><text:span text:style-name="T46">, </text:span><text:span text:style-name="T46">(1</text:span><text:span text:style-name="T46">, </text:span><text:span text:style-name="T46">b)</text:span><text:span text:style-name="T46">, </text:span><text:span text:style-name="T46">(1</text:span><text:span text:style-name="T46">, </text:span><text:span text:style-name="T46">c)</text:span><text:span text:style-name="T46">, </text:span><text:span text:style-name="T46">(2</text:span><text:span text:style-name="T46">, </text:span><text:span text:style-name="T46">a)</text:span><text:span text:style-name="T46">, </text:span><text:span text:style-name="T46">(2</text:span><text:span text:style-name="T46">, </text:span><text:span text:style-name="T46">b)</text:span><text:span text:style-name="T46">, </text:span><text:span text:style-name="T46">(2</text:span><text:span text:style-name="T46">, </text:span><text:span text:style-name="T46">c) </text:span><text:span text:style-name="T46">}</text:span></text:p>
            <text:p text:style-name="P2"><text:span text:style-name="T46"/></text:p>
            <text:p text:style-name="P2"><text:span text:style-name="T46">O</text:span><text:span text:style-name="T46">r </text:span><text:span text:style-name="T46">it </text:span><text:span text:style-name="T46">c</text:span><text:span text:style-name="T46">a</text:span><text:span text:style-name="T46">n </text:span><text:span text:style-name="T46">ju</text:span><text:span text:style-name="T46">st </text:span><text:span text:style-name="T46">b</text:span><text:span text:style-name="T46">e </text:span><text:span text:style-name="T46">a </text:span><text:span text:style-name="T45">s</text:span><text:span text:style-name="T45">u</text:span><text:span text:style-name="T45">b</text:span><text:span text:style-name="T45">s</text:span><text:span text:style-name="T45">e</text:span><text:span text:style-name="T45">t</text:span><text:span text:style-name="T46"> </text:span><text:span text:style-name="T46">o</text:span><text:span text:style-name="T46">f </text:span><text:span text:style-name="T46">A </text:span><text:span text:style-name="T46">x </text:span><text:span text:style-name="T46">B:</text:span></text:p>
            <text:p text:style-name="P2"><text:span text:style-name="T46"/></text:p>
            <text:p text:style-name="P7"><text:span text:style-name="T46">{ (</text:span><text:span text:style-name="T46">1, </text:span><text:span text:style-name="T46">a)</text:span><text:span text:style-name="T46">, </text:span><text:span text:style-name="T46">(1</text:span><text:span text:style-name="T46">, </text:span><text:span text:style-name="T46">c)</text:span><text:span text:style-name="T46">, </text:span><text:span text:style-name="T46">(2</text:span><text:span text:style-name="T46">, </text:span><text:span text:style-name="T46">b) </text:span><text:span text:style-name="T46">}</text:span></text:p>
            <text:p text:style-name="P2"><text:span text:style-name="T46"/></text:p>
            <text:p text:style-name="P2"><text:span text:style-name="T46">A</text:span><text:span text:style-name="T46">n</text:span><text:span text:style-name="T46">d </text:span><text:span text:style-name="T46">t</text:span><text:span text:style-name="T46">hi</text:span><text:span text:style-name="T46">s </text:span><text:span text:style-name="T46">w</text:span><text:span text:style-name="T46">o</text:span><text:span text:style-name="T46">ul</text:span><text:span text:style-name="T46">d </text:span><text:span text:style-name="T46">fi</text:span><text:span text:style-name="T46">t </text:span><text:span text:style-name="T46">t</text:span><text:span text:style-name="T46">h</text:span><text:span text:style-name="T46">e </text:span><text:span text:style-name="T46">d</text:span><text:span text:style-name="T46">e</text:span><text:span text:style-name="T46">fi</text:span><text:span text:style-name="T46">ni</text:span><text:span text:style-name="T46">ti</text:span><text:span text:style-name="T46">o</text:span><text:span text:style-name="T46">n </text:span><text:span text:style-name="T46">o</text:span><text:span text:style-name="T46">f </text:span><text:span text:style-name="T46">a </text:span><text:span text:style-name="T46">bi</text:span><text:span text:style-name="T46">n</text:span><text:span text:style-name="T46">ar</text:span><text:span text:style-name="T46">y </text:span><text:span text:style-name="T46">re</text:span><text:span text:style-name="T46">la</text:span><text:span text:style-name="T46">ti</text:span><text:span text:style-name="T46">o</text:span><text:span text:style-name="T46">n.</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9</text:page-count></text:span><text:span text:style-name="T18">)</text:span></text:p>
          </draw:text-box>
        </draw:frame>
        <presentation:notes draw:style-name="dp2">
          <draw:page-thumbnail draw:style-name="gr2" draw:layer="layout" svg:width="13.968cm" svg:height="10.476cm" svg:x="3.81cm" svg:y="2.123cm" draw:page-number="14" presentation:class="page"/>
          <draw:frame presentation:style-name="pr2" draw:text-style-name="P4" draw:layer="layout" svg:width="17.271cm" svg:height="12.572cm" svg:x="2.159cm" svg:y="13.271cm" presentation:class="notes" presentation:placeholder="true">
            <draw:text-box/>
          </draw:frame>
        </presentation:notes>
      </draw:page>
      <draw:page draw:name="page15"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2</text:span><text:span text:style-name="T5">. </text:span><text:span text:style-name="T5">B</text:span><text:span text:style-name="T5">i</text:span><text:span text:style-name="T5">n</text:span><text:span text:style-name="T5">a</text:span><text:span text:style-name="T5">r</text:span><text:span text:style-name="T5">y </text:span><text:span text:style-name="T5">R</text:span><text:span text:style-name="T5">e</text:span><text:span text:style-name="T5">l</text:span><text:span text:style-name="T5">a</text:span><text:span text:style-name="T5">t</text:span><text:span text:style-name="T5">i</text:span><text:span text:style-name="T5">o</text:span><text:span text:style-name="T5">n</text:span><text:span text:style-name="T5">s</text:span></text:p>
          </draw:text-box>
        </draw:frame>
        <draw:frame draw:style-name="gr16" draw:text-style-name="P13" draw:layer="layout" svg:width="5.744cm" svg:height="11.464cm" svg:x="21.858cm" svg:y="2.403cm">
          <draw:text-box>
            <text:p text:style-name="P7"><text:span text:style-name="T8">N</text:span><text:span text:style-name="T8">ot</text:span><text:span text:style-name="T8">es</text:span></text:p>
            <text:p text:style-name="P7"><text:span text:style-name="T8"/></text:p>
            <text:p text:style-name="P2"><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inp</text:span><text:span text:style-name="T10">uts</text:span></text:p>
            <text:p text:style-name="P2"><text:span text:style-name="T8"/></text:p>
            <text:p text:style-name="P2"><text:span text:style-name="T9">Co</text:span><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ou</text:span><text:span text:style-name="T10">tp</text:span><text:span text:style-name="T10">uts</text:span><text:span text:style-name="T10">.</text:span></text:p>
            <text:p text:style-name="P2"><text:span text:style-name="T10"/></text:p>
            <text:p text:style-name="P2"><text:span text:style-name="T19">f : </text:span><text:span text:style-name="T19">A </text:span><text:span text:style-name="T19">→ </text:span><text:span text:style-name="T19">B</text:span></text:p>
            <text:p text:style-name="P2"><text:span text:style-name="T10">fu</text:span><text:span text:style-name="T10">nct</text:span><text:span text:style-name="T10">ion </text:span><text:span text:style-name="T10">f, </text:span><text:span text:style-name="T10">wit</text:span><text:span text:style-name="T10">h</text:span></text:p>
            <text:p text:style-name="P2"><text:span text:style-name="T10">inp</text:span><text:span text:style-name="T10">ut </text:span><text:span text:style-name="T10">fro</text:span><text:span text:style-name="T10">m </text:span><text:span text:style-name="T10">set </text:span><text:span text:style-name="T10">A, </text:span><text:span text:style-name="T10">&amp;</text:span></text:p>
            <text:p text:style-name="P2"><text:span text:style-name="T10">ou</text:span><text:span text:style-name="T10">tp</text:span><text:span text:style-name="T10">ut </text:span><text:span text:style-name="T10">fro</text:span><text:span text:style-name="T10">m </text:span><text:span text:style-name="T10">set </text:span><text:span text:style-name="T10">B.</text:span></text:p>
            <text:p text:style-name="P2"><text:span text:style-name="T10"/></text:p>
            <text:p text:style-name="P2"><text:span text:style-name="T19">R : </text:span><text:span text:style-name="T19">A </text:span><text:span text:style-name="T19">→ </text:span><text:span text:style-name="T19">B</text:span></text:p>
            <text:p text:style-name="P2"><text:span text:style-name="T47">A </text:span><text:span text:style-name="T47">rel</text:span><text:span text:style-name="T47">ati</text:span><text:span text:style-name="T47">on </text:span><text:span text:style-name="T48">R</text:span><text:span text:style-name="T47"> </text:span><text:span text:style-name="T47">ha</text:span><text:span text:style-name="T47">s a </text:span><text:span text:style-name="T47">su</text:span><text:span text:style-name="T47">bs</text:span><text:span text:style-name="T47">et </text:span><text:span text:style-name="T47">of </text:span><text:span text:style-name="T48">A </text:span><text:span text:style-name="T48">x </text:span><text:span text:style-name="T48">B</text:span><text:span text:style-name="T47"> </text:span><text:span text:style-name="T47">as </text:span><text:span text:style-name="T47">its </text:span><text:span text:style-name="T47">rul</text:span><text:span text:style-name="T47">e.</text:span></text:p>
          </draw:text-box>
        </draw:frame>
        <draw:frame presentation:style-name="pr18" draw:text-style-name="P10" draw:layer="layout" svg:width="20.612cm" svg:height="5.689cm" svg:x="0.74cm" svg:y="2.564cm">
          <draw:text-box>
            <text:p text:style-name="P7"><text:span text:style-name="T46">A </text:span><text:span text:style-name="T46">= </text:span><text:span text:style-name="T46">{ </text:span><text:span text:style-name="T46">1, </text:span><text:span text:style-name="T46">2 </text:span><text:span text:style-name="T46">}</text:span><text:span text:style-name="T46"><text:tab/></text:span><text:span text:style-name="T46"><text:tab/></text:span><text:span text:style-name="T46">a</text:span><text:span text:style-name="T46">n</text:span><text:span text:style-name="T46">d</text:span><text:span text:style-name="T46"><text:tab/></text:span><text:span text:style-name="T46">B </text:span><text:span text:style-name="T46">= </text:span><text:span text:style-name="T46">{ </text:span><text:span text:style-name="T46">a, </text:span><text:span text:style-name="T46">b, </text:span><text:span text:style-name="T46">c </text:span><text:span text:style-name="T46">},</text:span><text:span text:style-name="T46"><text:tab/></text:span><text:span text:style-name="T46"><text:tab/></text:span><text:span text:style-name="T46">R </text:span><text:span text:style-name="T46">: </text:span><text:span text:style-name="T46">A </text:span><text:span text:style-name="T46">→ </text:span><text:span text:style-name="T46">B</text:span></text:p>
            <text:p text:style-name="P2"><text:span text:style-name="T46"/></text:p>
            <text:p text:style-name="P2"><text:span text:style-name="T46">If </text:span><text:span text:style-name="T46">t</text:span><text:span text:style-name="T46">h</text:span><text:span text:style-name="T46">e </text:span><text:span text:style-name="T46">ru</text:span><text:span text:style-name="T46">le </text:span><text:span text:style-name="T46">is </text:span><text:span text:style-name="T46">al</text:span><text:span text:style-name="T46">l </text:span><text:span text:style-name="T46">o</text:span><text:span text:style-name="T46">f </text:span><text:span text:style-name="T46">A </text:span><text:span text:style-name="T46">x </text:span><text:span text:style-name="T46">B, </text:span></text:p>
            <text:p text:style-name="P2"><text:span text:style-name="T46">{ (</text:span><text:span text:style-name="T46">1, </text:span><text:span text:style-name="T46">a)</text:span><text:span text:style-name="T46">, </text:span><text:span text:style-name="T46">(1</text:span><text:span text:style-name="T46">, </text:span><text:span text:style-name="T46">b)</text:span><text:span text:style-name="T46">, </text:span><text:span text:style-name="T46">(1</text:span><text:span text:style-name="T46">, </text:span><text:span text:style-name="T46">c)</text:span><text:span text:style-name="T46">, </text:span><text:span text:style-name="T46">(2</text:span><text:span text:style-name="T46">, </text:span><text:span text:style-name="T46">a)</text:span><text:span text:style-name="T46">, </text:span><text:span text:style-name="T46">(2</text:span><text:span text:style-name="T46">, </text:span><text:span text:style-name="T46">b)</text:span><text:span text:style-name="T46">, </text:span><text:span text:style-name="T46">(2</text:span><text:span text:style-name="T46">, </text:span><text:span text:style-name="T46">c) </text:span><text:span text:style-name="T46">}, </text:span></text:p>
            <text:p text:style-name="P2"><text:span text:style-name="T46">it </text:span><text:span text:style-name="T46">t</text:span><text:span text:style-name="T46">h</text:span><text:span text:style-name="T46">e </text:span><text:span text:style-name="T46">re</text:span><text:span text:style-name="T46">la</text:span><text:span text:style-name="T46">ti</text:span><text:span text:style-name="T46">o</text:span><text:span text:style-name="T46">n </text:span><text:span text:style-name="T46">w</text:span><text:span text:style-name="T46">ill </text:span><text:span text:style-name="T46">lo</text:span><text:span text:style-name="T46">o</text:span><text:span text:style-name="T46">k </text:span><text:span text:style-name="T46">li</text:span><text:span text:style-name="T46">k</text:span><text:span text:style-name="T46">e </text:span><text:span text:style-name="T46">t</text:span><text:span text:style-name="T46">hi</text:span><text:span text:style-name="T46">s:</text:span></text:p>
            <text:p text:style-name="P2"><text:span text:style-name="T46"/></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9</text:page-count></text:span><text:span text:style-name="T18">)</text:span></text:p>
          </draw:text-box>
        </draw:frame>
        <draw:custom-shape draw:style-name="gr14" draw:text-style-name="P21" draw:layer="layout" svg:width="2.67cm" svg:height="4.617cm" svg:x="4.999cm" svg:y="8.506cm">
          <text:p text:style-name="P7"><text:span text:style-name="T43">1 •</text:span></text:p>
          <text:p text:style-name="P7"><text:span text:style-name="T43"/></text:p>
          <text:p text:style-name="P7"><text:span text:style-name="T43">2 •</text:span></text:p>
          <draw:enhanced-geometry svg:viewBox="0 0 21600 21600" draw:type="rectangle" draw:enhanced-path="M 0 0 L 21600 0 21600 21600 0 21600 0 0 Z N"/>
        </draw:custom-shape>
        <draw:custom-shape draw:style-name="gr15" draw:text-style-name="P23" draw:layer="layout" svg:width="2.422cm" svg:height="4.918cm" svg:x="14.982cm" svg:y="8.106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type="rectangle" draw:enhanced-path="M 0 0 L 21600 0 21600 21600 0 21600 0 0 Z N"/>
        </draw:custom-shape>
        <draw:frame draw:style-name="gr7" draw:text-style-name="P17" draw:layer="layout" svg:width="2.72cm" svg:height="0.963cm" svg:x="4.998cm" svg:y="13.123cm">
          <draw:text-box>
            <text:p><text:span text:style-name="T39">A</text:span></text:p>
          </draw:text-box>
        </draw:frame>
        <draw:frame draw:style-name="gr7" draw:text-style-name="P19" draw:layer="layout" svg:width="2.471cm" svg:height="0.963cm" svg:x="14.907cm" svg:y="13.05cm">
          <draw:text-box>
            <text:p><text:span text:style-name="T40">B</text:span></text:p>
          </draw:text-box>
        </draw:frame>
        <draw:line draw:style-name="gr9" draw:text-style-name="P20" draw:layer="layout" svg:x1="6.852cm" svg:y1="10.24cm" svg:x2="15.821cm" svg:y2="9.446cm">
          <text:p/>
        </draw:line>
        <draw:line draw:style-name="gr9" draw:text-style-name="P20" draw:layer="layout" svg:x1="6.852cm" svg:y1="10.24cm" svg:x2="15.874cm" svg:y2="10.584cm">
          <text:p/>
        </draw:line>
        <draw:line draw:style-name="gr9" draw:text-style-name="P20" draw:layer="layout" svg:x1="6.852cm" svg:y1="10.24cm" svg:x2="15.847cm" svg:y2="11.642cm">
          <text:p/>
        </draw:line>
        <draw:line draw:style-name="gr17" draw:text-style-name="P20" draw:layer="layout" svg:x1="6.719cm" svg:y1="11.324cm" svg:x2="15.874cm" svg:y2="9.763cm">
          <text:p/>
        </draw:line>
        <draw:line draw:style-name="gr17" draw:text-style-name="P20" draw:layer="layout" svg:x1="6.719cm" svg:y1="11.324cm" svg:x2="15.927cm" svg:y2="10.795cm">
          <text:p/>
        </draw:line>
        <draw:line draw:style-name="gr17" draw:text-style-name="P20" draw:layer="layout" svg:x1="6.719cm" svg:y1="11.324cm" svg:x2="15.953cm" svg:y2="11.88cm">
          <text:p/>
        </draw:line>
        <presentation:notes draw:style-name="dp2">
          <draw:page-thumbnail draw:style-name="gr2" draw:layer="layout" svg:width="13.968cm" svg:height="10.476cm" svg:x="3.81cm" svg:y="2.123cm" draw:page-number="15" presentation:class="page"/>
          <draw:frame presentation:style-name="pr2" draw:text-style-name="P4" draw:layer="layout" svg:width="17.271cm" svg:height="12.572cm" svg:x="2.159cm" svg:y="13.271cm" presentation:class="notes" presentation:placeholder="true">
            <draw:text-box/>
          </draw:frame>
        </presentation:notes>
      </draw:page>
      <draw:page draw:name="page16"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2</text:span><text:span text:style-name="T5">. </text:span><text:span text:style-name="T5">B</text:span><text:span text:style-name="T5">i</text:span><text:span text:style-name="T5">n</text:span><text:span text:style-name="T5">a</text:span><text:span text:style-name="T5">r</text:span><text:span text:style-name="T5">y </text:span><text:span text:style-name="T5">R</text:span><text:span text:style-name="T5">e</text:span><text:span text:style-name="T5">l</text:span><text:span text:style-name="T5">a</text:span><text:span text:style-name="T5">t</text:span><text:span text:style-name="T5">i</text:span><text:span text:style-name="T5">o</text:span><text:span text:style-name="T5">n</text:span><text:span text:style-name="T5">s</text:span></text:p>
          </draw:text-box>
        </draw:frame>
        <draw:frame draw:style-name="gr16" draw:text-style-name="P13" draw:layer="layout" svg:width="5.744cm" svg:height="11.464cm" svg:x="21.858cm" svg:y="2.403cm">
          <draw:text-box>
            <text:p text:style-name="P7"><text:span text:style-name="T8">N</text:span><text:span text:style-name="T8">ot</text:span><text:span text:style-name="T8">es</text:span></text:p>
            <text:p text:style-name="P7"><text:span text:style-name="T8"/></text:p>
            <text:p text:style-name="P2"><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inp</text:span><text:span text:style-name="T10">uts</text:span></text:p>
            <text:p text:style-name="P2"><text:span text:style-name="T8"/></text:p>
            <text:p text:style-name="P2"><text:span text:style-name="T9">Co</text:span><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ou</text:span><text:span text:style-name="T10">tp</text:span><text:span text:style-name="T10">uts</text:span><text:span text:style-name="T10">.</text:span></text:p>
            <text:p text:style-name="P2"><text:span text:style-name="T10"/></text:p>
            <text:p text:style-name="P2"><text:span text:style-name="T19">f : </text:span><text:span text:style-name="T19">A </text:span><text:span text:style-name="T19">→ </text:span><text:span text:style-name="T19">B</text:span></text:p>
            <text:p text:style-name="P2"><text:span text:style-name="T10">fu</text:span><text:span text:style-name="T10">nct</text:span><text:span text:style-name="T10">ion </text:span><text:span text:style-name="T10">f, </text:span><text:span text:style-name="T10">wit</text:span><text:span text:style-name="T10">h</text:span></text:p>
            <text:p text:style-name="P2"><text:span text:style-name="T10">inp</text:span><text:span text:style-name="T10">ut </text:span><text:span text:style-name="T10">fro</text:span><text:span text:style-name="T10">m </text:span><text:span text:style-name="T10">set </text:span><text:span text:style-name="T10">A, </text:span><text:span text:style-name="T10">&amp;</text:span></text:p>
            <text:p text:style-name="P2"><text:span text:style-name="T10">ou</text:span><text:span text:style-name="T10">tp</text:span><text:span text:style-name="T10">ut </text:span><text:span text:style-name="T10">fro</text:span><text:span text:style-name="T10">m </text:span><text:span text:style-name="T10">set </text:span><text:span text:style-name="T10">B.</text:span></text:p>
            <text:p text:style-name="P2"><text:span text:style-name="T10"/></text:p>
            <text:p text:style-name="P2"><text:span text:style-name="T19">R : </text:span><text:span text:style-name="T19">A </text:span><text:span text:style-name="T19">→ </text:span><text:span text:style-name="T19">B</text:span></text:p>
            <text:p text:style-name="P2"><text:span text:style-name="T47">A </text:span><text:span text:style-name="T47">rel</text:span><text:span text:style-name="T47">ati</text:span><text:span text:style-name="T47">on </text:span><text:span text:style-name="T48">R</text:span><text:span text:style-name="T47"> </text:span><text:span text:style-name="T47">ha</text:span><text:span text:style-name="T47">s a </text:span><text:span text:style-name="T47">su</text:span><text:span text:style-name="T47">bs</text:span><text:span text:style-name="T47">et </text:span><text:span text:style-name="T47">of </text:span><text:span text:style-name="T48">A </text:span><text:span text:style-name="T48">x </text:span><text:span text:style-name="T48">B</text:span><text:span text:style-name="T47"> </text:span><text:span text:style-name="T47">as </text:span><text:span text:style-name="T47">its </text:span><text:span text:style-name="T47">rul</text:span><text:span text:style-name="T47">e.</text:span></text:p>
          </draw:text-box>
        </draw:frame>
        <draw:frame presentation:style-name="pr19" draw:text-style-name="P10" draw:layer="layout" svg:width="20.612cm" svg:height="3.442cm" svg:x="0.74cm" svg:y="2.564cm">
          <draw:text-box>
            <text:p text:style-name="P2"><text:span text:style-name="T45">P</text:span><text:span text:style-name="T45">r</text:span><text:span text:style-name="T45">a</text:span><text:span text:style-name="T45">ct</text:span><text:span text:style-name="T45">ic</text:span><text:span text:style-name="T45">e:</text:span><text:span text:style-name="T46"> </text:span><text:span text:style-name="T46">Gi</text:span><text:span text:style-name="T46">v</text:span><text:span text:style-name="T46">e</text:span><text:span text:style-name="T46">n </text:span><text:span text:style-name="T46">A </text:span><text:span text:style-name="T46">= </text:span><text:span text:style-name="T46">{ </text:span><text:span text:style-name="T46">1, </text:span><text:span text:style-name="T46">2 </text:span><text:span text:style-name="T46">}, </text:span><text:span text:style-name="T46">B </text:span><text:span text:style-name="T46">= </text:span><text:span text:style-name="T46">{ </text:span><text:span text:style-name="T46">a, </text:span><text:span text:style-name="T46">b, </text:span><text:span text:style-name="T46">c </text:span><text:span text:style-name="T46">}, </text:span><text:span text:style-name="T46">a</text:span><text:span text:style-name="T46">n</text:span><text:span text:style-name="T46">d </text:span><text:span text:style-name="T46">t</text:span><text:span text:style-name="T46">h</text:span><text:span text:style-name="T46">e </text:span><text:span text:style-name="T46">re</text:span><text:span text:style-name="T46">la</text:span><text:span text:style-name="T46">ti</text:span><text:span text:style-name="T46">o</text:span><text:span text:style-name="T46">n </text:span><text:span text:style-name="T46">S </text:span><text:span text:style-name="T46">w</text:span><text:span text:style-name="T46">it</text:span><text:span text:style-name="T46">h </text:span><text:span text:style-name="T46">t</text:span><text:span text:style-name="T46">h</text:span><text:span text:style-name="T46">e </text:span><text:span text:style-name="T46">ru</text:span><text:span text:style-name="T46">le</text:span><text:span text:style-name="T46">: { </text:span><text:span text:style-name="T46">(1</text:span><text:span text:style-name="T46">, </text:span><text:span text:style-name="T46">a)</text:span><text:span text:style-name="T46">, </text:span><text:span text:style-name="T46">(2</text:span><text:span text:style-name="T46">, </text:span><text:span text:style-name="T46">b)</text:span><text:span text:style-name="T46">, </text:span><text:span text:style-name="T46">(1</text:span><text:span text:style-name="T46">, </text:span><text:span text:style-name="T46">c) </text:span><text:span text:style-name="T46">}, </text:span><text:span text:style-name="T46">di</text:span><text:span text:style-name="T46">a</text:span><text:span text:style-name="T46">g</text:span><text:span text:style-name="T46">ra</text:span><text:span text:style-name="T46">m </text:span><text:span text:style-name="T46">t</text:span><text:span text:style-name="T46">h</text:span><text:span text:style-name="T46">e </text:span><text:span text:style-name="T46">re</text:span><text:span text:style-name="T46">la</text:span><text:span text:style-name="T46">ti</text:span><text:span text:style-name="T46">o</text:span><text:span text:style-name="T46">n.</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9</text:page-count></text:span><text:span text:style-name="T18">)</text:span></text:p>
          </draw:text-box>
        </draw:frame>
        <presentation:notes draw:style-name="dp2">
          <draw:page-thumbnail draw:style-name="gr2" draw:layer="layout" svg:width="13.968cm" svg:height="10.476cm" svg:x="3.81cm" svg:y="2.123cm" draw:page-number="16" presentation:class="page"/>
          <draw:frame presentation:style-name="pr2" draw:text-style-name="P4" draw:layer="layout" svg:width="17.271cm" svg:height="12.572cm" svg:x="2.159cm" svg:y="13.271cm" presentation:class="notes" presentation:placeholder="true">
            <draw:text-box/>
          </draw:frame>
        </presentation:notes>
      </draw:page>
      <draw:page draw:name="page17"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2</text:span><text:span text:style-name="T5">. </text:span><text:span text:style-name="T5">B</text:span><text:span text:style-name="T5">i</text:span><text:span text:style-name="T5">n</text:span><text:span text:style-name="T5">a</text:span><text:span text:style-name="T5">r</text:span><text:span text:style-name="T5">y </text:span><text:span text:style-name="T5">R</text:span><text:span text:style-name="T5">e</text:span><text:span text:style-name="T5">l</text:span><text:span text:style-name="T5">a</text:span><text:span text:style-name="T5">t</text:span><text:span text:style-name="T5">i</text:span><text:span text:style-name="T5">o</text:span><text:span text:style-name="T5">n</text:span><text:span text:style-name="T5">s</text:span></text:p>
          </draw:text-box>
        </draw:frame>
        <draw:frame draw:style-name="gr16" draw:text-style-name="P13" draw:layer="layout" svg:width="5.744cm" svg:height="11.464cm" svg:x="21.858cm" svg:y="2.403cm">
          <draw:text-box>
            <text:p text:style-name="P7"><text:span text:style-name="T8">N</text:span><text:span text:style-name="T8">ot</text:span><text:span text:style-name="T8">es</text:span></text:p>
            <text:p text:style-name="P7"><text:span text:style-name="T8"/></text:p>
            <text:p text:style-name="P2"><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inp</text:span><text:span text:style-name="T10">uts</text:span></text:p>
            <text:p text:style-name="P2"><text:span text:style-name="T8"/></text:p>
            <text:p text:style-name="P2"><text:span text:style-name="T9">Co</text:span><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ou</text:span><text:span text:style-name="T10">tp</text:span><text:span text:style-name="T10">uts</text:span><text:span text:style-name="T10">.</text:span></text:p>
            <text:p text:style-name="P2"><text:span text:style-name="T10"/></text:p>
            <text:p text:style-name="P2"><text:span text:style-name="T19">f : </text:span><text:span text:style-name="T19">A </text:span><text:span text:style-name="T19">→ </text:span><text:span text:style-name="T19">B</text:span></text:p>
            <text:p text:style-name="P2"><text:span text:style-name="T10">fu</text:span><text:span text:style-name="T10">nct</text:span><text:span text:style-name="T10">ion </text:span><text:span text:style-name="T10">f, </text:span><text:span text:style-name="T10">wit</text:span><text:span text:style-name="T10">h</text:span></text:p>
            <text:p text:style-name="P2"><text:span text:style-name="T10">inp</text:span><text:span text:style-name="T10">ut </text:span><text:span text:style-name="T10">fro</text:span><text:span text:style-name="T10">m </text:span><text:span text:style-name="T10">set </text:span><text:span text:style-name="T10">A, </text:span><text:span text:style-name="T10">&amp;</text:span></text:p>
            <text:p text:style-name="P2"><text:span text:style-name="T10">ou</text:span><text:span text:style-name="T10">tp</text:span><text:span text:style-name="T10">ut </text:span><text:span text:style-name="T10">fro</text:span><text:span text:style-name="T10">m </text:span><text:span text:style-name="T10">set </text:span><text:span text:style-name="T10">B.</text:span></text:p>
            <text:p text:style-name="P2"><text:span text:style-name="T10"/></text:p>
            <text:p text:style-name="P2"><text:span text:style-name="T19">R : </text:span><text:span text:style-name="T19">A </text:span><text:span text:style-name="T19">→ </text:span><text:span text:style-name="T19">B</text:span></text:p>
            <text:p text:style-name="P2"><text:span text:style-name="T47">A </text:span><text:span text:style-name="T47">rel</text:span><text:span text:style-name="T47">ati</text:span><text:span text:style-name="T47">on </text:span><text:span text:style-name="T48">R</text:span><text:span text:style-name="T47"> </text:span><text:span text:style-name="T47">ha</text:span><text:span text:style-name="T47">s a </text:span><text:span text:style-name="T47">su</text:span><text:span text:style-name="T47">bs</text:span><text:span text:style-name="T47">et </text:span><text:span text:style-name="T47">of </text:span><text:span text:style-name="T48">A </text:span><text:span text:style-name="T48">x </text:span><text:span text:style-name="T48">B</text:span><text:span text:style-name="T47"> </text:span><text:span text:style-name="T47">as </text:span><text:span text:style-name="T47">its </text:span><text:span text:style-name="T47">rul</text:span><text:span text:style-name="T47">e.</text:span></text:p>
          </draw:text-box>
        </draw:frame>
        <draw:frame presentation:style-name="pr20" draw:text-style-name="P10" draw:layer="layout" svg:width="20.612cm" svg:height="3.442cm" svg:x="0.74cm" svg:y="2.564cm">
          <draw:text-box>
            <text:p text:style-name="P2"><text:span text:style-name="T45">P</text:span><text:span text:style-name="T45">r</text:span><text:span text:style-name="T45">a</text:span><text:span text:style-name="T45">ct</text:span><text:span text:style-name="T45">ic</text:span><text:span text:style-name="T45">e:</text:span><text:span text:style-name="T46"> </text:span><text:span text:style-name="T46">Gi</text:span><text:span text:style-name="T46">v</text:span><text:span text:style-name="T46">e</text:span><text:span text:style-name="T46">n </text:span><text:span text:style-name="T46">A </text:span><text:span text:style-name="T46">= </text:span><text:span text:style-name="T46">{ </text:span><text:span text:style-name="T46">1, </text:span><text:span text:style-name="T46">2 </text:span><text:span text:style-name="T46">}, </text:span><text:span text:style-name="T46">B </text:span><text:span text:style-name="T46">= </text:span><text:span text:style-name="T46">{ </text:span><text:span text:style-name="T46">a, </text:span><text:span text:style-name="T46">b, </text:span><text:span text:style-name="T46">c </text:span><text:span text:style-name="T46">}, </text:span><text:span text:style-name="T46">a</text:span><text:span text:style-name="T46">n</text:span><text:span text:style-name="T46">d </text:span><text:span text:style-name="T46">t</text:span><text:span text:style-name="T46">h</text:span><text:span text:style-name="T46">e </text:span><text:span text:style-name="T46">re</text:span><text:span text:style-name="T46">la</text:span><text:span text:style-name="T46">ti</text:span><text:span text:style-name="T46">o</text:span><text:span text:style-name="T46">n </text:span><text:span text:style-name="T46">S </text:span><text:span text:style-name="T46">w</text:span><text:span text:style-name="T46">it</text:span><text:span text:style-name="T46">h </text:span><text:span text:style-name="T46">t</text:span><text:span text:style-name="T46">h</text:span><text:span text:style-name="T46">e </text:span><text:span text:style-name="T46">ru</text:span><text:span text:style-name="T46">le</text:span><text:span text:style-name="T46">: { </text:span><text:span text:style-name="T46">(1</text:span><text:span text:style-name="T46">, </text:span><text:span text:style-name="T46">a)</text:span><text:span text:style-name="T46">, </text:span><text:span text:style-name="T46">(2</text:span><text:span text:style-name="T46">, </text:span><text:span text:style-name="T46">b)</text:span><text:span text:style-name="T46">, </text:span><text:span text:style-name="T46">(1</text:span><text:span text:style-name="T46">, </text:span><text:span text:style-name="T46">c) </text:span><text:span text:style-name="T46">}, </text:span><text:span text:style-name="T46">di</text:span><text:span text:style-name="T46">a</text:span><text:span text:style-name="T46">g</text:span><text:span text:style-name="T46">ra</text:span><text:span text:style-name="T46">m </text:span><text:span text:style-name="T46">t</text:span><text:span text:style-name="T46">h</text:span><text:span text:style-name="T46">e </text:span><text:span text:style-name="T46">re</text:span><text:span text:style-name="T46">la</text:span><text:span text:style-name="T46">ti</text:span><text:span text:style-name="T46">o</text:span><text:span text:style-name="T46">n.</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9</text:page-count></text:span><text:span text:style-name="T18">)</text:span></text:p>
          </draw:text-box>
        </draw:frame>
        <draw:custom-shape draw:style-name="gr14" draw:text-style-name="P21" draw:layer="layout" svg:width="2.67cm" svg:height="4.617cm" svg:x="4.999cm" svg:y="8.506cm">
          <text:p text:style-name="P7"><text:span text:style-name="T43">1 •</text:span></text:p>
          <text:p text:style-name="P7"><text:span text:style-name="T43"/></text:p>
          <text:p text:style-name="P7"><text:span text:style-name="T43">2 •</text:span></text:p>
          <draw:enhanced-geometry svg:viewBox="0 0 21600 21600" draw:type="rectangle" draw:enhanced-path="M 0 0 L 21600 0 21600 21600 0 21600 0 0 Z N"/>
        </draw:custom-shape>
        <draw:custom-shape draw:style-name="gr15" draw:text-style-name="P23" draw:layer="layout" svg:width="2.422cm" svg:height="4.918cm" svg:x="14.982cm" svg:y="8.106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type="rectangle" draw:enhanced-path="M 0 0 L 21600 0 21600 21600 0 21600 0 0 Z N"/>
        </draw:custom-shape>
        <draw:frame draw:style-name="gr7" draw:text-style-name="P17" draw:layer="layout" svg:width="2.72cm" svg:height="0.963cm" svg:x="4.998cm" svg:y="13.123cm">
          <draw:text-box>
            <text:p><text:span text:style-name="T39">A</text:span></text:p>
          </draw:text-box>
        </draw:frame>
        <draw:frame draw:style-name="gr7" draw:text-style-name="P19" draw:layer="layout" svg:width="2.471cm" svg:height="0.963cm" svg:x="14.907cm" svg:y="13.05cm">
          <draw:text-box>
            <text:p><text:span text:style-name="T40">B</text:span></text:p>
          </draw:text-box>
        </draw:frame>
        <draw:line draw:style-name="gr9" draw:text-style-name="P20" draw:layer="layout" svg:x1="6.852cm" svg:y1="10.24cm" svg:x2="15.821cm" svg:y2="9.446cm">
          <text:p/>
        </draw:line>
        <draw:line draw:style-name="gr9" draw:text-style-name="P20" draw:layer="layout" svg:x1="6.852cm" svg:y1="10.24cm" svg:x2="15.847cm" svg:y2="11.642cm">
          <text:p/>
        </draw:line>
        <draw:line draw:style-name="gr17" draw:text-style-name="P20" draw:layer="layout" svg:x1="6.719cm" svg:y1="11.324cm" svg:x2="15.822cm" svg:y2="10.583cm">
          <text:p/>
        </draw:line>
        <presentation:notes draw:style-name="dp2">
          <draw:page-thumbnail draw:style-name="gr2" draw:layer="layout" svg:width="13.968cm" svg:height="10.476cm" svg:x="3.81cm" svg:y="2.123cm" draw:page-number="17" presentation:class="page"/>
          <draw:frame presentation:style-name="pr2" draw:text-style-name="P4" draw:layer="layout" svg:width="17.271cm" svg:height="12.572cm" svg:x="2.159cm" svg:y="13.271cm" presentation:class="notes" presentation:placeholder="true">
            <draw:text-box/>
          </draw:frame>
        </presentation:notes>
      </draw:page>
      <draw:page draw:name="page18"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2</text:span><text:span text:style-name="T5">. </text:span><text:span text:style-name="T5">B</text:span><text:span text:style-name="T5">i</text:span><text:span text:style-name="T5">n</text:span><text:span text:style-name="T5">a</text:span><text:span text:style-name="T5">r</text:span><text:span text:style-name="T5">y </text:span><text:span text:style-name="T5">R</text:span><text:span text:style-name="T5">e</text:span><text:span text:style-name="T5">l</text:span><text:span text:style-name="T5">a</text:span><text:span text:style-name="T5">t</text:span><text:span text:style-name="T5">i</text:span><text:span text:style-name="T5">o</text:span><text:span text:style-name="T5">n</text:span><text:span text:style-name="T5">s</text:span></text:p>
          </draw:text-box>
        </draw:frame>
        <draw:frame draw:style-name="gr16" draw:text-style-name="P13" draw:layer="layout" svg:width="5.744cm" svg:height="11.464cm" svg:x="21.858cm" svg:y="2.403cm">
          <draw:text-box>
            <text:p text:style-name="P7"><text:span text:style-name="T8">N</text:span><text:span text:style-name="T8">ot</text:span><text:span text:style-name="T8">es</text:span></text:p>
            <text:p text:style-name="P7"><text:span text:style-name="T8"/></text:p>
            <text:p text:style-name="P2"><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inp</text:span><text:span text:style-name="T10">uts</text:span></text:p>
            <text:p text:style-name="P2"><text:span text:style-name="T8"/></text:p>
            <text:p text:style-name="P2"><text:span text:style-name="T9">Co</text:span><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ou</text:span><text:span text:style-name="T10">tp</text:span><text:span text:style-name="T10">uts</text:span><text:span text:style-name="T10">.</text:span></text:p>
            <text:p text:style-name="P2"><text:span text:style-name="T10"/></text:p>
            <text:p text:style-name="P2"><text:span text:style-name="T19">f : </text:span><text:span text:style-name="T19">A </text:span><text:span text:style-name="T19">→ </text:span><text:span text:style-name="T19">B</text:span></text:p>
            <text:p text:style-name="P2"><text:span text:style-name="T10">fu</text:span><text:span text:style-name="T10">nct</text:span><text:span text:style-name="T10">ion </text:span><text:span text:style-name="T10">f, </text:span><text:span text:style-name="T10">wit</text:span><text:span text:style-name="T10">h</text:span></text:p>
            <text:p text:style-name="P2"><text:span text:style-name="T10">inp</text:span><text:span text:style-name="T10">ut </text:span><text:span text:style-name="T10">fro</text:span><text:span text:style-name="T10">m </text:span><text:span text:style-name="T10">set </text:span><text:span text:style-name="T10">A, </text:span><text:span text:style-name="T10">&amp;</text:span></text:p>
            <text:p text:style-name="P2"><text:span text:style-name="T10">ou</text:span><text:span text:style-name="T10">tp</text:span><text:span text:style-name="T10">ut </text:span><text:span text:style-name="T10">fro</text:span><text:span text:style-name="T10">m </text:span><text:span text:style-name="T10">set </text:span><text:span text:style-name="T10">B.</text:span></text:p>
            <text:p text:style-name="P2"><text:span text:style-name="T10"/></text:p>
            <text:p text:style-name="P2"><text:span text:style-name="T19">R : </text:span><text:span text:style-name="T19">A </text:span><text:span text:style-name="T19">→ </text:span><text:span text:style-name="T19">B</text:span></text:p>
            <text:p text:style-name="P2"><text:span text:style-name="T47">A </text:span><text:span text:style-name="T47">rel</text:span><text:span text:style-name="T47">ati</text:span><text:span text:style-name="T47">on </text:span><text:span text:style-name="T48">R</text:span><text:span text:style-name="T47"> </text:span><text:span text:style-name="T47">ha</text:span><text:span text:style-name="T47">s a </text:span><text:span text:style-name="T47">su</text:span><text:span text:style-name="T47">bs</text:span><text:span text:style-name="T47">et </text:span><text:span text:style-name="T47">of </text:span><text:span text:style-name="T48">A </text:span><text:span text:style-name="T48">x </text:span><text:span text:style-name="T48">B</text:span><text:span text:style-name="T47"> </text:span><text:span text:style-name="T47">as </text:span><text:span text:style-name="T47">its </text:span><text:span text:style-name="T47">rul</text:span><text:span text:style-name="T47">e.</text:span></text:p>
          </draw:text-box>
        </draw:frame>
        <draw:frame presentation:style-name="pr21" draw:text-style-name="P10" draw:layer="layout" svg:width="20.612cm" svg:height="3.442cm" svg:x="0.74cm" svg:y="2.564cm">
          <draw:text-box>
            <text:p text:style-name="P2"><text:span text:style-name="T46">If </text:span><text:span text:style-name="T46">a </text:span><text:span text:style-name="T46">bi</text:span><text:span text:style-name="T46">n</text:span><text:span text:style-name="T46">ar</text:span><text:span text:style-name="T46">y </text:span><text:span text:style-name="T46">re</text:span><text:span text:style-name="T46">la</text:span><text:span text:style-name="T46">ti</text:span><text:span text:style-name="T46">o</text:span><text:span text:style-name="T46">n </text:span><text:span text:style-name="T46">h</text:span><text:span text:style-name="T46">a</text:span><text:span text:style-name="T46">s </text:span><text:span text:style-name="T46">t</text:span><text:span text:style-name="T46">h</text:span><text:span text:style-name="T46">e </text:span><text:span text:style-name="T46">s</text:span><text:span text:style-name="T46">a</text:span><text:span text:style-name="T46">m</text:span><text:span text:style-name="T46">e </text:span><text:span text:style-name="T46">s</text:span><text:span text:style-name="T46">e</text:span><text:span text:style-name="T46">t </text:span><text:span text:style-name="T46">a</text:span><text:span text:style-name="T46">s </text:span><text:span text:style-name="T46">t</text:span><text:span text:style-name="T46">h</text:span><text:span text:style-name="T46">e </text:span><text:span text:style-name="T46">d</text:span><text:span text:style-name="T46">o</text:span><text:span text:style-name="T46">m</text:span><text:span text:style-name="T46">ai</text:span><text:span text:style-name="T46">n </text:span><text:span text:style-name="T46">a</text:span><text:span text:style-name="T46">n</text:span><text:span text:style-name="T46">d </text:span><text:span text:style-name="T46">c</text:span><text:span text:style-name="T46">o</text:span><text:span text:style-name="T46">d</text:span><text:span text:style-name="T46">o</text:span><text:span text:style-name="T46">m</text:span><text:span text:style-name="T46">ai</text:span><text:span text:style-name="T46">n, </text:span><text:span text:style-name="T46">w</text:span><text:span text:style-name="T46">e </text:span><text:span text:style-name="T46">c</text:span><text:span text:style-name="T46">a</text:span><text:span text:style-name="T46">n </text:span><text:span text:style-name="T46">di</text:span><text:span text:style-name="T46">a</text:span><text:span text:style-name="T46">g</text:span><text:span text:style-name="T46">ra</text:span><text:span text:style-name="T46">m </text:span><text:span text:style-name="T46">it </text:span><text:span text:style-name="T46">w</text:span><text:span text:style-name="T46">it</text:span><text:span text:style-name="T46">h </text:span><text:span text:style-name="T46">t</text:span><text:span text:style-name="T46">h</text:span><text:span text:style-name="T46">e </text:span><text:span text:style-name="T46">ar</text:span><text:span text:style-name="T46">ro</text:span><text:span text:style-name="T46">w </text:span><text:span text:style-name="T46">di</text:span><text:span text:style-name="T46">a</text:span><text:span text:style-name="T46">g</text:span><text:span text:style-name="T46">ra</text:span><text:span text:style-name="T46">m</text:span><text:span text:style-name="T46">…</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9</text:page-count></text:span><text:span text:style-name="T18">)</text:span></text:p>
          </draw:text-box>
        </draw:frame>
        <draw:custom-shape draw:style-name="gr14" draw:text-style-name="P21" draw:layer="layout" svg:width="2.67cm" svg:height="4.617cm" svg:x="1.109cm" svg:y="5.993cm">
          <text:p text:style-name="P7"><text:span text:style-name="T43">1 •</text:span></text:p>
          <text:p text:style-name="P7"><text:span text:style-name="T43"/></text:p>
          <text:p text:style-name="P7"><text:span text:style-name="T43">2 •</text:span></text:p>
          <text:p text:style-name="P7"><text:span text:style-name="T43"/></text:p>
          <text:p text:style-name="P7"><text:span text:style-name="T43">3 •</text:span></text:p>
          <draw:enhanced-geometry svg:viewBox="0 0 21600 21600" draw:type="rectangle" draw:enhanced-path="M 0 0 L 21600 0 21600 21600 0 21600 0 0 Z N"/>
        </draw:custom-shape>
        <draw:custom-shape draw:style-name="gr15" draw:text-style-name="P23" draw:layer="layout" svg:width="2.422cm" svg:height="4.918cm" svg:x="6.092cm" svg:y="5.962cm">
          <text:p text:style-name="P7"><text:span text:style-name="T43">• </text:span><text:span text:style-name="T43">1</text:span></text:p>
          <text:p text:style-name="P7"><text:span text:style-name="T43"/></text:p>
          <text:p text:style-name="P7"><text:span text:style-name="T43">• </text:span><text:span text:style-name="T43">2</text:span></text:p>
          <text:p text:style-name="P7"><text:span text:style-name="T43"/></text:p>
          <text:p text:style-name="P7"><text:span text:style-name="T43">• </text:span><text:span text:style-name="T43">3</text:span></text:p>
          <draw:enhanced-geometry svg:viewBox="0 0 21600 21600" draw:type="rectangle" draw:enhanced-path="M 0 0 L 21600 0 21600 21600 0 21600 0 0 Z N"/>
        </draw:custom-shape>
        <draw:frame draw:style-name="gr7" draw:text-style-name="P17" draw:layer="layout" svg:width="2.72cm" svg:height="0.963cm" svg:x="1.059cm" svg:y="10.61cm">
          <draw:text-box>
            <text:p><text:span text:style-name="T39">A</text:span></text:p>
          </draw:text-box>
        </draw:frame>
        <draw:frame draw:style-name="gr7" draw:text-style-name="P19" draw:layer="layout" svg:width="2.471cm" svg:height="0.963cm" svg:x="6.092cm" svg:y="10.88cm">
          <draw:text-box>
            <text:p><text:span text:style-name="T40">A</text:span></text:p>
          </draw:text-box>
        </draw:frame>
        <draw:line draw:style-name="gr9" draw:text-style-name="P20" draw:layer="layout" svg:x1="2.989cm" svg:y1="7.224cm" svg:x2="6.958cm" svg:y2="8.414cm">
          <text:p/>
        </draw:line>
        <draw:line draw:style-name="gr17" draw:text-style-name="P20" draw:layer="layout" svg:x1="2.935cm" svg:y1="8.307cm" svg:x2="6.905cm" svg:y2="9.552cm">
          <text:p/>
        </draw:line>
        <draw:line draw:style-name="gr18" draw:text-style-name="P20" draw:layer="layout" svg:x1="2.91cm" svg:y1="9.42cm" svg:x2="6.932cm" svg:y2="7.25cm">
          <text:p/>
        </draw:line>
        <presentation:notes draw:style-name="dp2">
          <draw:page-thumbnail draw:style-name="gr2" draw:layer="layout" svg:width="13.968cm" svg:height="10.476cm" svg:x="3.81cm" svg:y="2.123cm" draw:page-number="18" presentation:class="page"/>
          <draw:frame presentation:style-name="pr2" draw:text-style-name="P4" draw:layer="layout" svg:width="17.271cm" svg:height="12.572cm" svg:x="2.159cm" svg:y="13.271cm" presentation:class="notes" presentation:placeholder="true">
            <draw:text-box/>
          </draw:frame>
        </presentation:notes>
      </draw:page>
      <draw:page draw:name="page19"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2</text:span><text:span text:style-name="T5">. </text:span><text:span text:style-name="T5">B</text:span><text:span text:style-name="T5">i</text:span><text:span text:style-name="T5">n</text:span><text:span text:style-name="T5">a</text:span><text:span text:style-name="T5">r</text:span><text:span text:style-name="T5">y </text:span><text:span text:style-name="T5">R</text:span><text:span text:style-name="T5">e</text:span><text:span text:style-name="T5">l</text:span><text:span text:style-name="T5">a</text:span><text:span text:style-name="T5">t</text:span><text:span text:style-name="T5">i</text:span><text:span text:style-name="T5">o</text:span><text:span text:style-name="T5">n</text:span><text:span text:style-name="T5">s</text:span></text:p>
          </draw:text-box>
        </draw:frame>
        <draw:frame draw:style-name="gr16" draw:text-style-name="P13" draw:layer="layout" svg:width="5.744cm" svg:height="11.464cm" svg:x="21.858cm" svg:y="2.403cm">
          <draw:text-box>
            <text:p text:style-name="P7"><text:span text:style-name="T8">N</text:span><text:span text:style-name="T8">ot</text:span><text:span text:style-name="T8">es</text:span></text:p>
            <text:p text:style-name="P7"><text:span text:style-name="T8"/></text:p>
            <text:p text:style-name="P2"><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inp</text:span><text:span text:style-name="T10">uts</text:span></text:p>
            <text:p text:style-name="P2"><text:span text:style-name="T8"/></text:p>
            <text:p text:style-name="P2"><text:span text:style-name="T9">Co</text:span><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ou</text:span><text:span text:style-name="T10">tp</text:span><text:span text:style-name="T10">uts</text:span><text:span text:style-name="T10">.</text:span></text:p>
            <text:p text:style-name="P2"><text:span text:style-name="T10"/></text:p>
            <text:p text:style-name="P2"><text:span text:style-name="T19">f : </text:span><text:span text:style-name="T19">A </text:span><text:span text:style-name="T19">→ </text:span><text:span text:style-name="T19">B</text:span></text:p>
            <text:p text:style-name="P2"><text:span text:style-name="T10">fu</text:span><text:span text:style-name="T10">nct</text:span><text:span text:style-name="T10">ion </text:span><text:span text:style-name="T10">f, </text:span><text:span text:style-name="T10">wit</text:span><text:span text:style-name="T10">h</text:span></text:p>
            <text:p text:style-name="P2"><text:span text:style-name="T10">inp</text:span><text:span text:style-name="T10">ut </text:span><text:span text:style-name="T10">fro</text:span><text:span text:style-name="T10">m </text:span><text:span text:style-name="T10">set </text:span><text:span text:style-name="T10">A, </text:span><text:span text:style-name="T10">&amp;</text:span></text:p>
            <text:p text:style-name="P2"><text:span text:style-name="T10">ou</text:span><text:span text:style-name="T10">tp</text:span><text:span text:style-name="T10">ut </text:span><text:span text:style-name="T10">fro</text:span><text:span text:style-name="T10">m </text:span><text:span text:style-name="T10">set </text:span><text:span text:style-name="T10">B.</text:span></text:p>
            <text:p text:style-name="P2"><text:span text:style-name="T10"/></text:p>
            <text:p text:style-name="P2"><text:span text:style-name="T19">R : </text:span><text:span text:style-name="T19">A </text:span><text:span text:style-name="T19">→ </text:span><text:span text:style-name="T19">B</text:span></text:p>
            <text:p text:style-name="P2"><text:span text:style-name="T47">A </text:span><text:span text:style-name="T47">rel</text:span><text:span text:style-name="T47">ati</text:span><text:span text:style-name="T47">on </text:span><text:span text:style-name="T48">R</text:span><text:span text:style-name="T47"> </text:span><text:span text:style-name="T47">ha</text:span><text:span text:style-name="T47">s a </text:span><text:span text:style-name="T47">su</text:span><text:span text:style-name="T47">bs</text:span><text:span text:style-name="T47">et </text:span><text:span text:style-name="T47">of </text:span><text:span text:style-name="T48">A </text:span><text:span text:style-name="T48">x </text:span><text:span text:style-name="T48">B</text:span><text:span text:style-name="T47"> </text:span><text:span text:style-name="T47">as </text:span><text:span text:style-name="T47">its </text:span><text:span text:style-name="T47">rul</text:span><text:span text:style-name="T47">e.</text:span></text:p>
          </draw:text-box>
        </draw:frame>
        <draw:frame presentation:style-name="pr22" draw:text-style-name="P10" draw:layer="layout" svg:width="20.612cm" svg:height="3.442cm" svg:x="0.74cm" svg:y="2.564cm">
          <draw:text-box>
            <text:p text:style-name="P2"><text:span text:style-name="T46">If </text:span><text:span text:style-name="T46">a </text:span><text:span text:style-name="T46">bi</text:span><text:span text:style-name="T46">n</text:span><text:span text:style-name="T46">ar</text:span><text:span text:style-name="T46">y </text:span><text:span text:style-name="T46">re</text:span><text:span text:style-name="T46">la</text:span><text:span text:style-name="T46">ti</text:span><text:span text:style-name="T46">o</text:span><text:span text:style-name="T46">n </text:span><text:span text:style-name="T46">h</text:span><text:span text:style-name="T46">a</text:span><text:span text:style-name="T46">s </text:span><text:span text:style-name="T46">t</text:span><text:span text:style-name="T46">h</text:span><text:span text:style-name="T46">e </text:span><text:span text:style-name="T46">s</text:span><text:span text:style-name="T46">a</text:span><text:span text:style-name="T46">m</text:span><text:span text:style-name="T46">e </text:span><text:span text:style-name="T46">s</text:span><text:span text:style-name="T46">e</text:span><text:span text:style-name="T46">t </text:span><text:span text:style-name="T46">a</text:span><text:span text:style-name="T46">s </text:span><text:span text:style-name="T46">t</text:span><text:span text:style-name="T46">h</text:span><text:span text:style-name="T46">e </text:span><text:span text:style-name="T46">d</text:span><text:span text:style-name="T46">o</text:span><text:span text:style-name="T46">m</text:span><text:span text:style-name="T46">ai</text:span><text:span text:style-name="T46">n </text:span><text:span text:style-name="T46">a</text:span><text:span text:style-name="T46">n</text:span><text:span text:style-name="T46">d </text:span><text:span text:style-name="T46">c</text:span><text:span text:style-name="T46">o</text:span><text:span text:style-name="T46">d</text:span><text:span text:style-name="T46">o</text:span><text:span text:style-name="T46">m</text:span><text:span text:style-name="T46">ai</text:span><text:span text:style-name="T46">n, </text:span><text:span text:style-name="T46">w</text:span><text:span text:style-name="T46">e </text:span><text:span text:style-name="T46">c</text:span><text:span text:style-name="T46">a</text:span><text:span text:style-name="T46">n </text:span><text:span text:style-name="T46">di</text:span><text:span text:style-name="T46">a</text:span><text:span text:style-name="T46">g</text:span><text:span text:style-name="T46">ra</text:span><text:span text:style-name="T46">m </text:span><text:span text:style-name="T46">it </text:span><text:span text:style-name="T46">w</text:span><text:span text:style-name="T46">it</text:span><text:span text:style-name="T46">h </text:span><text:span text:style-name="T46">t</text:span><text:span text:style-name="T46">h</text:span><text:span text:style-name="T46">e </text:span><text:span text:style-name="T46">ar</text:span><text:span text:style-name="T46">ro</text:span><text:span text:style-name="T46">w </text:span><text:span text:style-name="T46">di</text:span><text:span text:style-name="T46">a</text:span><text:span text:style-name="T46">g</text:span><text:span text:style-name="T46">ra</text:span><text:span text:style-name="T46">m</text:span><text:span text:style-name="T46">…</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9</text:page-count></text:span><text:span text:style-name="T18">)</text:span></text:p>
          </draw:text-box>
        </draw:frame>
        <draw:custom-shape draw:style-name="gr14" draw:text-style-name="P21" draw:layer="layout" svg:width="2.67cm" svg:height="4.617cm" svg:x="1.109cm" svg:y="5.993cm">
          <text:p text:style-name="P7"><text:span text:style-name="T43">1 •</text:span></text:p>
          <text:p text:style-name="P7"><text:span text:style-name="T43"/></text:p>
          <text:p text:style-name="P7"><text:span text:style-name="T43">2 •</text:span></text:p>
          <text:p text:style-name="P7"><text:span text:style-name="T43"/></text:p>
          <text:p text:style-name="P7"><text:span text:style-name="T43">3 •</text:span></text:p>
          <draw:enhanced-geometry svg:viewBox="0 0 21600 21600" draw:type="rectangle" draw:enhanced-path="M 0 0 L 21600 0 21600 21600 0 21600 0 0 Z N"/>
        </draw:custom-shape>
        <draw:custom-shape draw:style-name="gr15" draw:text-style-name="P23" draw:layer="layout" svg:width="2.422cm" svg:height="4.918cm" svg:x="6.092cm" svg:y="5.962cm">
          <text:p text:style-name="P7"><text:span text:style-name="T43">• </text:span><text:span text:style-name="T43">1</text:span></text:p>
          <text:p text:style-name="P7"><text:span text:style-name="T43"/></text:p>
          <text:p text:style-name="P7"><text:span text:style-name="T43">• </text:span><text:span text:style-name="T43">2</text:span></text:p>
          <text:p text:style-name="P7"><text:span text:style-name="T43"/></text:p>
          <text:p text:style-name="P7"><text:span text:style-name="T43">• </text:span><text:span text:style-name="T43">3</text:span></text:p>
          <draw:enhanced-geometry svg:viewBox="0 0 21600 21600" draw:type="rectangle" draw:enhanced-path="M 0 0 L 21600 0 21600 21600 0 21600 0 0 Z N"/>
        </draw:custom-shape>
        <draw:frame draw:style-name="gr7" draw:text-style-name="P17" draw:layer="layout" svg:width="2.72cm" svg:height="0.963cm" svg:x="1.059cm" svg:y="10.61cm">
          <draw:text-box>
            <text:p><text:span text:style-name="T39">A</text:span></text:p>
          </draw:text-box>
        </draw:frame>
        <draw:frame draw:style-name="gr7" draw:text-style-name="P19" draw:layer="layout" svg:width="2.471cm" svg:height="0.963cm" svg:x="6.092cm" svg:y="10.88cm">
          <draw:text-box>
            <text:p><text:span text:style-name="T40">A</text:span></text:p>
          </draw:text-box>
        </draw:frame>
        <draw:line draw:style-name="gr9" draw:text-style-name="P20" draw:layer="layout" svg:x1="2.989cm" svg:y1="7.224cm" svg:x2="6.958cm" svg:y2="8.414cm">
          <text:p/>
        </draw:line>
        <draw:line draw:style-name="gr17" draw:text-style-name="P20" draw:layer="layout" svg:x1="14.404cm" svg:y1="12.92cm" svg:x2="17.711cm" svg:y2="12.839cm">
          <text:p/>
        </draw:line>
        <draw:line draw:style-name="gr18" draw:text-style-name="P20" draw:layer="layout" svg:x1="2.91cm" svg:y1="9.42cm" svg:x2="6.932cm" svg:y2="7.25cm">
          <text:p/>
        </draw:line>
        <draw:frame presentation:style-name="pr23" draw:text-style-name="P10" draw:layer="layout" svg:width="10.954cm" svg:height="0.949cm" svg:x="10.292cm" svg:y="7.271cm">
          <draw:text-box>
            <text:p text:style-name="P2"><text:span text:style-name="T46">O</text:span><text:span text:style-name="T46">r </text:span><text:span text:style-name="T46">w</text:span><text:span text:style-name="T46">it</text:span><text:span text:style-name="T46">h </text:span><text:span text:style-name="T46">a </text:span><text:span text:style-name="T46">g</text:span><text:span text:style-name="T46">ra</text:span><text:span text:style-name="T46">p</text:span><text:span text:style-name="T46">h </text:span><text:span text:style-name="T46">li</text:span><text:span text:style-name="T46">k</text:span><text:span text:style-name="T46">e </text:span><text:span text:style-name="T46">t</text:span><text:span text:style-name="T46">hi</text:span><text:span text:style-name="T46">s:</text:span></text:p>
          </draw:text-box>
        </draw:frame>
        <draw:frame draw:style-name="gr7" draw:text-style-name="P24" draw:layer="layout" svg:width="1.521cm" svg:height="0.963cm" svg:x="15.479cm" svg:y="8.67cm">
          <draw:text-box>
            <text:p>1</text:p>
          </draw:text-box>
        </draw:frame>
        <draw:frame draw:style-name="gr7" draw:text-style-name="P24" draw:layer="layout" svg:width="1.405cm" svg:height="0.963cm" svg:x="12.999cm" svg:y="12.92cm">
          <draw:text-box>
            <text:p>2</text:p>
          </draw:text-box>
        </draw:frame>
        <draw:frame draw:style-name="gr19" draw:text-style-name="P24" draw:layer="layout" svg:width="0.862cm" svg:height="0.963cm" svg:x="18.058cm" svg:y="12.888cm">
          <draw:text-box>
            <text:p>3</text:p>
          </draw:text-box>
        </draw:frame>
        <draw:custom-shape draw:style-name="gr20" draw:text-style-name="P25" draw:layer="layout" svg:width="0.397cm" svg:height="0.38cm" svg:x="15.545cm" svg:y="9.5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5" draw:layer="layout" svg:width="0.397cm" svg:height="0.38cm" svg:x="14.024cm" svg:y="12.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5" draw:layer="layout" svg:width="0.397cm" svg:height="0.38cm" svg:x="17.712cm" svg:y="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20" draw:layer="layout" svg:x1="15.682cm" svg:y1="9.843cm" svg:x2="14.404cm" svg:y2="12.625cm">
          <text:p/>
        </draw:line>
        <draw:line draw:style-name="gr17" draw:text-style-name="P20" draw:layer="layout" svg:x1="2.91cm" svg:y1="8.287cm" svg:x2="6.88cm" svg:y2="9.532cm">
          <text:p/>
        </draw:line>
        <draw:line draw:style-name="gr18" draw:text-style-name="P20" draw:layer="layout" svg:x1="17.901cm" svg:y1="12.678cm" svg:x2="15.942cm" svg:y2="9.912cm">
          <text:p/>
        </draw:line>
        <draw:frame draw:style-name="gr22" draw:text-style-name="P26" draw:layer="layout" svg:width="10.901cm" svg:height="1.445cm" svg:x="10.372cm" svg:y="13.894cm">
          <draw:text-box>
            <text:p><text:span text:style-name="T50">Di</text:span><text:span text:style-name="T50">ag</text:span><text:span text:style-name="T50">ra</text:span><text:span text:style-name="T50">m</text:span><text:span text:style-name="T50">mi</text:span><text:span text:style-name="T50">ng </text:span><text:span text:style-name="T50">lik</text:span><text:span text:style-name="T50">e </text:span><text:span text:style-name="T50">thi</text:span><text:span text:style-name="T50">s </text:span><text:span text:style-name="T50">wil</text:span><text:span text:style-name="T50">l </text:span><text:span text:style-name="T50">co</text:span><text:span text:style-name="T50">me </text:span><text:span text:style-name="T50">in </text:span><text:span text:style-name="T50">ha</text:span><text:span text:style-name="T50">nd</text:span><text:span text:style-name="T50">y </text:span><text:span text:style-name="T50">lat</text:span><text:span text:style-name="T50">er </text:span><text:span text:style-name="T50">wit</text:span><text:span text:style-name="T50">h </text:span><text:span text:style-name="T50">mo</text:span><text:span text:style-name="T50">re </text:span><text:span text:style-name="T50">co</text:span><text:span text:style-name="T50">mp</text:span><text:span text:style-name="T50">lex </text:span><text:span text:style-name="T50">rel</text:span><text:span text:style-name="T50">ati</text:span><text:span text:style-name="T50">on</text:span><text:span text:style-name="T50">s.</text:span></text:p>
          </draw:text-box>
        </draw:frame>
        <presentation:notes draw:style-name="dp2">
          <draw:page-thumbnail draw:style-name="gr2" draw:layer="layout" svg:width="13.968cm" svg:height="10.476cm" svg:x="3.81cm" svg:y="2.123cm" draw:page-number="19" presentation:class="page"/>
          <draw:frame presentation:style-name="pr2" draw:text-style-name="P4" draw:layer="layout" svg:width="17.271cm" svg:height="12.572cm" svg:x="2.159cm" svg:y="13.271cm" presentation:class="notes" presentation:placeholder="true">
            <draw:text-box/>
          </draw:frame>
        </presentation:notes>
      </draw:page>
      <draw:page draw:name="page20"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2</text:span><text:span text:style-name="T5">. </text:span><text:span text:style-name="T5">B</text:span><text:span text:style-name="T5">i</text:span><text:span text:style-name="T5">n</text:span><text:span text:style-name="T5">a</text:span><text:span text:style-name="T5">r</text:span><text:span text:style-name="T5">y </text:span><text:span text:style-name="T5">R</text:span><text:span text:style-name="T5">e</text:span><text:span text:style-name="T5">l</text:span><text:span text:style-name="T5">a</text:span><text:span text:style-name="T5">t</text:span><text:span text:style-name="T5">i</text:span><text:span text:style-name="T5">o</text:span><text:span text:style-name="T5">n</text:span><text:span text:style-name="T5">s</text:span></text:p>
          </draw:text-box>
        </draw:frame>
        <draw:frame draw:style-name="gr16" draw:text-style-name="P13" draw:layer="layout" svg:width="5.744cm" svg:height="11.464cm" svg:x="21.858cm" svg:y="2.403cm">
          <draw:text-box>
            <text:p text:style-name="P7"><text:span text:style-name="T8">N</text:span><text:span text:style-name="T8">ot</text:span><text:span text:style-name="T8">es</text:span></text:p>
            <text:p text:style-name="P7"><text:span text:style-name="T8"/></text:p>
            <text:p text:style-name="P2"><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inp</text:span><text:span text:style-name="T10">uts</text:span></text:p>
            <text:p text:style-name="P2"><text:span text:style-name="T8"/></text:p>
            <text:p text:style-name="P2"><text:span text:style-name="T9">Co</text:span><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ou</text:span><text:span text:style-name="T10">tp</text:span><text:span text:style-name="T10">uts</text:span><text:span text:style-name="T10">.</text:span></text:p>
            <text:p text:style-name="P2"><text:span text:style-name="T10"/></text:p>
            <text:p text:style-name="P2"><text:span text:style-name="T19">f : </text:span><text:span text:style-name="T19">A </text:span><text:span text:style-name="T19">→ </text:span><text:span text:style-name="T19">B</text:span></text:p>
            <text:p text:style-name="P2"><text:span text:style-name="T10">fu</text:span><text:span text:style-name="T10">nct</text:span><text:span text:style-name="T10">ion </text:span><text:span text:style-name="T10">f, </text:span><text:span text:style-name="T10">wit</text:span><text:span text:style-name="T10">h</text:span></text:p>
            <text:p text:style-name="P2"><text:span text:style-name="T10">inp</text:span><text:span text:style-name="T10">ut </text:span><text:span text:style-name="T10">fro</text:span><text:span text:style-name="T10">m </text:span><text:span text:style-name="T10">set </text:span><text:span text:style-name="T10">A, </text:span><text:span text:style-name="T10">&amp;</text:span></text:p>
            <text:p text:style-name="P2"><text:span text:style-name="T10">ou</text:span><text:span text:style-name="T10">tp</text:span><text:span text:style-name="T10">ut </text:span><text:span text:style-name="T10">fro</text:span><text:span text:style-name="T10">m </text:span><text:span text:style-name="T10">set </text:span><text:span text:style-name="T10">B.</text:span></text:p>
            <text:p text:style-name="P2"><text:span text:style-name="T10"/></text:p>
            <text:p text:style-name="P2"><text:span text:style-name="T19">R : </text:span><text:span text:style-name="T19">A </text:span><text:span text:style-name="T19">→ </text:span><text:span text:style-name="T19">B</text:span></text:p>
            <text:p text:style-name="P2"><text:span text:style-name="T47">A </text:span><text:span text:style-name="T47">rel</text:span><text:span text:style-name="T47">ati</text:span><text:span text:style-name="T47">on </text:span><text:span text:style-name="T48">R</text:span><text:span text:style-name="T47"> </text:span><text:span text:style-name="T47">ha</text:span><text:span text:style-name="T47">s a </text:span><text:span text:style-name="T47">su</text:span><text:span text:style-name="T47">bs</text:span><text:span text:style-name="T47">et </text:span><text:span text:style-name="T47">of </text:span><text:span text:style-name="T48">A </text:span><text:span text:style-name="T48">x </text:span><text:span text:style-name="T48">B</text:span><text:span text:style-name="T47"> </text:span><text:span text:style-name="T47">as </text:span><text:span text:style-name="T47">its </text:span><text:span text:style-name="T47">rul</text:span><text:span text:style-name="T47">e.</text:span></text:p>
          </draw:text-box>
        </draw:frame>
        <draw:frame presentation:style-name="pr24" draw:text-style-name="P10" draw:layer="layout" svg:width="20.612cm" svg:height="4.741cm" svg:x="0.74cm" svg:y="2.564cm">
          <draw:text-box>
            <text:p text:style-name="P2"><text:span text:style-name="T45">P</text:span><text:span text:style-name="T45">r</text:span><text:span text:style-name="T45">a</text:span><text:span text:style-name="T45">ct</text:span><text:span text:style-name="T45">ic</text:span><text:span text:style-name="T45">e:</text:span><text:span text:style-name="T46"> </text:span><text:span text:style-name="T46">Fi</text:span><text:span text:style-name="T46">ni</text:span><text:span text:style-name="T46">s</text:span><text:span text:style-name="T46">h </text:span><text:span text:style-name="T46">d</text:span><text:span text:style-name="T46">ra</text:span><text:span text:style-name="T46">w</text:span><text:span text:style-name="T46">in</text:span><text:span text:style-name="T46">g </text:span><text:span text:style-name="T46">t</text:span><text:span text:style-name="T46">h</text:span><text:span text:style-name="T46">e </text:span><text:span text:style-name="T46">di</text:span><text:span text:style-name="T46">a</text:span><text:span text:style-name="T46">g</text:span><text:span text:style-name="T46">ra</text:span><text:span text:style-name="T46">m </text:span><text:span text:style-name="T46">f</text:span><text:span text:style-name="T46">o</text:span><text:span text:style-name="T46">r </text:span><text:span text:style-name="T46">t</text:span><text:span text:style-name="T46">h</text:span><text:span text:style-name="T46">e </text:span><text:span text:style-name="T46">f</text:span><text:span text:style-name="T46">ol</text:span><text:span text:style-name="T46">lo</text:span><text:span text:style-name="T46">w</text:span><text:span text:style-name="T46">in</text:span><text:span text:style-name="T46">g </text:span><text:span text:style-name="T46">re</text:span><text:span text:style-name="T46">la</text:span><text:span text:style-name="T46">ti</text:span><text:span text:style-name="T46">o</text:span><text:span text:style-name="T46">n.</text:span></text:p>
            <text:p text:style-name="P2"><text:span text:style-name="T46">A </text:span><text:span text:style-name="T46">= </text:span><text:span text:style-name="T46">{ </text:span><text:span text:style-name="T46">1, </text:span><text:span text:style-name="T46">2, </text:span><text:span text:style-name="T46">3 </text:span><text:span text:style-name="T46">}</text:span></text:p>
            <text:p text:style-name="P2"><text:span text:style-name="T46">R </text:span><text:span text:style-name="T46">: </text:span><text:span text:style-name="T46">A </text:span><text:span text:style-name="T46">→ </text:span><text:span text:style-name="T46">A</text:span></text:p>
            <text:p text:style-name="P2"><text:span text:style-name="T46">R</text:span><text:span text:style-name="T46">ul</text:span><text:span text:style-name="T46">e: </text:span><text:span text:style-name="T46">{ (</text:span><text:span text:style-name="T46">1,</text:span><text:span text:style-name="T46">1)</text:span><text:span text:style-name="T46">, </text:span><text:span text:style-name="T46">(1</text:span><text:span text:style-name="T46">,2</text:span><text:span text:style-name="T46">), </text:span><text:span text:style-name="T46">(1</text:span><text:span text:style-name="T46">,3</text:span><text:span text:style-name="T46">), </text:span><text:span text:style-name="T46">(2</text:span><text:span text:style-name="T46">,3</text:span><text:span text:style-name="T46">), </text:span><text:span text:style-name="T46">(3</text:span><text:span text:style-name="T46">,2</text:span><text:span text:style-name="T46">) }</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9</text:page-count></text:span><text:span text:style-name="T18">)</text:span></text:p>
          </draw:text-box>
        </draw:frame>
        <draw:frame draw:style-name="gr7" draw:text-style-name="P24" draw:layer="layout" svg:width="1.521cm" svg:height="0.963cm" svg:x="10.005cm" svg:y="8.448cm">
          <draw:text-box>
            <text:p>1</text:p>
          </draw:text-box>
        </draw:frame>
        <draw:frame draw:style-name="gr7" draw:text-style-name="P24" draw:layer="layout" svg:width="1.405cm" svg:height="0.963cm" svg:x="7.681cm" svg:y="12.867cm">
          <draw:text-box>
            <text:p>2</text:p>
          </draw:text-box>
        </draw:frame>
        <draw:frame draw:style-name="gr19" draw:text-style-name="P24" draw:layer="layout" svg:width="0.862cm" svg:height="0.963cm" svg:x="12.74cm" svg:y="12.835cm">
          <draw:text-box>
            <text:p>3</text:p>
          </draw:text-box>
        </draw:frame>
        <draw:custom-shape draw:style-name="gr21" draw:text-style-name="P25" draw:layer="layout" svg:width="0.397cm" svg:height="0.38cm" svg:x="10.227cm" svg:y="9.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5" draw:layer="layout" svg:width="0.397cm" svg:height="0.38cm" svg:x="8.706cm" svg:y="12.6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5" draw:layer="layout" svg:width="0.397cm" svg:height="0.38cm" svg:x="12.394cm" svg:y="12.58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20" draw:layer="layout" svg:x1="10.364cm" svg:y1="9.79cm" svg:x2="9.086cm" svg:y2="12.572cm">
          <text:p/>
        </draw:line>
        <draw:path draw:style-name="gr23" draw:text-style-name="P20" draw:layer="layout" svg:width="1.612cm" svg:height="1.776cm" draw:transform="rotate (1.73293741430517) translate (10.3545447835295cm 9.61864930260073cm)" svg:viewBox="0 0 1613 1777" svg:d="M333 18c337-26 712-53 997 137 353 235 289 694 255 1060-36 393-483 582-842 560-370-23-672-332-720-681l-23-353 17-103">
          <text:p/>
        </draw:path>
        <draw:path draw:style-name="gr23" draw:text-style-name="P20" draw:layer="layout" svg:width="0.548cm" svg:height="0.502cm" draw:transform="rotate (2.5535912285929) translate (11.3367589333116cm 9.80136166224078cm)" svg:viewBox="0 0 549 503" svg:d="M0 29c170-24 341-63 497 31 140 83-53 274-11 396l17 47">
          <text:p/>
        </draw:path>
        <presentation:notes draw:style-name="dp2">
          <draw:page-thumbnail draw:style-name="gr2" draw:layer="layout" svg:width="13.968cm" svg:height="10.476cm" svg:x="3.81cm" svg:y="2.123cm" draw:page-number="20" presentation:class="page"/>
          <draw:frame presentation:style-name="pr2" draw:text-style-name="P4" draw:layer="layout" svg:width="17.271cm" svg:height="12.572cm" svg:x="2.159cm" svg:y="13.271cm" presentation:class="notes" presentation:placeholder="true">
            <draw:text-box/>
          </draw:frame>
        </presentation:notes>
      </draw:page>
      <draw:page draw:name="page21"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2</text:span><text:span text:style-name="T5">. </text:span><text:span text:style-name="T5">B</text:span><text:span text:style-name="T5">i</text:span><text:span text:style-name="T5">n</text:span><text:span text:style-name="T5">a</text:span><text:span text:style-name="T5">r</text:span><text:span text:style-name="T5">y </text:span><text:span text:style-name="T5">R</text:span><text:span text:style-name="T5">e</text:span><text:span text:style-name="T5">l</text:span><text:span text:style-name="T5">a</text:span><text:span text:style-name="T5">t</text:span><text:span text:style-name="T5">i</text:span><text:span text:style-name="T5">o</text:span><text:span text:style-name="T5">n</text:span><text:span text:style-name="T5">s</text:span></text:p>
          </draw:text-box>
        </draw:frame>
        <draw:frame draw:style-name="gr16" draw:text-style-name="P13" draw:layer="layout" svg:width="5.744cm" svg:height="11.464cm" svg:x="21.858cm" svg:y="2.403cm">
          <draw:text-box>
            <text:p text:style-name="P7"><text:span text:style-name="T8">N</text:span><text:span text:style-name="T8">ot</text:span><text:span text:style-name="T8">es</text:span></text:p>
            <text:p text:style-name="P7"><text:span text:style-name="T8"/></text:p>
            <text:p text:style-name="P2"><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inp</text:span><text:span text:style-name="T10">uts</text:span></text:p>
            <text:p text:style-name="P2"><text:span text:style-name="T8"/></text:p>
            <text:p text:style-name="P2"><text:span text:style-name="T9">Co</text:span><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ou</text:span><text:span text:style-name="T10">tp</text:span><text:span text:style-name="T10">uts</text:span><text:span text:style-name="T10">.</text:span></text:p>
            <text:p text:style-name="P2"><text:span text:style-name="T10"/></text:p>
            <text:p text:style-name="P2"><text:span text:style-name="T19">f : </text:span><text:span text:style-name="T19">A </text:span><text:span text:style-name="T19">→ </text:span><text:span text:style-name="T19">B</text:span></text:p>
            <text:p text:style-name="P2"><text:span text:style-name="T10">fu</text:span><text:span text:style-name="T10">nct</text:span><text:span text:style-name="T10">ion </text:span><text:span text:style-name="T10">f, </text:span><text:span text:style-name="T10">wit</text:span><text:span text:style-name="T10">h</text:span></text:p>
            <text:p text:style-name="P2"><text:span text:style-name="T10">inp</text:span><text:span text:style-name="T10">ut </text:span><text:span text:style-name="T10">fro</text:span><text:span text:style-name="T10">m </text:span><text:span text:style-name="T10">set </text:span><text:span text:style-name="T10">A, </text:span><text:span text:style-name="T10">&amp;</text:span></text:p>
            <text:p text:style-name="P2"><text:span text:style-name="T10">ou</text:span><text:span text:style-name="T10">tp</text:span><text:span text:style-name="T10">ut </text:span><text:span text:style-name="T10">fro</text:span><text:span text:style-name="T10">m </text:span><text:span text:style-name="T10">set </text:span><text:span text:style-name="T10">B.</text:span></text:p>
            <text:p text:style-name="P2"><text:span text:style-name="T10"/></text:p>
            <text:p text:style-name="P2"><text:span text:style-name="T19">R : </text:span><text:span text:style-name="T19">A </text:span><text:span text:style-name="T19">→ </text:span><text:span text:style-name="T19">B</text:span></text:p>
            <text:p text:style-name="P2"><text:span text:style-name="T47">A </text:span><text:span text:style-name="T47">rel</text:span><text:span text:style-name="T47">ati</text:span><text:span text:style-name="T47">on </text:span><text:span text:style-name="T48">R</text:span><text:span text:style-name="T47"> </text:span><text:span text:style-name="T47">ha</text:span><text:span text:style-name="T47">s a </text:span><text:span text:style-name="T47">su</text:span><text:span text:style-name="T47">bs</text:span><text:span text:style-name="T47">et </text:span><text:span text:style-name="T47">of </text:span><text:span text:style-name="T48">A </text:span><text:span text:style-name="T48">x </text:span><text:span text:style-name="T48">B</text:span><text:span text:style-name="T47"> </text:span><text:span text:style-name="T47">as </text:span><text:span text:style-name="T47">its </text:span><text:span text:style-name="T47">rul</text:span><text:span text:style-name="T47">e.</text:span></text:p>
          </draw:text-box>
        </draw:frame>
        <draw:frame presentation:style-name="pr25" draw:text-style-name="P10" draw:layer="layout" svg:width="20.612cm" svg:height="4.741cm" svg:x="0.74cm" svg:y="2.564cm">
          <draw:text-box>
            <text:p text:style-name="P2"><text:span text:style-name="T45">P</text:span><text:span text:style-name="T45">r</text:span><text:span text:style-name="T45">a</text:span><text:span text:style-name="T45">ct</text:span><text:span text:style-name="T45">ic</text:span><text:span text:style-name="T45">e:</text:span><text:span text:style-name="T46"> </text:span><text:span text:style-name="T46">Fi</text:span><text:span text:style-name="T46">ni</text:span><text:span text:style-name="T46">s</text:span><text:span text:style-name="T46">h </text:span><text:span text:style-name="T46">d</text:span><text:span text:style-name="T46">ra</text:span><text:span text:style-name="T46">w</text:span><text:span text:style-name="T46">in</text:span><text:span text:style-name="T46">g </text:span><text:span text:style-name="T46">t</text:span><text:span text:style-name="T46">h</text:span><text:span text:style-name="T46">e </text:span><text:span text:style-name="T46">di</text:span><text:span text:style-name="T46">a</text:span><text:span text:style-name="T46">g</text:span><text:span text:style-name="T46">ra</text:span><text:span text:style-name="T46">m </text:span><text:span text:style-name="T46">f</text:span><text:span text:style-name="T46">o</text:span><text:span text:style-name="T46">r </text:span><text:span text:style-name="T46">t</text:span><text:span text:style-name="T46">h</text:span><text:span text:style-name="T46">e </text:span><text:span text:style-name="T46">f</text:span><text:span text:style-name="T46">ol</text:span><text:span text:style-name="T46">lo</text:span><text:span text:style-name="T46">w</text:span><text:span text:style-name="T46">in</text:span><text:span text:style-name="T46">g </text:span><text:span text:style-name="T46">re</text:span><text:span text:style-name="T46">la</text:span><text:span text:style-name="T46">ti</text:span><text:span text:style-name="T46">o</text:span><text:span text:style-name="T46">n.</text:span></text:p>
            <text:p text:style-name="P2"><text:span text:style-name="T46">A </text:span><text:span text:style-name="T46">= </text:span><text:span text:style-name="T46">{ </text:span><text:span text:style-name="T46">1, </text:span><text:span text:style-name="T46">2, </text:span><text:span text:style-name="T46">3 </text:span><text:span text:style-name="T46">}</text:span></text:p>
            <text:p text:style-name="P2"><text:span text:style-name="T46">R </text:span><text:span text:style-name="T46">: </text:span><text:span text:style-name="T46">A </text:span><text:span text:style-name="T46">→ </text:span><text:span text:style-name="T46">A</text:span></text:p>
            <text:p text:style-name="P2"><text:span text:style-name="T46">R</text:span><text:span text:style-name="T46">ul</text:span><text:span text:style-name="T46">e: </text:span><text:span text:style-name="T46">{ (</text:span><text:span text:style-name="T46">1,</text:span><text:span text:style-name="T46">1)</text:span><text:span text:style-name="T46">, </text:span><text:span text:style-name="T46">(1</text:span><text:span text:style-name="T46">,2</text:span><text:span text:style-name="T46">), </text:span><text:span text:style-name="T46">(1</text:span><text:span text:style-name="T46">,3</text:span><text:span text:style-name="T46">), </text:span><text:span text:style-name="T46">(2</text:span><text:span text:style-name="T46">,3</text:span><text:span text:style-name="T46">), </text:span><text:span text:style-name="T46">(3</text:span><text:span text:style-name="T46">,2</text:span><text:span text:style-name="T46">) }</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9</text:page-count></text:span><text:span text:style-name="T18">)</text:span></text:p>
          </draw:text-box>
        </draw:frame>
        <draw:frame draw:style-name="gr7" draw:text-style-name="P24" draw:layer="layout" svg:width="1.521cm" svg:height="0.963cm" svg:x="10.005cm" svg:y="8.448cm">
          <draw:text-box>
            <text:p>1</text:p>
          </draw:text-box>
        </draw:frame>
        <draw:frame draw:style-name="gr7" draw:text-style-name="P24" draw:layer="layout" svg:width="1.405cm" svg:height="0.963cm" svg:x="7.681cm" svg:y="12.867cm">
          <draw:text-box>
            <text:p>2</text:p>
          </draw:text-box>
        </draw:frame>
        <draw:frame draw:style-name="gr19" draw:text-style-name="P24" draw:layer="layout" svg:width="0.862cm" svg:height="0.963cm" svg:x="12.74cm" svg:y="12.835cm">
          <draw:text-box>
            <text:p>3</text:p>
          </draw:text-box>
        </draw:frame>
        <draw:custom-shape draw:style-name="gr21" draw:text-style-name="P25" draw:layer="layout" svg:width="0.397cm" svg:height="0.38cm" svg:x="10.227cm" svg:y="9.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5" draw:layer="layout" svg:width="0.397cm" svg:height="0.38cm" svg:x="8.706cm" svg:y="12.6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5" draw:layer="layout" svg:width="0.397cm" svg:height="0.38cm" svg:x="12.394cm" svg:y="12.58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20" draw:layer="layout" svg:x1="10.364cm" svg:y1="9.79cm" svg:x2="9.086cm" svg:y2="12.572cm">
          <text:p/>
        </draw:line>
        <draw:path draw:style-name="gr23" draw:text-style-name="P20" draw:layer="layout" svg:width="1.612cm" svg:height="1.776cm" draw:transform="rotate (1.73293741430517) translate (10.3545447835295cm 9.61864930260073cm)" svg:viewBox="0 0 1613 1777" svg:d="M333 18c337-26 712-53 997 137 353 235 289 694 255 1060-36 393-483 582-842 560-370-23-672-332-720-681l-23-353 17-103">
          <text:p/>
        </draw:path>
        <draw:path draw:style-name="gr23" draw:text-style-name="P20" draw:layer="layout" svg:width="0.548cm" svg:height="0.502cm" draw:transform="rotate (2.5535912285929) translate (11.3367589333116cm 9.80136166224078cm)" svg:viewBox="0 0 549 503" svg:d="M0 29c170-24 341-63 497 31 140 83-53 274-11 396l17 47">
          <text:p/>
        </draw:path>
        <draw:line draw:style-name="gr9" draw:text-style-name="P20" draw:layer="layout" svg:x1="10.624cm" svg:y1="9.859cm" svg:x2="12.394cm" svg:y2="12.587cm">
          <text:p/>
        </draw:line>
        <draw:path draw:style-name="gr24" draw:text-style-name="P20" draw:layer="layout" svg:width="2.887cm" svg:height="1.083cm" draw:transform="rotate (0.321664181142555) translate (9.18301569937415cm 12.7300211929937cm)" svg:viewBox="0 0 2888 1084" svg:d="M0 95c168 19 313-101 475-95 132 5 265 8 395 30 143 23 290 34 430 80 147 48 299 93 445 148 131 49 269 80 392 156s265 137 361 248c109 126 239 482 350 357 112-126-34-525-178-453-149 75 232 322 159 472-60 123-266-36-396-69-378-98 38-5 104-3l152 37 110 12">
          <text:p/>
        </draw:path>
        <draw:path draw:style-name="gr25" draw:text-style-name="P20" draw:layer="layout" svg:width="2.927cm" svg:height="1.093cm" draw:transform="rotate (-2.81992847244724) translate (12.412cm 13.049cm)" svg:viewBox="0 0 2928 1094" svg:d="M0 0c167 47 333-8 502 53 151 55 317 60 471 107 166 51 333 106 503 130 158 22 304 78 453 125 130 42 267 70 379 152 122 88 221 222 373 251 180 33 292 444 191-38-13-60-356-494-61-122 93 118 175 332 64 415-105 79-249-89-376-125-54-16-445-175-118-65 123 42 249 65 373 98l68 23">
          <text:p/>
        </draw:path>
        <draw:frame draw:style-name="gr26" draw:text-style-name="P26" draw:layer="layout" svg:width="6.394cm" svg:height="1.361cm" svg:x="12.281cm" svg:y="8.28cm">
          <draw:text-box>
            <text:p><text:span text:style-name="T51">If a </text:span><text:span text:style-name="T51">val</text:span><text:span text:style-name="T51">ue </text:span><text:span text:style-name="T51">poi</text:span><text:span text:style-name="T51">nts </text:span><text:span text:style-name="T51">to </text:span><text:span text:style-name="T51">its</text:span><text:span text:style-name="T51">elf, </text:span><text:span text:style-name="T51">it </text:span><text:span text:style-name="T51">loo</text:span><text:span text:style-name="T51">ks </text:span><text:span text:style-name="T51">lik</text:span><text:span text:style-name="T51">e a </text:span><text:span text:style-name="T51">loo</text:span><text:span text:style-name="T51">p.</text:span></text:p>
          </draw:text-box>
        </draw:frame>
        <presentation:notes draw:style-name="dp2">
          <draw:page-thumbnail draw:style-name="gr2" draw:layer="layout" svg:width="13.968cm" svg:height="10.476cm" svg:x="3.81cm" svg:y="2.123cm" draw:page-number="21" presentation:class="page"/>
          <draw:frame presentation:style-name="pr2" draw:text-style-name="P4" draw:layer="layout" svg:width="17.271cm" svg:height="12.572cm" svg:x="2.159cm" svg:y="13.271cm" presentation:class="notes" presentation:placeholder="true">
            <draw:text-box/>
          </draw:frame>
        </presentation:notes>
      </draw:page>
      <draw:page draw:name="page22"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2</text:span><text:span text:style-name="T5">. </text:span><text:span text:style-name="T5">B</text:span><text:span text:style-name="T5">i</text:span><text:span text:style-name="T5">n</text:span><text:span text:style-name="T5">a</text:span><text:span text:style-name="T5">r</text:span><text:span text:style-name="T5">y </text:span><text:span text:style-name="T5">R</text:span><text:span text:style-name="T5">e</text:span><text:span text:style-name="T5">l</text:span><text:span text:style-name="T5">a</text:span><text:span text:style-name="T5">t</text:span><text:span text:style-name="T5">i</text:span><text:span text:style-name="T5">o</text:span><text:span text:style-name="T5">n</text:span><text:span text:style-name="T5">s</text:span></text:p>
          </draw:text-box>
        </draw:frame>
        <draw:frame draw:style-name="gr16" draw:text-style-name="P13" draw:layer="layout" svg:width="5.744cm" svg:height="11.464cm" svg:x="21.858cm" svg:y="2.403cm">
          <draw:text-box>
            <text:p text:style-name="P7"><text:span text:style-name="T8">N</text:span><text:span text:style-name="T8">ot</text:span><text:span text:style-name="T8">es</text:span></text:p>
            <text:p text:style-name="P7"><text:span text:style-name="T8"/></text:p>
            <text:p text:style-name="P2"><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inp</text:span><text:span text:style-name="T10">uts</text:span></text:p>
            <text:p text:style-name="P2"><text:span text:style-name="T8"/></text:p>
            <text:p text:style-name="P2"><text:span text:style-name="T9">Co</text:span><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ou</text:span><text:span text:style-name="T10">tp</text:span><text:span text:style-name="T10">uts</text:span><text:span text:style-name="T10">.</text:span></text:p>
            <text:p text:style-name="P2"><text:span text:style-name="T10"/></text:p>
            <text:p text:style-name="P2"><text:span text:style-name="T19">f : </text:span><text:span text:style-name="T19">A </text:span><text:span text:style-name="T19">→ </text:span><text:span text:style-name="T19">B</text:span></text:p>
            <text:p text:style-name="P2"><text:span text:style-name="T10">fu</text:span><text:span text:style-name="T10">nct</text:span><text:span text:style-name="T10">ion </text:span><text:span text:style-name="T10">f, </text:span><text:span text:style-name="T10">wit</text:span><text:span text:style-name="T10">h</text:span></text:p>
            <text:p text:style-name="P2"><text:span text:style-name="T10">inp</text:span><text:span text:style-name="T10">ut </text:span><text:span text:style-name="T10">fro</text:span><text:span text:style-name="T10">m </text:span><text:span text:style-name="T10">set </text:span><text:span text:style-name="T10">A, </text:span><text:span text:style-name="T10">&amp;</text:span></text:p>
            <text:p text:style-name="P2"><text:span text:style-name="T10">ou</text:span><text:span text:style-name="T10">tp</text:span><text:span text:style-name="T10">ut </text:span><text:span text:style-name="T10">fro</text:span><text:span text:style-name="T10">m </text:span><text:span text:style-name="T10">set </text:span><text:span text:style-name="T10">B.</text:span></text:p>
            <text:p text:style-name="P2"><text:span text:style-name="T10"/></text:p>
            <text:p text:style-name="P2"><text:span text:style-name="T19">R : </text:span><text:span text:style-name="T19">A </text:span><text:span text:style-name="T19">→ </text:span><text:span text:style-name="T19">B</text:span></text:p>
            <text:p text:style-name="P2"><text:span text:style-name="T47">A </text:span><text:span text:style-name="T47">rel</text:span><text:span text:style-name="T47">ati</text:span><text:span text:style-name="T47">on </text:span><text:span text:style-name="T48">R</text:span><text:span text:style-name="T47"> </text:span><text:span text:style-name="T47">ha</text:span><text:span text:style-name="T47">s a </text:span><text:span text:style-name="T47">su</text:span><text:span text:style-name="T47">bs</text:span><text:span text:style-name="T47">et </text:span><text:span text:style-name="T47">of </text:span><text:span text:style-name="T48">A </text:span><text:span text:style-name="T48">x </text:span><text:span text:style-name="T48">B</text:span><text:span text:style-name="T47"> </text:span><text:span text:style-name="T47">as </text:span><text:span text:style-name="T47">its </text:span><text:span text:style-name="T47">rul</text:span><text:span text:style-name="T47">e.</text:span></text:p>
          </draw:text-box>
        </draw:frame>
        <draw:frame presentation:style-name="pr26" draw:text-style-name="P10" draw:layer="layout" svg:width="20.612cm" svg:height="3.793cm" svg:x="0.74cm" svg:y="2.564cm">
          <draw:text-box>
            <text:p text:style-name="P2"><text:span text:style-name="T41">R</text:span><text:span text:style-name="T41">e</text:span><text:span text:style-name="T41">m</text:span><text:span text:style-name="T41">e</text:span><text:span text:style-name="T41">m</text:span><text:span text:style-name="T41">b</text:span><text:span text:style-name="T41">er </text:span><text:span text:style-name="T41">t</text:span><text:span text:style-name="T41">h</text:span><text:span text:style-name="T41">at </text:span><text:span text:style-name="T41">a </text:span><text:span text:style-name="T41">fu</text:span><text:span text:style-name="T41">n</text:span><text:span text:style-name="T41">ct</text:span><text:span text:style-name="T41">io</text:span><text:span text:style-name="T41">n </text:span><text:span text:style-name="T41">m</text:span><text:span text:style-name="T41">u</text:span><text:span text:style-name="T41">st </text:span><text:span text:style-name="T41">m</text:span><text:span text:style-name="T41">a</text:span><text:span text:style-name="T41">p </text:span><text:span text:style-name="T41">e</text:span><text:span text:style-name="T41">a</text:span><text:span text:style-name="T41">c</text:span><text:span text:style-name="T41">h </text:span><text:span text:style-name="T41">v</text:span><text:span text:style-name="T41">al</text:span><text:span text:style-name="T41">u</text:span><text:span text:style-name="T41">e </text:span><text:span text:style-name="T41">fr</text:span><text:span text:style-name="T41">o</text:span><text:span text:style-name="T41">m </text:span><text:span text:style-name="T41">t</text:span><text:span text:style-name="T41">h</text:span><text:span text:style-name="T41">e </text:span><text:span text:style-name="T41">s</text:span><text:span text:style-name="T41">e</text:span><text:span text:style-name="T41">t </text:span><text:span text:style-name="T41">A </text:span><text:span text:style-name="T41">t</text:span><text:span text:style-name="T41">o </text:span><text:span text:style-name="T52">o</text:span><text:span text:style-name="T52">n</text:span><text:span text:style-name="T52">e </text:span><text:span text:style-name="T52">a</text:span><text:span text:style-name="T52">n</text:span><text:span text:style-name="T52">d </text:span><text:span text:style-name="T52">o</text:span><text:span text:style-name="T52">nl</text:span><text:span text:style-name="T52">y </text:span><text:span text:style-name="T52">o</text:span><text:span text:style-name="T52">n</text:span><text:span text:style-name="T52">e</text:span><text:span text:style-name="T53"> </text:span><text:span text:style-name="T53">v</text:span><text:span text:style-name="T53">al</text:span><text:span text:style-name="T53">u</text:span><text:span text:style-name="T53">e </text:span><text:span text:style-name="T53">fr</text:span><text:span text:style-name="T53">o</text:span><text:span text:style-name="T53">m </text:span><text:span text:style-name="T53">t</text:span><text:span text:style-name="T53">h</text:span><text:span text:style-name="T53">e </text:span><text:span text:style-name="T53">s</text:span><text:span text:style-name="T53">e</text:span><text:span text:style-name="T53">t </text:span><text:span text:style-name="T53">B.</text:span></text:p>
            <text:p text:style-name="P2"><text:span text:style-name="T53"/></text:p>
            <text:p text:style-name="P2"><text:span text:style-name="T53">A </text:span><text:span text:style-name="T53">re</text:span><text:span text:style-name="T53">la</text:span><text:span text:style-name="T53">ti</text:span><text:span text:style-name="T53">o</text:span><text:span text:style-name="T53">n </text:span><text:span text:style-name="T53">d</text:span><text:span text:style-name="T53">o</text:span><text:span text:style-name="T53">e</text:span><text:span text:style-name="T53">s</text:span><text:span text:style-name="T53">n’</text:span><text:span text:style-name="T53">t </text:span><text:span text:style-name="T53">h</text:span><text:span text:style-name="T53">a</text:span><text:span text:style-name="T53">v</text:span><text:span text:style-name="T53">e </text:span><text:span text:style-name="T53">t</text:span><text:span text:style-name="T53">hi</text:span><text:span text:style-name="T53">s </text:span><text:span text:style-name="T53">re</text:span><text:span text:style-name="T53">st</text:span><text:span text:style-name="T53">ri</text:span><text:span text:style-name="T53">ct</text:span><text:span text:style-name="T53">io</text:span><text:span text:style-name="T53">n.</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9</text:page-count></text:span><text:span text:style-name="T18">)</text:span></text:p>
          </draw:text-box>
        </draw:frame>
        <draw:frame draw:style-name="gr7" draw:text-style-name="P19" draw:layer="layout" svg:width="2.471cm" svg:height="0.963cm" svg:x="18.705cm" svg:y="13.584cm">
          <draw:text-box>
            <text:p><text:span text:style-name="T40">B</text:span></text:p>
          </draw:text-box>
        </draw:frame>
        <draw:g>
          <draw:custom-shape draw:style-name="gr14" draw:text-style-name="P21" draw:layer="layout" svg:width="2.67cm" svg:height="4.617cm" svg:x="14.019cm" svg:y="8.845cm">
            <text:p text:style-name="P7"><text:span text:style-name="T43">1 •</text:span></text:p>
            <text:p text:style-name="P7"><text:span text:style-name="T43"/></text:p>
            <text:p text:style-name="P7"><text:span text:style-name="T43">2 •</text:span></text:p>
            <draw:enhanced-geometry svg:viewBox="0 0 21600 21600" draw:type="rectangle" draw:enhanced-path="M 0 0 L 21600 0 21600 21600 0 21600 0 0 Z N"/>
          </draw:custom-shape>
          <draw:custom-shape draw:style-name="gr15" draw:text-style-name="P23" draw:layer="layout" svg:width="2.422cm" svg:height="4.918cm" svg:x="18.754cm" svg:y="8.666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type="rectangle" draw:enhanced-path="M 0 0 L 21600 0 21600 21600 0 21600 0 0 Z N"/>
          </draw:custom-shape>
          <draw:frame draw:style-name="gr7" draw:text-style-name="P17" draw:layer="layout" svg:width="2.72cm" svg:height="0.963cm" svg:x="14.018cm" svg:y="13.462cm">
            <draw:text-box>
              <text:p><text:span text:style-name="T39">A</text:span></text:p>
            </draw:text-box>
          </draw:frame>
          <draw:line draw:style-name="gr9" draw:text-style-name="P20" draw:layer="layout" svg:x1="15.765cm" svg:y1="10.627cm" svg:x2="19.593cm" svg:y2="10.006cm">
            <text:p/>
          </draw:line>
          <draw:line draw:style-name="gr9" draw:text-style-name="P20" draw:layer="layout" svg:x1="15.765cm" svg:y1="10.627cm" svg:x2="19.619cm" svg:y2="12.202cm">
            <text:p/>
          </draw:line>
          <draw:line draw:style-name="gr17" draw:text-style-name="P20" draw:layer="layout" svg:x1="15.787cm" svg:y1="11.664cm" svg:x2="19.594cm" svg:y2="11.143cm">
            <text:p/>
          </draw:line>
        </draw:g>
        <draw:frame draw:style-name="gr7" draw:text-style-name="P27" draw:layer="layout" svg:width="7.386cm" svg:height="0.963cm" svg:x="13.847cm" svg:y="7.545cm">
          <draw:text-box>
            <text:p><text:span text:style-name="T54">Va</text:span><text:span text:style-name="T54">lid </text:span><text:span text:style-name="T54">re</text:span><text:span text:style-name="T54">la</text:span><text:span text:style-name="T54">ti</text:span><text:span text:style-name="T54">on</text:span></text:p>
          </draw:text-box>
        </draw:frame>
        <draw:frame draw:style-name="gr7" draw:text-style-name="P28" draw:layer="layout" svg:width="7.386cm" svg:height="0.963cm" svg:x="14.018cm" svg:y="14.425cm">
          <draw:text-box>
            <text:p><text:span text:style-name="T40">In</text:span><text:span text:style-name="T40">va</text:span><text:span text:style-name="T40">lid </text:span><text:span text:style-name="T40">fu</text:span><text:span text:style-name="T40">nc</text:span><text:span text:style-name="T40">ti</text:span><text:span text:style-name="T40">on</text:span></text:p>
          </draw:text-box>
        </draw:frame>
        <presentation:notes draw:style-name="dp2">
          <draw:page-thumbnail draw:style-name="gr2" draw:layer="layout" svg:width="13.968cm" svg:height="10.476cm" svg:x="3.81cm" svg:y="2.123cm" draw:page-number="22" presentation:class="page"/>
          <draw:frame presentation:style-name="pr2" draw:text-style-name="P4" draw:layer="layout" svg:width="17.271cm" svg:height="12.572cm" svg:x="2.159cm" svg:y="13.271cm" presentation:class="notes" presentation:placeholder="true">
            <draw:text-box/>
          </draw:frame>
        </presentation:notes>
      </draw:page>
      <draw:page draw:name="page23"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2</text:span><text:span text:style-name="T5">. </text:span><text:span text:style-name="T5">B</text:span><text:span text:style-name="T5">i</text:span><text:span text:style-name="T5">n</text:span><text:span text:style-name="T5">a</text:span><text:span text:style-name="T5">r</text:span><text:span text:style-name="T5">y </text:span><text:span text:style-name="T5">R</text:span><text:span text:style-name="T5">e</text:span><text:span text:style-name="T5">l</text:span><text:span text:style-name="T5">a</text:span><text:span text:style-name="T5">t</text:span><text:span text:style-name="T5">i</text:span><text:span text:style-name="T5">o</text:span><text:span text:style-name="T5">n</text:span><text:span text:style-name="T5">s</text:span></text:p>
          </draw:text-box>
        </draw:frame>
        <draw:frame draw:style-name="gr16" draw:text-style-name="P13" draw:layer="layout" svg:width="5.744cm" svg:height="11.464cm" svg:x="21.858cm" svg:y="2.403cm">
          <draw:text-box>
            <text:p text:style-name="P7"><text:span text:style-name="T8">N</text:span><text:span text:style-name="T8">ot</text:span><text:span text:style-name="T8">es</text:span></text:p>
            <text:p text:style-name="P7"><text:span text:style-name="T8"/></text:p>
            <text:p text:style-name="P2"><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inp</text:span><text:span text:style-name="T10">uts</text:span></text:p>
            <text:p text:style-name="P2"><text:span text:style-name="T8"/></text:p>
            <text:p text:style-name="P2"><text:span text:style-name="T9">Co</text:span><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ou</text:span><text:span text:style-name="T10">tp</text:span><text:span text:style-name="T10">uts</text:span><text:span text:style-name="T10">.</text:span></text:p>
            <text:p text:style-name="P2"><text:span text:style-name="T10"/></text:p>
            <text:p text:style-name="P2"><text:span text:style-name="T19">f : </text:span><text:span text:style-name="T19">A </text:span><text:span text:style-name="T19">→ </text:span><text:span text:style-name="T19">B</text:span></text:p>
            <text:p text:style-name="P2"><text:span text:style-name="T10">fu</text:span><text:span text:style-name="T10">nct</text:span><text:span text:style-name="T10">ion </text:span><text:span text:style-name="T10">f, </text:span><text:span text:style-name="T10">wit</text:span><text:span text:style-name="T10">h</text:span></text:p>
            <text:p text:style-name="P2"><text:span text:style-name="T10">inp</text:span><text:span text:style-name="T10">ut </text:span><text:span text:style-name="T10">fro</text:span><text:span text:style-name="T10">m </text:span><text:span text:style-name="T10">set </text:span><text:span text:style-name="T10">A, </text:span><text:span text:style-name="T10">&amp;</text:span></text:p>
            <text:p text:style-name="P2"><text:span text:style-name="T10">ou</text:span><text:span text:style-name="T10">tp</text:span><text:span text:style-name="T10">ut </text:span><text:span text:style-name="T10">fro</text:span><text:span text:style-name="T10">m </text:span><text:span text:style-name="T10">set </text:span><text:span text:style-name="T10">B.</text:span></text:p>
            <text:p text:style-name="P2"><text:span text:style-name="T10"/></text:p>
            <text:p text:style-name="P2"><text:span text:style-name="T19">R : </text:span><text:span text:style-name="T19">A </text:span><text:span text:style-name="T19">→ </text:span><text:span text:style-name="T19">B</text:span></text:p>
            <text:p text:style-name="P2"><text:span text:style-name="T47">A </text:span><text:span text:style-name="T47">rel</text:span><text:span text:style-name="T47">ati</text:span><text:span text:style-name="T47">on </text:span><text:span text:style-name="T48">R</text:span><text:span text:style-name="T47"> </text:span><text:span text:style-name="T47">ha</text:span><text:span text:style-name="T47">s a </text:span><text:span text:style-name="T47">su</text:span><text:span text:style-name="T47">bs</text:span><text:span text:style-name="T47">et </text:span><text:span text:style-name="T47">of </text:span><text:span text:style-name="T48">A </text:span><text:span text:style-name="T48">x </text:span><text:span text:style-name="T48">B</text:span><text:span text:style-name="T47"> </text:span><text:span text:style-name="T47">as </text:span><text:span text:style-name="T47">its </text:span><text:span text:style-name="T47">rul</text:span><text:span text:style-name="T47">e.</text:span></text:p>
          </draw:text-box>
        </draw:frame>
        <draw:frame presentation:style-name="pr27" draw:text-style-name="P10" draw:layer="layout" svg:width="20.612cm" svg:height="0.713cm" svg:x="0.74cm" svg:y="2.564cm">
          <draw:text-box>
            <text:p text:style-name="P2"><text:span text:style-name="T55">Pr</text:span><text:span text:style-name="T55">ac</text:span><text:span text:style-name="T55">tic</text:span><text:span text:style-name="T55">e: </text:span><text:span text:style-name="T56">Id</text:span><text:span text:style-name="T56">en</text:span><text:span text:style-name="T56">tif</text:span><text:span text:style-name="T56">y </text:span><text:span text:style-name="T56">w</text:span><text:span text:style-name="T56">he</text:span><text:span text:style-name="T56">th</text:span><text:span text:style-name="T56">er </text:span><text:span text:style-name="T56">th</text:span><text:span text:style-name="T56">e </text:span><text:span text:style-name="T56">fol</text:span><text:span text:style-name="T56">lo</text:span><text:span text:style-name="T56">wi</text:span><text:span text:style-name="T56">ng </text:span><text:span text:style-name="T56">rel</text:span><text:span text:style-name="T56">ati</text:span><text:span text:style-name="T56">on</text:span><text:span text:style-name="T56">s </text:span><text:span text:style-name="T56">ar</text:span><text:span text:style-name="T56">e </text:span><text:span text:style-name="T56">al</text:span><text:span text:style-name="T56">so </text:span><text:span text:style-name="T56">fu</text:span><text:span text:style-name="T56">nc</text:span><text:span text:style-name="T56">tio</text:span><text:span text:style-name="T56">ns</text:span><text:span text:style-name="T56">.</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9</text:page-count></text:span><text:span text:style-name="T18">)</text:span></text:p>
          </draw:text-box>
        </draw:frame>
        <draw:custom-shape draw:style-name="gr27" draw:text-style-name="P21" draw:layer="layout" svg:width="1.349cm" svg:height="2.532cm" svg:x="13.685cm" svg:y="4.554cm">
          <text:p text:style-name="P7"><text:span text:style-name="T43">1 •</text:span></text:p>
          <text:p text:style-name="P7"><text:span text:style-name="T43"/></text:p>
          <text:p text:style-name="P7"><text:span text:style-name="T43">2 •</text:span></text:p>
          <draw:enhanced-geometry svg:viewBox="0 0 21600 21600" draw:type="rectangle" draw:enhanced-path="M 0 0 L 21600 0 21600 21600 0 21600 0 0 Z N"/>
        </draw:custom-shape>
        <draw:custom-shape draw:style-name="gr28" draw:text-style-name="P23" draw:layer="layout" svg:width="1.597cm" svg:height="3.505cm" svg:x="16.745cm" svg:y="4.286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type="rectangle" draw:enhanced-path="M 0 0 L 21600 0 21600 21600 0 21600 0 0 Z N"/>
        </draw:custom-shape>
        <draw:line draw:style-name="gr9" draw:text-style-name="P20" draw:layer="layout" svg:x1="14.659cm" svg:y1="5.256cm" svg:x2="17.217cm" svg:y2="4.882cm">
          <text:p/>
        </draw:line>
        <draw:line draw:style-name="gr17" draw:text-style-name="P20" draw:layer="layout" svg:x1="14.748cm" svg:y1="6.38cm" svg:x2="17.261cm" svg:y2="7.131cm">
          <text:p/>
        </draw:line>
        <draw:custom-shape draw:style-name="gr27" draw:text-style-name="P21" draw:layer="layout" svg:width="1.349cm" svg:height="2.532cm" svg:x="4.316cm" svg:y="4.545cm">
          <text:p text:style-name="P7"><text:span text:style-name="T43">1 •</text:span></text:p>
          <text:p text:style-name="P7"><text:span text:style-name="T43"/></text:p>
          <text:p text:style-name="P7"><text:span text:style-name="T43">2 •</text:span></text:p>
          <draw:enhanced-geometry svg:viewBox="0 0 21600 21600" draw:mirror-horizontal="false" draw:mirror-vertical="false" draw:type="rectangle" draw:enhanced-path="M 0 0 L 21600 0 21600 21600 0 21600 0 0 Z N"/>
        </draw:custom-shape>
        <draw:custom-shape draw:style-name="gr28" draw:text-style-name="P23" draw:layer="layout" svg:width="1.597cm" svg:height="3.505cm" svg:x="7.376cm" svg:y="4.277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mirror-horizontal="false" draw:mirror-vertical="false" draw:type="rectangle" draw:enhanced-path="M 0 0 L 21600 0 21600 21600 0 21600 0 0 Z N"/>
        </draw:custom-shape>
        <draw:line draw:style-name="gr9" draw:text-style-name="P20" draw:layer="layout" svg:x1="5.29cm" svg:y1="5.247cm" svg:x2="7.848cm" svg:y2="4.873cm">
          <text:p/>
        </draw:line>
        <draw:line draw:style-name="gr9" draw:text-style-name="P20" draw:layer="layout" svg:x1="5.379cm" svg:y1="6.371cm" svg:x2="7.892cm" svg:y2="7.122cm">
          <text:p/>
        </draw:line>
        <draw:custom-shape draw:style-name="gr27" draw:text-style-name="P21" draw:layer="layout" svg:width="1.349cm" svg:height="2.532cm" svg:x="4.315cm" svg:y="4.532cm">
          <text:p text:style-name="P7"><text:span text:style-name="T43">1 •</text:span></text:p>
          <text:p text:style-name="P7"><text:span text:style-name="T43"/></text:p>
          <text:p text:style-name="P7"><text:span text:style-name="T43">2 •</text:span></text:p>
          <draw:enhanced-geometry svg:viewBox="0 0 21600 21600" draw:mirror-horizontal="false" draw:mirror-vertical="false" draw:type="rectangle" draw:enhanced-path="M 0 0 L 21600 0 21600 21600 0 21600 0 0 Z N"/>
        </draw:custom-shape>
        <draw:custom-shape draw:style-name="gr28" draw:text-style-name="P23" draw:layer="layout" svg:width="1.597cm" svg:height="3.505cm" svg:x="7.375cm" svg:y="4.264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mirror-horizontal="false" draw:mirror-vertical="false" draw:type="rectangle" draw:enhanced-path="M 0 0 L 21600 0 21600 21600 0 21600 0 0 Z N"/>
        </draw:custom-shape>
        <draw:line draw:style-name="gr9" draw:text-style-name="P20" draw:layer="layout" svg:x1="5.289cm" svg:y1="5.234cm" svg:x2="7.847cm" svg:y2="4.86cm">
          <text:p/>
        </draw:line>
        <draw:line draw:style-name="gr17" draw:text-style-name="P20" draw:layer="layout" svg:x1="5.378cm" svg:y1="6.358cm" svg:x2="7.891cm" svg:y2="7.109cm">
          <text:p/>
        </draw:line>
        <draw:custom-shape draw:style-name="gr29" draw:text-style-name="P29" draw:layer="layout" svg:width="1.213cm" svg:height="1.146cm" svg:x="2.556cm" svg:y="3.859cm">
          <text:p text:style-name="P7"><text:span text:style-name="T5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9" draw:layer="layout" svg:width="1.213cm" svg:height="1.146cm" svg:x="11.817cm" svg:y="3.861cm">
          <text:p text:style-name="P7"><text:span text:style-name="T5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20" draw:layer="layout" svg:x1="14.748cm" svg:y1="6.38cm" svg:x2="17.219cm" svg:y2="6.042cm">
          <text:p/>
        </draw:line>
        <draw:custom-shape draw:style-name="gr31" draw:text-style-name="P21" draw:layer="layout" svg:width="1.349cm" svg:height="4.278cm" svg:x="13.593cm" svg:y="9.525cm">
          <text:p text:style-name="P7"><text:span text:style-name="T43">1 •</text:span></text:p>
          <text:p text:style-name="P7"><text:span text:style-name="T43"/></text:p>
          <text:p text:style-name="P7"><text:span text:style-name="T43">2 •</text:span></text:p>
          <text:p text:style-name="P7"><text:span text:style-name="T43"/></text:p>
          <text:p text:style-name="P7"><text:span text:style-name="T43">3 •</text:span></text:p>
          <text:p text:style-name="P7"><text:span text:style-name="T43"/></text:p>
          <text:p text:style-name="P7"><text:span text:style-name="T43">4 •</text:span></text:p>
          <draw:enhanced-geometry svg:viewBox="0 0 21600 21600" draw:type="rectangle" draw:enhanced-path="M 0 0 L 21600 0 21600 21600 0 21600 0 0 Z N"/>
        </draw:custom-shape>
        <draw:custom-shape draw:style-name="gr28" draw:text-style-name="P23" draw:layer="layout" svg:width="1.597cm" svg:height="3.505cm" svg:x="16.653cm" svg:y="10.016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type="rectangle" draw:enhanced-path="M 0 0 L 21600 0 21600 21600 0 21600 0 0 Z N"/>
        </draw:custom-shape>
        <draw:line draw:style-name="gr9" draw:text-style-name="P20" draw:layer="layout" svg:x1="14.567cm" svg:y1="10.986cm" svg:x2="16.999cm" svg:y2="10.694cm">
          <text:p/>
        </draw:line>
        <draw:line draw:style-name="gr18" draw:text-style-name="P20" draw:layer="layout" svg:x1="14.684cm" svg:y1="13.406cm" svg:x2="17.169cm" svg:y2="12.861cm">
          <text:p/>
        </draw:line>
        <draw:custom-shape draw:style-name="gr27" draw:text-style-name="P21" draw:layer="layout" svg:width="1.349cm" svg:height="2.532cm" svg:x="4.224cm" svg:y="10.275cm">
          <text:p text:style-name="P7"><text:span text:style-name="T43">1 •</text:span></text:p>
          <text:p text:style-name="P7"><text:span text:style-name="T43"/></text:p>
          <text:p text:style-name="P7"><text:span text:style-name="T43">2 •</text:span></text:p>
          <draw:enhanced-geometry svg:viewBox="0 0 21600 21600" draw:mirror-horizontal="false" draw:mirror-vertical="false" draw:type="rectangle" draw:enhanced-path="M 0 0 L 21600 0 21600 21600 0 21600 0 0 Z N"/>
        </draw:custom-shape>
        <draw:custom-shape draw:style-name="gr28" draw:text-style-name="P23" draw:layer="layout" svg:width="1.597cm" svg:height="3.505cm" svg:x="7.284cm" svg:y="10.007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mirror-horizontal="false" draw:mirror-vertical="false" draw:type="rectangle" draw:enhanced-path="M 0 0 L 21600 0 21600 21600 0 21600 0 0 Z N"/>
        </draw:custom-shape>
        <draw:custom-shape draw:style-name="gr32" draw:text-style-name="P21" draw:layer="layout" svg:width="1.349cm" svg:height="3.144cm" svg:x="4.223cm" svg:y="10.262cm">
          <text:p text:style-name="P7"><text:span text:style-name="T43">1 •</text:span></text:p>
          <text:p text:style-name="P7"><text:span text:style-name="T43"/></text:p>
          <text:p text:style-name="P7"><text:span text:style-name="T43">2 •</text:span></text:p>
          <text:p text:style-name="P7"><text:span text:style-name="T43"/></text:p>
          <text:p text:style-name="P7"><text:span text:style-name="T43">3 •</text:span></text:p>
          <draw:enhanced-geometry svg:viewBox="0 0 21600 21600" draw:mirror-horizontal="false" draw:mirror-vertical="false" draw:type="rectangle" draw:enhanced-path="M 0 0 L 21600 0 21600 21600 0 21600 0 0 Z N"/>
        </draw:custom-shape>
        <draw:custom-shape draw:style-name="gr28" draw:text-style-name="P23" draw:layer="layout" svg:width="1.597cm" svg:height="3.505cm" svg:x="7.283cm" svg:y="9.994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mirror-horizontal="false" draw:mirror-vertical="false" draw:type="rectangle" draw:enhanced-path="M 0 0 L 21600 0 21600 21600 0 21600 0 0 Z N"/>
        </draw:custom-shape>
        <draw:line draw:style-name="gr9" draw:text-style-name="P20" draw:layer="layout" svg:x1="5.247cm" svg:y1="10.76cm" svg:x2="7.755cm" svg:y2="10.59cm">
          <text:p/>
        </draw:line>
        <draw:line draw:style-name="gr17" draw:text-style-name="P20" draw:layer="layout" svg:x1="5.313cm" svg:y1="11.884cm" svg:x2="7.799cm" svg:y2="12.839cm">
          <text:p/>
        </draw:line>
        <draw:custom-shape draw:style-name="gr30" draw:text-style-name="P29" draw:layer="layout" svg:width="1.213cm" svg:height="1.146cm" svg:x="2.376cm" svg:y="9.898cm">
          <text:p text:style-name="P7"><text:span text:style-name="T57">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9" draw:layer="layout" svg:width="1.213cm" svg:height="1.146cm" svg:x="11.593cm" svg:y="9.877cm">
          <text:p text:style-name="P7"><text:span text:style-name="T57">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20" draw:layer="layout" svg:x1="14.656cm" svg:y1="12.11cm" svg:x2="17.127cm" svg:y2="11.772cm">
          <text:p/>
        </draw:line>
        <draw:line draw:style-name="gr18" draw:text-style-name="P20" draw:layer="layout" svg:x1="5.313cm" svg:y1="12.899cm" svg:x2="7.629cm" svg:y2="11.752cm">
          <text:p/>
        </draw:line>
        <presentation:notes draw:style-name="dp2">
          <draw:page-thumbnail draw:style-name="gr2" draw:layer="layout" svg:width="13.968cm" svg:height="10.476cm" svg:x="3.81cm" svg:y="2.123cm" draw:page-number="23" presentation:class="page"/>
          <draw:frame presentation:style-name="pr2" draw:text-style-name="P4" draw:layer="layout" svg:width="17.271cm" svg:height="12.572cm" svg:x="2.159cm" svg:y="13.271cm" presentation:class="notes" presentation:placeholder="true">
            <draw:text-box/>
          </draw:frame>
        </presentation:notes>
      </draw:page>
      <draw:page draw:name="page24"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2</text:span><text:span text:style-name="T5">. </text:span><text:span text:style-name="T5">B</text:span><text:span text:style-name="T5">i</text:span><text:span text:style-name="T5">n</text:span><text:span text:style-name="T5">a</text:span><text:span text:style-name="T5">r</text:span><text:span text:style-name="T5">y </text:span><text:span text:style-name="T5">R</text:span><text:span text:style-name="T5">e</text:span><text:span text:style-name="T5">l</text:span><text:span text:style-name="T5">a</text:span><text:span text:style-name="T5">t</text:span><text:span text:style-name="T5">i</text:span><text:span text:style-name="T5">o</text:span><text:span text:style-name="T5">n</text:span><text:span text:style-name="T5">s</text:span></text:p>
          </draw:text-box>
        </draw:frame>
        <draw:frame draw:style-name="gr16" draw:text-style-name="P13" draw:layer="layout" svg:width="5.744cm" svg:height="11.464cm" svg:x="21.858cm" svg:y="2.403cm">
          <draw:text-box>
            <text:p text:style-name="P7"><text:span text:style-name="T8">N</text:span><text:span text:style-name="T8">ot</text:span><text:span text:style-name="T8">es</text:span></text:p>
            <text:p text:style-name="P7"><text:span text:style-name="T8"/></text:p>
            <text:p text:style-name="P2"><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inp</text:span><text:span text:style-name="T10">uts</text:span></text:p>
            <text:p text:style-name="P2"><text:span text:style-name="T8"/></text:p>
            <text:p text:style-name="P2"><text:span text:style-name="T9">Co</text:span><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ou</text:span><text:span text:style-name="T10">tp</text:span><text:span text:style-name="T10">uts</text:span><text:span text:style-name="T10">.</text:span></text:p>
            <text:p text:style-name="P2"><text:span text:style-name="T10"/></text:p>
            <text:p text:style-name="P2"><text:span text:style-name="T19">f : </text:span><text:span text:style-name="T19">A </text:span><text:span text:style-name="T19">→ </text:span><text:span text:style-name="T19">B</text:span></text:p>
            <text:p text:style-name="P2"><text:span text:style-name="T10">fu</text:span><text:span text:style-name="T10">nct</text:span><text:span text:style-name="T10">ion </text:span><text:span text:style-name="T10">f, </text:span><text:span text:style-name="T10">wit</text:span><text:span text:style-name="T10">h</text:span></text:p>
            <text:p text:style-name="P2"><text:span text:style-name="T10">inp</text:span><text:span text:style-name="T10">ut </text:span><text:span text:style-name="T10">fro</text:span><text:span text:style-name="T10">m </text:span><text:span text:style-name="T10">set </text:span><text:span text:style-name="T10">A, </text:span><text:span text:style-name="T10">&amp;</text:span></text:p>
            <text:p text:style-name="P2"><text:span text:style-name="T10">ou</text:span><text:span text:style-name="T10">tp</text:span><text:span text:style-name="T10">ut </text:span><text:span text:style-name="T10">fro</text:span><text:span text:style-name="T10">m </text:span><text:span text:style-name="T10">set </text:span><text:span text:style-name="T10">B.</text:span></text:p>
            <text:p text:style-name="P2"><text:span text:style-name="T10"/></text:p>
            <text:p text:style-name="P2"><text:span text:style-name="T19">R : </text:span><text:span text:style-name="T19">A </text:span><text:span text:style-name="T19">→ </text:span><text:span text:style-name="T19">B</text:span></text:p>
            <text:p text:style-name="P2"><text:span text:style-name="T47">A </text:span><text:span text:style-name="T47">rel</text:span><text:span text:style-name="T47">ati</text:span><text:span text:style-name="T47">on </text:span><text:span text:style-name="T48">R</text:span><text:span text:style-name="T47"> </text:span><text:span text:style-name="T47">ha</text:span><text:span text:style-name="T47">s a </text:span><text:span text:style-name="T47">su</text:span><text:span text:style-name="T47">bs</text:span><text:span text:style-name="T47">et </text:span><text:span text:style-name="T47">of </text:span><text:span text:style-name="T48">A </text:span><text:span text:style-name="T48">x </text:span><text:span text:style-name="T48">B</text:span><text:span text:style-name="T47"> </text:span><text:span text:style-name="T47">as </text:span><text:span text:style-name="T47">its </text:span><text:span text:style-name="T47">rul</text:span><text:span text:style-name="T47">e.</text:span></text:p>
          </draw:text-box>
        </draw:frame>
        <draw:frame presentation:style-name="pr28" draw:text-style-name="P10" draw:layer="layout" svg:width="20.612cm" svg:height="0.713cm" svg:x="0.74cm" svg:y="2.564cm">
          <draw:text-box>
            <text:p text:style-name="P2"><text:span text:style-name="T55">Pr</text:span><text:span text:style-name="T55">ac</text:span><text:span text:style-name="T55">tic</text:span><text:span text:style-name="T55">e: </text:span><text:span text:style-name="T56">Id</text:span><text:span text:style-name="T56">en</text:span><text:span text:style-name="T56">tif</text:span><text:span text:style-name="T56">y </text:span><text:span text:style-name="T56">w</text:span><text:span text:style-name="T56">he</text:span><text:span text:style-name="T56">th</text:span><text:span text:style-name="T56">er </text:span><text:span text:style-name="T56">th</text:span><text:span text:style-name="T56">e </text:span><text:span text:style-name="T56">fol</text:span><text:span text:style-name="T56">lo</text:span><text:span text:style-name="T56">wi</text:span><text:span text:style-name="T56">ng </text:span><text:span text:style-name="T56">rel</text:span><text:span text:style-name="T56">ati</text:span><text:span text:style-name="T56">on</text:span><text:span text:style-name="T56">s </text:span><text:span text:style-name="T56">ar</text:span><text:span text:style-name="T56">e </text:span><text:span text:style-name="T56">al</text:span><text:span text:style-name="T56">so </text:span><text:span text:style-name="T56">fu</text:span><text:span text:style-name="T56">nc</text:span><text:span text:style-name="T56">tio</text:span><text:span text:style-name="T56">ns</text:span><text:span text:style-name="T56">.</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9</text:page-count></text:span><text:span text:style-name="T18">)</text:span></text:p>
          </draw:text-box>
        </draw:frame>
        <draw:custom-shape draw:style-name="gr27" draw:text-style-name="P21" draw:layer="layout" svg:width="1.349cm" svg:height="2.532cm" svg:x="13.685cm" svg:y="4.554cm">
          <text:p text:style-name="P7"><text:span text:style-name="T43">1 •</text:span></text:p>
          <text:p text:style-name="P7"><text:span text:style-name="T43"/></text:p>
          <text:p text:style-name="P7"><text:span text:style-name="T43">2 •</text:span></text:p>
          <draw:enhanced-geometry svg:viewBox="0 0 21600 21600" draw:type="rectangle" draw:enhanced-path="M 0 0 L 21600 0 21600 21600 0 21600 0 0 Z N"/>
        </draw:custom-shape>
        <draw:custom-shape draw:style-name="gr28" draw:text-style-name="P23" draw:layer="layout" svg:width="1.597cm" svg:height="3.505cm" svg:x="16.745cm" svg:y="4.286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type="rectangle" draw:enhanced-path="M 0 0 L 21600 0 21600 21600 0 21600 0 0 Z N"/>
        </draw:custom-shape>
        <draw:line draw:style-name="gr9" draw:text-style-name="P20" draw:layer="layout" svg:x1="14.659cm" svg:y1="5.256cm" svg:x2="17.217cm" svg:y2="4.882cm">
          <text:p/>
        </draw:line>
        <draw:line draw:style-name="gr17" draw:text-style-name="P20" draw:layer="layout" svg:x1="14.748cm" svg:y1="6.38cm" svg:x2="17.261cm" svg:y2="7.131cm">
          <text:p/>
        </draw:line>
        <draw:custom-shape draw:style-name="gr27" draw:text-style-name="P21" draw:layer="layout" svg:width="1.349cm" svg:height="2.532cm" svg:x="4.316cm" svg:y="4.545cm">
          <text:p text:style-name="P7"><text:span text:style-name="T43">1 •</text:span></text:p>
          <text:p text:style-name="P7"><text:span text:style-name="T43"/></text:p>
          <text:p text:style-name="P7"><text:span text:style-name="T43">2 •</text:span></text:p>
          <draw:enhanced-geometry svg:viewBox="0 0 21600 21600" draw:mirror-horizontal="false" draw:mirror-vertical="false" draw:type="rectangle" draw:enhanced-path="M 0 0 L 21600 0 21600 21600 0 21600 0 0 Z N"/>
        </draw:custom-shape>
        <draw:custom-shape draw:style-name="gr28" draw:text-style-name="P23" draw:layer="layout" svg:width="1.597cm" svg:height="3.505cm" svg:x="7.376cm" svg:y="4.277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mirror-horizontal="false" draw:mirror-vertical="false" draw:type="rectangle" draw:enhanced-path="M 0 0 L 21600 0 21600 21600 0 21600 0 0 Z N"/>
        </draw:custom-shape>
        <draw:line draw:style-name="gr9" draw:text-style-name="P20" draw:layer="layout" svg:x1="5.29cm" svg:y1="5.247cm" svg:x2="7.848cm" svg:y2="4.873cm">
          <text:p/>
        </draw:line>
        <draw:line draw:style-name="gr9" draw:text-style-name="P20" draw:layer="layout" svg:x1="5.379cm" svg:y1="6.371cm" svg:x2="7.892cm" svg:y2="7.122cm">
          <text:p/>
        </draw:line>
        <draw:custom-shape draw:style-name="gr27" draw:text-style-name="P21" draw:layer="layout" svg:width="1.349cm" svg:height="2.532cm" svg:x="4.315cm" svg:y="4.532cm">
          <text:p text:style-name="P7"><text:span text:style-name="T43">1 •</text:span></text:p>
          <text:p text:style-name="P7"><text:span text:style-name="T43"/></text:p>
          <text:p text:style-name="P7"><text:span text:style-name="T43">2 •</text:span></text:p>
          <draw:enhanced-geometry svg:viewBox="0 0 21600 21600" draw:mirror-horizontal="false" draw:mirror-vertical="false" draw:type="rectangle" draw:enhanced-path="M 0 0 L 21600 0 21600 21600 0 21600 0 0 Z N"/>
        </draw:custom-shape>
        <draw:custom-shape draw:style-name="gr28" draw:text-style-name="P23" draw:layer="layout" svg:width="1.597cm" svg:height="3.505cm" svg:x="7.375cm" svg:y="4.264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mirror-horizontal="false" draw:mirror-vertical="false" draw:type="rectangle" draw:enhanced-path="M 0 0 L 21600 0 21600 21600 0 21600 0 0 Z N"/>
        </draw:custom-shape>
        <draw:line draw:style-name="gr9" draw:text-style-name="P20" draw:layer="layout" svg:x1="5.289cm" svg:y1="5.234cm" svg:x2="7.847cm" svg:y2="4.86cm">
          <text:p/>
        </draw:line>
        <draw:line draw:style-name="gr17" draw:text-style-name="P20" draw:layer="layout" svg:x1="5.378cm" svg:y1="6.358cm" svg:x2="7.891cm" svg:y2="7.109cm">
          <text:p/>
        </draw:line>
        <draw:custom-shape draw:style-name="gr30" draw:text-style-name="P29" draw:layer="layout" svg:width="1.213cm" svg:height="1.146cm" svg:x="2.556cm" svg:y="3.859cm">
          <text:p text:style-name="P7"><text:span text:style-name="T5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9" draw:layer="layout" svg:width="1.213cm" svg:height="1.146cm" svg:x="11.817cm" svg:y="3.861cm">
          <text:p text:style-name="P7"><text:span text:style-name="T5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20" draw:layer="layout" svg:x1="14.748cm" svg:y1="6.38cm" svg:x2="17.219cm" svg:y2="6.042cm">
          <text:p/>
        </draw:line>
        <draw:custom-shape draw:style-name="gr31" draw:text-style-name="P21" draw:layer="layout" svg:width="1.349cm" svg:height="4.278cm" svg:x="13.593cm" svg:y="9.525cm">
          <text:p text:style-name="P7"><text:span text:style-name="T43">1 •</text:span></text:p>
          <text:p text:style-name="P7"><text:span text:style-name="T43"/></text:p>
          <text:p text:style-name="P7"><text:span text:style-name="T43">2 •</text:span></text:p>
          <text:p text:style-name="P7"><text:span text:style-name="T43"/></text:p>
          <text:p text:style-name="P7"><text:span text:style-name="T43">3 •</text:span></text:p>
          <text:p text:style-name="P7"><text:span text:style-name="T43"/></text:p>
          <text:p text:style-name="P7"><text:span text:style-name="T43">4 •</text:span></text:p>
          <draw:enhanced-geometry svg:viewBox="0 0 21600 21600" draw:type="rectangle" draw:enhanced-path="M 0 0 L 21600 0 21600 21600 0 21600 0 0 Z N"/>
        </draw:custom-shape>
        <draw:custom-shape draw:style-name="gr28" draw:text-style-name="P23" draw:layer="layout" svg:width="1.597cm" svg:height="3.505cm" svg:x="16.653cm" svg:y="10.016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type="rectangle" draw:enhanced-path="M 0 0 L 21600 0 21600 21600 0 21600 0 0 Z N"/>
        </draw:custom-shape>
        <draw:line draw:style-name="gr9" draw:text-style-name="P20" draw:layer="layout" svg:x1="14.567cm" svg:y1="10.986cm" svg:x2="16.999cm" svg:y2="10.694cm">
          <text:p/>
        </draw:line>
        <draw:line draw:style-name="gr18" draw:text-style-name="P20" draw:layer="layout" svg:x1="14.684cm" svg:y1="13.406cm" svg:x2="17.169cm" svg:y2="12.861cm">
          <text:p/>
        </draw:line>
        <draw:custom-shape draw:style-name="gr27" draw:text-style-name="P21" draw:layer="layout" svg:width="1.349cm" svg:height="2.532cm" svg:x="4.224cm" svg:y="10.275cm">
          <text:p text:style-name="P7"><text:span text:style-name="T43">1 •</text:span></text:p>
          <text:p text:style-name="P7"><text:span text:style-name="T43"/></text:p>
          <text:p text:style-name="P7"><text:span text:style-name="T43">2 •</text:span></text:p>
          <draw:enhanced-geometry svg:viewBox="0 0 21600 21600" draw:mirror-horizontal="false" draw:mirror-vertical="false" draw:type="rectangle" draw:enhanced-path="M 0 0 L 21600 0 21600 21600 0 21600 0 0 Z N"/>
        </draw:custom-shape>
        <draw:custom-shape draw:style-name="gr28" draw:text-style-name="P23" draw:layer="layout" svg:width="1.597cm" svg:height="3.505cm" svg:x="7.284cm" svg:y="10.007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mirror-horizontal="false" draw:mirror-vertical="false" draw:type="rectangle" draw:enhanced-path="M 0 0 L 21600 0 21600 21600 0 21600 0 0 Z N"/>
        </draw:custom-shape>
        <draw:line draw:style-name="gr9" draw:text-style-name="P20" draw:layer="layout" svg:x1="5.198cm" svg:y1="10.977cm" svg:x2="7.756cm" svg:y2="10.603cm">
          <text:p/>
        </draw:line>
        <draw:custom-shape draw:style-name="gr32" draw:text-style-name="P21" draw:layer="layout" svg:width="1.349cm" svg:height="3.144cm" svg:x="4.223cm" svg:y="10.262cm">
          <text:p text:style-name="P7"><text:span text:style-name="T43">1 •</text:span></text:p>
          <text:p text:style-name="P7"><text:span text:style-name="T43"/></text:p>
          <text:p text:style-name="P7"><text:span text:style-name="T43">2 •</text:span></text:p>
          <text:p text:style-name="P7"><text:span text:style-name="T43"/></text:p>
          <text:p text:style-name="P7"><text:span text:style-name="T43">3 •</text:span></text:p>
          <draw:enhanced-geometry svg:viewBox="0 0 21600 21600" draw:mirror-horizontal="false" draw:mirror-vertical="false" draw:type="rectangle" draw:enhanced-path="M 0 0 L 21600 0 21600 21600 0 21600 0 0 Z N"/>
        </draw:custom-shape>
        <draw:custom-shape draw:style-name="gr28" draw:text-style-name="P23" draw:layer="layout" svg:width="1.597cm" svg:height="3.505cm" svg:x="7.283cm" svg:y="9.994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mirror-horizontal="false" draw:mirror-vertical="false" draw:type="rectangle" draw:enhanced-path="M 0 0 L 21600 0 21600 21600 0 21600 0 0 Z N"/>
        </draw:custom-shape>
        <draw:line draw:style-name="gr9" draw:text-style-name="P20" draw:layer="layout" svg:x1="5.197cm" svg:y1="10.964cm" svg:x2="7.755cm" svg:y2="10.59cm">
          <text:p/>
        </draw:line>
        <draw:line draw:style-name="gr17" draw:text-style-name="P20" draw:layer="layout" svg:x1="5.313cm" svg:y1="11.884cm" svg:x2="7.799cm" svg:y2="12.839cm">
          <text:p/>
        </draw:line>
        <draw:custom-shape draw:style-name="gr30" draw:text-style-name="P29" draw:layer="layout" svg:width="1.213cm" svg:height="1.146cm" svg:x="2.376cm" svg:y="9.898cm">
          <text:p text:style-name="P7"><text:span text:style-name="T57">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9" draw:layer="layout" svg:width="1.213cm" svg:height="1.146cm" svg:x="11.593cm" svg:y="9.877cm">
          <text:p text:style-name="P7"><text:span text:style-name="T57">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20" draw:layer="layout" svg:x1="14.656cm" svg:y1="12.11cm" svg:x2="17.127cm" svg:y2="11.772cm">
          <text:p/>
        </draw:line>
        <draw:line draw:style-name="gr18" draw:text-style-name="P20" draw:layer="layout" svg:x1="5.313cm" svg:y1="12.899cm" svg:x2="7.629cm" svg:y2="11.752cm">
          <text:p/>
        </draw:line>
        <draw:custom-shape draw:style-name="gr33" draw:text-style-name="P30" draw:layer="layout" svg:width="18.499cm" svg:height="6.615cm" svg:x="1.433cm" svg:y="8.202cm">
          <text:p/>
          <draw:enhanced-geometry svg:viewBox="0 0 21600 21600" draw:type="rectangle" draw:enhanced-path="M 0 0 L 21600 0 21600 21600 0 21600 0 0 Z N"/>
        </draw:custom-shape>
        <draw:custom-shape draw:style-name="gr34" draw:text-style-name="P30" draw:layer="layout" svg:width="8.798cm" svg:height="5.886cm" svg:x="11.377cm" svg:y="3.264cm">
          <text:p/>
          <draw:enhanced-geometry svg:viewBox="0 0 21600 21600" draw:type="rectangle" draw:enhanced-path="M 0 0 L 21600 0 21600 21600 0 21600 0 0 Z N"/>
        </draw:custom-shape>
        <draw:rect draw:style-name="gr35" draw:text-style-name="P31" draw:layer="layout" svg:width="7.937cm" svg:height="8.158cm" svg:x="12.347cm" svg:y="4.189cm" draw:corner-radius="0.5cm">
          <text:p text:style-name="P7"><text:span text:style-name="T58">Th</text:span><text:span text:style-name="T58">is </text:span><text:span text:style-name="T58">is </text:span><text:span text:style-name="T58">a </text:span><text:span text:style-name="T58">va</text:span><text:span text:style-name="T58">lid </text:span><text:span text:style-name="T58">fu</text:span><text:span text:style-name="T58">nc</text:span><text:span text:style-name="T58">tio</text:span><text:span text:style-name="T58">n;</text:span></text:p>
          <text:p text:style-name="P7"><text:span text:style-name="T58">ea</text:span><text:span text:style-name="T58">ch </text:span><text:span text:style-name="T58">in</text:span><text:span text:style-name="T58">pu</text:span><text:span text:style-name="T58">t </text:span><text:span text:style-name="T58">fr</text:span><text:span text:style-name="T58">o</text:span><text:span text:style-name="T58">m </text:span><text:span text:style-name="T58">A </text:span><text:span text:style-name="T58">m</text:span><text:span text:style-name="T58">ap</text:span><text:span text:style-name="T58">s</text:span></text:p>
          <text:p text:style-name="P7"><text:span text:style-name="T58">to </text:span><text:span text:style-name="T58">on</text:span><text:span text:style-name="T58">e </text:span><text:span text:style-name="T58">an</text:span><text:span text:style-name="T58">d </text:span><text:span text:style-name="T58">on</text:span><text:span text:style-name="T58">ly </text:span><text:span text:style-name="T58">on</text:span><text:span text:style-name="T58">e</text:span><text:span text:style-name="T58"><text:line-break/></text:span><text:span text:style-name="T58">ou</text:span><text:span text:style-name="T58">tp</text:span><text:span text:style-name="T58">ut </text:span><text:span text:style-name="T58">in </text:span><text:span text:style-name="T58">B.</text:span></text:p>
          <text:p text:style-name="P7"><text:span text:style-name="T58"/></text:p>
          <text:p text:style-name="P7"><text:span text:style-name="T58">It </text:span><text:span text:style-name="T58">is </text:span><text:span text:style-name="T58">O</text:span><text:span text:style-name="T58">K </text:span><text:span text:style-name="T58">th</text:span><text:span text:style-name="T58">at </text:span><text:span text:style-name="T58">th</text:span><text:span text:style-name="T58">e </text:span><text:span text:style-name="T58">ou</text:span><text:span text:style-name="T58">tp</text:span><text:span text:style-name="T58">ut</text:span><text:span text:style-name="T58"><text:line-break/></text:span><text:span text:style-name="T58">“b</text:span><text:span text:style-name="T58">” </text:span><text:span text:style-name="T58">do</text:span><text:span text:style-name="T58">es</text:span><text:span text:style-name="T58">n’t </text:span><text:span text:style-name="T58">ha</text:span><text:span text:style-name="T58">ve </text:span><text:span text:style-name="T58">an</text:span><text:span text:style-name="T58">yt</text:span><text:span text:style-name="T58">hi</text:span><text:span text:style-name="T58">ng</text:span><text:span text:style-name="T58"><text:line-break/></text:span><text:span text:style-name="T58">m</text:span><text:span text:style-name="T58">ap</text:span><text:span text:style-name="T58">pe</text:span><text:span text:style-name="T58">d </text:span><text:span text:style-name="T58">to </text:span><text:span text:style-name="T58">it.</text:span></text:p>
        </draw:rect>
        <presentation:notes draw:style-name="dp2">
          <draw:page-thumbnail draw:style-name="gr2" draw:layer="layout" svg:width="13.968cm" svg:height="10.476cm" svg:x="3.81cm" svg:y="2.123cm" draw:page-number="24" presentation:class="page"/>
          <draw:frame presentation:style-name="pr2" draw:text-style-name="P4" draw:layer="layout" svg:width="17.271cm" svg:height="12.572cm" svg:x="2.159cm" svg:y="13.271cm" presentation:class="notes" presentation:placeholder="true">
            <draw:text-box/>
          </draw:frame>
        </presentation:notes>
      </draw:page>
      <draw:page draw:name="page25"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2</text:span><text:span text:style-name="T5">. </text:span><text:span text:style-name="T5">B</text:span><text:span text:style-name="T5">i</text:span><text:span text:style-name="T5">n</text:span><text:span text:style-name="T5">a</text:span><text:span text:style-name="T5">r</text:span><text:span text:style-name="T5">y </text:span><text:span text:style-name="T5">R</text:span><text:span text:style-name="T5">e</text:span><text:span text:style-name="T5">l</text:span><text:span text:style-name="T5">a</text:span><text:span text:style-name="T5">t</text:span><text:span text:style-name="T5">i</text:span><text:span text:style-name="T5">o</text:span><text:span text:style-name="T5">n</text:span><text:span text:style-name="T5">s</text:span></text:p>
          </draw:text-box>
        </draw:frame>
        <draw:frame draw:style-name="gr16" draw:text-style-name="P13" draw:layer="layout" svg:width="5.744cm" svg:height="11.464cm" svg:x="21.858cm" svg:y="2.403cm">
          <draw:text-box>
            <text:p text:style-name="P7"><text:span text:style-name="T8">N</text:span><text:span text:style-name="T8">ot</text:span><text:span text:style-name="T8">es</text:span></text:p>
            <text:p text:style-name="P7"><text:span text:style-name="T8"/></text:p>
            <text:p text:style-name="P2"><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inp</text:span><text:span text:style-name="T10">uts</text:span></text:p>
            <text:p text:style-name="P2"><text:span text:style-name="T8"/></text:p>
            <text:p text:style-name="P2"><text:span text:style-name="T9">Co</text:span><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ou</text:span><text:span text:style-name="T10">tp</text:span><text:span text:style-name="T10">uts</text:span><text:span text:style-name="T10">.</text:span></text:p>
            <text:p text:style-name="P2"><text:span text:style-name="T10"/></text:p>
            <text:p text:style-name="P2"><text:span text:style-name="T19">f : </text:span><text:span text:style-name="T19">A </text:span><text:span text:style-name="T19">→ </text:span><text:span text:style-name="T19">B</text:span></text:p>
            <text:p text:style-name="P2"><text:span text:style-name="T10">fu</text:span><text:span text:style-name="T10">nct</text:span><text:span text:style-name="T10">ion </text:span><text:span text:style-name="T10">f, </text:span><text:span text:style-name="T10">wit</text:span><text:span text:style-name="T10">h</text:span></text:p>
            <text:p text:style-name="P2"><text:span text:style-name="T10">inp</text:span><text:span text:style-name="T10">ut </text:span><text:span text:style-name="T10">fro</text:span><text:span text:style-name="T10">m </text:span><text:span text:style-name="T10">set </text:span><text:span text:style-name="T10">A, </text:span><text:span text:style-name="T10">&amp;</text:span></text:p>
            <text:p text:style-name="P2"><text:span text:style-name="T10">ou</text:span><text:span text:style-name="T10">tp</text:span><text:span text:style-name="T10">ut </text:span><text:span text:style-name="T10">fro</text:span><text:span text:style-name="T10">m </text:span><text:span text:style-name="T10">set </text:span><text:span text:style-name="T10">B.</text:span></text:p>
            <text:p text:style-name="P2"><text:span text:style-name="T10"/></text:p>
            <text:p text:style-name="P2"><text:span text:style-name="T19">R : </text:span><text:span text:style-name="T19">A </text:span><text:span text:style-name="T19">→ </text:span><text:span text:style-name="T19">B</text:span></text:p>
            <text:p text:style-name="P2"><text:span text:style-name="T47">A </text:span><text:span text:style-name="T47">rel</text:span><text:span text:style-name="T47">ati</text:span><text:span text:style-name="T47">on </text:span><text:span text:style-name="T48">R</text:span><text:span text:style-name="T47"> </text:span><text:span text:style-name="T47">ha</text:span><text:span text:style-name="T47">s a </text:span><text:span text:style-name="T47">su</text:span><text:span text:style-name="T47">bs</text:span><text:span text:style-name="T47">et </text:span><text:span text:style-name="T47">of </text:span><text:span text:style-name="T48">A </text:span><text:span text:style-name="T48">x </text:span><text:span text:style-name="T48">B</text:span><text:span text:style-name="T47"> </text:span><text:span text:style-name="T47">as </text:span><text:span text:style-name="T47">its </text:span><text:span text:style-name="T47">rul</text:span><text:span text:style-name="T47">e.</text:span></text:p>
          </draw:text-box>
        </draw:frame>
        <draw:frame presentation:style-name="pr29" draw:text-style-name="P10" draw:layer="layout" svg:width="20.612cm" svg:height="0.713cm" svg:x="0.74cm" svg:y="2.564cm">
          <draw:text-box>
            <text:p text:style-name="P2"><text:span text:style-name="T55">Pr</text:span><text:span text:style-name="T55">ac</text:span><text:span text:style-name="T55">tic</text:span><text:span text:style-name="T55">e: </text:span><text:span text:style-name="T56">Id</text:span><text:span text:style-name="T56">en</text:span><text:span text:style-name="T56">tif</text:span><text:span text:style-name="T56">y </text:span><text:span text:style-name="T56">w</text:span><text:span text:style-name="T56">he</text:span><text:span text:style-name="T56">th</text:span><text:span text:style-name="T56">er </text:span><text:span text:style-name="T56">th</text:span><text:span text:style-name="T56">e </text:span><text:span text:style-name="T56">fol</text:span><text:span text:style-name="T56">lo</text:span><text:span text:style-name="T56">wi</text:span><text:span text:style-name="T56">ng </text:span><text:span text:style-name="T56">rel</text:span><text:span text:style-name="T56">ati</text:span><text:span text:style-name="T56">on</text:span><text:span text:style-name="T56">s </text:span><text:span text:style-name="T56">ar</text:span><text:span text:style-name="T56">e </text:span><text:span text:style-name="T56">al</text:span><text:span text:style-name="T56">so </text:span><text:span text:style-name="T56">fu</text:span><text:span text:style-name="T56">nc</text:span><text:span text:style-name="T56">tio</text:span><text:span text:style-name="T56">ns</text:span><text:span text:style-name="T56">.</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9</text:page-count></text:span><text:span text:style-name="T18">)</text:span></text:p>
          </draw:text-box>
        </draw:frame>
        <draw:custom-shape draw:style-name="gr27" draw:text-style-name="P21" draw:layer="layout" svg:width="1.349cm" svg:height="2.532cm" svg:x="13.685cm" svg:y="4.554cm">
          <text:p text:style-name="P7"><text:span text:style-name="T43">1 •</text:span></text:p>
          <text:p text:style-name="P7"><text:span text:style-name="T43"/></text:p>
          <text:p text:style-name="P7"><text:span text:style-name="T43">2 •</text:span></text:p>
          <draw:enhanced-geometry svg:viewBox="0 0 21600 21600" draw:type="rectangle" draw:enhanced-path="M 0 0 L 21600 0 21600 21600 0 21600 0 0 Z N"/>
        </draw:custom-shape>
        <draw:custom-shape draw:style-name="gr28" draw:text-style-name="P23" draw:layer="layout" svg:width="1.597cm" svg:height="3.505cm" svg:x="16.745cm" svg:y="4.286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type="rectangle" draw:enhanced-path="M 0 0 L 21600 0 21600 21600 0 21600 0 0 Z N"/>
        </draw:custom-shape>
        <draw:line draw:style-name="gr9" draw:text-style-name="P20" draw:layer="layout" svg:x1="14.659cm" svg:y1="5.256cm" svg:x2="17.217cm" svg:y2="4.882cm">
          <text:p/>
        </draw:line>
        <draw:line draw:style-name="gr17" draw:text-style-name="P20" draw:layer="layout" svg:x1="14.748cm" svg:y1="6.38cm" svg:x2="17.261cm" svg:y2="7.131cm">
          <text:p/>
        </draw:line>
        <draw:custom-shape draw:style-name="gr27" draw:text-style-name="P21" draw:layer="layout" svg:width="1.349cm" svg:height="2.532cm" svg:x="4.316cm" svg:y="4.545cm">
          <text:p text:style-name="P7"><text:span text:style-name="T43">1 •</text:span></text:p>
          <text:p text:style-name="P7"><text:span text:style-name="T43"/></text:p>
          <text:p text:style-name="P7"><text:span text:style-name="T43">2 •</text:span></text:p>
          <draw:enhanced-geometry svg:viewBox="0 0 21600 21600" draw:mirror-horizontal="false" draw:mirror-vertical="false" draw:type="rectangle" draw:enhanced-path="M 0 0 L 21600 0 21600 21600 0 21600 0 0 Z N"/>
        </draw:custom-shape>
        <draw:custom-shape draw:style-name="gr28" draw:text-style-name="P23" draw:layer="layout" svg:width="1.597cm" svg:height="3.505cm" svg:x="7.376cm" svg:y="4.277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mirror-horizontal="false" draw:mirror-vertical="false" draw:type="rectangle" draw:enhanced-path="M 0 0 L 21600 0 21600 21600 0 21600 0 0 Z N"/>
        </draw:custom-shape>
        <draw:line draw:style-name="gr9" draw:text-style-name="P20" draw:layer="layout" svg:x1="5.29cm" svg:y1="5.247cm" svg:x2="7.848cm" svg:y2="4.873cm">
          <text:p/>
        </draw:line>
        <draw:line draw:style-name="gr9" draw:text-style-name="P20" draw:layer="layout" svg:x1="5.379cm" svg:y1="6.371cm" svg:x2="7.892cm" svg:y2="7.122cm">
          <text:p/>
        </draw:line>
        <draw:custom-shape draw:style-name="gr27" draw:text-style-name="P21" draw:layer="layout" svg:width="1.349cm" svg:height="2.532cm" svg:x="4.315cm" svg:y="4.532cm">
          <text:p text:style-name="P7"><text:span text:style-name="T43">1 •</text:span></text:p>
          <text:p text:style-name="P7"><text:span text:style-name="T43"/></text:p>
          <text:p text:style-name="P7"><text:span text:style-name="T43">2 •</text:span></text:p>
          <draw:enhanced-geometry svg:viewBox="0 0 21600 21600" draw:mirror-horizontal="false" draw:mirror-vertical="false" draw:type="rectangle" draw:enhanced-path="M 0 0 L 21600 0 21600 21600 0 21600 0 0 Z N"/>
        </draw:custom-shape>
        <draw:custom-shape draw:style-name="gr28" draw:text-style-name="P23" draw:layer="layout" svg:width="1.597cm" svg:height="3.505cm" svg:x="7.375cm" svg:y="4.264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mirror-horizontal="false" draw:mirror-vertical="false" draw:type="rectangle" draw:enhanced-path="M 0 0 L 21600 0 21600 21600 0 21600 0 0 Z N"/>
        </draw:custom-shape>
        <draw:line draw:style-name="gr9" draw:text-style-name="P20" draw:layer="layout" svg:x1="5.289cm" svg:y1="5.234cm" svg:x2="7.847cm" svg:y2="4.86cm">
          <text:p/>
        </draw:line>
        <draw:line draw:style-name="gr17" draw:text-style-name="P20" draw:layer="layout" svg:x1="5.378cm" svg:y1="6.358cm" svg:x2="7.891cm" svg:y2="7.109cm">
          <text:p/>
        </draw:line>
        <draw:custom-shape draw:style-name="gr30" draw:text-style-name="P29" draw:layer="layout" svg:width="1.213cm" svg:height="1.146cm" svg:x="2.556cm" svg:y="3.859cm">
          <text:p text:style-name="P7"><text:span text:style-name="T5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9" draw:layer="layout" svg:width="1.213cm" svg:height="1.146cm" svg:x="11.817cm" svg:y="3.861cm">
          <text:p text:style-name="P7"><text:span text:style-name="T5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20" draw:layer="layout" svg:x1="14.748cm" svg:y1="6.38cm" svg:x2="17.219cm" svg:y2="6.042cm">
          <text:p/>
        </draw:line>
        <draw:custom-shape draw:style-name="gr31" draw:text-style-name="P21" draw:layer="layout" svg:width="1.349cm" svg:height="4.278cm" svg:x="13.593cm" svg:y="9.525cm">
          <text:p text:style-name="P7"><text:span text:style-name="T43">1 •</text:span></text:p>
          <text:p text:style-name="P7"><text:span text:style-name="T43"/></text:p>
          <text:p text:style-name="P7"><text:span text:style-name="T43">2 •</text:span></text:p>
          <text:p text:style-name="P7"><text:span text:style-name="T43"/></text:p>
          <text:p text:style-name="P7"><text:span text:style-name="T43">3 •</text:span></text:p>
          <text:p text:style-name="P7"><text:span text:style-name="T43"/></text:p>
          <text:p text:style-name="P7"><text:span text:style-name="T43">4 •</text:span></text:p>
          <draw:enhanced-geometry svg:viewBox="0 0 21600 21600" draw:type="rectangle" draw:enhanced-path="M 0 0 L 21600 0 21600 21600 0 21600 0 0 Z N"/>
        </draw:custom-shape>
        <draw:custom-shape draw:style-name="gr28" draw:text-style-name="P23" draw:layer="layout" svg:width="1.597cm" svg:height="3.505cm" svg:x="16.653cm" svg:y="10.016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type="rectangle" draw:enhanced-path="M 0 0 L 21600 0 21600 21600 0 21600 0 0 Z N"/>
        </draw:custom-shape>
        <draw:line draw:style-name="gr9" draw:text-style-name="P20" draw:layer="layout" svg:x1="14.567cm" svg:y1="10.986cm" svg:x2="16.999cm" svg:y2="10.694cm">
          <text:p/>
        </draw:line>
        <draw:line draw:style-name="gr18" draw:text-style-name="P20" draw:layer="layout" svg:x1="14.684cm" svg:y1="13.406cm" svg:x2="17.169cm" svg:y2="12.861cm">
          <text:p/>
        </draw:line>
        <draw:custom-shape draw:style-name="gr27" draw:text-style-name="P21" draw:layer="layout" svg:width="1.349cm" svg:height="2.532cm" svg:x="4.224cm" svg:y="10.275cm">
          <text:p text:style-name="P7"><text:span text:style-name="T43">1 •</text:span></text:p>
          <text:p text:style-name="P7"><text:span text:style-name="T43"/></text:p>
          <text:p text:style-name="P7"><text:span text:style-name="T43">2 •</text:span></text:p>
          <draw:enhanced-geometry svg:viewBox="0 0 21600 21600" draw:mirror-horizontal="false" draw:mirror-vertical="false" draw:type="rectangle" draw:enhanced-path="M 0 0 L 21600 0 21600 21600 0 21600 0 0 Z N"/>
        </draw:custom-shape>
        <draw:custom-shape draw:style-name="gr28" draw:text-style-name="P23" draw:layer="layout" svg:width="1.597cm" svg:height="3.505cm" svg:x="7.284cm" svg:y="10.007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mirror-horizontal="false" draw:mirror-vertical="false" draw:type="rectangle" draw:enhanced-path="M 0 0 L 21600 0 21600 21600 0 21600 0 0 Z N"/>
        </draw:custom-shape>
        <draw:line draw:style-name="gr9" draw:text-style-name="P20" draw:layer="layout" svg:x1="5.198cm" svg:y1="10.977cm" svg:x2="7.756cm" svg:y2="10.603cm">
          <text:p/>
        </draw:line>
        <draw:custom-shape draw:style-name="gr32" draw:text-style-name="P21" draw:layer="layout" svg:width="1.349cm" svg:height="3.144cm" svg:x="4.223cm" svg:y="10.262cm">
          <text:p text:style-name="P7"><text:span text:style-name="T43">1 •</text:span></text:p>
          <text:p text:style-name="P7"><text:span text:style-name="T43"/></text:p>
          <text:p text:style-name="P7"><text:span text:style-name="T43">2 •</text:span></text:p>
          <text:p text:style-name="P7"><text:span text:style-name="T43"/></text:p>
          <text:p text:style-name="P7"><text:span text:style-name="T43">3 •</text:span></text:p>
          <draw:enhanced-geometry svg:viewBox="0 0 21600 21600" draw:mirror-horizontal="false" draw:mirror-vertical="false" draw:type="rectangle" draw:enhanced-path="M 0 0 L 21600 0 21600 21600 0 21600 0 0 Z N"/>
        </draw:custom-shape>
        <draw:custom-shape draw:style-name="gr28" draw:text-style-name="P23" draw:layer="layout" svg:width="1.597cm" svg:height="3.505cm" svg:x="7.283cm" svg:y="9.994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mirror-horizontal="false" draw:mirror-vertical="false" draw:type="rectangle" draw:enhanced-path="M 0 0 L 21600 0 21600 21600 0 21600 0 0 Z N"/>
        </draw:custom-shape>
        <draw:line draw:style-name="gr9" draw:text-style-name="P20" draw:layer="layout" svg:x1="5.197cm" svg:y1="10.964cm" svg:x2="7.755cm" svg:y2="10.59cm">
          <text:p/>
        </draw:line>
        <draw:line draw:style-name="gr17" draw:text-style-name="P20" draw:layer="layout" svg:x1="5.313cm" svg:y1="11.884cm" svg:x2="7.799cm" svg:y2="12.839cm">
          <text:p/>
        </draw:line>
        <draw:custom-shape draw:style-name="gr30" draw:text-style-name="P29" draw:layer="layout" svg:width="1.213cm" svg:height="1.146cm" svg:x="2.376cm" svg:y="9.898cm">
          <text:p text:style-name="P7"><text:span text:style-name="T57">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9" draw:layer="layout" svg:width="1.213cm" svg:height="1.146cm" svg:x="11.593cm" svg:y="9.877cm">
          <text:p text:style-name="P7"><text:span text:style-name="T57">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20" draw:layer="layout" svg:x1="14.656cm" svg:y1="12.11cm" svg:x2="17.127cm" svg:y2="11.772cm">
          <text:p/>
        </draw:line>
        <draw:line draw:style-name="gr18" draw:text-style-name="P20" draw:layer="layout" svg:x1="5.313cm" svg:y1="12.899cm" svg:x2="7.629cm" svg:y2="11.752cm">
          <text:p/>
        </draw:line>
        <draw:custom-shape draw:style-name="gr33" draw:text-style-name="P30" draw:layer="layout" svg:width="18.499cm" svg:height="6.615cm" svg:x="1.433cm" svg:y="8.202cm">
          <text:p/>
          <draw:enhanced-geometry svg:viewBox="0 0 21600 21600" draw:type="rectangle" draw:enhanced-path="M 0 0 L 21600 0 21600 21600 0 21600 0 0 Z N"/>
        </draw:custom-shape>
        <draw:custom-shape draw:style-name="gr34" draw:text-style-name="P30" draw:layer="layout" svg:width="8.798cm" svg:height="5.886cm" svg:x="2.006cm" svg:y="3.308cm">
          <text:p/>
          <draw:enhanced-geometry svg:viewBox="0 0 21600 21600" draw:type="rectangle" draw:enhanced-path="M 0 0 L 21600 0 21600 21600 0 21600 0 0 Z N"/>
        </draw:custom-shape>
        <draw:rect draw:style-name="gr35" draw:text-style-name="P31" draw:layer="layout" svg:width="7.584cm" svg:height="6.439cm" svg:x="2.757cm" svg:y="4.299cm" draw:corner-radius="0.5cm">
          <text:p text:style-name="P7"><text:span text:style-name="T58">Th</text:span><text:span text:style-name="T58">is </text:span><text:span text:style-name="T58">is </text:span><text:span text:style-name="T59">no</text:span><text:span text:style-name="T59">t</text:span><text:span text:style-name="T60"> a </text:span><text:span text:style-name="T60">fu</text:span><text:span text:style-name="T60">nc</text:span><text:span text:style-name="T60">tio</text:span><text:span text:style-name="T60">n</text:span><text:span text:style-name="T60"><text:line-break/></text:span><text:span text:style-name="T60">be</text:span><text:span text:style-name="T60">ca</text:span><text:span text:style-name="T60">us</text:span><text:span text:style-name="T60">e </text:span><text:span text:style-name="T60">th</text:span><text:span text:style-name="T60">e </text:span><text:span text:style-name="T60">in</text:span><text:span text:style-name="T60">pu</text:span><text:span text:style-name="T60">t</text:span><text:span text:style-name="T60"><text:line-break/></text:span><text:span text:style-name="T60">va</text:span><text:span text:style-name="T60">lu</text:span><text:span text:style-name="T60">e </text:span><text:span text:style-name="T60">“2</text:span><text:span text:style-name="T60">” </text:span><text:span text:style-name="T60">m</text:span><text:span text:style-name="T60">ap</text:span><text:span text:style-name="T60">s </text:span><text:span text:style-name="T60">to</text:span><text:span text:style-name="T60"><text:line-break/></text:span><text:span text:style-name="T60">tw</text:span><text:span text:style-name="T60">o </text:span><text:span text:style-name="T60">di</text:span><text:span text:style-name="T60">ff</text:span><text:span text:style-name="T60">er</text:span><text:span text:style-name="T60">en</text:span><text:span text:style-name="T60">t </text:span><text:span text:style-name="T60">ou</text:span><text:span text:style-name="T60">tp</text:span><text:span text:style-name="T60">ut</text:span><text:span text:style-name="T60">s,</text:span><text:span text:style-name="T60"><text:line-break/></text:span><text:span text:style-name="T60">“b</text:span><text:span text:style-name="T60">” </text:span><text:span text:style-name="T60">an</text:span><text:span text:style-name="T60">d </text:span><text:span text:style-name="T60">“c</text:span><text:span text:style-name="T60">”.</text:span></text:p>
        </draw:rect>
        <presentation:notes draw:style-name="dp2">
          <draw:page-thumbnail draw:style-name="gr2" draw:layer="layout" svg:width="13.968cm" svg:height="10.476cm" svg:x="3.81cm" svg:y="2.123cm" draw:page-number="25" presentation:class="page"/>
          <draw:frame presentation:style-name="pr2" draw:text-style-name="P4" draw:layer="layout" svg:width="17.271cm" svg:height="12.572cm" svg:x="2.159cm" svg:y="13.271cm" presentation:class="notes" presentation:placeholder="true">
            <draw:text-box/>
          </draw:frame>
        </presentation:notes>
      </draw:page>
      <draw:page draw:name="page26"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2</text:span><text:span text:style-name="T5">. </text:span><text:span text:style-name="T5">B</text:span><text:span text:style-name="T5">i</text:span><text:span text:style-name="T5">n</text:span><text:span text:style-name="T5">a</text:span><text:span text:style-name="T5">r</text:span><text:span text:style-name="T5">y </text:span><text:span text:style-name="T5">R</text:span><text:span text:style-name="T5">e</text:span><text:span text:style-name="T5">l</text:span><text:span text:style-name="T5">a</text:span><text:span text:style-name="T5">t</text:span><text:span text:style-name="T5">i</text:span><text:span text:style-name="T5">o</text:span><text:span text:style-name="T5">n</text:span><text:span text:style-name="T5">s</text:span></text:p>
          </draw:text-box>
        </draw:frame>
        <draw:frame draw:style-name="gr16" draw:text-style-name="P13" draw:layer="layout" svg:width="5.744cm" svg:height="11.464cm" svg:x="21.858cm" svg:y="2.403cm">
          <draw:text-box>
            <text:p text:style-name="P7"><text:span text:style-name="T8">N</text:span><text:span text:style-name="T8">ot</text:span><text:span text:style-name="T8">es</text:span></text:p>
            <text:p text:style-name="P7"><text:span text:style-name="T8"/></text:p>
            <text:p text:style-name="P2"><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inp</text:span><text:span text:style-name="T10">uts</text:span></text:p>
            <text:p text:style-name="P2"><text:span text:style-name="T8"/></text:p>
            <text:p text:style-name="P2"><text:span text:style-name="T9">Co</text:span><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ou</text:span><text:span text:style-name="T10">tp</text:span><text:span text:style-name="T10">uts</text:span><text:span text:style-name="T10">.</text:span></text:p>
            <text:p text:style-name="P2"><text:span text:style-name="T10"/></text:p>
            <text:p text:style-name="P2"><text:span text:style-name="T19">f : </text:span><text:span text:style-name="T19">A </text:span><text:span text:style-name="T19">→ </text:span><text:span text:style-name="T19">B</text:span></text:p>
            <text:p text:style-name="P2"><text:span text:style-name="T10">fu</text:span><text:span text:style-name="T10">nct</text:span><text:span text:style-name="T10">ion </text:span><text:span text:style-name="T10">f, </text:span><text:span text:style-name="T10">wit</text:span><text:span text:style-name="T10">h</text:span></text:p>
            <text:p text:style-name="P2"><text:span text:style-name="T10">inp</text:span><text:span text:style-name="T10">ut </text:span><text:span text:style-name="T10">fro</text:span><text:span text:style-name="T10">m </text:span><text:span text:style-name="T10">set </text:span><text:span text:style-name="T10">A, </text:span><text:span text:style-name="T10">&amp;</text:span></text:p>
            <text:p text:style-name="P2"><text:span text:style-name="T10">ou</text:span><text:span text:style-name="T10">tp</text:span><text:span text:style-name="T10">ut </text:span><text:span text:style-name="T10">fro</text:span><text:span text:style-name="T10">m </text:span><text:span text:style-name="T10">set </text:span><text:span text:style-name="T10">B.</text:span></text:p>
            <text:p text:style-name="P2"><text:span text:style-name="T10"/></text:p>
            <text:p text:style-name="P2"><text:span text:style-name="T19">R : </text:span><text:span text:style-name="T19">A </text:span><text:span text:style-name="T19">→ </text:span><text:span text:style-name="T19">B</text:span></text:p>
            <text:p text:style-name="P2"><text:span text:style-name="T47">A </text:span><text:span text:style-name="T47">rel</text:span><text:span text:style-name="T47">ati</text:span><text:span text:style-name="T47">on </text:span><text:span text:style-name="T48">R</text:span><text:span text:style-name="T47"> </text:span><text:span text:style-name="T47">ha</text:span><text:span text:style-name="T47">s a </text:span><text:span text:style-name="T47">su</text:span><text:span text:style-name="T47">bs</text:span><text:span text:style-name="T47">et </text:span><text:span text:style-name="T47">of </text:span><text:span text:style-name="T48">A </text:span><text:span text:style-name="T48">x </text:span><text:span text:style-name="T48">B</text:span><text:span text:style-name="T47"> </text:span><text:span text:style-name="T47">as </text:span><text:span text:style-name="T47">its </text:span><text:span text:style-name="T47">rul</text:span><text:span text:style-name="T47">e.</text:span></text:p>
          </draw:text-box>
        </draw:frame>
        <draw:frame presentation:style-name="pr30" draw:text-style-name="P10" draw:layer="layout" svg:width="20.612cm" svg:height="0.713cm" svg:x="0.74cm" svg:y="2.564cm">
          <draw:text-box>
            <text:p text:style-name="P2"><text:span text:style-name="T55">Pr</text:span><text:span text:style-name="T55">ac</text:span><text:span text:style-name="T55">tic</text:span><text:span text:style-name="T55">e: </text:span><text:span text:style-name="T56">Id</text:span><text:span text:style-name="T56">en</text:span><text:span text:style-name="T56">tif</text:span><text:span text:style-name="T56">y </text:span><text:span text:style-name="T56">w</text:span><text:span text:style-name="T56">he</text:span><text:span text:style-name="T56">th</text:span><text:span text:style-name="T56">er </text:span><text:span text:style-name="T56">th</text:span><text:span text:style-name="T56">e </text:span><text:span text:style-name="T56">fol</text:span><text:span text:style-name="T56">lo</text:span><text:span text:style-name="T56">wi</text:span><text:span text:style-name="T56">ng </text:span><text:span text:style-name="T56">rel</text:span><text:span text:style-name="T56">ati</text:span><text:span text:style-name="T56">on</text:span><text:span text:style-name="T56">s </text:span><text:span text:style-name="T56">ar</text:span><text:span text:style-name="T56">e </text:span><text:span text:style-name="T56">al</text:span><text:span text:style-name="T56">so </text:span><text:span text:style-name="T56">fu</text:span><text:span text:style-name="T56">nc</text:span><text:span text:style-name="T56">tio</text:span><text:span text:style-name="T56">ns</text:span><text:span text:style-name="T56">.</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9</text:page-count></text:span><text:span text:style-name="T18">)</text:span></text:p>
          </draw:text-box>
        </draw:frame>
        <draw:custom-shape draw:style-name="gr27" draw:text-style-name="P21" draw:layer="layout" svg:width="1.349cm" svg:height="2.532cm" svg:x="13.685cm" svg:y="4.554cm">
          <text:p text:style-name="P7"><text:span text:style-name="T43">1 •</text:span></text:p>
          <text:p text:style-name="P7"><text:span text:style-name="T43"/></text:p>
          <text:p text:style-name="P7"><text:span text:style-name="T43">2 •</text:span></text:p>
          <draw:enhanced-geometry svg:viewBox="0 0 21600 21600" draw:type="rectangle" draw:enhanced-path="M 0 0 L 21600 0 21600 21600 0 21600 0 0 Z N"/>
        </draw:custom-shape>
        <draw:custom-shape draw:style-name="gr28" draw:text-style-name="P23" draw:layer="layout" svg:width="1.597cm" svg:height="3.505cm" svg:x="16.745cm" svg:y="4.286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type="rectangle" draw:enhanced-path="M 0 0 L 21600 0 21600 21600 0 21600 0 0 Z N"/>
        </draw:custom-shape>
        <draw:line draw:style-name="gr9" draw:text-style-name="P20" draw:layer="layout" svg:x1="14.659cm" svg:y1="5.256cm" svg:x2="17.217cm" svg:y2="4.882cm">
          <text:p/>
        </draw:line>
        <draw:line draw:style-name="gr17" draw:text-style-name="P20" draw:layer="layout" svg:x1="14.748cm" svg:y1="6.38cm" svg:x2="17.261cm" svg:y2="7.131cm">
          <text:p/>
        </draw:line>
        <draw:custom-shape draw:style-name="gr27" draw:text-style-name="P21" draw:layer="layout" svg:width="1.349cm" svg:height="2.532cm" svg:x="4.316cm" svg:y="4.545cm">
          <text:p text:style-name="P7"><text:span text:style-name="T43">1 •</text:span></text:p>
          <text:p text:style-name="P7"><text:span text:style-name="T43"/></text:p>
          <text:p text:style-name="P7"><text:span text:style-name="T43">2 •</text:span></text:p>
          <draw:enhanced-geometry svg:viewBox="0 0 21600 21600" draw:mirror-horizontal="false" draw:mirror-vertical="false" draw:type="rectangle" draw:enhanced-path="M 0 0 L 21600 0 21600 21600 0 21600 0 0 Z N"/>
        </draw:custom-shape>
        <draw:custom-shape draw:style-name="gr28" draw:text-style-name="P23" draw:layer="layout" svg:width="1.597cm" svg:height="3.505cm" svg:x="7.376cm" svg:y="4.277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mirror-horizontal="false" draw:mirror-vertical="false" draw:type="rectangle" draw:enhanced-path="M 0 0 L 21600 0 21600 21600 0 21600 0 0 Z N"/>
        </draw:custom-shape>
        <draw:line draw:style-name="gr9" draw:text-style-name="P20" draw:layer="layout" svg:x1="5.29cm" svg:y1="5.247cm" svg:x2="7.848cm" svg:y2="4.873cm">
          <text:p/>
        </draw:line>
        <draw:line draw:style-name="gr9" draw:text-style-name="P20" draw:layer="layout" svg:x1="5.379cm" svg:y1="6.371cm" svg:x2="7.892cm" svg:y2="7.122cm">
          <text:p/>
        </draw:line>
        <draw:custom-shape draw:style-name="gr27" draw:text-style-name="P21" draw:layer="layout" svg:width="1.349cm" svg:height="2.532cm" svg:x="4.315cm" svg:y="4.532cm">
          <text:p text:style-name="P7"><text:span text:style-name="T43">1 •</text:span></text:p>
          <text:p text:style-name="P7"><text:span text:style-name="T43"/></text:p>
          <text:p text:style-name="P7"><text:span text:style-name="T43">2 •</text:span></text:p>
          <draw:enhanced-geometry svg:viewBox="0 0 21600 21600" draw:mirror-horizontal="false" draw:mirror-vertical="false" draw:type="rectangle" draw:enhanced-path="M 0 0 L 21600 0 21600 21600 0 21600 0 0 Z N"/>
        </draw:custom-shape>
        <draw:custom-shape draw:style-name="gr28" draw:text-style-name="P23" draw:layer="layout" svg:width="1.597cm" svg:height="3.505cm" svg:x="7.375cm" svg:y="4.264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mirror-horizontal="false" draw:mirror-vertical="false" draw:type="rectangle" draw:enhanced-path="M 0 0 L 21600 0 21600 21600 0 21600 0 0 Z N"/>
        </draw:custom-shape>
        <draw:line draw:style-name="gr9" draw:text-style-name="P20" draw:layer="layout" svg:x1="5.289cm" svg:y1="5.234cm" svg:x2="7.847cm" svg:y2="4.86cm">
          <text:p/>
        </draw:line>
        <draw:line draw:style-name="gr17" draw:text-style-name="P20" draw:layer="layout" svg:x1="5.378cm" svg:y1="6.358cm" svg:x2="7.891cm" svg:y2="7.109cm">
          <text:p/>
        </draw:line>
        <draw:custom-shape draw:style-name="gr30" draw:text-style-name="P29" draw:layer="layout" svg:width="1.213cm" svg:height="1.146cm" svg:x="2.556cm" svg:y="3.859cm">
          <text:p text:style-name="P7"><text:span text:style-name="T5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9" draw:layer="layout" svg:width="1.213cm" svg:height="1.146cm" svg:x="11.817cm" svg:y="3.861cm">
          <text:p text:style-name="P7"><text:span text:style-name="T5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20" draw:layer="layout" svg:x1="14.748cm" svg:y1="6.38cm" svg:x2="17.219cm" svg:y2="6.042cm">
          <text:p/>
        </draw:line>
        <draw:custom-shape draw:style-name="gr31" draw:text-style-name="P21" draw:layer="layout" svg:width="1.349cm" svg:height="4.278cm" svg:x="13.593cm" svg:y="9.525cm">
          <text:p text:style-name="P7"><text:span text:style-name="T43">1 •</text:span></text:p>
          <text:p text:style-name="P7"><text:span text:style-name="T43"/></text:p>
          <text:p text:style-name="P7"><text:span text:style-name="T43">2 •</text:span></text:p>
          <text:p text:style-name="P7"><text:span text:style-name="T43"/></text:p>
          <text:p text:style-name="P7"><text:span text:style-name="T43">3 •</text:span></text:p>
          <text:p text:style-name="P7"><text:span text:style-name="T43"/></text:p>
          <text:p text:style-name="P7"><text:span text:style-name="T43">4 •</text:span></text:p>
          <draw:enhanced-geometry svg:viewBox="0 0 21600 21600" draw:type="rectangle" draw:enhanced-path="M 0 0 L 21600 0 21600 21600 0 21600 0 0 Z N"/>
        </draw:custom-shape>
        <draw:custom-shape draw:style-name="gr28" draw:text-style-name="P23" draw:layer="layout" svg:width="1.597cm" svg:height="3.505cm" svg:x="16.653cm" svg:y="10.016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type="rectangle" draw:enhanced-path="M 0 0 L 21600 0 21600 21600 0 21600 0 0 Z N"/>
        </draw:custom-shape>
        <draw:line draw:style-name="gr9" draw:text-style-name="P20" draw:layer="layout" svg:x1="14.567cm" svg:y1="10.986cm" svg:x2="16.999cm" svg:y2="10.694cm">
          <text:p/>
        </draw:line>
        <draw:line draw:style-name="gr18" draw:text-style-name="P20" draw:layer="layout" svg:x1="14.684cm" svg:y1="13.406cm" svg:x2="17.169cm" svg:y2="12.861cm">
          <text:p/>
        </draw:line>
        <draw:custom-shape draw:style-name="gr27" draw:text-style-name="P21" draw:layer="layout" svg:width="1.349cm" svg:height="2.532cm" svg:x="4.224cm" svg:y="10.275cm">
          <text:p text:style-name="P7"><text:span text:style-name="T43">1 •</text:span></text:p>
          <text:p text:style-name="P7"><text:span text:style-name="T43"/></text:p>
          <text:p text:style-name="P7"><text:span text:style-name="T43">2 •</text:span></text:p>
          <draw:enhanced-geometry svg:viewBox="0 0 21600 21600" draw:mirror-horizontal="false" draw:mirror-vertical="false" draw:type="rectangle" draw:enhanced-path="M 0 0 L 21600 0 21600 21600 0 21600 0 0 Z N"/>
        </draw:custom-shape>
        <draw:custom-shape draw:style-name="gr28" draw:text-style-name="P23" draw:layer="layout" svg:width="1.597cm" svg:height="3.505cm" svg:x="7.284cm" svg:y="10.007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mirror-horizontal="false" draw:mirror-vertical="false" draw:type="rectangle" draw:enhanced-path="M 0 0 L 21600 0 21600 21600 0 21600 0 0 Z N"/>
        </draw:custom-shape>
        <draw:custom-shape draw:style-name="gr32" draw:text-style-name="P21" draw:layer="layout" svg:width="1.349cm" svg:height="3.144cm" svg:x="4.223cm" svg:y="10.262cm">
          <text:p text:style-name="P7"><text:span text:style-name="T43">1 •</text:span></text:p>
          <text:p text:style-name="P7"><text:span text:style-name="T43"/></text:p>
          <text:p text:style-name="P7"><text:span text:style-name="T43">2 •</text:span></text:p>
          <text:p text:style-name="P7"><text:span text:style-name="T43"/></text:p>
          <text:p text:style-name="P7"><text:span text:style-name="T43">3 •</text:span></text:p>
          <draw:enhanced-geometry svg:viewBox="0 0 21600 21600" draw:mirror-horizontal="false" draw:mirror-vertical="false" draw:type="rectangle" draw:enhanced-path="M 0 0 L 21600 0 21600 21600 0 21600 0 0 Z N"/>
        </draw:custom-shape>
        <draw:custom-shape draw:style-name="gr28" draw:text-style-name="P23" draw:layer="layout" svg:width="1.597cm" svg:height="3.505cm" svg:x="7.283cm" svg:y="9.994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mirror-horizontal="false" draw:mirror-vertical="false" draw:type="rectangle" draw:enhanced-path="M 0 0 L 21600 0 21600 21600 0 21600 0 0 Z N"/>
        </draw:custom-shape>
        <draw:line draw:style-name="gr9" draw:text-style-name="P20" draw:layer="layout" svg:x1="5.269cm" svg:y1="10.716cm" svg:x2="7.755cm" svg:y2="10.59cm">
          <text:p/>
        </draw:line>
        <draw:line draw:style-name="gr17" draw:text-style-name="P20" draw:layer="layout" svg:x1="5.313cm" svg:y1="11.884cm" svg:x2="7.799cm" svg:y2="12.839cm">
          <text:p/>
        </draw:line>
        <draw:custom-shape draw:style-name="gr30" draw:text-style-name="P29" draw:layer="layout" svg:width="1.213cm" svg:height="1.146cm" svg:x="2.376cm" svg:y="9.898cm">
          <text:p text:style-name="P7"><text:span text:style-name="T57">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9" draw:layer="layout" svg:width="1.213cm" svg:height="1.146cm" svg:x="11.593cm" svg:y="9.877cm">
          <text:p text:style-name="P7"><text:span text:style-name="T57">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20" draw:layer="layout" svg:x1="14.656cm" svg:y1="12.11cm" svg:x2="17.127cm" svg:y2="11.772cm">
          <text:p/>
        </draw:line>
        <draw:line draw:style-name="gr18" draw:text-style-name="P20" draw:layer="layout" svg:x1="5.313cm" svg:y1="12.899cm" svg:x2="7.629cm" svg:y2="11.752cm">
          <text:p/>
        </draw:line>
        <draw:custom-shape draw:style-name="gr36" draw:text-style-name="P30" draw:layer="layout" svg:width="18.499cm" svg:height="5.226cm" svg:x="1.697cm" svg:y="3.417cm">
          <text:p/>
          <draw:enhanced-geometry svg:viewBox="0 0 21600 21600" draw:type="rectangle" draw:enhanced-path="M 0 0 L 21600 0 21600 21600 0 21600 0 0 Z N"/>
        </draw:custom-shape>
        <draw:custom-shape draw:style-name="gr34" draw:text-style-name="P30" draw:layer="layout" svg:width="8.798cm" svg:height="5.886cm" svg:x="10.451cm" svg:y="8.731cm">
          <text:p/>
          <draw:enhanced-geometry svg:viewBox="0 0 21600 21600" draw:type="rectangle" draw:enhanced-path="M 0 0 L 21600 0 21600 21600 0 21600 0 0 Z N"/>
        </draw:custom-shape>
        <draw:rect draw:style-name="gr35" draw:text-style-name="P31" draw:layer="layout" svg:width="7.672cm" svg:height="4.807cm" svg:x="11.267cm" svg:y="9.195cm" draw:corner-radius="0.5cm">
          <text:p text:style-name="P7"><text:span text:style-name="T58">Th</text:span><text:span text:style-name="T58">is </text:span><text:span text:style-name="T58">is </text:span><text:span text:style-name="T58">a </text:span><text:span text:style-name="T58">va</text:span><text:span text:style-name="T58">lid </text:span><text:span text:style-name="T58">fu</text:span><text:span text:style-name="T58">nc</text:span><text:span text:style-name="T58">tio</text:span><text:span text:style-name="T58">n.</text:span></text:p>
        </draw:rect>
        <presentation:notes draw:style-name="dp2">
          <draw:page-thumbnail draw:style-name="gr2" draw:layer="layout" svg:width="13.968cm" svg:height="10.476cm" svg:x="3.81cm" svg:y="2.123cm" draw:page-number="26" presentation:class="page"/>
          <draw:frame presentation:style-name="pr2" draw:text-style-name="P4" draw:layer="layout" svg:width="17.271cm" svg:height="12.572cm" svg:x="2.159cm" svg:y="13.271cm" presentation:class="notes" presentation:placeholder="true">
            <draw:text-box/>
          </draw:frame>
        </presentation:notes>
      </draw:page>
      <draw:page draw:name="page27"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2</text:span><text:span text:style-name="T5">. </text:span><text:span text:style-name="T5">B</text:span><text:span text:style-name="T5">i</text:span><text:span text:style-name="T5">n</text:span><text:span text:style-name="T5">a</text:span><text:span text:style-name="T5">r</text:span><text:span text:style-name="T5">y </text:span><text:span text:style-name="T5">R</text:span><text:span text:style-name="T5">e</text:span><text:span text:style-name="T5">l</text:span><text:span text:style-name="T5">a</text:span><text:span text:style-name="T5">t</text:span><text:span text:style-name="T5">i</text:span><text:span text:style-name="T5">o</text:span><text:span text:style-name="T5">n</text:span><text:span text:style-name="T5">s</text:span></text:p>
          </draw:text-box>
        </draw:frame>
        <draw:frame draw:style-name="gr16" draw:text-style-name="P13" draw:layer="layout" svg:width="5.744cm" svg:height="11.464cm" svg:x="21.858cm" svg:y="2.403cm">
          <draw:text-box>
            <text:p text:style-name="P7"><text:span text:style-name="T8">N</text:span><text:span text:style-name="T8">ot</text:span><text:span text:style-name="T8">es</text:span></text:p>
            <text:p text:style-name="P7"><text:span text:style-name="T8"/></text:p>
            <text:p text:style-name="P2"><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inp</text:span><text:span text:style-name="T10">uts</text:span></text:p>
            <text:p text:style-name="P2"><text:span text:style-name="T8"/></text:p>
            <text:p text:style-name="P2"><text:span text:style-name="T9">Co</text:span><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ou</text:span><text:span text:style-name="T10">tp</text:span><text:span text:style-name="T10">uts</text:span><text:span text:style-name="T10">.</text:span></text:p>
            <text:p text:style-name="P2"><text:span text:style-name="T10"/></text:p>
            <text:p text:style-name="P2"><text:span text:style-name="T19">f : </text:span><text:span text:style-name="T19">A </text:span><text:span text:style-name="T19">→ </text:span><text:span text:style-name="T19">B</text:span></text:p>
            <text:p text:style-name="P2"><text:span text:style-name="T10">fu</text:span><text:span text:style-name="T10">nct</text:span><text:span text:style-name="T10">ion </text:span><text:span text:style-name="T10">f, </text:span><text:span text:style-name="T10">wit</text:span><text:span text:style-name="T10">h</text:span></text:p>
            <text:p text:style-name="P2"><text:span text:style-name="T10">inp</text:span><text:span text:style-name="T10">ut </text:span><text:span text:style-name="T10">fro</text:span><text:span text:style-name="T10">m </text:span><text:span text:style-name="T10">set </text:span><text:span text:style-name="T10">A, </text:span><text:span text:style-name="T10">&amp;</text:span></text:p>
            <text:p text:style-name="P2"><text:span text:style-name="T10">ou</text:span><text:span text:style-name="T10">tp</text:span><text:span text:style-name="T10">ut </text:span><text:span text:style-name="T10">fro</text:span><text:span text:style-name="T10">m </text:span><text:span text:style-name="T10">set </text:span><text:span text:style-name="T10">B.</text:span></text:p>
            <text:p text:style-name="P2"><text:span text:style-name="T10"/></text:p>
            <text:p text:style-name="P2"><text:span text:style-name="T19">R : </text:span><text:span text:style-name="T19">A </text:span><text:span text:style-name="T19">→ </text:span><text:span text:style-name="T19">B</text:span></text:p>
            <text:p text:style-name="P2"><text:span text:style-name="T47">A </text:span><text:span text:style-name="T47">rel</text:span><text:span text:style-name="T47">ati</text:span><text:span text:style-name="T47">on </text:span><text:span text:style-name="T48">R</text:span><text:span text:style-name="T47"> </text:span><text:span text:style-name="T47">ha</text:span><text:span text:style-name="T47">s a </text:span><text:span text:style-name="T47">su</text:span><text:span text:style-name="T47">bs</text:span><text:span text:style-name="T47">et </text:span><text:span text:style-name="T47">of </text:span><text:span text:style-name="T48">A </text:span><text:span text:style-name="T48">x </text:span><text:span text:style-name="T48">B</text:span><text:span text:style-name="T47"> </text:span><text:span text:style-name="T47">as </text:span><text:span text:style-name="T47">its </text:span><text:span text:style-name="T47">rul</text:span><text:span text:style-name="T47">e.</text:span></text:p>
          </draw:text-box>
        </draw:frame>
        <draw:frame presentation:style-name="pr31" draw:text-style-name="P10" draw:layer="layout" svg:width="20.612cm" svg:height="0.713cm" svg:x="0.74cm" svg:y="2.564cm">
          <draw:text-box>
            <text:p text:style-name="P2"><text:span text:style-name="T55">Pr</text:span><text:span text:style-name="T55">ac</text:span><text:span text:style-name="T55">tic</text:span><text:span text:style-name="T55">e: </text:span><text:span text:style-name="T56">Id</text:span><text:span text:style-name="T56">en</text:span><text:span text:style-name="T56">tif</text:span><text:span text:style-name="T56">y </text:span><text:span text:style-name="T56">w</text:span><text:span text:style-name="T56">he</text:span><text:span text:style-name="T56">th</text:span><text:span text:style-name="T56">er </text:span><text:span text:style-name="T56">th</text:span><text:span text:style-name="T56">e </text:span><text:span text:style-name="T56">fol</text:span><text:span text:style-name="T56">lo</text:span><text:span text:style-name="T56">wi</text:span><text:span text:style-name="T56">ng </text:span><text:span text:style-name="T56">rel</text:span><text:span text:style-name="T56">ati</text:span><text:span text:style-name="T56">on</text:span><text:span text:style-name="T56">s </text:span><text:span text:style-name="T56">ar</text:span><text:span text:style-name="T56">e </text:span><text:span text:style-name="T56">al</text:span><text:span text:style-name="T56">so </text:span><text:span text:style-name="T56">fu</text:span><text:span text:style-name="T56">nc</text:span><text:span text:style-name="T56">tio</text:span><text:span text:style-name="T56">ns</text:span><text:span text:style-name="T56">.</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9</text:page-count></text:span><text:span text:style-name="T18">)</text:span></text:p>
          </draw:text-box>
        </draw:frame>
        <draw:custom-shape draw:style-name="gr27" draw:text-style-name="P21" draw:layer="layout" svg:width="1.349cm" svg:height="2.532cm" svg:x="13.685cm" svg:y="4.554cm">
          <text:p text:style-name="P7"><text:span text:style-name="T43">1 •</text:span></text:p>
          <text:p text:style-name="P7"><text:span text:style-name="T43"/></text:p>
          <text:p text:style-name="P7"><text:span text:style-name="T43">2 •</text:span></text:p>
          <draw:enhanced-geometry svg:viewBox="0 0 21600 21600" draw:type="rectangle" draw:enhanced-path="M 0 0 L 21600 0 21600 21600 0 21600 0 0 Z N"/>
        </draw:custom-shape>
        <draw:custom-shape draw:style-name="gr28" draw:text-style-name="P23" draw:layer="layout" svg:width="1.597cm" svg:height="3.505cm" svg:x="16.745cm" svg:y="4.286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type="rectangle" draw:enhanced-path="M 0 0 L 21600 0 21600 21600 0 21600 0 0 Z N"/>
        </draw:custom-shape>
        <draw:line draw:style-name="gr9" draw:text-style-name="P20" draw:layer="layout" svg:x1="14.659cm" svg:y1="5.256cm" svg:x2="17.217cm" svg:y2="4.882cm">
          <text:p/>
        </draw:line>
        <draw:line draw:style-name="gr17" draw:text-style-name="P20" draw:layer="layout" svg:x1="14.748cm" svg:y1="6.38cm" svg:x2="17.261cm" svg:y2="7.131cm">
          <text:p/>
        </draw:line>
        <draw:custom-shape draw:style-name="gr27" draw:text-style-name="P21" draw:layer="layout" svg:width="1.349cm" svg:height="2.532cm" svg:x="4.316cm" svg:y="4.545cm">
          <text:p text:style-name="P7"><text:span text:style-name="T43">1 •</text:span></text:p>
          <text:p text:style-name="P7"><text:span text:style-name="T43"/></text:p>
          <text:p text:style-name="P7"><text:span text:style-name="T43">2 •</text:span></text:p>
          <draw:enhanced-geometry svg:viewBox="0 0 21600 21600" draw:mirror-horizontal="false" draw:mirror-vertical="false" draw:type="rectangle" draw:enhanced-path="M 0 0 L 21600 0 21600 21600 0 21600 0 0 Z N"/>
        </draw:custom-shape>
        <draw:custom-shape draw:style-name="gr28" draw:text-style-name="P23" draw:layer="layout" svg:width="1.597cm" svg:height="3.505cm" svg:x="7.376cm" svg:y="4.277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mirror-horizontal="false" draw:mirror-vertical="false" draw:type="rectangle" draw:enhanced-path="M 0 0 L 21600 0 21600 21600 0 21600 0 0 Z N"/>
        </draw:custom-shape>
        <draw:line draw:style-name="gr9" draw:text-style-name="P20" draw:layer="layout" svg:x1="5.29cm" svg:y1="5.247cm" svg:x2="7.848cm" svg:y2="4.873cm">
          <text:p/>
        </draw:line>
        <draw:line draw:style-name="gr9" draw:text-style-name="P20" draw:layer="layout" svg:x1="5.379cm" svg:y1="6.371cm" svg:x2="7.892cm" svg:y2="7.122cm">
          <text:p/>
        </draw:line>
        <draw:custom-shape draw:style-name="gr27" draw:text-style-name="P21" draw:layer="layout" svg:width="1.349cm" svg:height="2.532cm" svg:x="4.315cm" svg:y="4.532cm">
          <text:p text:style-name="P7"><text:span text:style-name="T43">1 •</text:span></text:p>
          <text:p text:style-name="P7"><text:span text:style-name="T43"/></text:p>
          <text:p text:style-name="P7"><text:span text:style-name="T43">2 •</text:span></text:p>
          <draw:enhanced-geometry svg:viewBox="0 0 21600 21600" draw:mirror-horizontal="false" draw:mirror-vertical="false" draw:type="rectangle" draw:enhanced-path="M 0 0 L 21600 0 21600 21600 0 21600 0 0 Z N"/>
        </draw:custom-shape>
        <draw:custom-shape draw:style-name="gr28" draw:text-style-name="P23" draw:layer="layout" svg:width="1.597cm" svg:height="3.505cm" svg:x="7.375cm" svg:y="4.264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mirror-horizontal="false" draw:mirror-vertical="false" draw:type="rectangle" draw:enhanced-path="M 0 0 L 21600 0 21600 21600 0 21600 0 0 Z N"/>
        </draw:custom-shape>
        <draw:line draw:style-name="gr9" draw:text-style-name="P20" draw:layer="layout" svg:x1="5.289cm" svg:y1="5.234cm" svg:x2="7.847cm" svg:y2="4.86cm">
          <text:p/>
        </draw:line>
        <draw:line draw:style-name="gr17" draw:text-style-name="P20" draw:layer="layout" svg:x1="5.378cm" svg:y1="6.358cm" svg:x2="7.891cm" svg:y2="7.109cm">
          <text:p/>
        </draw:line>
        <draw:custom-shape draw:style-name="gr30" draw:text-style-name="P29" draw:layer="layout" svg:width="1.213cm" svg:height="1.146cm" svg:x="2.556cm" svg:y="3.859cm">
          <text:p text:style-name="P7"><text:span text:style-name="T5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9" draw:layer="layout" svg:width="1.213cm" svg:height="1.146cm" svg:x="11.817cm" svg:y="3.861cm">
          <text:p text:style-name="P7"><text:span text:style-name="T5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20" draw:layer="layout" svg:x1="14.748cm" svg:y1="6.38cm" svg:x2="17.219cm" svg:y2="6.042cm">
          <text:p/>
        </draw:line>
        <draw:custom-shape draw:style-name="gr31" draw:text-style-name="P21" draw:layer="layout" svg:width="1.349cm" svg:height="4.278cm" svg:x="13.593cm" svg:y="9.525cm">
          <text:p text:style-name="P7"><text:span text:style-name="T43">1 •</text:span></text:p>
          <text:p text:style-name="P7"><text:span text:style-name="T43"/></text:p>
          <text:p text:style-name="P7"><text:span text:style-name="T43">2 •</text:span></text:p>
          <text:p text:style-name="P7"><text:span text:style-name="T43"/></text:p>
          <text:p text:style-name="P7"><text:span text:style-name="T43">3 •</text:span></text:p>
          <text:p text:style-name="P7"><text:span text:style-name="T43"/></text:p>
          <text:p text:style-name="P7"><text:span text:style-name="T43">4 •</text:span></text:p>
          <draw:enhanced-geometry svg:viewBox="0 0 21600 21600" draw:type="rectangle" draw:enhanced-path="M 0 0 L 21600 0 21600 21600 0 21600 0 0 Z N"/>
        </draw:custom-shape>
        <draw:custom-shape draw:style-name="gr28" draw:text-style-name="P23" draw:layer="layout" svg:width="1.597cm" svg:height="3.505cm" svg:x="16.653cm" svg:y="10.016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type="rectangle" draw:enhanced-path="M 0 0 L 21600 0 21600 21600 0 21600 0 0 Z N"/>
        </draw:custom-shape>
        <draw:line draw:style-name="gr9" draw:text-style-name="P20" draw:layer="layout" svg:x1="14.567cm" svg:y1="10.986cm" svg:x2="16.999cm" svg:y2="10.694cm">
          <text:p/>
        </draw:line>
        <draw:line draw:style-name="gr18" draw:text-style-name="P20" draw:layer="layout" svg:x1="14.684cm" svg:y1="13.406cm" svg:x2="17.169cm" svg:y2="12.861cm">
          <text:p/>
        </draw:line>
        <draw:custom-shape draw:style-name="gr27" draw:text-style-name="P21" draw:layer="layout" svg:width="1.349cm" svg:height="2.532cm" svg:x="4.224cm" svg:y="10.275cm">
          <text:p text:style-name="P7"><text:span text:style-name="T43">1 •</text:span></text:p>
          <text:p text:style-name="P7"><text:span text:style-name="T43"/></text:p>
          <text:p text:style-name="P7"><text:span text:style-name="T43">2 •</text:span></text:p>
          <draw:enhanced-geometry svg:viewBox="0 0 21600 21600" draw:mirror-horizontal="false" draw:mirror-vertical="false" draw:type="rectangle" draw:enhanced-path="M 0 0 L 21600 0 21600 21600 0 21600 0 0 Z N"/>
        </draw:custom-shape>
        <draw:custom-shape draw:style-name="gr28" draw:text-style-name="P23" draw:layer="layout" svg:width="1.597cm" svg:height="3.505cm" svg:x="7.284cm" svg:y="10.007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mirror-horizontal="false" draw:mirror-vertical="false" draw:type="rectangle" draw:enhanced-path="M 0 0 L 21600 0 21600 21600 0 21600 0 0 Z N"/>
        </draw:custom-shape>
        <draw:line draw:style-name="gr9" draw:text-style-name="P20" draw:layer="layout" svg:x1="5.198cm" svg:y1="10.977cm" svg:x2="7.756cm" svg:y2="10.603cm">
          <text:p/>
        </draw:line>
        <draw:custom-shape draw:style-name="gr32" draw:text-style-name="P21" draw:layer="layout" svg:width="1.349cm" svg:height="3.144cm" svg:x="4.223cm" svg:y="10.262cm">
          <text:p text:style-name="P7"><text:span text:style-name="T43">1 •</text:span></text:p>
          <text:p text:style-name="P7"><text:span text:style-name="T43"/></text:p>
          <text:p text:style-name="P7"><text:span text:style-name="T43">2 •</text:span></text:p>
          <text:p text:style-name="P7"><text:span text:style-name="T43"/></text:p>
          <text:p text:style-name="P7"><text:span text:style-name="T43">3 •</text:span></text:p>
          <draw:enhanced-geometry svg:viewBox="0 0 21600 21600" draw:mirror-horizontal="false" draw:mirror-vertical="false" draw:type="rectangle" draw:enhanced-path="M 0 0 L 21600 0 21600 21600 0 21600 0 0 Z N"/>
        </draw:custom-shape>
        <draw:custom-shape draw:style-name="gr28" draw:text-style-name="P23" draw:layer="layout" svg:width="1.597cm" svg:height="3.505cm" svg:x="7.283cm" svg:y="9.994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mirror-horizontal="false" draw:mirror-vertical="false" draw:type="rectangle" draw:enhanced-path="M 0 0 L 21600 0 21600 21600 0 21600 0 0 Z N"/>
        </draw:custom-shape>
        <draw:line draw:style-name="gr9" draw:text-style-name="P20" draw:layer="layout" svg:x1="5.197cm" svg:y1="10.964cm" svg:x2="7.755cm" svg:y2="10.59cm">
          <text:p/>
        </draw:line>
        <draw:line draw:style-name="gr17" draw:text-style-name="P20" draw:layer="layout" svg:x1="5.313cm" svg:y1="11.884cm" svg:x2="7.799cm" svg:y2="12.839cm">
          <text:p/>
        </draw:line>
        <draw:custom-shape draw:style-name="gr30" draw:text-style-name="P29" draw:layer="layout" svg:width="1.213cm" svg:height="1.146cm" svg:x="2.376cm" svg:y="9.898cm">
          <text:p text:style-name="P7"><text:span text:style-name="T57">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9" draw:layer="layout" svg:width="1.213cm" svg:height="1.146cm" svg:x="11.593cm" svg:y="9.877cm">
          <text:p text:style-name="P7"><text:span text:style-name="T57">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20" draw:layer="layout" svg:x1="14.656cm" svg:y1="12.11cm" svg:x2="17.127cm" svg:y2="11.772cm">
          <text:p/>
        </draw:line>
        <draw:line draw:style-name="gr18" draw:text-style-name="P20" draw:layer="layout" svg:x1="5.313cm" svg:y1="12.899cm" svg:x2="7.629cm" svg:y2="11.752cm">
          <text:p/>
        </draw:line>
        <draw:custom-shape draw:style-name="gr36" draw:text-style-name="P30" draw:layer="layout" svg:width="18.499cm" svg:height="5.226cm" svg:x="1.697cm" svg:y="3.417cm">
          <text:p/>
          <draw:enhanced-geometry svg:viewBox="0 0 21600 21600" draw:type="rectangle" draw:enhanced-path="M 0 0 L 21600 0 21600 21600 0 21600 0 0 Z N"/>
        </draw:custom-shape>
        <draw:custom-shape draw:style-name="gr34" draw:text-style-name="P30" draw:layer="layout" svg:width="8.798cm" svg:height="5.886cm" svg:x="1.653cm" svg:y="8.731cm">
          <text:p/>
          <draw:enhanced-geometry svg:viewBox="0 0 21600 21600" draw:type="rectangle" draw:enhanced-path="M 0 0 L 21600 0 21600 21600 0 21600 0 0 Z N"/>
        </draw:custom-shape>
        <draw:rect draw:style-name="gr35" draw:text-style-name="P31" draw:layer="layout" svg:width="8.974cm" svg:height="9.172cm" svg:x="1.675cm" svg:y="4.741cm" draw:corner-radius="0.5cm">
          <text:p text:style-name="P7"><text:span text:style-name="T58">Th</text:span><text:span text:style-name="T58">is </text:span><text:span text:style-name="T58">is </text:span><text:span text:style-name="T59">no</text:span><text:span text:style-name="T59">t</text:span><text:span text:style-name="T60"> a </text:span><text:span text:style-name="T60">va</text:span><text:span text:style-name="T60">lid </text:span><text:span text:style-name="T60">fu</text:span><text:span text:style-name="T60">nc</text:span><text:span text:style-name="T60">tio</text:span><text:span text:style-name="T60">n</text:span><text:span text:style-name="T60"><text:line-break/></text:span><text:span text:style-name="T60">be</text:span><text:span text:style-name="T60">ca</text:span><text:span text:style-name="T60">us</text:span><text:span text:style-name="T60">e </text:span><text:span text:style-name="T60">th</text:span><text:span text:style-name="T60">e </text:span><text:span text:style-name="T60">in</text:span><text:span text:style-name="T60">pu</text:span><text:span text:style-name="T60">t </text:span><text:span text:style-name="T60">va</text:span><text:span text:style-name="T60">lu</text:span><text:span text:style-name="T60">e</text:span><text:span text:style-name="T60"><text:line-break/></text:span><text:span text:style-name="T60">“1</text:span><text:span text:style-name="T60">” </text:span><text:span text:style-name="T60">is </text:span><text:span text:style-name="T60">no</text:span><text:span text:style-name="T60">t </text:span><text:span text:style-name="T60">be</text:span><text:span text:style-name="T60">in</text:span><text:span text:style-name="T60">g</text:span><text:span text:style-name="T60"><text:line-break/></text:span><text:span text:style-name="T60">m</text:span><text:span text:style-name="T60">ap</text:span><text:span text:style-name="T60">pe</text:span><text:span text:style-name="T60">d </text:span><text:span text:style-name="T60">to </text:span><text:span text:style-name="T60">an</text:span><text:span text:style-name="T60">yt</text:span><text:span text:style-name="T60">hi</text:span><text:span text:style-name="T60">ng</text:span><text:span text:style-name="T60">.</text:span><text:span text:style-name="T60"><text:line-break/></text:span><text:span text:style-name="T60"><text:line-break/></text:span><text:span text:style-name="T61">W</text:span><text:span text:style-name="T61">hil</text:span><text:span text:style-name="T61">e </text:span><text:span text:style-name="T61">th</text:span><text:span text:style-name="T61">er</text:span><text:span text:style-name="T61">e </text:span><text:span text:style-name="T61">ca</text:span><text:span text:style-name="T61">n </text:span><text:span text:style-name="T61">be </text:span><text:span text:style-name="T61">ele</text:span><text:span text:style-name="T61">me</text:span><text:span text:style-name="T61">nts</text:span><text:span text:style-name="T61"><text:line-break/></text:span><text:span text:style-name="T61">in </text:span><text:span text:style-name="T61">th</text:span><text:span text:style-name="T61">e </text:span><text:span text:style-name="T61">co</text:span><text:span text:style-name="T61">do</text:span><text:span text:style-name="T61">ma</text:span><text:span text:style-name="T61">in </text:span><text:span text:style-name="T61">no</text:span><text:span text:style-name="T61">t </text:span><text:span text:style-name="T61">ma</text:span><text:span text:style-name="T61">pp</text:span><text:span text:style-name="T61">ed </text:span><text:span text:style-name="T62">to</text:span><text:span text:style-name="T63">,</text:span><text:span text:style-name="T63"><text:line-break/></text:span><text:span text:style-name="T63">ev</text:span><text:span text:style-name="T63">ery</text:span><text:span text:style-name="T63">thi</text:span><text:span text:style-name="T63">ng </text:span><text:span text:style-name="T63">in </text:span><text:span text:style-name="T63">th</text:span><text:span text:style-name="T63">e </text:span><text:span text:style-name="T63">do</text:span><text:span text:style-name="T63">ma</text:span><text:span text:style-name="T63">in </text:span><text:span text:style-name="T63">mu</text:span><text:span text:style-name="T63">st</text:span><text:span text:style-name="T63"><text:line-break/></text:span><text:span text:style-name="T63">be </text:span><text:span text:style-name="T63">ma</text:span><text:span text:style-name="T63">pp</text:span><text:span text:style-name="T63">ed </text:span><text:span text:style-name="T62">to </text:span><text:span text:style-name="T62">so</text:span><text:span text:style-name="T62">me</text:span><text:span text:style-name="T62">thi</text:span><text:span text:style-name="T62">ng</text:span><text:span text:style-name="T63">.</text:span></text:p>
        </draw:rect>
        <presentation:notes draw:style-name="dp2">
          <draw:page-thumbnail draw:style-name="gr2" draw:layer="layout" svg:width="13.968cm" svg:height="10.476cm" svg:x="3.81cm" svg:y="2.123cm" draw:page-number="27" presentation:class="page"/>
          <draw:frame presentation:style-name="pr2" draw:text-style-name="P4" draw:layer="layout" svg:width="17.271cm" svg:height="12.572cm" svg:x="2.159cm" svg:y="13.271cm" presentation:class="notes" presentation:placeholder="true">
            <draw:text-box/>
          </draw:frame>
        </presentation:notes>
      </draw:page>
      <draw:page draw:name="page28" draw:style-name="dp3" draw:master-page-name="Bubbles" presentation:presentation-page-layout-name="AL1T0">
        <office:forms form:automatic-focus="false" form:apply-design-mode="false"/>
        <draw:frame presentation:style-name="pr7" draw:text-style-name="P12" draw:layer="layout" svg:width="22.292cm" svg:height="3.108cm" svg:x="3.284cm" svg:y="6.659cm" presentation:class="title" presentation:user-transformed="true">
          <draw:text-box>
            <text:p text:style-name="P7"><text:span text:style-name="T7">3</text:span><text:span text:style-name="T7">. </text:span><text:span text:style-name="T7">I</text:span><text:span text:style-name="T7">n</text:span><text:span text:style-name="T7">v</text:span><text:span text:style-name="T7">e</text:span><text:span text:style-name="T7">r</text:span><text:span text:style-name="T7">s</text:span><text:span text:style-name="T7">e</text:span><text:span text:style-name="T7">s</text:span></text:p>
          </draw:text-box>
        </draw:frame>
        <presentation:notes draw:style-name="dp2">
          <draw:page-thumbnail draw:style-name="gr2" draw:layer="layout" svg:width="13.968cm" svg:height="10.476cm" svg:x="3.81cm" svg:y="2.123cm" draw:page-number="28" presentation:class="page"/>
          <draw:frame presentation:style-name="pr2" draw:text-style-name="P4" draw:layer="layout" svg:width="17.271cm" svg:height="12.572cm" svg:x="2.159cm" svg:y="13.271cm" presentation:class="notes" presentation:placeholder="true">
            <draw:text-box/>
          </draw:frame>
        </presentation:notes>
      </draw:page>
      <draw:page draw:name="page29"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3</text:span><text:span text:style-name="T5">. </text:span><text:span text:style-name="T5">I</text:span><text:span text:style-name="T5">n</text:span><text:span text:style-name="T5">v</text:span><text:span text:style-name="T5">e</text:span><text:span text:style-name="T5">r</text:span><text:span text:style-name="T5">s</text:span><text:span text:style-name="T5">e</text:span><text:span text:style-name="T5">s</text:span></text:p>
          </draw:text-box>
        </draw:frame>
        <draw:frame draw:style-name="gr16" draw:text-style-name="P13" draw:layer="layout" svg:width="5.744cm" svg:height="11.464cm" svg:x="21.858cm" svg:y="2.403cm">
          <draw:text-box>
            <text:p text:style-name="P7"><text:span text:style-name="T64">N</text:span><text:span text:style-name="T64">ot</text:span><text:span text:style-name="T64">es</text:span></text:p>
            <text:p text:style-name="P7"><text:span text:style-name="T8"/></text:p>
            <text:p text:style-name="P2"><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inp</text:span><text:span text:style-name="T10">uts</text:span></text:p>
            <text:p text:style-name="P2"><text:span text:style-name="T8"/></text:p>
            <text:p text:style-name="P2"><text:span text:style-name="T9">Co</text:span><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ou</text:span><text:span text:style-name="T10">tp</text:span><text:span text:style-name="T10">uts</text:span><text:span text:style-name="T10">.</text:span></text:p>
            <text:p text:style-name="P2"><text:span text:style-name="T10"/></text:p>
            <text:p text:style-name="P2"><text:span text:style-name="T19">f : </text:span><text:span text:style-name="T19">A </text:span><text:span text:style-name="T19">→ </text:span><text:span text:style-name="T19">B</text:span></text:p>
            <text:p text:style-name="P2"><text:span text:style-name="T10">fu</text:span><text:span text:style-name="T10">nct</text:span><text:span text:style-name="T10">ion </text:span><text:span text:style-name="T10">f, </text:span><text:span text:style-name="T10">wit</text:span><text:span text:style-name="T10">h</text:span></text:p>
            <text:p text:style-name="P2"><text:span text:style-name="T10">inp</text:span><text:span text:style-name="T10">ut </text:span><text:span text:style-name="T10">fro</text:span><text:span text:style-name="T10">m </text:span><text:span text:style-name="T10">set </text:span><text:span text:style-name="T10">A, </text:span><text:span text:style-name="T10">&amp;</text:span></text:p>
            <text:p text:style-name="P2"><text:span text:style-name="T10">ou</text:span><text:span text:style-name="T10">tp</text:span><text:span text:style-name="T10">ut </text:span><text:span text:style-name="T10">fro</text:span><text:span text:style-name="T10">m </text:span><text:span text:style-name="T10">set </text:span><text:span text:style-name="T10">B.</text:span></text:p>
            <text:p text:style-name="P2"><text:span text:style-name="T10"/></text:p>
            <text:p text:style-name="P2"><text:span text:style-name="T19">R : </text:span><text:span text:style-name="T19">A </text:span><text:span text:style-name="T19">→ </text:span><text:span text:style-name="T19">B</text:span></text:p>
            <text:p text:style-name="P2"><text:span text:style-name="T47">A </text:span><text:span text:style-name="T47">rel</text:span><text:span text:style-name="T47">ati</text:span><text:span text:style-name="T47">on </text:span><text:span text:style-name="T48">R</text:span><text:span text:style-name="T47"> </text:span><text:span text:style-name="T47">ha</text:span><text:span text:style-name="T47">s a </text:span><text:span text:style-name="T47">su</text:span><text:span text:style-name="T47">bs</text:span><text:span text:style-name="T47">et </text:span><text:span text:style-name="T47">of </text:span><text:span text:style-name="T48">A </text:span><text:span text:style-name="T48">x </text:span><text:span text:style-name="T48">B</text:span><text:span text:style-name="T47"> </text:span><text:span text:style-name="T47">as </text:span><text:span text:style-name="T47">its </text:span><text:span text:style-name="T47">rul</text:span><text:span text:style-name="T47">e.</text:span></text:p>
          </draw:text-box>
        </draw:frame>
        <draw:frame presentation:style-name="pr32" draw:text-style-name="P10" draw:layer="layout" svg:width="19.628cm" svg:height="9.105cm" svg:x="1.264cm" svg:y="3.088cm">
          <draw:text-box>
            <text:p text:style-name="P2"><text:span text:style-name="T65">W</text:span><text:span text:style-name="T65">e </text:span><text:span text:style-name="T65">ca</text:span><text:span text:style-name="T65">n </text:span><text:span text:style-name="T65">al</text:span><text:span text:style-name="T65">so </text:span><text:span text:style-name="T65">ta</text:span><text:span text:style-name="T65">ke </text:span><text:span text:style-name="T65">th</text:span><text:span text:style-name="T65">e </text:span><text:span text:style-name="T65">in</text:span><text:span text:style-name="T65">ve</text:span><text:span text:style-name="T65">rs</text:span><text:span text:style-name="T65">e </text:span><text:span text:style-name="T65">of </text:span><text:span text:style-name="T65">a </text:span><text:span text:style-name="T65">fu</text:span><text:span text:style-name="T65">nc</text:span><text:span text:style-name="T65">ti</text:span><text:span text:style-name="T65">o</text:span><text:span text:style-name="T65">n </text:span><text:span text:style-name="T65">or </text:span><text:span text:style-name="T65">a </text:span><text:span text:style-name="T65">re</text:span><text:span text:style-name="T65">la</text:span><text:span text:style-name="T65">ti</text:span><text:span text:style-name="T65">o</text:span><text:span text:style-name="T65">n.</text:span></text:p>
            <text:p text:style-name="P2"><text:span text:style-name="T11"/></text:p>
            <text:p text:style-name="P2"><text:span text:style-name="T11">G</text:span><text:span text:style-name="T11">iv</text:span><text:span text:style-name="T11">e</text:span><text:span text:style-name="T11">n </text:span><text:span text:style-name="T11">s</text:span><text:span text:style-name="T11">o</text:span><text:span text:style-name="T11">m</text:span><text:span text:style-name="T11">e </text:span><text:span text:style-name="T11">r</text:span><text:span text:style-name="T11">el</text:span><text:span text:style-name="T11">a</text:span><text:span text:style-name="T11">ti</text:span><text:span text:style-name="T11">o</text:span><text:span text:style-name="T11">n </text:span><text:span text:style-name="T11"><text:tab/></text:span><text:span text:style-name="T13">R </text:span><text:span text:style-name="T13">: </text:span><text:span text:style-name="T13">A </text:span><text:span text:style-name="T13">→ </text:span><text:span text:style-name="T13">B</text:span><text:span text:style-name="T13">, </text:span></text:p>
            <text:p text:style-name="P2"><text:span text:style-name="T11">t</text:span><text:span text:style-name="T11">h</text:span><text:span text:style-name="T11">e </text:span><text:span text:style-name="T11">in</text:span><text:span text:style-name="T11">v</text:span><text:span text:style-name="T11">e</text:span><text:span text:style-name="T11">rs</text:span><text:span text:style-name="T11">e </text:span><text:span text:style-name="T11">is </text:span><text:span text:style-name="T11"><text:tab/></text:span><text:span text:style-name="T11"><text:tab/></text:span><text:span text:style-name="T11"><text:tab/></text:span><text:span text:style-name="T13">R </text:span><text:span text:style-name="T66">-1</text:span><text:span text:style-name="T13"> </text:span><text:span text:style-name="T13">: </text:span><text:span text:style-name="T13">B </text:span><text:span text:style-name="T13">→ </text:span><text:span text:style-name="T13">A</text:span></text:p>
            <text:p text:style-name="P2"><text:span text:style-name="T13"/></text:p>
            <text:p text:style-name="P2"><text:span text:style-name="T14">W</text:span><text:span text:style-name="T14">e </text:span><text:span text:style-name="T14">al</text:span><text:span text:style-name="T14">s</text:span><text:span text:style-name="T14">o </text:span><text:span text:style-name="T14">r</text:span><text:span text:style-name="T14">e</text:span><text:span text:style-name="T14">v</text:span><text:span text:style-name="T14">e</text:span><text:span text:style-name="T14">rs</text:span><text:span text:style-name="T14">e </text:span><text:span text:style-name="T14">t</text:span><text:span text:style-name="T14">h</text:span><text:span text:style-name="T14">e </text:span><text:span text:style-name="T14">m</text:span><text:span text:style-name="T14">a</text:span><text:span text:style-name="T14">p</text:span><text:span text:style-name="T14">pi</text:span><text:span text:style-name="T14">n</text:span><text:span text:style-name="T14">g</text:span><text:span text:style-name="T14">s, </text:span><text:span text:style-name="T14">s</text:span><text:span text:style-name="T14">o </text:span><text:span text:style-name="T14">a </text:span><text:span text:style-name="T14">m</text:span><text:span text:style-name="T14">a</text:span><text:span text:style-name="T14">p </text:span><text:span text:style-name="T14">fr</text:span><text:span text:style-name="T14">o</text:span><text:span text:style-name="T14">m </text:span><text:span text:style-name="T14"><text:s/></text:span><text:span text:style-name="T14">in</text:span><text:span text:style-name="T14">p</text:span><text:span text:style-name="T14">u</text:span><text:span text:style-name="T14">t </text:span><text:span text:style-name="T13">x</text:span><text:span text:style-name="T14"> <text:s/></text:span><text:span text:style-name="T14">t</text:span><text:span text:style-name="T14">o </text:span><text:span text:style-name="T14">o</text:span><text:span text:style-name="T14">u</text:span><text:span text:style-name="T14">t</text:span><text:span text:style-name="T14">p</text:span><text:span text:style-name="T14">u</text:span><text:span text:style-name="T14">t </text:span><text:span text:style-name="T13">y</text:span><text:span text:style-name="T14"> <text:s/></text:span><text:span text:style-name="T14">(x</text:span><text:span text:style-name="T14">, </text:span><text:span text:style-name="T14">y) </text:span></text:p>
            <text:p text:style-name="P2"><text:span text:style-name="T14"/></text:p>
            <text:p text:style-name="P2"><text:span text:style-name="T14">w</text:span><text:span text:style-name="T14">o</text:span><text:span text:style-name="T14">ul</text:span><text:span text:style-name="T14">d </text:span><text:span text:style-name="T14">b</text:span><text:span text:style-name="T14">e</text:span><text:span text:style-name="T14">c</text:span><text:span text:style-name="T14">o</text:span><text:span text:style-name="T14">m</text:span><text:span text:style-name="T14">e </text:span><text:span text:style-name="T14">(y</text:span><text:span text:style-name="T14">, </text:span><text:span text:style-name="T14">x) </text:span><text:span text:style-name="T14">in </text:span><text:span text:style-name="T14">t</text:span><text:span text:style-name="T14">h</text:span><text:span text:style-name="T14">e </text:span><text:span text:style-name="T14">in</text:span><text:span text:style-name="T14">v</text:span><text:span text:style-name="T14">e</text:span><text:span text:style-name="T14">rs</text:span><text:span text:style-name="T14">e.</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9</text:page-count></text:span><text:span text:style-name="T18">)</text:span></text:p>
          </draw:text-box>
        </draw:frame>
        <presentation:notes draw:style-name="dp2">
          <draw:page-thumbnail draw:style-name="gr2" draw:layer="layout" svg:width="13.968cm" svg:height="10.476cm" svg:x="3.81cm" svg:y="2.123cm" draw:page-number="29" presentation:class="page"/>
          <draw:frame presentation:style-name="pr2" draw:text-style-name="P4" draw:layer="layout" svg:width="17.271cm" svg:height="12.572cm" svg:x="2.159cm" svg:y="13.271cm" presentation:class="notes" presentation:placeholder="true">
            <draw:text-box/>
          </draw:frame>
        </presentation:notes>
      </draw:page>
      <draw:page draw:name="page30"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3</text:span><text:span text:style-name="T5">. </text:span><text:span text:style-name="T5">I</text:span><text:span text:style-name="T5">n</text:span><text:span text:style-name="T5">v</text:span><text:span text:style-name="T5">e</text:span><text:span text:style-name="T5">r</text:span><text:span text:style-name="T5">s</text:span><text:span text:style-name="T5">e</text:span><text:span text:style-name="T5">s</text:span></text:p>
          </draw:text-box>
        </draw:frame>
        <draw:frame draw:style-name="gr16" draw:text-style-name="P13" draw:layer="layout" svg:width="5.744cm" svg:height="11.464cm" svg:x="21.858cm" svg:y="2.403cm">
          <draw:text-box>
            <text:p text:style-name="P7"><text:span text:style-name="T64">N</text:span><text:span text:style-name="T64">ot</text:span><text:span text:style-name="T64">es</text:span></text:p>
            <text:p text:style-name="P7"><text:span text:style-name="T8"/></text:p>
            <text:p text:style-name="P2"><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inp</text:span><text:span text:style-name="T10">uts</text:span></text:p>
            <text:p text:style-name="P2"><text:span text:style-name="T8"/></text:p>
            <text:p text:style-name="P2"><text:span text:style-name="T9">Co</text:span><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ou</text:span><text:span text:style-name="T10">tp</text:span><text:span text:style-name="T10">uts</text:span><text:span text:style-name="T10">.</text:span></text:p>
            <text:p text:style-name="P2"><text:span text:style-name="T10"/></text:p>
            <text:p text:style-name="P2"><text:span text:style-name="T19">f : </text:span><text:span text:style-name="T19">A </text:span><text:span text:style-name="T19">→ </text:span><text:span text:style-name="T19">B</text:span></text:p>
            <text:p text:style-name="P2"><text:span text:style-name="T10">fu</text:span><text:span text:style-name="T10">nct</text:span><text:span text:style-name="T10">ion </text:span><text:span text:style-name="T10">f, </text:span><text:span text:style-name="T10">wit</text:span><text:span text:style-name="T10">h</text:span></text:p>
            <text:p text:style-name="P2"><text:span text:style-name="T10">inp</text:span><text:span text:style-name="T10">ut </text:span><text:span text:style-name="T10">fro</text:span><text:span text:style-name="T10">m </text:span><text:span text:style-name="T10">set </text:span><text:span text:style-name="T10">A, </text:span><text:span text:style-name="T10">&amp;</text:span></text:p>
            <text:p text:style-name="P2"><text:span text:style-name="T10">ou</text:span><text:span text:style-name="T10">tp</text:span><text:span text:style-name="T10">ut </text:span><text:span text:style-name="T10">fro</text:span><text:span text:style-name="T10">m </text:span><text:span text:style-name="T10">set </text:span><text:span text:style-name="T10">B.</text:span></text:p>
            <text:p text:style-name="P2"><text:span text:style-name="T10"/></text:p>
            <text:p text:style-name="P2"><text:span text:style-name="T19">R : </text:span><text:span text:style-name="T19">A </text:span><text:span text:style-name="T19">→ </text:span><text:span text:style-name="T19">B</text:span></text:p>
            <text:p text:style-name="P2"><text:span text:style-name="T47">A </text:span><text:span text:style-name="T47">rel</text:span><text:span text:style-name="T47">ati</text:span><text:span text:style-name="T47">on </text:span><text:span text:style-name="T48">R</text:span><text:span text:style-name="T47"> </text:span><text:span text:style-name="T47">ha</text:span><text:span text:style-name="T47">s a </text:span><text:span text:style-name="T47">su</text:span><text:span text:style-name="T47">bs</text:span><text:span text:style-name="T47">et </text:span><text:span text:style-name="T47">of </text:span><text:span text:style-name="T48">A </text:span><text:span text:style-name="T48">x </text:span><text:span text:style-name="T48">B</text:span><text:span text:style-name="T47"> </text:span><text:span text:style-name="T47">as </text:span><text:span text:style-name="T47">its </text:span><text:span text:style-name="T47">rul</text:span><text:span text:style-name="T47">e.</text:span></text:p>
          </draw:text-box>
        </draw:frame>
        <draw:frame presentation:style-name="pr33" draw:text-style-name="P10" draw:layer="layout" svg:width="19.628cm" svg:height="0.903cm" svg:x="1.264cm" svg:y="3.088cm">
          <draw:text-box>
            <text:p text:style-name="P2"><text:span text:style-name="T67">F</text:span><text:span text:style-name="T67">or </text:span><text:span text:style-name="T67">e</text:span><text:span text:style-name="T67">xa</text:span><text:span text:style-name="T67">m</text:span><text:span text:style-name="T67">pl</text:span><text:span text:style-name="T67">e, </text:span><text:span text:style-name="T67">sa</text:span><text:span text:style-name="T67">y </text:span><text:span text:style-name="T67">w</text:span><text:span text:style-name="T67">e </text:span><text:span text:style-name="T67">h</text:span><text:span text:style-name="T67">av</text:span><text:span text:style-name="T67">e</text:span><text:span text:style-name="T67">…</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9</text:page-count></text:span><text:span text:style-name="T18">)</text:span></text:p>
          </draw:text-box>
        </draw:frame>
        <draw:g>
          <draw:custom-shape draw:style-name="gr31" draw:text-style-name="P21" draw:layer="layout" svg:width="1.349cm" svg:height="4.278cm" svg:x="3.385cm" svg:y="8.335cm">
            <text:p text:style-name="P7"><text:span text:style-name="T43">1 •</text:span></text:p>
            <text:p text:style-name="P7"><text:span text:style-name="T43"/></text:p>
            <text:p text:style-name="P7"><text:span text:style-name="T43">2 •</text:span></text:p>
            <draw:enhanced-geometry svg:viewBox="0 0 21600 21600" draw:type="rectangle" draw:enhanced-path="M 0 0 L 21600 0 21600 21600 0 21600 0 0 Z N"/>
          </draw:custom-shape>
          <draw:custom-shape draw:style-name="gr28" draw:text-style-name="P23" draw:layer="layout" svg:width="1.597cm" svg:height="3.505cm" svg:x="6.445cm" svg:y="8.826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type="rectangle" draw:enhanced-path="M 0 0 L 21600 0 21600 21600 0 21600 0 0 Z N"/>
          </draw:custom-shape>
          <draw:line draw:style-name="gr9" draw:text-style-name="P20" draw:layer="layout" svg:x1="4.41cm" svg:y1="9.966cm" svg:x2="6.791cm" svg:y2="9.504cm">
            <text:p/>
          </draw:line>
          <draw:line draw:style-name="gr17" draw:text-style-name="P20" draw:layer="layout" svg:x1="4.448cm" svg:y1="11.058cm" svg:x2="6.857cm" svg:y2="10.782cm">
            <text:p/>
          </draw:line>
          <draw:frame draw:style-name="gr7" draw:text-style-name="P17" draw:layer="layout" svg:width="1.4cm" svg:height="0.963cm" svg:x="3.385cm" svg:y="12.613cm">
            <draw:text-box>
              <text:p><text:span text:style-name="T39">A</text:span></text:p>
            </draw:text-box>
          </draw:frame>
          <draw:frame draw:style-name="gr7" draw:text-style-name="P19" draw:layer="layout" svg:width="1.559cm" svg:height="0.963cm" svg:x="6.467cm" svg:y="12.623cm">
            <draw:text-box>
              <text:p><text:span text:style-name="T40">B</text:span></text:p>
            </draw:text-box>
          </draw:frame>
          <draw:line draw:style-name="gr9" draw:text-style-name="P20" draw:layer="layout" svg:x1="4.385cm" svg:y1="9.961cm" svg:x2="6.967cm" svg:y2="10.452cm">
            <text:p/>
          </draw:line>
          <draw:line draw:style-name="gr17" draw:text-style-name="P20" draw:layer="layout" svg:x1="4.448cm" svg:y1="11.058cm" svg:x2="6.945cm" svg:y2="11.664cm">
            <text:p/>
          </draw:line>
        </draw:g>
        <draw:frame draw:style-name="gr37" draw:text-style-name="P32" draw:layer="layout" svg:width="8.869cm" svg:height="2.868cm" svg:x="1.23cm" svg:y="4.255cm">
          <draw:text-box>
            <text:p text:style-name="P2"><text:span text:style-name="T26">R : </text:span><text:span text:style-name="T26">A </text:span><text:span text:style-name="T26">→ </text:span><text:span text:style-name="T26">B</text:span></text:p>
            <text:p text:style-name="P2"><text:span text:style-name="T27">A </text:span><text:span text:style-name="T27">= </text:span><text:span text:style-name="T27">{ 1, </text:span><text:span text:style-name="T27">2 }</text:span><text:span text:style-name="T27"><text:tab/></text:span><text:span text:style-name="T27"><text:tab/></text:span><text:span text:style-name="T27">B </text:span><text:span text:style-name="T27">= </text:span><text:span text:style-name="T27">{ a, </text:span><text:span text:style-name="T27">b, </text:span><text:span text:style-name="T27">c }</text:span></text:p>
            <text:p text:style-name="P2"><text:span text:style-name="T27">Ru</text:span><text:span text:style-name="T27">le: </text:span><text:span text:style-name="T27">{ (</text:span><text:span text:style-name="T27">1, </text:span><text:span text:style-name="T27">a), </text:span><text:span text:style-name="T27">(1, </text:span><text:span text:style-name="T27">b), </text:span><text:span text:style-name="T27">(2, </text:span><text:span text:style-name="T27">b), </text:span><text:span text:style-name="T27">(2, </text:span><text:span text:style-name="T27">c) }</text:span></text:p>
          </draw:text-box>
        </draw:frame>
        <presentation:notes draw:style-name="dp2">
          <draw:page-thumbnail draw:style-name="gr2" draw:layer="layout" svg:width="13.968cm" svg:height="10.476cm" svg:x="3.81cm" svg:y="2.123cm" draw:page-number="30" presentation:class="page"/>
          <draw:frame presentation:style-name="pr2" draw:text-style-name="P4" draw:layer="layout" svg:width="17.271cm" svg:height="12.572cm" svg:x="2.159cm" svg:y="13.271cm" presentation:class="notes" presentation:placeholder="true">
            <draw:text-box/>
          </draw:frame>
        </presentation:notes>
      </draw:page>
      <draw:page draw:name="page31"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3</text:span><text:span text:style-name="T5">. </text:span><text:span text:style-name="T5">I</text:span><text:span text:style-name="T5">n</text:span><text:span text:style-name="T5">v</text:span><text:span text:style-name="T5">e</text:span><text:span text:style-name="T5">r</text:span><text:span text:style-name="T5">s</text:span><text:span text:style-name="T5">e</text:span><text:span text:style-name="T5">s</text:span></text:p>
          </draw:text-box>
        </draw:frame>
        <draw:frame draw:style-name="gr16" draw:text-style-name="P13" draw:layer="layout" svg:width="5.744cm" svg:height="11.464cm" svg:x="21.858cm" svg:y="2.403cm">
          <draw:text-box>
            <text:p text:style-name="P7"><text:span text:style-name="T64">N</text:span><text:span text:style-name="T64">ot</text:span><text:span text:style-name="T64">es</text:span></text:p>
            <text:p text:style-name="P7"><text:span text:style-name="T8"/></text:p>
            <text:p text:style-name="P2"><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inp</text:span><text:span text:style-name="T10">uts</text:span></text:p>
            <text:p text:style-name="P2"><text:span text:style-name="T8"/></text:p>
            <text:p text:style-name="P2"><text:span text:style-name="T9">Co</text:span><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ou</text:span><text:span text:style-name="T10">tp</text:span><text:span text:style-name="T10">uts</text:span><text:span text:style-name="T10">.</text:span></text:p>
            <text:p text:style-name="P2"><text:span text:style-name="T10"/></text:p>
            <text:p text:style-name="P2"><text:span text:style-name="T19">f : </text:span><text:span text:style-name="T19">A </text:span><text:span text:style-name="T19">→ </text:span><text:span text:style-name="T19">B</text:span></text:p>
            <text:p text:style-name="P2"><text:span text:style-name="T10">fu</text:span><text:span text:style-name="T10">nct</text:span><text:span text:style-name="T10">ion </text:span><text:span text:style-name="T10">f, </text:span><text:span text:style-name="T10">wit</text:span><text:span text:style-name="T10">h</text:span></text:p>
            <text:p text:style-name="P2"><text:span text:style-name="T10">inp</text:span><text:span text:style-name="T10">ut </text:span><text:span text:style-name="T10">fro</text:span><text:span text:style-name="T10">m </text:span><text:span text:style-name="T10">set </text:span><text:span text:style-name="T10">A, </text:span><text:span text:style-name="T10">&amp;</text:span></text:p>
            <text:p text:style-name="P2"><text:span text:style-name="T10">ou</text:span><text:span text:style-name="T10">tp</text:span><text:span text:style-name="T10">ut </text:span><text:span text:style-name="T10">fro</text:span><text:span text:style-name="T10">m </text:span><text:span text:style-name="T10">set </text:span><text:span text:style-name="T10">B.</text:span></text:p>
            <text:p text:style-name="P2"><text:span text:style-name="T10"/></text:p>
            <text:p text:style-name="P2"><text:span text:style-name="T19">R : </text:span><text:span text:style-name="T19">A </text:span><text:span text:style-name="T19">→ </text:span><text:span text:style-name="T19">B</text:span></text:p>
            <text:p text:style-name="P2"><text:span text:style-name="T47">A </text:span><text:span text:style-name="T47">rel</text:span><text:span text:style-name="T47">ati</text:span><text:span text:style-name="T47">on </text:span><text:span text:style-name="T48">R</text:span><text:span text:style-name="T47"> </text:span><text:span text:style-name="T47">ha</text:span><text:span text:style-name="T47">s a </text:span><text:span text:style-name="T47">su</text:span><text:span text:style-name="T47">bs</text:span><text:span text:style-name="T47">et </text:span><text:span text:style-name="T47">of </text:span><text:span text:style-name="T48">A </text:span><text:span text:style-name="T48">x </text:span><text:span text:style-name="T48">B</text:span><text:span text:style-name="T47"> </text:span><text:span text:style-name="T47">as </text:span><text:span text:style-name="T47">its </text:span><text:span text:style-name="T47">rul</text:span><text:span text:style-name="T47">e.</text:span></text:p>
          </draw:text-box>
        </draw:frame>
        <draw:frame presentation:style-name="pr34" draw:text-style-name="P10" draw:layer="layout" svg:width="19.628cm" svg:height="0.903cm" svg:x="1.264cm" svg:y="3.088cm">
          <draw:text-box>
            <text:p text:style-name="P2"><text:span text:style-name="T67">F</text:span><text:span text:style-name="T67">or </text:span><text:span text:style-name="T67">e</text:span><text:span text:style-name="T67">xa</text:span><text:span text:style-name="T67">m</text:span><text:span text:style-name="T67">pl</text:span><text:span text:style-name="T67">e, </text:span><text:span text:style-name="T67">sa</text:span><text:span text:style-name="T67">y </text:span><text:span text:style-name="T67">w</text:span><text:span text:style-name="T67">e </text:span><text:span text:style-name="T67">h</text:span><text:span text:style-name="T67">av</text:span><text:span text:style-name="T67">e</text:span><text:span text:style-name="T67">…</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9</text:page-count></text:span><text:span text:style-name="T18">)</text:span></text:p>
          </draw:text-box>
        </draw:frame>
        <draw:g>
          <draw:custom-shape draw:style-name="gr31" draw:text-style-name="P21" draw:layer="layout" svg:width="1.349cm" svg:height="4.278cm" svg:x="3.385cm" svg:y="8.335cm">
            <text:p text:style-name="P7"><text:span text:style-name="T43">1 •</text:span></text:p>
            <text:p text:style-name="P7"><text:span text:style-name="T43"/></text:p>
            <text:p text:style-name="P7"><text:span text:style-name="T43">2 •</text:span></text:p>
            <draw:enhanced-geometry svg:viewBox="0 0 21600 21600" draw:type="rectangle" draw:enhanced-path="M 0 0 L 21600 0 21600 21600 0 21600 0 0 Z N"/>
          </draw:custom-shape>
          <draw:custom-shape draw:style-name="gr28" draw:text-style-name="P23" draw:layer="layout" svg:width="1.597cm" svg:height="3.505cm" svg:x="6.445cm" svg:y="8.826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type="rectangle" draw:enhanced-path="M 0 0 L 21600 0 21600 21600 0 21600 0 0 Z N"/>
          </draw:custom-shape>
          <draw:line draw:style-name="gr9" draw:text-style-name="P20" draw:layer="layout" svg:x1="4.41cm" svg:y1="9.966cm" svg:x2="6.791cm" svg:y2="9.504cm">
            <text:p/>
          </draw:line>
          <draw:line draw:style-name="gr17" draw:text-style-name="P20" draw:layer="layout" svg:x1="4.448cm" svg:y1="11.058cm" svg:x2="6.857cm" svg:y2="10.782cm">
            <text:p/>
          </draw:line>
          <draw:frame draw:style-name="gr7" draw:text-style-name="P17" draw:layer="layout" svg:width="1.4cm" svg:height="0.963cm" svg:x="3.385cm" svg:y="12.613cm">
            <draw:text-box>
              <text:p><text:span text:style-name="T39">A</text:span></text:p>
            </draw:text-box>
          </draw:frame>
          <draw:frame draw:style-name="gr7" draw:text-style-name="P19" draw:layer="layout" svg:width="1.559cm" svg:height="0.963cm" svg:x="6.467cm" svg:y="12.623cm">
            <draw:text-box>
              <text:p><text:span text:style-name="T40">B</text:span></text:p>
            </draw:text-box>
          </draw:frame>
          <draw:line draw:style-name="gr9" draw:text-style-name="P20" draw:layer="layout" svg:x1="4.385cm" svg:y1="9.961cm" svg:x2="6.967cm" svg:y2="10.452cm">
            <text:p/>
          </draw:line>
          <draw:line draw:style-name="gr17" draw:text-style-name="P20" draw:layer="layout" svg:x1="4.448cm" svg:y1="11.058cm" svg:x2="6.945cm" svg:y2="11.664cm">
            <text:p/>
          </draw:line>
        </draw:g>
        <draw:frame draw:style-name="gr37" draw:text-style-name="P32" draw:layer="layout" svg:width="8.869cm" svg:height="2.868cm" svg:x="1.23cm" svg:y="4.255cm">
          <draw:text-box>
            <text:p text:style-name="P2"><text:span text:style-name="T26">R : </text:span><text:span text:style-name="T26">A </text:span><text:span text:style-name="T26">→ </text:span><text:span text:style-name="T26">B</text:span></text:p>
            <text:p text:style-name="P2"><text:span text:style-name="T27">A </text:span><text:span text:style-name="T27">= </text:span><text:span text:style-name="T27">{ 1, </text:span><text:span text:style-name="T27">2 }</text:span><text:span text:style-name="T27"><text:tab/></text:span><text:span text:style-name="T27"><text:tab/></text:span><text:span text:style-name="T27">B </text:span><text:span text:style-name="T27">= </text:span><text:span text:style-name="T27">{ a, </text:span><text:span text:style-name="T27">b, </text:span><text:span text:style-name="T27">c }</text:span></text:p>
            <text:p text:style-name="P2"><text:span text:style-name="T27">Ru</text:span><text:span text:style-name="T27">le: </text:span><text:span text:style-name="T27">{ (</text:span><text:span text:style-name="T27">1, </text:span><text:span text:style-name="T27">a), </text:span><text:span text:style-name="T27">(1, </text:span><text:span text:style-name="T27">b), </text:span><text:span text:style-name="T27">(2, </text:span><text:span text:style-name="T27">b), </text:span><text:span text:style-name="T27">(2, </text:span><text:span text:style-name="T27">c) }</text:span></text:p>
          </draw:text-box>
        </draw:frame>
        <draw:frame presentation:style-name="pr35" draw:text-style-name="P33" draw:layer="layout" svg:width="8.29cm" svg:height="0.873cm" svg:x="12.259cm" svg:y="3.618cm">
          <draw:text-box>
            <text:p text:style-name="P14"><text:span text:style-name="T67">It</text:span><text:span text:style-name="T67">s </text:span><text:span text:style-name="T67">in</text:span><text:span text:style-name="T67">ve</text:span><text:span text:style-name="T67">rs</text:span><text:span text:style-name="T67">e </text:span><text:span text:style-name="T67">wi</text:span><text:span text:style-name="T67">ll </text:span><text:span text:style-name="T67">b</text:span><text:span text:style-name="T67">e..</text:span><text:span text:style-name="T67">.</text:span></text:p>
          </draw:text-box>
        </draw:frame>
        <draw:frame draw:style-name="gr38" draw:text-style-name="P34" draw:layer="layout" svg:width="10.699cm" svg:height="2.868cm" svg:x="10.627cm" svg:y="4.542cm">
          <draw:text-box>
            <text:p text:style-name="P2"><text:span text:style-name="T24">R </text:span><text:span text:style-name="T68">-1</text:span><text:span text:style-name="T24">: </text:span><text:span text:style-name="T24">B </text:span><text:span text:style-name="T24">→ </text:span><text:span text:style-name="T24">A</text:span></text:p>
            <text:p text:style-name="P2"><text:span text:style-name="T29">A </text:span><text:span text:style-name="T29">= { </text:span><text:span text:style-name="T29">1, </text:span><text:span text:style-name="T29">2 }</text:span><text:span text:style-name="T29"><text:tab/></text:span><text:span text:style-name="T29"><text:tab/></text:span><text:span text:style-name="T29">B </text:span><text:span text:style-name="T29">= { </text:span><text:span text:style-name="T29">a, </text:span><text:span text:style-name="T29">b, </text:span><text:span text:style-name="T29">c }</text:span></text:p>
            <text:p text:style-name="P2"><text:span text:style-name="T29">R</text:span><text:span text:style-name="T29">ul</text:span><text:span text:style-name="T29">e: </text:span><text:span text:style-name="T29">{ (</text:span><text:span text:style-name="T29">a, </text:span><text:span text:style-name="T29">1)</text:span><text:span text:style-name="T29">, </text:span><text:span text:style-name="T29">(b</text:span><text:span text:style-name="T29">, </text:span><text:span text:style-name="T29">1)</text:span><text:span text:style-name="T29">, </text:span><text:span text:style-name="T29">(b</text:span><text:span text:style-name="T29">, </text:span><text:span text:style-name="T29">2)</text:span><text:span text:style-name="T29">, </text:span><text:span text:style-name="T29">(c, </text:span><text:span text:style-name="T29">2) </text:span><text:span text:style-name="T29">}</text:span></text:p>
          </draw:text-box>
        </draw:frame>
        <draw:g>
          <draw:custom-shape draw:style-name="gr31" draw:text-style-name="P21" draw:layer="layout" svg:width="1.349cm" svg:height="4.278cm" svg:x="13.594cm" svg:y="8.732cm">
            <text:p text:style-name="P7"><text:span text:style-name="T43">a •</text:span></text:p>
            <text:p text:style-name="P7"><text:span text:style-name="T43"/></text:p>
            <text:p text:style-name="P7"><text:span text:style-name="T43">b •</text:span></text:p>
            <text:p text:style-name="P7"><text:span text:style-name="T43"/></text:p>
            <text:p text:style-name="P7"><text:span text:style-name="T43">c •</text:span></text:p>
            <draw:enhanced-geometry svg:viewBox="0 0 21600 21600" draw:type="rectangle" draw:enhanced-path="M 0 0 L 21600 0 21600 21600 0 21600 0 0 Z N"/>
          </draw:custom-shape>
          <draw:custom-shape draw:style-name="gr28" draw:text-style-name="P23" draw:layer="layout" svg:width="1.597cm" svg:height="3.505cm" svg:x="17.646cm" svg:y="9.222cm">
            <text:p text:style-name="P7"><text:span text:style-name="T43">• </text:span><text:span text:style-name="T43">1</text:span></text:p>
            <text:p text:style-name="P7"><text:span text:style-name="T43"/></text:p>
            <text:p text:style-name="P7"><text:span text:style-name="T43">• </text:span><text:span text:style-name="T43">2</text:span></text:p>
            <draw:enhanced-geometry svg:viewBox="0 0 21600 21600" draw:type="rectangle" draw:enhanced-path="M 0 0 L 21600 0 21600 21600 0 21600 0 0 Z N"/>
          </draw:custom-shape>
          <draw:frame draw:style-name="gr7" draw:text-style-name="P17" draw:layer="layout" svg:width="1.4cm" svg:height="0.963cm" svg:x="13.594cm" svg:y="13.01cm">
            <draw:text-box>
              <text:p><text:span text:style-name="T39">B</text:span></text:p>
            </draw:text-box>
          </draw:frame>
          <draw:frame draw:style-name="gr7" draw:text-style-name="P19" draw:layer="layout" svg:width="1.559cm" svg:height="0.963cm" svg:x="17.714cm" svg:y="12.976cm">
            <draw:text-box>
              <text:p><text:span text:style-name="T40">A</text:span></text:p>
            </draw:text-box>
          </draw:frame>
          <draw:line draw:style-name="gr9" draw:text-style-name="P20" draw:layer="layout" svg:x1="14.66cm" svg:y1="9.762cm" svg:x2="18.102cm" svg:y2="10.274cm">
            <text:p/>
          </draw:line>
          <draw:line draw:style-name="gr9" draw:text-style-name="P20" draw:layer="layout" svg:x1="14.657cm" svg:y1="10.872cm" svg:x2="18.036cm" svg:y2="10.495cm">
            <text:p/>
          </draw:line>
          <draw:line draw:style-name="gr17" draw:text-style-name="P20" draw:layer="layout" svg:x1="14.657cm" svg:y1="10.872cm" svg:x2="18.102cm" svg:y2="11.531cm">
            <text:p/>
          </draw:line>
          <draw:line draw:style-name="gr17" draw:text-style-name="P20" draw:layer="layout" svg:x1="14.61cm" svg:y1="11.96cm" svg:x2="18.014cm" svg:y2="11.707cm">
            <text:p/>
          </draw:line>
        </draw:g>
        <presentation:notes draw:style-name="dp2">
          <draw:page-thumbnail draw:style-name="gr2" draw:layer="layout" svg:width="13.968cm" svg:height="10.476cm" svg:x="3.81cm" svg:y="2.123cm" draw:page-number="31" presentation:class="page"/>
          <draw:frame presentation:style-name="pr2" draw:text-style-name="P4" draw:layer="layout" svg:width="17.271cm" svg:height="12.572cm" svg:x="2.159cm" svg:y="13.271cm" presentation:class="notes" presentation:placeholder="true">
            <draw:text-box/>
          </draw:frame>
        </presentation:notes>
      </draw:page>
      <draw:page draw:name="page32"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3</text:span><text:span text:style-name="T5">. </text:span><text:span text:style-name="T5">I</text:span><text:span text:style-name="T5">n</text:span><text:span text:style-name="T5">v</text:span><text:span text:style-name="T5">e</text:span><text:span text:style-name="T5">r</text:span><text:span text:style-name="T5">s</text:span><text:span text:style-name="T5">e</text:span><text:span text:style-name="T5">s</text:span></text:p>
          </draw:text-box>
        </draw:frame>
        <draw:frame draw:style-name="gr16" draw:text-style-name="P13" draw:layer="layout" svg:width="5.744cm" svg:height="11.464cm" svg:x="21.858cm" svg:y="2.403cm">
          <draw:text-box>
            <text:p text:style-name="P7"><text:span text:style-name="T64">N</text:span><text:span text:style-name="T64">ot</text:span><text:span text:style-name="T64">es</text:span></text:p>
            <text:p text:style-name="P7"><text:span text:style-name="T8"/></text:p>
            <text:p text:style-name="P2"><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inp</text:span><text:span text:style-name="T10">uts</text:span></text:p>
            <text:p text:style-name="P2"><text:span text:style-name="T8"/></text:p>
            <text:p text:style-name="P2"><text:span text:style-name="T9">Co</text:span><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ou</text:span><text:span text:style-name="T10">tp</text:span><text:span text:style-name="T10">uts</text:span><text:span text:style-name="T10">.</text:span></text:p>
            <text:p text:style-name="P2"><text:span text:style-name="T10"/></text:p>
            <text:p text:style-name="P2"><text:span text:style-name="T19">f : </text:span><text:span text:style-name="T19">A </text:span><text:span text:style-name="T19">→ </text:span><text:span text:style-name="T19">B</text:span></text:p>
            <text:p text:style-name="P2"><text:span text:style-name="T10">fu</text:span><text:span text:style-name="T10">nct</text:span><text:span text:style-name="T10">ion </text:span><text:span text:style-name="T10">f, </text:span><text:span text:style-name="T10">wit</text:span><text:span text:style-name="T10">h</text:span></text:p>
            <text:p text:style-name="P2"><text:span text:style-name="T10">inp</text:span><text:span text:style-name="T10">ut </text:span><text:span text:style-name="T10">fro</text:span><text:span text:style-name="T10">m </text:span><text:span text:style-name="T10">set </text:span><text:span text:style-name="T10">A, </text:span><text:span text:style-name="T10">&amp;</text:span></text:p>
            <text:p text:style-name="P2"><text:span text:style-name="T10">ou</text:span><text:span text:style-name="T10">tp</text:span><text:span text:style-name="T10">ut </text:span><text:span text:style-name="T10">fro</text:span><text:span text:style-name="T10">m </text:span><text:span text:style-name="T10">set </text:span><text:span text:style-name="T10">B.</text:span></text:p>
            <text:p text:style-name="P2"><text:span text:style-name="T10"/></text:p>
            <text:p text:style-name="P2"><text:span text:style-name="T19">R : </text:span><text:span text:style-name="T19">A </text:span><text:span text:style-name="T19">→ </text:span><text:span text:style-name="T19">B</text:span></text:p>
            <text:p text:style-name="P2"><text:span text:style-name="T47">A </text:span><text:span text:style-name="T47">rel</text:span><text:span text:style-name="T47">ati</text:span><text:span text:style-name="T47">on </text:span><text:span text:style-name="T48">R</text:span><text:span text:style-name="T47"> </text:span><text:span text:style-name="T47">ha</text:span><text:span text:style-name="T47">s a </text:span><text:span text:style-name="T47">su</text:span><text:span text:style-name="T47">bs</text:span><text:span text:style-name="T47">et </text:span><text:span text:style-name="T47">of </text:span><text:span text:style-name="T48">A </text:span><text:span text:style-name="T48">x </text:span><text:span text:style-name="T48">B</text:span><text:span text:style-name="T47"> </text:span><text:span text:style-name="T47">as </text:span><text:span text:style-name="T47">its </text:span><text:span text:style-name="T47">rul</text:span><text:span text:style-name="T47">e.</text:span></text:p>
          </draw:text-box>
        </draw:frame>
        <draw:frame presentation:style-name="pr36" draw:text-style-name="P10" draw:layer="layout" svg:width="19.628cm" svg:height="0.903cm" svg:x="1.264cm" svg:y="3.088cm">
          <draw:text-box>
            <text:p text:style-name="P2"><text:span text:style-name="T36">N</text:span><text:span text:style-name="T36">ot</text:span><text:span text:style-name="T36">e </text:span><text:span text:style-name="T36">th</text:span><text:span text:style-name="T36">at </text:span><text:span text:style-name="T36">th</text:span><text:span text:style-name="T36">e </text:span><text:span text:style-name="T36">inv</text:span><text:span text:style-name="T36">er</text:span><text:span text:style-name="T36">se </text:span><text:span text:style-name="T36">of </text:span><text:span text:style-name="T36">a </text:span><text:span text:style-name="T36">fu</text:span><text:span text:style-name="T36">nc</text:span><text:span text:style-name="T36">tio</text:span><text:span text:style-name="T36">n </text:span><text:span text:style-name="T36">wi</text:span><text:span text:style-name="T36">ll </text:span><text:span text:style-name="T36">no</text:span><text:span text:style-name="T36">t </text:span><text:span text:style-name="T36">al</text:span><text:span text:style-name="T36">w</text:span><text:span text:style-name="T36">ay</text:span><text:span text:style-name="T36">s </text:span><text:span text:style-name="T36">be </text:span><text:span text:style-name="T36">a </text:span><text:span text:style-name="T36">fu</text:span><text:span text:style-name="T36">nc</text:span><text:span text:style-name="T36">tio</text:span><text:span text:style-name="T36">n..</text:span><text:span text:style-name="T36">.</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9</text:page-count></text:span><text:span text:style-name="T18">)</text:span></text:p>
          </draw:text-box>
        </draw:frame>
        <draw:custom-shape draw:style-name="gr31" draw:text-style-name="P21" draw:layer="layout" svg:width="1.349cm" svg:height="4.278cm" svg:x="3.737cm" svg:y="6.416cm">
          <text:p text:style-name="P7"><text:span text:style-name="T43">2 •</text:span></text:p>
          <text:p text:style-name="P7"><text:span text:style-name="T43"/></text:p>
          <text:p text:style-name="P7"><text:span text:style-name="T43">3 •</text:span></text:p>
          <text:p text:style-name="P7"><text:span text:style-name="T43"/></text:p>
          <text:p text:style-name="P7"><text:span text:style-name="T43">4 •</text:span></text:p>
          <draw:enhanced-geometry svg:viewBox="0 0 21600 21600" draw:type="rectangle" draw:enhanced-path="M 0 0 L 21600 0 21600 21600 0 21600 0 0 Z N"/>
        </draw:custom-shape>
        <draw:custom-shape draw:style-name="gr39" draw:text-style-name="P23" draw:layer="layout" svg:width="1.597cm" svg:height="4.344cm" svg:x="6.797cm" svg:y="6.416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text:p text:style-name="P7"><text:span text:style-name="T43"/></text:p>
          <text:p text:style-name="P7"><text:span text:style-name="T43">• </text:span><text:span text:style-name="T43">d</text:span></text:p>
          <draw:enhanced-geometry svg:viewBox="0 0 21600 21600" draw:type="rectangle" draw:enhanced-path="M 0 0 L 21600 0 21600 21600 0 21600 0 0 Z N"/>
        </draw:custom-shape>
        <draw:line draw:style-name="gr9" draw:text-style-name="P20" draw:layer="layout" svg:x1="4.762cm" svg:y1="7.453cm" svg:x2="7.254cm" svg:y2="8.07cm">
          <text:p/>
        </draw:line>
        <draw:line draw:style-name="gr18" draw:text-style-name="P20" draw:layer="layout" svg:x1="4.872cm" svg:y1="9.724cm" svg:x2="7.232cm" svg:y2="10.297cm">
          <text:p/>
        </draw:line>
        <draw:line draw:style-name="gr17" draw:text-style-name="P20" draw:layer="layout" svg:x1="4.8cm" svg:y1="8.663cm" svg:x2="7.298cm" svg:y2="9.084cm">
          <text:p/>
        </draw:line>
        <draw:custom-shape draw:style-name="gr40" draw:text-style-name="P21" draw:layer="layout" svg:width="1.349cm" svg:height="4.477cm" svg:x="13.351cm" svg:y="6.504cm">
          <text:p text:style-name="P7"><text:span text:style-name="T43">a •</text:span></text:p>
          <text:p text:style-name="P7"><text:span text:style-name="T43"/></text:p>
          <text:p text:style-name="P7"><text:span text:style-name="T43">b •</text:span></text:p>
          <text:p text:style-name="P7"><text:span text:style-name="T43"/></text:p>
          <text:p text:style-name="P7"><text:span text:style-name="T43">c •</text:span></text:p>
          <text:p text:style-name="P7"><text:span text:style-name="T43"/></text:p>
          <text:p text:style-name="P7"><text:span text:style-name="T43">d •</text:span></text:p>
          <draw:enhanced-geometry svg:viewBox="0 0 21600 21600" draw:type="rectangle" draw:enhanced-path="M 0 0 L 21600 0 21600 21600 0 21600 0 0 Z N"/>
        </draw:custom-shape>
        <draw:custom-shape draw:style-name="gr41" draw:text-style-name="P23" draw:layer="layout" svg:width="1.597cm" svg:height="4.427cm" svg:x="16.411cm" svg:y="6.598cm">
          <text:p text:style-name="P7"><text:span text:style-name="T43">• </text:span><text:span text:style-name="T43">2</text:span></text:p>
          <text:p text:style-name="P7"><text:span text:style-name="T43"/></text:p>
          <text:p text:style-name="P7"><text:span text:style-name="T43">• </text:span><text:span text:style-name="T43">3</text:span></text:p>
          <text:p text:style-name="P7"><text:span text:style-name="T43"/></text:p>
          <text:p text:style-name="P7"><text:span text:style-name="T43">• </text:span><text:span text:style-name="T43">4</text:span></text:p>
          <draw:enhanced-geometry svg:viewBox="0 0 21600 21600" draw:type="rectangle" draw:enhanced-path="M 0 0 L 21600 0 21600 21600 0 21600 0 0 Z N"/>
        </draw:custom-shape>
        <draw:line draw:style-name="gr9" draw:text-style-name="P20" draw:layer="layout" svg:x1="14.418cm" svg:y1="8.247cm" svg:x2="16.845cm" svg:y2="7.739cm">
          <text:p/>
        </draw:line>
        <draw:line draw:style-name="gr17" draw:text-style-name="P20" draw:layer="layout" svg:x1="14.354cm" svg:y1="9.305cm" svg:x2="16.911cm" svg:y2="8.842cm">
          <text:p/>
        </draw:line>
        <draw:line draw:style-name="gr18" draw:text-style-name="P20" draw:layer="layout" svg:x1="14.376cm" svg:y1="10.43cm" svg:x2="16.889cm" svg:y2="9.944cm">
          <text:p/>
        </draw:line>
        <draw:frame draw:style-name="gr7" draw:text-style-name="P27" draw:layer="layout" svg:width="4.762cm" svg:height="0.963cm" svg:x="3.682cm" svg:y="5.385cm">
          <draw:text-box>
            <text:p><text:span text:style-name="T54">Va</text:span><text:span text:style-name="T54">lid </text:span><text:span text:style-name="T54">fu</text:span><text:span text:style-name="T54">nc</text:span><text:span text:style-name="T54">ti</text:span><text:span text:style-name="T54">on</text:span></text:p>
          </draw:text-box>
        </draw:frame>
        <draw:frame draw:style-name="gr7" draw:text-style-name="P28" draw:layer="layout" svg:width="4.744cm" svg:height="0.963cm" svg:x="13.336cm" svg:y="5.429cm">
          <draw:text-box>
            <text:p><text:span text:style-name="T69">Inv</text:span><text:span text:style-name="T69">ali</text:span><text:span text:style-name="T69">d </text:span><text:span text:style-name="T69">fu</text:span><text:span text:style-name="T69">nc</text:span><text:span text:style-name="T69">tio</text:span><text:span text:style-name="T69">n</text:span></text:p>
          </draw:text-box>
        </draw:frame>
        <draw:frame draw:style-name="gr7" draw:text-style-name="P35" draw:layer="layout" svg:width="4.917cm" svg:height="0.963cm" svg:x="3.77cm" svg:y="11.238cm">
          <draw:text-box>
            <text:p><text:span text:style-name="T70">f</text:span></text:p>
          </draw:text-box>
        </draw:frame>
        <draw:frame draw:style-name="gr7" draw:text-style-name="P35" draw:layer="layout" svg:width="4.917cm" svg:height="0.963cm" svg:x="13.472cm" svg:y="11.328cm">
          <draw:text-box>
            <text:p><text:span text:style-name="T70">f </text:span><text:span text:style-name="T71">-1</text:span></text:p>
          </draw:text-box>
        </draw:frame>
        <presentation:notes draw:style-name="dp2">
          <draw:page-thumbnail draw:style-name="gr2" draw:layer="layout" svg:width="13.968cm" svg:height="10.476cm" svg:x="3.81cm" svg:y="2.123cm" draw:page-number="32" presentation:class="page"/>
          <draw:frame presentation:style-name="pr2" draw:text-style-name="P4" draw:layer="layout" svg:width="17.271cm" svg:height="12.572cm" svg:x="2.159cm" svg:y="13.271cm" presentation:class="notes" presentation:placeholder="true">
            <draw:text-box/>
          </draw:frame>
        </presentation:notes>
      </draw:page>
      <draw:page draw:name="page33"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3</text:span><text:span text:style-name="T5">. </text:span><text:span text:style-name="T5">I</text:span><text:span text:style-name="T5">n</text:span><text:span text:style-name="T5">v</text:span><text:span text:style-name="T5">e</text:span><text:span text:style-name="T5">r</text:span><text:span text:style-name="T5">s</text:span><text:span text:style-name="T5">e</text:span><text:span text:style-name="T5">s</text:span></text:p>
          </draw:text-box>
        </draw:frame>
        <draw:frame draw:style-name="gr16" draw:text-style-name="P13" draw:layer="layout" svg:width="5.744cm" svg:height="11.464cm" svg:x="21.858cm" svg:y="2.403cm">
          <draw:text-box>
            <text:p text:style-name="P7"><text:span text:style-name="T64">N</text:span><text:span text:style-name="T64">ot</text:span><text:span text:style-name="T64">es</text:span></text:p>
            <text:p text:style-name="P7"><text:span text:style-name="T8"/></text:p>
            <text:p text:style-name="P2"><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inp</text:span><text:span text:style-name="T10">uts</text:span></text:p>
            <text:p text:style-name="P2"><text:span text:style-name="T8"/></text:p>
            <text:p text:style-name="P2"><text:span text:style-name="T9">Co</text:span><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ou</text:span><text:span text:style-name="T10">tp</text:span><text:span text:style-name="T10">uts</text:span><text:span text:style-name="T10">.</text:span></text:p>
            <text:p text:style-name="P2"><text:span text:style-name="T10"/></text:p>
            <text:p text:style-name="P2"><text:span text:style-name="T19">f : </text:span><text:span text:style-name="T19">A </text:span><text:span text:style-name="T19">→ </text:span><text:span text:style-name="T19">B</text:span></text:p>
            <text:p text:style-name="P2"><text:span text:style-name="T10">fu</text:span><text:span text:style-name="T10">nct</text:span><text:span text:style-name="T10">ion </text:span><text:span text:style-name="T10">f, </text:span><text:span text:style-name="T10">wit</text:span><text:span text:style-name="T10">h</text:span></text:p>
            <text:p text:style-name="P2"><text:span text:style-name="T10">inp</text:span><text:span text:style-name="T10">ut </text:span><text:span text:style-name="T10">fro</text:span><text:span text:style-name="T10">m </text:span><text:span text:style-name="T10">set </text:span><text:span text:style-name="T10">A, </text:span><text:span text:style-name="T10">&amp;</text:span></text:p>
            <text:p text:style-name="P2"><text:span text:style-name="T10">ou</text:span><text:span text:style-name="T10">tp</text:span><text:span text:style-name="T10">ut </text:span><text:span text:style-name="T10">fro</text:span><text:span text:style-name="T10">m </text:span><text:span text:style-name="T10">set </text:span><text:span text:style-name="T10">B.</text:span></text:p>
            <text:p text:style-name="P2"><text:span text:style-name="T10"/></text:p>
            <text:p text:style-name="P2"><text:span text:style-name="T19">R : </text:span><text:span text:style-name="T19">A </text:span><text:span text:style-name="T19">→ </text:span><text:span text:style-name="T19">B</text:span></text:p>
            <text:p text:style-name="P2"><text:span text:style-name="T47">A </text:span><text:span text:style-name="T47">rel</text:span><text:span text:style-name="T47">ati</text:span><text:span text:style-name="T47">on </text:span><text:span text:style-name="T48">R</text:span><text:span text:style-name="T47"> </text:span><text:span text:style-name="T47">ha</text:span><text:span text:style-name="T47">s a </text:span><text:span text:style-name="T47">su</text:span><text:span text:style-name="T47">bs</text:span><text:span text:style-name="T47">et </text:span><text:span text:style-name="T47">of </text:span><text:span text:style-name="T48">A </text:span><text:span text:style-name="T48">x </text:span><text:span text:style-name="T48">B</text:span><text:span text:style-name="T47"> </text:span><text:span text:style-name="T47">as </text:span><text:span text:style-name="T47">its </text:span><text:span text:style-name="T47">rul</text:span><text:span text:style-name="T47">e.</text:span></text:p>
          </draw:text-box>
        </draw:frame>
        <draw:frame presentation:style-name="pr37" draw:text-style-name="P10" draw:layer="layout" svg:width="19.628cm" svg:height="0.903cm" svg:x="1.264cm" svg:y="3.088cm">
          <draw:text-box>
            <text:p text:style-name="P2"><text:span text:style-name="T36">N</text:span><text:span text:style-name="T36">ot</text:span><text:span text:style-name="T36">e </text:span><text:span text:style-name="T36">th</text:span><text:span text:style-name="T36">at </text:span><text:span text:style-name="T36">th</text:span><text:span text:style-name="T36">e </text:span><text:span text:style-name="T36">inv</text:span><text:span text:style-name="T36">er</text:span><text:span text:style-name="T36">se </text:span><text:span text:style-name="T36">of </text:span><text:span text:style-name="T36">a </text:span><text:span text:style-name="T36">fu</text:span><text:span text:style-name="T36">nc</text:span><text:span text:style-name="T36">tio</text:span><text:span text:style-name="T36">n </text:span><text:span text:style-name="T36">wi</text:span><text:span text:style-name="T36">ll </text:span><text:span text:style-name="T36">no</text:span><text:span text:style-name="T36">t </text:span><text:span text:style-name="T36">al</text:span><text:span text:style-name="T36">w</text:span><text:span text:style-name="T36">ay</text:span><text:span text:style-name="T36">s </text:span><text:span text:style-name="T36">be </text:span><text:span text:style-name="T36">a </text:span><text:span text:style-name="T36">fu</text:span><text:span text:style-name="T36">nc</text:span><text:span text:style-name="T36">tio</text:span><text:span text:style-name="T36">n..</text:span><text:span text:style-name="T36">.</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9</text:page-count></text:span><text:span text:style-name="T18">)</text:span></text:p>
          </draw:text-box>
        </draw:frame>
        <draw:custom-shape draw:style-name="gr31" draw:text-style-name="P21" draw:layer="layout" svg:width="1.349cm" svg:height="4.278cm" svg:x="3.737cm" svg:y="6.416cm">
          <text:p text:style-name="P7"><text:span text:style-name="T43">2 •</text:span></text:p>
          <text:p text:style-name="P7"><text:span text:style-name="T43"/></text:p>
          <text:p text:style-name="P7"><text:span text:style-name="T43">3 •</text:span></text:p>
          <text:p text:style-name="P7"><text:span text:style-name="T43"/></text:p>
          <text:p text:style-name="P7"><text:span text:style-name="T43">4 •</text:span></text:p>
          <draw:enhanced-geometry svg:viewBox="0 0 21600 21600" draw:type="rectangle" draw:enhanced-path="M 0 0 L 21600 0 21600 21600 0 21600 0 0 Z N"/>
        </draw:custom-shape>
        <draw:custom-shape draw:style-name="gr39" draw:text-style-name="P23" draw:layer="layout" svg:width="1.597cm" svg:height="4.344cm" svg:x="6.797cm" svg:y="6.416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text:p text:style-name="P7"><text:span text:style-name="T43"/></text:p>
          <text:p text:style-name="P7"><text:span text:style-name="T43">• </text:span><text:span text:style-name="T43">d</text:span></text:p>
          <draw:enhanced-geometry svg:viewBox="0 0 21600 21600" draw:type="rectangle" draw:enhanced-path="M 0 0 L 21600 0 21600 21600 0 21600 0 0 Z N"/>
        </draw:custom-shape>
        <draw:line draw:style-name="gr9" draw:text-style-name="P20" draw:layer="layout" svg:x1="4.762cm" svg:y1="7.453cm" svg:x2="7.254cm" svg:y2="8.07cm">
          <text:p/>
        </draw:line>
        <draw:line draw:style-name="gr18" draw:text-style-name="P20" draw:layer="layout" svg:x1="4.872cm" svg:y1="9.724cm" svg:x2="7.232cm" svg:y2="10.297cm">
          <text:p/>
        </draw:line>
        <draw:line draw:style-name="gr17" draw:text-style-name="P20" draw:layer="layout" svg:x1="4.8cm" svg:y1="8.663cm" svg:x2="7.298cm" svg:y2="9.084cm">
          <text:p/>
        </draw:line>
        <draw:custom-shape draw:style-name="gr40" draw:text-style-name="P21" draw:layer="layout" svg:width="1.349cm" svg:height="4.477cm" svg:x="13.351cm" svg:y="6.504cm">
          <text:p text:style-name="P7"><text:span text:style-name="T43">a •</text:span></text:p>
          <text:p text:style-name="P7"><text:span text:style-name="T43"/></text:p>
          <text:p text:style-name="P7"><text:span text:style-name="T43">b •</text:span></text:p>
          <text:p text:style-name="P7"><text:span text:style-name="T43"/></text:p>
          <text:p text:style-name="P7"><text:span text:style-name="T43">c •</text:span></text:p>
          <text:p text:style-name="P7"><text:span text:style-name="T43"/></text:p>
          <text:p text:style-name="P7"><text:span text:style-name="T43">d •</text:span></text:p>
          <draw:enhanced-geometry svg:viewBox="0 0 21600 21600" draw:type="rectangle" draw:enhanced-path="M 0 0 L 21600 0 21600 21600 0 21600 0 0 Z N"/>
        </draw:custom-shape>
        <draw:custom-shape draw:style-name="gr41" draw:text-style-name="P23" draw:layer="layout" svg:width="1.597cm" svg:height="4.427cm" svg:x="16.411cm" svg:y="6.598cm">
          <text:p text:style-name="P7"><text:span text:style-name="T43">• </text:span><text:span text:style-name="T43">2</text:span></text:p>
          <text:p text:style-name="P7"><text:span text:style-name="T43"/></text:p>
          <text:p text:style-name="P7"><text:span text:style-name="T43">• </text:span><text:span text:style-name="T43">3</text:span></text:p>
          <text:p text:style-name="P7"><text:span text:style-name="T43"/></text:p>
          <text:p text:style-name="P7"><text:span text:style-name="T43">• </text:span><text:span text:style-name="T43">4</text:span></text:p>
          <draw:enhanced-geometry svg:viewBox="0 0 21600 21600" draw:type="rectangle" draw:enhanced-path="M 0 0 L 21600 0 21600 21600 0 21600 0 0 Z N"/>
        </draw:custom-shape>
        <draw:line draw:style-name="gr9" draw:text-style-name="P20" draw:layer="layout" svg:x1="14.418cm" svg:y1="8.247cm" svg:x2="16.845cm" svg:y2="7.739cm">
          <text:p/>
        </draw:line>
        <draw:line draw:style-name="gr17" draw:text-style-name="P20" draw:layer="layout" svg:x1="14.354cm" svg:y1="9.305cm" svg:x2="16.911cm" svg:y2="8.842cm">
          <text:p/>
        </draw:line>
        <draw:line draw:style-name="gr18" draw:text-style-name="P20" draw:layer="layout" svg:x1="14.376cm" svg:y1="10.43cm" svg:x2="16.889cm" svg:y2="9.944cm">
          <text:p/>
        </draw:line>
        <draw:frame draw:style-name="gr7" draw:text-style-name="P27" draw:layer="layout" svg:width="4.762cm" svg:height="0.963cm" svg:x="3.682cm" svg:y="5.385cm">
          <draw:text-box>
            <text:p><text:span text:style-name="T54">Va</text:span><text:span text:style-name="T54">lid </text:span><text:span text:style-name="T54">fu</text:span><text:span text:style-name="T54">nc</text:span><text:span text:style-name="T54">ti</text:span><text:span text:style-name="T54">on</text:span></text:p>
          </draw:text-box>
        </draw:frame>
        <draw:frame draw:style-name="gr7" draw:text-style-name="P28" draw:layer="layout" svg:width="4.744cm" svg:height="0.963cm" svg:x="13.336cm" svg:y="5.429cm">
          <draw:text-box>
            <text:p><text:span text:style-name="T69">Inv</text:span><text:span text:style-name="T69">ali</text:span><text:span text:style-name="T69">d </text:span><text:span text:style-name="T69">fu</text:span><text:span text:style-name="T69">nc</text:span><text:span text:style-name="T69">tio</text:span><text:span text:style-name="T69">n</text:span></text:p>
          </draw:text-box>
        </draw:frame>
        <draw:frame draw:style-name="gr7" draw:text-style-name="P35" draw:layer="layout" svg:width="4.917cm" svg:height="0.963cm" svg:x="3.77cm" svg:y="11.238cm">
          <draw:text-box>
            <text:p><text:span text:style-name="T70">f</text:span></text:p>
          </draw:text-box>
        </draw:frame>
        <draw:frame draw:style-name="gr7" draw:text-style-name="P35" draw:layer="layout" svg:width="4.917cm" svg:height="0.963cm" svg:x="13.472cm" svg:y="11.328cm">
          <draw:text-box>
            <text:p><text:span text:style-name="T70">f </text:span><text:span text:style-name="T71">-1</text:span></text:p>
          </draw:text-box>
        </draw:frame>
        <draw:rect draw:style-name="gr42" draw:text-style-name="P31" draw:layer="layout" svg:width="8.974cm" svg:height="2.822cm" svg:x="11.422cm" svg:y="12.37cm" draw:corner-radius="0.5cm">
          <text:p text:style-name="P7"><text:span text:style-name="T72">Thi</text:span><text:span text:style-name="T72">s is </text:span><text:span text:style-name="T73">not</text:span><text:span text:style-name="T74"> </text:span><text:span text:style-name="T74">a </text:span><text:span text:style-name="T74">vali</text:span><text:span text:style-name="T74">d </text:span><text:span text:style-name="T74">fun</text:span><text:span text:style-name="T74">cti</text:span><text:span text:style-name="T74">on </text:span><text:span text:style-name="T74">be</text:span><text:span text:style-name="T74">cau</text:span><text:span text:style-name="T74">se</text:span></text:p>
          <text:p text:style-name="P7"><text:span text:style-name="T74">the </text:span><text:span text:style-name="T74">inp</text:span><text:span text:style-name="T74">ut </text:span><text:span text:style-name="T74">val</text:span><text:span text:style-name="T74">ue </text:span><text:span text:style-name="T74">“a” </text:span><text:span text:style-name="T74">is </text:span><text:span text:style-name="T74">not </text:span><text:span text:style-name="T74">bei</text:span><text:span text:style-name="T74">ng </text:span></text:p>
          <text:p text:style-name="P7"><text:span text:style-name="T74">ma</text:span><text:span text:style-name="T74">pp</text:span><text:span text:style-name="T74">ed </text:span><text:span text:style-name="T74">to </text:span><text:span text:style-name="T74">any</text:span><text:span text:style-name="T74">thi</text:span><text:span text:style-name="T74">ng.</text:span></text:p>
        </draw:rect>
        <presentation:notes draw:style-name="dp2">
          <draw:page-thumbnail draw:style-name="gr2" draw:layer="layout" svg:width="13.968cm" svg:height="10.476cm" svg:x="3.81cm" svg:y="2.123cm" draw:page-number="33" presentation:class="page"/>
          <draw:frame presentation:style-name="pr2" draw:text-style-name="P4" draw:layer="layout" svg:width="17.271cm" svg:height="12.572cm" svg:x="2.159cm" svg:y="13.271cm" presentation:class="notes" presentation:placeholder="true">
            <draw:text-box/>
          </draw:frame>
        </presentation:notes>
      </draw:page>
      <draw:page draw:name="page34"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3</text:span><text:span text:style-name="T5">. </text:span><text:span text:style-name="T5">I</text:span><text:span text:style-name="T5">n</text:span><text:span text:style-name="T5">v</text:span><text:span text:style-name="T5">e</text:span><text:span text:style-name="T5">r</text:span><text:span text:style-name="T5">s</text:span><text:span text:style-name="T5">e</text:span><text:span text:style-name="T5">s</text:span></text:p>
          </draw:text-box>
        </draw:frame>
        <draw:frame draw:style-name="gr16" draw:text-style-name="P13" draw:layer="layout" svg:width="5.744cm" svg:height="11.464cm" svg:x="21.858cm" svg:y="2.403cm">
          <draw:text-box>
            <text:p text:style-name="P7"><text:span text:style-name="T64">N</text:span><text:span text:style-name="T64">ot</text:span><text:span text:style-name="T64">es</text:span></text:p>
            <text:p text:style-name="P7"><text:span text:style-name="T8"/></text:p>
            <text:p text:style-name="P2"><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inp</text:span><text:span text:style-name="T10">uts</text:span></text:p>
            <text:p text:style-name="P2"><text:span text:style-name="T8"/></text:p>
            <text:p text:style-name="P2"><text:span text:style-name="T9">Co</text:span><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ou</text:span><text:span text:style-name="T10">tp</text:span><text:span text:style-name="T10">uts</text:span><text:span text:style-name="T10">.</text:span></text:p>
            <text:p text:style-name="P2"><text:span text:style-name="T10"/></text:p>
            <text:p text:style-name="P2"><text:span text:style-name="T19">f : </text:span><text:span text:style-name="T19">A </text:span><text:span text:style-name="T19">→ </text:span><text:span text:style-name="T19">B</text:span></text:p>
            <text:p text:style-name="P2"><text:span text:style-name="T10">fu</text:span><text:span text:style-name="T10">nct</text:span><text:span text:style-name="T10">ion </text:span><text:span text:style-name="T10">f, </text:span><text:span text:style-name="T10">wit</text:span><text:span text:style-name="T10">h</text:span></text:p>
            <text:p text:style-name="P2"><text:span text:style-name="T10">inp</text:span><text:span text:style-name="T10">ut </text:span><text:span text:style-name="T10">fro</text:span><text:span text:style-name="T10">m </text:span><text:span text:style-name="T10">set </text:span><text:span text:style-name="T10">A, </text:span><text:span text:style-name="T10">&amp;</text:span></text:p>
            <text:p text:style-name="P2"><text:span text:style-name="T10">ou</text:span><text:span text:style-name="T10">tp</text:span><text:span text:style-name="T10">ut </text:span><text:span text:style-name="T10">fro</text:span><text:span text:style-name="T10">m </text:span><text:span text:style-name="T10">set </text:span><text:span text:style-name="T10">B.</text:span></text:p>
            <text:p text:style-name="P2"><text:span text:style-name="T10"/></text:p>
            <text:p text:style-name="P2"><text:span text:style-name="T19">R : </text:span><text:span text:style-name="T19">A </text:span><text:span text:style-name="T19">→ </text:span><text:span text:style-name="T19">B</text:span></text:p>
            <text:p text:style-name="P2"><text:span text:style-name="T47">A </text:span><text:span text:style-name="T47">rel</text:span><text:span text:style-name="T47">ati</text:span><text:span text:style-name="T47">on </text:span><text:span text:style-name="T48">R</text:span><text:span text:style-name="T47"> </text:span><text:span text:style-name="T47">ha</text:span><text:span text:style-name="T47">s a </text:span><text:span text:style-name="T47">su</text:span><text:span text:style-name="T47">bs</text:span><text:span text:style-name="T47">et </text:span><text:span text:style-name="T47">of </text:span><text:span text:style-name="T48">A </text:span><text:span text:style-name="T48">x </text:span><text:span text:style-name="T48">B</text:span><text:span text:style-name="T47"> </text:span><text:span text:style-name="T47">as </text:span><text:span text:style-name="T47">its </text:span><text:span text:style-name="T47">rul</text:span><text:span text:style-name="T47">e.</text:span></text:p>
          </draw:text-box>
        </draw:frame>
        <draw:frame presentation:style-name="pr38" draw:text-style-name="P36" draw:layer="layout" svg:width="19.628cm" svg:height="2.849cm" svg:x="1.264cm" svg:y="3.088cm">
          <draw:text-box>
            <text:p text:style-name="P2"><text:span text:style-name="T75">Pr</text:span><text:span text:style-name="T75">ac</text:span><text:span text:style-name="T75">tic</text:span><text:span text:style-name="T75">e:</text:span><text:span text:style-name="T76"> </text:span><text:span text:style-name="T76">Di</text:span><text:span text:style-name="T76">ag</text:span><text:span text:style-name="T76">ra</text:span><text:span text:style-name="T76">m </text:span><text:span text:style-name="T76">th</text:span><text:span text:style-name="T76">e </text:span><text:span text:style-name="T76">fol</text:span><text:span text:style-name="T76">lo</text:span><text:span text:style-name="T76">wi</text:span><text:span text:style-name="T76">ng </text:span><text:span text:style-name="T76">rel</text:span><text:span text:style-name="T76">ati</text:span><text:span text:style-name="T76">on </text:span><text:span text:style-name="T76">an</text:span><text:span text:style-name="T76">d </text:span><text:span text:style-name="T76">its </text:span><text:span text:style-name="T76">inv</text:span><text:span text:style-name="T76">er</text:span><text:span text:style-name="T76">se.</text:span></text:p>
            <text:p text:style-name="P2"><text:span text:style-name="T76"/></text:p>
            <text:p text:style-name="P2"><text:span text:style-name="T76">Re</text:span><text:span text:style-name="T76">lat</text:span><text:span text:style-name="T76">io</text:span><text:span text:style-name="T76">n: </text:span><text:span text:style-name="T76">R : </text:span><text:span text:style-name="T76">A </text:span><text:span text:style-name="T76">→ </text:span><text:span text:style-name="T76">B</text:span><text:span text:style-name="T76"><text:tab/></text:span><text:span text:style-name="T76"><text:tab/></text:span><text:span text:style-name="T76">A </text:span><text:span text:style-name="T76">= { </text:span><text:span text:style-name="T76">1, </text:span><text:span text:style-name="T76">2, </text:span><text:span text:style-name="T76">3 }</text:span><text:span text:style-name="T76"><text:tab/></text:span><text:span text:style-name="T76"><text:tab/></text:span><text:span text:style-name="T76">B </text:span><text:span text:style-name="T76">= { </text:span><text:span text:style-name="T76">x, </text:span><text:span text:style-name="T76">y, </text:span><text:span text:style-name="T76">z }</text:span></text:p>
            <text:p text:style-name="P2"><text:span text:style-name="T76">Ru</text:span><text:span text:style-name="T76">le: </text:span><text:span text:style-name="T76">{ (</text:span><text:span text:style-name="T76">1, </text:span><text:span text:style-name="T76">x), </text:span><text:span text:style-name="T76">(1, </text:span><text:span text:style-name="T76">y), </text:span><text:span text:style-name="T76">(1, </text:span><text:span text:style-name="T76">z), </text:span><text:span text:style-name="T76">(2, </text:span><text:span text:style-name="T76">x), </text:span><text:span text:style-name="T76">(2, </text:span><text:span text:style-name="T76">y), </text:span><text:span text:style-name="T76">(3, </text:span><text:span text:style-name="T76">z) </text:span><text:span text:style-name="T76">}</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9</text:page-count></text:span><text:span text:style-name="T18">)</text:span></text:p>
          </draw:text-box>
        </draw:frame>
        <presentation:notes draw:style-name="dp2">
          <draw:page-thumbnail draw:style-name="gr2" draw:layer="layout" svg:width="13.968cm" svg:height="10.476cm" svg:x="3.81cm" svg:y="2.123cm" draw:page-number="34" presentation:class="page"/>
          <draw:frame presentation:style-name="pr2" draw:text-style-name="P4" draw:layer="layout" svg:width="17.271cm" svg:height="12.572cm" svg:x="2.159cm" svg:y="13.271cm" presentation:class="notes" presentation:placeholder="true">
            <draw:text-box/>
          </draw:frame>
        </presentation:notes>
      </draw:page>
      <draw:page draw:name="page35"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3</text:span><text:span text:style-name="T5">. </text:span><text:span text:style-name="T5">I</text:span><text:span text:style-name="T5">n</text:span><text:span text:style-name="T5">v</text:span><text:span text:style-name="T5">e</text:span><text:span text:style-name="T5">r</text:span><text:span text:style-name="T5">s</text:span><text:span text:style-name="T5">e</text:span><text:span text:style-name="T5">s</text:span></text:p>
          </draw:text-box>
        </draw:frame>
        <draw:frame draw:style-name="gr16" draw:text-style-name="P13" draw:layer="layout" svg:width="5.744cm" svg:height="11.464cm" svg:x="21.858cm" svg:y="2.403cm">
          <draw:text-box>
            <text:p text:style-name="P7"><text:span text:style-name="T64">N</text:span><text:span text:style-name="T64">ot</text:span><text:span text:style-name="T64">es</text:span></text:p>
            <text:p text:style-name="P7"><text:span text:style-name="T8"/></text:p>
            <text:p text:style-name="P2"><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inp</text:span><text:span text:style-name="T10">uts</text:span></text:p>
            <text:p text:style-name="P2"><text:span text:style-name="T8"/></text:p>
            <text:p text:style-name="P2"><text:span text:style-name="T9">Co</text:span><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ou</text:span><text:span text:style-name="T10">tp</text:span><text:span text:style-name="T10">uts</text:span><text:span text:style-name="T10">.</text:span></text:p>
            <text:p text:style-name="P2"><text:span text:style-name="T10"/></text:p>
            <text:p text:style-name="P2"><text:span text:style-name="T19">f : </text:span><text:span text:style-name="T19">A </text:span><text:span text:style-name="T19">→ </text:span><text:span text:style-name="T19">B</text:span></text:p>
            <text:p text:style-name="P2"><text:span text:style-name="T10">fu</text:span><text:span text:style-name="T10">nct</text:span><text:span text:style-name="T10">ion </text:span><text:span text:style-name="T10">f, </text:span><text:span text:style-name="T10">wit</text:span><text:span text:style-name="T10">h</text:span></text:p>
            <text:p text:style-name="P2"><text:span text:style-name="T10">inp</text:span><text:span text:style-name="T10">ut </text:span><text:span text:style-name="T10">fro</text:span><text:span text:style-name="T10">m </text:span><text:span text:style-name="T10">set </text:span><text:span text:style-name="T10">A, </text:span><text:span text:style-name="T10">&amp;</text:span></text:p>
            <text:p text:style-name="P2"><text:span text:style-name="T10">ou</text:span><text:span text:style-name="T10">tp</text:span><text:span text:style-name="T10">ut </text:span><text:span text:style-name="T10">fro</text:span><text:span text:style-name="T10">m </text:span><text:span text:style-name="T10">set </text:span><text:span text:style-name="T10">B.</text:span></text:p>
            <text:p text:style-name="P2"><text:span text:style-name="T10"/></text:p>
            <text:p text:style-name="P2"><text:span text:style-name="T19">R : </text:span><text:span text:style-name="T19">A </text:span><text:span text:style-name="T19">→ </text:span><text:span text:style-name="T19">B</text:span></text:p>
            <text:p text:style-name="P2"><text:span text:style-name="T47">A </text:span><text:span text:style-name="T47">rel</text:span><text:span text:style-name="T47">ati</text:span><text:span text:style-name="T47">on </text:span><text:span text:style-name="T48">R</text:span><text:span text:style-name="T47"> </text:span><text:span text:style-name="T47">ha</text:span><text:span text:style-name="T47">s a </text:span><text:span text:style-name="T47">su</text:span><text:span text:style-name="T47">bs</text:span><text:span text:style-name="T47">et </text:span><text:span text:style-name="T47">of </text:span><text:span text:style-name="T48">A </text:span><text:span text:style-name="T48">x </text:span><text:span text:style-name="T48">B</text:span><text:span text:style-name="T47"> </text:span><text:span text:style-name="T47">as </text:span><text:span text:style-name="T47">its </text:span><text:span text:style-name="T47">rul</text:span><text:span text:style-name="T47">e.</text:span></text:p>
          </draw:text-box>
        </draw:frame>
        <draw:frame presentation:style-name="pr39" draw:text-style-name="P36" draw:layer="layout" svg:width="19.628cm" svg:height="2.849cm" svg:x="1.264cm" svg:y="3.088cm">
          <draw:text-box>
            <text:p text:style-name="P2"><text:span text:style-name="T75">Pr</text:span><text:span text:style-name="T75">ac</text:span><text:span text:style-name="T75">tic</text:span><text:span text:style-name="T75">e:</text:span><text:span text:style-name="T76"> </text:span><text:span text:style-name="T76">Di</text:span><text:span text:style-name="T76">ag</text:span><text:span text:style-name="T76">ra</text:span><text:span text:style-name="T76">m </text:span><text:span text:style-name="T76">th</text:span><text:span text:style-name="T76">e </text:span><text:span text:style-name="T76">fol</text:span><text:span text:style-name="T76">lo</text:span><text:span text:style-name="T76">wi</text:span><text:span text:style-name="T76">ng </text:span><text:span text:style-name="T76">rel</text:span><text:span text:style-name="T76">ati</text:span><text:span text:style-name="T76">on </text:span><text:span text:style-name="T76">an</text:span><text:span text:style-name="T76">d </text:span><text:span text:style-name="T76">its </text:span><text:span text:style-name="T76">inv</text:span><text:span text:style-name="T76">er</text:span><text:span text:style-name="T76">se.</text:span></text:p>
            <text:p text:style-name="P2"><text:span text:style-name="T76"/></text:p>
            <text:p text:style-name="P2"><text:span text:style-name="T76">Re</text:span><text:span text:style-name="T76">lat</text:span><text:span text:style-name="T76">io</text:span><text:span text:style-name="T76">n: </text:span><text:span text:style-name="T76">R : </text:span><text:span text:style-name="T76">A </text:span><text:span text:style-name="T76">→ </text:span><text:span text:style-name="T76">B</text:span><text:span text:style-name="T76"><text:tab/></text:span><text:span text:style-name="T76"><text:tab/></text:span><text:span text:style-name="T76">A </text:span><text:span text:style-name="T76">= { </text:span><text:span text:style-name="T76">1, </text:span><text:span text:style-name="T76">2, </text:span><text:span text:style-name="T76">3 }</text:span><text:span text:style-name="T76"><text:tab/></text:span><text:span text:style-name="T76"><text:tab/></text:span><text:span text:style-name="T76">B </text:span><text:span text:style-name="T76">= { </text:span><text:span text:style-name="T76">x, </text:span><text:span text:style-name="T76">y, </text:span><text:span text:style-name="T76">z }</text:span></text:p>
            <text:p text:style-name="P2"><text:span text:style-name="T76">Ru</text:span><text:span text:style-name="T76">le: </text:span><text:span text:style-name="T76">{ (</text:span><text:span text:style-name="T76">1, </text:span><text:span text:style-name="T76">x), </text:span><text:span text:style-name="T76">(1, </text:span><text:span text:style-name="T76">y), </text:span><text:span text:style-name="T76">(1, </text:span><text:span text:style-name="T76">z), </text:span><text:span text:style-name="T76">(2, </text:span><text:span text:style-name="T76">x), </text:span><text:span text:style-name="T76">(2, </text:span><text:span text:style-name="T76">y), </text:span><text:span text:style-name="T76">(3, </text:span><text:span text:style-name="T76">z) </text:span><text:span text:style-name="T76">}</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9</text:page-count></text:span><text:span text:style-name="T18">)</text:span></text:p>
          </draw:text-box>
        </draw:frame>
        <draw:custom-shape draw:style-name="gr43" draw:text-style-name="P21" draw:layer="layout" svg:width="1.349cm" svg:height="5.803cm" svg:x="1.29cm" svg:y="6.344cm">
          <text:p text:style-name="P7"><text:span text:style-name="T43">1 •</text:span></text:p>
          <text:p text:style-name="P7"><text:span text:style-name="T43"/></text:p>
          <text:p text:style-name="P7"><text:span text:style-name="T43"/></text:p>
          <text:p text:style-name="P7"><text:span text:style-name="T43">2 •</text:span></text:p>
          <text:p text:style-name="P7"><text:span text:style-name="T43"/></text:p>
          <text:p text:style-name="P7"><text:span text:style-name="T43"/></text:p>
          <text:p text:style-name="P7"><text:span text:style-name="T43">3 •</text:span></text:p>
          <draw:enhanced-geometry svg:viewBox="0 0 21600 21600" draw:type="rectangle" draw:enhanced-path="M 0 0 L 21600 0 21600 21600 0 21600 0 0 Z N"/>
        </draw:custom-shape>
        <draw:custom-shape draw:style-name="gr44" draw:text-style-name="P23" draw:layer="layout" svg:width="1.597cm" svg:height="5.893cm" svg:x="4.35cm" svg:y="6.344cm">
          <text:p text:style-name="P7"><text:span text:style-name="T43">• </text:span><text:span text:style-name="T43">x</text:span></text:p>
          <text:p text:style-name="P7"><text:span text:style-name="T43"/></text:p>
          <text:p text:style-name="P7"><text:span text:style-name="T43"/></text:p>
          <text:p text:style-name="P7"><text:span text:style-name="T43">• </text:span><text:span text:style-name="T43">y</text:span></text:p>
          <text:p text:style-name="P7"><text:span text:style-name="T43"/></text:p>
          <text:p text:style-name="P7"><text:span text:style-name="T43"/></text:p>
          <text:p text:style-name="P7"><text:span text:style-name="T43">• </text:span><text:span text:style-name="T43">z</text:span></text:p>
          <draw:enhanced-geometry svg:viewBox="0 0 21600 21600" draw:type="rectangle" draw:enhanced-path="M 0 0 L 21600 0 21600 21600 0 21600 0 0 Z N"/>
        </draw:custom-shape>
        <draw:line draw:style-name="gr9" draw:text-style-name="P20" draw:layer="layout" svg:x1="2.315cm" svg:y1="7.607cm" svg:x2="4.828cm" svg:y2="7.651cm">
          <text:p/>
        </draw:line>
        <draw:frame draw:style-name="gr7" draw:text-style-name="P35" draw:layer="layout" svg:width="4.917cm" svg:height="0.963cm" svg:x="1.146cm" svg:y="12.517cm">
          <draw:text-box>
            <text:p><text:span text:style-name="T70">R</text:span></text:p>
          </draw:text-box>
        </draw:frame>
        <draw:custom-shape draw:style-name="gr43" draw:text-style-name="P21" draw:layer="layout" svg:width="1.349cm" svg:height="5.803cm" svg:x="16.35cm" svg:y="6.24cm">
          <text:p text:style-name="P7"><text:span text:style-name="T43">x •</text:span></text:p>
          <text:p text:style-name="P7"><text:span text:style-name="T43"/></text:p>
          <text:p text:style-name="P7"><text:span text:style-name="T43"/></text:p>
          <text:p text:style-name="P7"><text:span text:style-name="T43">y •</text:span></text:p>
          <text:p text:style-name="P7"><text:span text:style-name="T43"/></text:p>
          <text:p text:style-name="P7"><text:span text:style-name="T43"/></text:p>
          <text:p text:style-name="P7"><text:span text:style-name="T43">z •</text:span></text:p>
          <draw:enhanced-geometry svg:viewBox="0 0 21600 21600" draw:type="rectangle" draw:enhanced-path="M 0 0 L 21600 0 21600 21600 0 21600 0 0 Z N"/>
        </draw:custom-shape>
        <draw:custom-shape draw:style-name="gr44" draw:text-style-name="P23" draw:layer="layout" svg:width="1.597cm" svg:height="5.893cm" svg:x="19.41cm" svg:y="6.24cm">
          <text:p text:style-name="P7"><text:span text:style-name="T43">• </text:span><text:span text:style-name="T43">1</text:span></text:p>
          <text:p text:style-name="P7"><text:span text:style-name="T43"/></text:p>
          <text:p text:style-name="P7"><text:span text:style-name="T43"/></text:p>
          <text:p text:style-name="P7"><text:span text:style-name="T43">• </text:span><text:span text:style-name="T43">2</text:span></text:p>
          <text:p text:style-name="P7"><text:span text:style-name="T43"/></text:p>
          <text:p text:style-name="P7"><text:span text:style-name="T43"/></text:p>
          <text:p text:style-name="P7"><text:span text:style-name="T43">• </text:span><text:span text:style-name="T43">3</text:span></text:p>
          <draw:enhanced-geometry svg:viewBox="0 0 21600 21600" draw:type="rectangle" draw:enhanced-path="M 0 0 L 21600 0 21600 21600 0 21600 0 0 Z N"/>
        </draw:custom-shape>
        <draw:line draw:style-name="gr9" draw:text-style-name="P20" draw:layer="layout" svg:x1="17.442cm" svg:y1="7.463cm" svg:x2="19.887cm" svg:y2="7.497cm">
          <text:p/>
        </draw:line>
        <draw:line draw:style-name="gr18" draw:text-style-name="P20" draw:layer="layout" svg:x1="17.352cm" svg:y1="10.792cm" svg:x2="19.821cm" svg:y2="10.914cm">
          <text:p/>
        </draw:line>
        <draw:line draw:style-name="gr17" draw:text-style-name="P20" draw:layer="layout" svg:x1="17.324cm" svg:y1="9.158cm" svg:x2="19.887cm" svg:y2="7.497cm">
          <text:p/>
        </draw:line>
        <draw:frame draw:style-name="gr7" draw:text-style-name="P35" draw:layer="layout" svg:width="4.917cm" svg:height="0.963cm" svg:x="16.206cm" svg:y="12.417cm">
          <draw:text-box>
            <text:p><text:span text:style-name="T70">R </text:span><text:span text:style-name="T71">-1</text:span></text:p>
          </draw:text-box>
        </draw:frame>
        <draw:line draw:style-name="gr9" draw:text-style-name="P20" draw:layer="layout" svg:x1="2.315cm" svg:y1="7.607cm" svg:x2="4.939cm" svg:y2="9.15cm">
          <text:p/>
        </draw:line>
        <draw:line draw:style-name="gr9" draw:text-style-name="P20" draw:layer="layout" svg:x1="2.293cm" svg:y1="7.607cm" svg:x2="4.939cm" svg:y2="10.848cm">
          <text:p/>
        </draw:line>
        <draw:line draw:style-name="gr17" draw:text-style-name="P20" draw:layer="layout" svg:x1="2.352cm" svg:y1="9.26cm" svg:x2="4.872cm" svg:y2="7.805cm">
          <text:p/>
        </draw:line>
        <draw:line draw:style-name="gr17" draw:text-style-name="P20" draw:layer="layout" svg:x1="2.352cm" svg:y1="9.26cm" svg:x2="4.828cm" svg:y2="9.283cm">
          <text:p/>
        </draw:line>
        <draw:line draw:style-name="gr18" draw:text-style-name="P20" draw:layer="layout" svg:x1="2.359cm" svg:y1="10.87cm" svg:x2="4.872cm" svg:y2="10.98cm">
          <text:p/>
        </draw:line>
        <draw:line draw:style-name="gr17" draw:text-style-name="P20" draw:layer="layout" svg:x1="17.299cm" svg:y1="9.184cm" svg:x2="19.843cm" svg:y2="9.172cm">
          <text:p/>
        </draw:line>
        <draw:frame draw:style-name="gr45" draw:text-style-name="P37" draw:layer="layout" svg:width="16.538cm" svg:height="1.676cm" svg:x="4.718cm" svg:y="13.581cm">
          <draw:text-box>
            <text:p text:style-name="P2"><text:span text:style-name="T76">Re</text:span><text:span text:style-name="T76">lat</text:span><text:span text:style-name="T76">io</text:span><text:span text:style-name="T76">n: </text:span><text:span text:style-name="T76">R </text:span><text:span text:style-name="T77">-1</text:span><text:span text:style-name="T76"> : </text:span><text:span text:style-name="T76">A </text:span><text:span text:style-name="T76">→ </text:span><text:span text:style-name="T76">B</text:span><text:span text:style-name="T76"><text:tab/></text:span><text:span text:style-name="T76"><text:tab/></text:span><text:span text:style-name="T76">A </text:span><text:span text:style-name="T76">= { </text:span><text:span text:style-name="T76">1, </text:span><text:span text:style-name="T76">2, </text:span><text:span text:style-name="T76">3 }</text:span><text:span text:style-name="T76"><text:tab/></text:span><text:span text:style-name="T76"><text:tab/></text:span><text:span text:style-name="T76">B </text:span><text:span text:style-name="T76">= { </text:span><text:span text:style-name="T76">x, </text:span><text:span text:style-name="T76">y, </text:span><text:span text:style-name="T76">z }</text:span></text:p>
            <text:p text:style-name="P2"><text:span text:style-name="T76">Ru</text:span><text:span text:style-name="T76">le: </text:span><text:span text:style-name="T76">{ (</text:span><text:span text:style-name="T76">x, </text:span><text:span text:style-name="T76">1), </text:span><text:span text:style-name="T76">(y, </text:span><text:span text:style-name="T76">1), </text:span><text:span text:style-name="T76">(z, </text:span><text:span text:style-name="T76">1), </text:span><text:span text:style-name="T76">(x, </text:span><text:span text:style-name="T76">2), </text:span><text:span text:style-name="T76">(y, </text:span><text:span text:style-name="T76">2), </text:span><text:span text:style-name="T76">(z, </text:span><text:span text:style-name="T76">3) </text:span><text:span text:style-name="T76">}</text:span></text:p>
          </draw:text-box>
        </draw:frame>
        <draw:line draw:style-name="gr9" draw:text-style-name="P20" draw:layer="layout" svg:x1="17.417cm" svg:y1="7.474cm" svg:x2="19.976cm" svg:y2="9.106cm">
          <text:p/>
        </draw:line>
        <draw:line draw:style-name="gr18" draw:text-style-name="P20" draw:layer="layout" svg:x1="17.327cm" svg:y1="10.831cm" svg:x2="19.91cm" svg:y2="7.673cm">
          <text:p/>
        </draw:line>
        <presentation:notes draw:style-name="dp2">
          <draw:page-thumbnail draw:style-name="gr2" draw:layer="layout" svg:width="13.968cm" svg:height="10.476cm" svg:x="3.81cm" svg:y="2.123cm" draw:page-number="35" presentation:class="page"/>
          <draw:frame presentation:style-name="pr2" draw:text-style-name="P4" draw:layer="layout" svg:width="17.271cm" svg:height="12.572cm" svg:x="2.159cm" svg:y="13.271cm" presentation:class="notes" presentation:placeholder="true">
            <draw:text-box/>
          </draw:frame>
        </presentation:notes>
      </draw:page>
      <draw:page draw:name="page36" draw:style-name="dp3" draw:master-page-name="Bubbles" presentation:presentation-page-layout-name="AL1T0">
        <office:forms form:automatic-focus="false" form:apply-design-mode="false"/>
        <draw:frame presentation:style-name="pr7" draw:text-style-name="P12" draw:layer="layout" svg:width="22.292cm" svg:height="3.108cm" svg:x="3.284cm" svg:y="6.658cm" presentation:class="title" presentation:user-transformed="true">
          <draw:text-box>
            <text:p text:style-name="P7"><text:span text:style-name="T78">4</text:span><text:span text:style-name="T78">. </text:span><text:span text:style-name="T78">A</text:span><text:span text:style-name="T78">d</text:span><text:span text:style-name="T78">d</text:span><text:span text:style-name="T78">i</text:span><text:span text:style-name="T78">t</text:span><text:span text:style-name="T78">i</text:span><text:span text:style-name="T78">o</text:span><text:span text:style-name="T78">n</text:span><text:span text:style-name="T78">a</text:span><text:span text:style-name="T78">l</text:span><text:span text:style-name="T78"> </text:span><text:span text:style-name="T78">N</text:span><text:span text:style-name="T78">o</text:span><text:span text:style-name="T78">t</text:span><text:span text:style-name="T78">a</text:span><text:span text:style-name="T78">t</text:span><text:span text:style-name="T78">i</text:span><text:span text:style-name="T78">o</text:span><text:span text:style-name="T78">n</text:span></text:p>
          </draw:text-box>
        </draw:frame>
        <presentation:notes draw:style-name="dp2">
          <draw:page-thumbnail draw:style-name="gr2" draw:layer="layout" svg:width="13.968cm" svg:height="10.476cm" svg:x="3.81cm" svg:y="2.123cm" draw:page-number="36" presentation:class="page"/>
          <draw:frame presentation:style-name="pr2" draw:text-style-name="P4" draw:layer="layout" svg:width="17.271cm" svg:height="12.572cm" svg:x="2.159cm" svg:y="13.271cm" presentation:class="notes" presentation:placeholder="true">
            <draw:text-box/>
          </draw:frame>
        </presentation:notes>
      </draw:page>
      <draw:page draw:name="page37"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4</text:span><text:span text:style-name="T5">. </text:span><text:span text:style-name="T5">A</text:span><text:span text:style-name="T5">d</text:span><text:span text:style-name="T5">d</text:span><text:span text:style-name="T5">i</text:span><text:span text:style-name="T5">t</text:span><text:span text:style-name="T5">i</text:span><text:span text:style-name="T5">o</text:span><text:span text:style-name="T5">n</text:span><text:span text:style-name="T5">a</text:span><text:span text:style-name="T5">l </text:span><text:span text:style-name="T5">N</text:span><text:span text:style-name="T5">o</text:span><text:span text:style-name="T5">t</text:span><text:span text:style-name="T5">a</text:span><text:span text:style-name="T5">t</text:span><text:span text:style-name="T5">i</text:span><text:span text:style-name="T5">o</text:span><text:span text:style-name="T5">n</text:span></text:p>
          </draw:text-box>
        </draw:frame>
        <draw:frame draw:style-name="gr16" draw:text-style-name="P13" draw:layer="layout" svg:width="5.744cm" svg:height="11.464cm" svg:x="21.858cm" svg:y="2.403cm">
          <draw:text-box>
            <text:p text:style-name="P7"><text:span text:style-name="T64">N</text:span><text:span text:style-name="T64">ot</text:span><text:span text:style-name="T64">es</text:span></text:p>
            <text:p text:style-name="P7"><text:span text:style-name="T8"/></text:p>
            <text:p text:style-name="P2"><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inp</text:span><text:span text:style-name="T10">uts</text:span></text:p>
            <text:p text:style-name="P2"><text:span text:style-name="T8"/></text:p>
            <text:p text:style-name="P2"><text:span text:style-name="T9">Co</text:span><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ou</text:span><text:span text:style-name="T10">tp</text:span><text:span text:style-name="T10">uts</text:span><text:span text:style-name="T10">.</text:span></text:p>
            <text:p text:style-name="P2"><text:span text:style-name="T10"/></text:p>
            <text:p text:style-name="P2"><text:span text:style-name="T19">f : </text:span><text:span text:style-name="T19">A </text:span><text:span text:style-name="T19">→ </text:span><text:span text:style-name="T19">B</text:span></text:p>
            <text:p text:style-name="P2"><text:span text:style-name="T10">fu</text:span><text:span text:style-name="T10">nct</text:span><text:span text:style-name="T10">ion </text:span><text:span text:style-name="T10">f, </text:span><text:span text:style-name="T10">wit</text:span><text:span text:style-name="T10">h</text:span></text:p>
            <text:p text:style-name="P2"><text:span text:style-name="T10">inp</text:span><text:span text:style-name="T10">ut </text:span><text:span text:style-name="T10">fro</text:span><text:span text:style-name="T10">m </text:span><text:span text:style-name="T10">set </text:span><text:span text:style-name="T10">A, </text:span><text:span text:style-name="T10">&amp;</text:span></text:p>
            <text:p text:style-name="P2"><text:span text:style-name="T10">ou</text:span><text:span text:style-name="T10">tp</text:span><text:span text:style-name="T10">ut </text:span><text:span text:style-name="T10">fro</text:span><text:span text:style-name="T10">m </text:span><text:span text:style-name="T10">set </text:span><text:span text:style-name="T10">B.</text:span></text:p>
            <text:p text:style-name="P2"><text:span text:style-name="T10"/></text:p>
            <text:p text:style-name="P2"><text:span text:style-name="T19">R : </text:span><text:span text:style-name="T19">A </text:span><text:span text:style-name="T19">→ </text:span><text:span text:style-name="T19">B</text:span></text:p>
            <text:p text:style-name="P2"><text:span text:style-name="T47">A </text:span><text:span text:style-name="T47">rel</text:span><text:span text:style-name="T47">ati</text:span><text:span text:style-name="T47">on </text:span><text:span text:style-name="T48">R</text:span><text:span text:style-name="T47"> </text:span><text:span text:style-name="T47">ha</text:span><text:span text:style-name="T47">s a </text:span><text:span text:style-name="T47">su</text:span><text:span text:style-name="T47">bs</text:span><text:span text:style-name="T47">et </text:span><text:span text:style-name="T47">of </text:span><text:span text:style-name="T48">A </text:span><text:span text:style-name="T48">x </text:span><text:span text:style-name="T48">B</text:span><text:span text:style-name="T47"> </text:span><text:span text:style-name="T47">as </text:span><text:span text:style-name="T47">its </text:span><text:span text:style-name="T47">rul</text:span><text:span text:style-name="T47">e.</text:span></text:p>
          </draw:text-box>
        </draw:frame>
        <draw:frame presentation:style-name="pr40" draw:text-style-name="P36" draw:layer="layout" svg:width="19.628cm" svg:height="10.465cm" svg:x="1.264cm" svg:y="3.794cm">
          <draw:text-box>
            <text:p text:style-name="P2"><text:span text:style-name="T79">F</text:span><text:span text:style-name="T79">or </text:span><text:span text:style-name="T79">a </text:span><text:span text:style-name="T79">fu</text:span><text:span text:style-name="T79">nc</text:span><text:span text:style-name="T79">ti</text:span><text:span text:style-name="T79">o</text:span><text:span text:style-name="T79">n </text:span><text:span text:style-name="T80">f : </text:span><text:span text:style-name="T80">A </text:span><text:span text:style-name="T80">→ </text:span><text:span text:style-name="T80">B</text:span><text:span text:style-name="T79">, </text:span><text:span text:style-name="T79">w</text:span><text:span text:style-name="T79">rit</text:span><text:span text:style-name="T79">in</text:span><text:span text:style-name="T79">g </text:span><text:span text:style-name="T79">o</text:span><text:span text:style-name="T79">ut </text:span><text:span text:style-name="T81">(x</text:span><text:span text:style-name="T81">, </text:span><text:span text:style-name="T81">y) </text:span><text:span text:style-name="T81">∈ </text:span><text:span text:style-name="T81">f</text:span><text:span text:style-name="T82"> </text:span><text:span text:style-name="T79"><text:s/></text:span><text:span text:style-name="T79">m</text:span><text:span text:style-name="T79">e</text:span><text:span text:style-name="T79">a</text:span><text:span text:style-name="T79">ns</text:span></text:p>
            <text:p text:style-name="P2"><text:span text:style-name="T79">T</text:span><text:span text:style-name="T79">h</text:span><text:span text:style-name="T79">e </text:span><text:span text:style-name="T79">in</text:span><text:span text:style-name="T79">p</text:span><text:span text:style-name="T79">ut </text:span><text:span text:style-name="T81">x</text:span><text:span text:style-name="T80"> </text:span><text:span text:style-name="T80">(fr</text:span><text:span text:style-name="T80">o</text:span><text:span text:style-name="T80">m </text:span><text:span text:style-name="T80">A) </text:span><text:span text:style-name="T79">is </text:span><text:span text:style-name="T79">m</text:span><text:span text:style-name="T79">a</text:span><text:span text:style-name="T79">p</text:span><text:span text:style-name="T79">p</text:span><text:span text:style-name="T79">e</text:span><text:span text:style-name="T79">d </text:span><text:span text:style-name="T79">to </text:span><text:span text:style-name="T79">th</text:span><text:span text:style-name="T79">e </text:span><text:span text:style-name="T79">o</text:span><text:span text:style-name="T79">ut</text:span><text:span text:style-name="T79">p</text:span><text:span text:style-name="T79">ut</text:span><text:span text:style-name="T80"> </text:span><text:span text:style-name="T81">y</text:span><text:span text:style-name="T80"> </text:span><text:span text:style-name="T80">(fr</text:span><text:span text:style-name="T80">o</text:span><text:span text:style-name="T80">m </text:span><text:span text:style-name="T80">B) </text:span><text:span text:style-name="T79">in </text:span><text:span text:style-name="T79">th</text:span><text:span text:style-name="T79">e </text:span><text:span text:style-name="T79">ru</text:span><text:span text:style-name="T79">le</text:span><text:span text:style-name="T79">s </text:span><text:span text:style-name="T79">of </text:span><text:span text:style-name="T79">th</text:span><text:span text:style-name="T79">e </text:span><text:span text:style-name="T79">fu</text:span><text:span text:style-name="T79">nc</text:span><text:span text:style-name="T79">ti</text:span><text:span text:style-name="T79">o</text:span><text:span text:style-name="T79">n</text:span><text:span text:style-name="T80"> </text:span><text:span text:style-name="T80">f.</text:span></text:p>
            <text:p text:style-name="P2"><text:span text:style-name="T79"/></text:p>
            <text:p text:style-name="P7"><text:span text:style-name="T79">T</text:span><text:span text:style-name="T79">h</text:span><text:span text:style-name="T79">e </text:span><text:span text:style-name="T79">va</text:span><text:span text:style-name="T79">lu</text:span><text:span text:style-name="T79">e </text:span><text:span text:style-name="T79">x </text:span><text:span text:style-name="T79">is </text:span><text:span text:style-name="T79">fr</text:span><text:span text:style-name="T79">o</text:span><text:span text:style-name="T79">m </text:span><text:span text:style-name="T79">A, </text:span><text:span text:style-name="T79">so </text:span></text:p>
            <text:p text:style-name="P7"><text:span text:style-name="T82">x </text:span><text:span text:style-name="T81">∈</text:span><text:span text:style-name="T82"> </text:span><text:span text:style-name="T82">A</text:span></text:p>
            <text:p text:style-name="P7"><text:span text:style-name="T79"/></text:p>
            <text:p text:style-name="P7"><text:span text:style-name="T79">T</text:span><text:span text:style-name="T79">h</text:span><text:span text:style-name="T79">e </text:span><text:span text:style-name="T79">va</text:span><text:span text:style-name="T79">lu</text:span><text:span text:style-name="T79">e </text:span><text:span text:style-name="T79">y </text:span><text:span text:style-name="T79">is </text:span><text:span text:style-name="T79">fr</text:span><text:span text:style-name="T79">o</text:span><text:span text:style-name="T79">m </text:span><text:span text:style-name="T79">B, </text:span><text:span text:style-name="T79">so </text:span></text:p>
            <text:p text:style-name="P7"><text:span text:style-name="T82">y </text:span><text:span text:style-name="T81">∈</text:span><text:span text:style-name="T82"> </text:span><text:span text:style-name="T82">B</text:span></text:p>
            <text:p text:style-name="P7"><text:span text:style-name="T79"/></text:p>
            <text:p text:style-name="P7"><text:span text:style-name="T79">A</text:span><text:span text:style-name="T79">n</text:span><text:span text:style-name="T79">d </text:span><text:span text:style-name="T79">th</text:span><text:span text:style-name="T79">e </text:span><text:span text:style-name="T79">m</text:span><text:span text:style-name="T79">a</text:span><text:span text:style-name="T79">p</text:span><text:span text:style-name="T79">pi</text:span><text:span text:style-name="T79">n</text:span><text:span text:style-name="T79">g </text:span><text:span text:style-name="T79">fr</text:span><text:span text:style-name="T79">o</text:span><text:span text:style-name="T79">m </text:span><text:span text:style-name="T79">x </text:span><text:span text:style-name="T79">to </text:span><text:span text:style-name="T79">y </text:span><text:span text:style-name="T79">e</text:span><text:span text:style-name="T79">xi</text:span><text:span text:style-name="T79">st</text:span><text:span text:style-name="T79">s </text:span><text:span text:style-name="T79">fo</text:span><text:span text:style-name="T79">r </text:span><text:span text:style-name="T79">th</text:span><text:span text:style-name="T79">e </text:span><text:span text:style-name="T79">fu</text:span><text:span text:style-name="T79">nc</text:span><text:span text:style-name="T79">ti</text:span><text:span text:style-name="T79">o</text:span><text:span text:style-name="T79">n, </text:span><text:span text:style-name="T79">so </text:span><text:span text:style-name="T81">(x</text:span><text:span text:style-name="T81">, </text:span><text:span text:style-name="T81">y) </text:span><text:span text:style-name="T81">∈ </text:span><text:span text:style-name="T81">f</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9</text:page-count></text:span><text:span text:style-name="T18">)</text:span></text:p>
          </draw:text-box>
        </draw:frame>
        <draw:custom-shape draw:style-name="gr30" draw:text-style-name="P29" draw:layer="layout" svg:width="1.213cm" svg:height="1.146cm" svg:x="0.484cm" svg:y="2.559cm">
          <text:p text:style-name="P7"><text:span text:style-name="T5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37" presentation:class="page"/>
          <draw:frame presentation:style-name="pr2" draw:text-style-name="P4" draw:layer="layout" svg:width="17.271cm" svg:height="12.572cm" svg:x="2.159cm" svg:y="13.271cm" presentation:class="notes" presentation:placeholder="true">
            <draw:text-box/>
          </draw:frame>
        </presentation:notes>
      </draw:page>
      <draw:page draw:name="page38" draw:style-name="dp3" draw:master-page-name="Bubbles" presentation:presentation-page-layout-name="AL1T0">
        <office:forms form:automatic-focus="false" form:apply-design-mode="false"/>
        <draw:frame presentation:style-name="pr7" draw:text-style-name="P12" draw:layer="layout" svg:width="22.292cm" svg:height="3.108cm" svg:x="3.284cm" svg:y="6.658cm" presentation:class="title" presentation:user-transformed="true">
          <draw:text-box>
            <text:p text:style-name="P7"><text:span text:style-name="T78">5</text:span><text:span text:style-name="T78">. </text:span><text:span text:style-name="T78">M</text:span><text:span text:style-name="T78">o</text:span><text:span text:style-name="T78">r</text:span><text:span text:style-name="T78">e</text:span><text:span text:style-name="T78"> </text:span><text:span text:style-name="T78">p</text:span><text:span text:style-name="T78">r</text:span><text:span text:style-name="T78">a</text:span><text:span text:style-name="T78">c</text:span><text:span text:style-name="T78">t</text:span><text:span text:style-name="T78">i</text:span><text:span text:style-name="T78">c</text:span><text:span text:style-name="T78">e</text:span></text:p>
          </draw:text-box>
        </draw:frame>
        <presentation:notes draw:style-name="dp2">
          <draw:page-thumbnail draw:style-name="gr2" draw:layer="layout" svg:width="13.968cm" svg:height="10.476cm" svg:x="3.81cm" svg:y="2.123cm" draw:page-number="38" presentation:class="page"/>
          <draw:frame presentation:style-name="pr2" draw:text-style-name="P4" draw:layer="layout" svg:width="17.271cm" svg:height="12.572cm" svg:x="2.159cm" svg:y="13.271cm" presentation:class="notes" presentation:placeholder="true">
            <draw:text-box/>
          </draw:frame>
        </presentation:notes>
      </draw:page>
      <draw:page draw:name="page39"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5</text:span><text:span text:style-name="T5">. </text:span><text:span text:style-name="T5">M</text:span><text:span text:style-name="T5">o</text:span><text:span text:style-name="T5">r</text:span><text:span text:style-name="T5">e </text:span><text:span text:style-name="T5">p</text:span><text:span text:style-name="T5">r</text:span><text:span text:style-name="T5">a</text:span><text:span text:style-name="T5">c</text:span><text:span text:style-name="T5">t</text:span><text:span text:style-name="T5">i</text:span><text:span text:style-name="T5">c</text:span><text:span text:style-name="T5">e</text:span></text:p>
          </draw:text-box>
        </draw:frame>
        <draw:frame draw:style-name="gr16" draw:text-style-name="P13" draw:layer="layout" svg:width="5.744cm" svg:height="11.464cm" svg:x="21.858cm" svg:y="2.403cm">
          <draw:text-box>
            <text:p text:style-name="P7"><text:span text:style-name="T64">N</text:span><text:span text:style-name="T64">ot</text:span><text:span text:style-name="T64">es</text:span></text:p>
            <text:p text:style-name="P7"><text:span text:style-name="T8"/></text:p>
            <text:p text:style-name="P2"><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inp</text:span><text:span text:style-name="T10">uts</text:span></text:p>
            <text:p text:style-name="P2"><text:span text:style-name="T8"/></text:p>
            <text:p text:style-name="P2"><text:span text:style-name="T9">Co</text:span><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ou</text:span><text:span text:style-name="T10">tp</text:span><text:span text:style-name="T10">uts</text:span><text:span text:style-name="T10">.</text:span></text:p>
            <text:p text:style-name="P2"><text:span text:style-name="T10"/></text:p>
            <text:p text:style-name="P2"><text:span text:style-name="T19">f : </text:span><text:span text:style-name="T19">A </text:span><text:span text:style-name="T19">→ </text:span><text:span text:style-name="T19">B</text:span></text:p>
            <text:p text:style-name="P2"><text:span text:style-name="T10">fu</text:span><text:span text:style-name="T10">nct</text:span><text:span text:style-name="T10">ion </text:span><text:span text:style-name="T10">f, </text:span><text:span text:style-name="T10">wit</text:span><text:span text:style-name="T10">h</text:span></text:p>
            <text:p text:style-name="P2"><text:span text:style-name="T10">inp</text:span><text:span text:style-name="T10">ut </text:span><text:span text:style-name="T10">fro</text:span><text:span text:style-name="T10">m </text:span><text:span text:style-name="T10">set </text:span><text:span text:style-name="T10">A, </text:span><text:span text:style-name="T10">&amp;</text:span></text:p>
            <text:p text:style-name="P2"><text:span text:style-name="T10">ou</text:span><text:span text:style-name="T10">tp</text:span><text:span text:style-name="T10">ut </text:span><text:span text:style-name="T10">fro</text:span><text:span text:style-name="T10">m </text:span><text:span text:style-name="T10">set </text:span><text:span text:style-name="T10">B.</text:span></text:p>
            <text:p text:style-name="P2"><text:span text:style-name="T10"/></text:p>
            <text:p text:style-name="P2"><text:span text:style-name="T19">R : </text:span><text:span text:style-name="T19">A </text:span><text:span text:style-name="T19">→ </text:span><text:span text:style-name="T19">B</text:span></text:p>
            <text:p text:style-name="P2"><text:span text:style-name="T47">A </text:span><text:span text:style-name="T47">rel</text:span><text:span text:style-name="T47">ati</text:span><text:span text:style-name="T47">on </text:span><text:span text:style-name="T48">R</text:span><text:span text:style-name="T47"> </text:span><text:span text:style-name="T47">ha</text:span><text:span text:style-name="T47">s a </text:span><text:span text:style-name="T47">su</text:span><text:span text:style-name="T47">bs</text:span><text:span text:style-name="T47">et </text:span><text:span text:style-name="T47">of </text:span><text:span text:style-name="T48">A </text:span><text:span text:style-name="T48">x </text:span><text:span text:style-name="T48">B</text:span><text:span text:style-name="T47"> </text:span><text:span text:style-name="T47">as </text:span><text:span text:style-name="T47">its </text:span><text:span text:style-name="T47">rul</text:span><text:span text:style-name="T47">e.</text:span></text:p>
          </draw:text-box>
        </draw:frame>
        <draw:frame presentation:style-name="pr41" draw:text-style-name="P36" draw:layer="layout" svg:width="19.628cm" svg:height="7.849cm" svg:x="1.264cm" svg:y="3.088cm">
          <draw:text-box>
            <text:p text:style-name="P2"><text:span text:style-name="T82">Pr</text:span><text:span text:style-name="T82">a</text:span><text:span text:style-name="T82">ct</text:span><text:span text:style-name="T82">ic</text:span><text:span text:style-name="T82">e:</text:span><text:span text:style-name="T79"> </text:span><text:span text:style-name="T79"><text:tab/></text:span><text:span text:style-name="T79">Di</text:span><text:span text:style-name="T79">a</text:span><text:span text:style-name="T79">gr</text:span><text:span text:style-name="T79">a</text:span><text:span text:style-name="T79">m </text:span><text:span text:style-name="T79">th</text:span><text:span text:style-name="T79">e </text:span><text:span text:style-name="T79">re</text:span><text:span text:style-name="T79">la</text:span><text:span text:style-name="T79">ti</text:span><text:span text:style-name="T79">o</text:span><text:span text:style-name="T79">n </text:span><text:span text:style-name="T79">R </text:span><text:span text:style-name="T79">: </text:span><text:span text:style-name="T79">A </text:span><text:span text:style-name="T79">→ </text:span><text:span text:style-name="T79">B</text:span></text:p>
            <text:p text:style-name="P2"><text:span text:style-name="T79"><text:tab/></text:span><text:span text:style-name="T79">W</text:span><text:span text:style-name="T79">h</text:span><text:span text:style-name="T79">er</text:span><text:span text:style-name="T79">e </text:span><text:span text:style-name="T79">A </text:span><text:span text:style-name="T79">= </text:span></text:p>
            <text:p text:style-name="P2"><text:span text:style-name="T79"><text:tab/></text:span><text:span text:style-name="T79">a</text:span><text:span text:style-name="T79">n</text:span><text:span text:style-name="T79">d </text:span><text:span text:style-name="T79">B </text:span><text:span text:style-name="T79">= </text:span><text:span text:style-name="T79">{ </text:span><text:span text:style-name="T79">0, </text:span><text:span text:style-name="T79">1, </text:span><text:span text:style-name="T79">2, </text:span><text:span text:style-name="T79">3 </text:span><text:span text:style-name="T79">}</text:span></text:p>
            <text:p text:style-name="P2"><text:span text:style-name="T79">W</text:span><text:span text:style-name="T79">it</text:span><text:span text:style-name="T79">h </text:span><text:span text:style-name="T79">th</text:span><text:span text:style-name="T79">e </text:span><text:span text:style-name="T79">ru</text:span><text:span text:style-name="T79">le </text:span><text:span text:style-name="T79">(x</text:span><text:span text:style-name="T79">, </text:span><text:span text:style-name="T79">y) </text:span><text:span text:style-name="T79">∈ </text:span><text:span text:style-name="T79">R </text:span><text:span text:style-name="T79">if </text:span><text:span text:style-name="T79">n(</text:span><text:span text:style-name="T79">x) </text:span><text:span text:style-name="T79">= </text:span><text:span text:style-name="T79">y.</text:span></text:p>
            <text:p text:style-name="P2"><text:span text:style-name="T79"/></text:p>
            <text:p text:style-name="P2"><text:span text:style-name="T83">Hi</text:span><text:span text:style-name="T83">nt</text:span><text:span text:style-name="T83">s: </text:span><text:span text:style-name="T83">Fi</text:span><text:span text:style-name="T83">rs</text:span><text:span text:style-name="T83">t, </text:span><text:span text:style-name="T83">A </text:span><text:span text:style-name="T83">is </text:span><text:span text:style-name="T83">th</text:span><text:span text:style-name="T83">e </text:span><text:span text:style-name="T83">p</text:span><text:span text:style-name="T83">o</text:span><text:span text:style-name="T83">w</text:span><text:span text:style-name="T83">er</text:span><text:span text:style-name="T83">-</text:span><text:span text:style-name="T83">s</text:span><text:span text:style-name="T83">et </text:span><text:span text:style-name="T83">of </text:span><text:span text:style-name="T83">{ </text:span><text:span text:style-name="T83">1, </text:span><text:span text:style-name="T83">2, </text:span><text:span text:style-name="T83">3 </text:span><text:span text:style-name="T83">}. </text:span><text:span text:style-name="T83">T</text:span><text:span text:style-name="T83">hi</text:span><text:span text:style-name="T83">s </text:span><text:span text:style-name="T83">m</text:span><text:span text:style-name="T83">e</text:span><text:span text:style-name="T83">a</text:span><text:span text:style-name="T83">n</text:span><text:span text:style-name="T83">s, </text:span><text:span text:style-name="T83">e</text:span><text:span text:style-name="T83">x</text:span><text:span text:style-name="T83">p</text:span><text:span text:style-name="T83">a</text:span><text:span text:style-name="T83">n</text:span><text:span text:style-name="T83">d</text:span><text:span text:style-name="T83">e</text:span><text:span text:style-name="T83">d </text:span><text:span text:style-name="T83">o</text:span><text:span text:style-name="T83">ut</text:span><text:span text:style-name="T83">, </text:span><text:span text:style-name="T83">al</text:span><text:span text:style-name="T83">l </text:span><text:span text:style-name="T83">it</text:span><text:span text:style-name="T83">s </text:span><text:span text:style-name="T83">el</text:span><text:span text:style-name="T83">e</text:span><text:span text:style-name="T83">m</text:span><text:span text:style-name="T83">e</text:span><text:span text:style-name="T83">nt</text:span><text:span text:style-name="T83">s </text:span><text:span text:style-name="T83">ar</text:span><text:span text:style-name="T83">e:</text:span></text:p>
            <text:p text:style-name="P2"><text:span text:style-name="T84"/></text:p>
            <text:p text:style-name="P7"><text:span text:style-name="T84">{ {</text:span><text:span text:style-name="T84">}, </text:span><text:span text:style-name="T84">{1</text:span><text:span text:style-name="T84">}, </text:span><text:span text:style-name="T84">{2</text:span><text:span text:style-name="T84">}, </text:span><text:span text:style-name="T84">{3</text:span><text:span text:style-name="T84">}, </text:span><text:span text:style-name="T84">{1</text:span><text:span text:style-name="T84">, </text:span><text:span text:style-name="T84">2}</text:span><text:span text:style-name="T84">, </text:span><text:span text:style-name="T84">{1</text:span><text:span text:style-name="T84">, </text:span><text:span text:style-name="T84">3}</text:span><text:span text:style-name="T84">, </text:span><text:span text:style-name="T84">{2</text:span><text:span text:style-name="T84">, </text:span><text:span text:style-name="T84">3}</text:span><text:span text:style-name="T84">, </text:span><text:span text:style-name="T84">{1</text:span><text:span text:style-name="T84">, </text:span><text:span text:style-name="T84">2, </text:span><text:span text:style-name="T84">3} </text:span><text:span text:style-name="T84">}</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9</text:page-count></text:span><text:span text:style-name="T18">)</text:span></text:p>
          </draw:text-box>
        </draw:frame>
        <draw:frame draw:style-name="gr46" draw:text-style-name="P7" draw:layer="layout" svg:width="2.893cm" svg:height="0.685cm" svg:x="6.254cm" svg:y="4.106cm">
          <loext:p/>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3.968cm" svg:height="10.476cm" svg:x="3.81cm" svg:y="2.123cm" draw:page-number="39" presentation:class="page"/>
          <draw:frame presentation:style-name="pr2" draw:text-style-name="P4" draw:layer="layout" svg:width="17.271cm" svg:height="12.572cm" svg:x="2.159cm" svg:y="13.271cm" presentation:class="notes" presentation:placeholder="true">
            <draw:text-box/>
          </draw:frame>
        </presentation:notes>
      </draw:page>
      <draw:page draw:name="page40"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5</text:span><text:span text:style-name="T5">. </text:span><text:span text:style-name="T5">M</text:span><text:span text:style-name="T5">o</text:span><text:span text:style-name="T5">r</text:span><text:span text:style-name="T5">e </text:span><text:span text:style-name="T5">p</text:span><text:span text:style-name="T5">r</text:span><text:span text:style-name="T5">a</text:span><text:span text:style-name="T5">c</text:span><text:span text:style-name="T5">t</text:span><text:span text:style-name="T5">i</text:span><text:span text:style-name="T5">c</text:span><text:span text:style-name="T5">e</text:span></text:p>
          </draw:text-box>
        </draw:frame>
        <draw:frame draw:style-name="gr16" draw:text-style-name="P13" draw:layer="layout" svg:width="5.744cm" svg:height="11.464cm" svg:x="21.858cm" svg:y="2.403cm">
          <draw:text-box>
            <text:p text:style-name="P7"><text:span text:style-name="T64">N</text:span><text:span text:style-name="T64">ot</text:span><text:span text:style-name="T64">es</text:span></text:p>
            <text:p text:style-name="P7"><text:span text:style-name="T8"/></text:p>
            <text:p text:style-name="P2"><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inp</text:span><text:span text:style-name="T10">uts</text:span></text:p>
            <text:p text:style-name="P2"><text:span text:style-name="T8"/></text:p>
            <text:p text:style-name="P2"><text:span text:style-name="T9">Co</text:span><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ou</text:span><text:span text:style-name="T10">tp</text:span><text:span text:style-name="T10">uts</text:span><text:span text:style-name="T10">.</text:span></text:p>
            <text:p text:style-name="P2"><text:span text:style-name="T10"/></text:p>
            <text:p text:style-name="P2"><text:span text:style-name="T19">f : </text:span><text:span text:style-name="T19">A </text:span><text:span text:style-name="T19">→ </text:span><text:span text:style-name="T19">B</text:span></text:p>
            <text:p text:style-name="P2"><text:span text:style-name="T10">fu</text:span><text:span text:style-name="T10">nct</text:span><text:span text:style-name="T10">ion </text:span><text:span text:style-name="T10">f, </text:span><text:span text:style-name="T10">wit</text:span><text:span text:style-name="T10">h</text:span></text:p>
            <text:p text:style-name="P2"><text:span text:style-name="T10">inp</text:span><text:span text:style-name="T10">ut </text:span><text:span text:style-name="T10">fro</text:span><text:span text:style-name="T10">m </text:span><text:span text:style-name="T10">set </text:span><text:span text:style-name="T10">A, </text:span><text:span text:style-name="T10">&amp;</text:span></text:p>
            <text:p text:style-name="P2"><text:span text:style-name="T10">ou</text:span><text:span text:style-name="T10">tp</text:span><text:span text:style-name="T10">ut </text:span><text:span text:style-name="T10">fro</text:span><text:span text:style-name="T10">m </text:span><text:span text:style-name="T10">set </text:span><text:span text:style-name="T10">B.</text:span></text:p>
            <text:p text:style-name="P2"><text:span text:style-name="T10"/></text:p>
            <text:p text:style-name="P2"><text:span text:style-name="T19">R : </text:span><text:span text:style-name="T19">A </text:span><text:span text:style-name="T19">→ </text:span><text:span text:style-name="T19">B</text:span></text:p>
            <text:p text:style-name="P2"><text:span text:style-name="T47">A </text:span><text:span text:style-name="T47">rel</text:span><text:span text:style-name="T47">ati</text:span><text:span text:style-name="T47">on </text:span><text:span text:style-name="T48">R</text:span><text:span text:style-name="T47"> </text:span><text:span text:style-name="T47">ha</text:span><text:span text:style-name="T47">s a </text:span><text:span text:style-name="T47">su</text:span><text:span text:style-name="T47">bs</text:span><text:span text:style-name="T47">et </text:span><text:span text:style-name="T47">of </text:span><text:span text:style-name="T48">A </text:span><text:span text:style-name="T48">x </text:span><text:span text:style-name="T48">B</text:span><text:span text:style-name="T47"> </text:span><text:span text:style-name="T47">as </text:span><text:span text:style-name="T47">its </text:span><text:span text:style-name="T47">rul</text:span><text:span text:style-name="T47">e.</text:span></text:p>
          </draw:text-box>
        </draw:frame>
        <draw:frame presentation:style-name="pr42" draw:text-style-name="P36" draw:layer="layout" svg:width="19.628cm" svg:height="7.849cm" svg:x="1.264cm" svg:y="3.088cm">
          <draw:text-box>
            <text:p text:style-name="P2"><text:span text:style-name="T82">Pr</text:span><text:span text:style-name="T82">a</text:span><text:span text:style-name="T82">ct</text:span><text:span text:style-name="T82">ic</text:span><text:span text:style-name="T82">e:</text:span><text:span text:style-name="T79"> </text:span><text:span text:style-name="T79"><text:tab/></text:span><text:span text:style-name="T79">Di</text:span><text:span text:style-name="T79">a</text:span><text:span text:style-name="T79">gr</text:span><text:span text:style-name="T79">a</text:span><text:span text:style-name="T79">m </text:span><text:span text:style-name="T79">th</text:span><text:span text:style-name="T79">e </text:span><text:span text:style-name="T79">re</text:span><text:span text:style-name="T79">la</text:span><text:span text:style-name="T79">ti</text:span><text:span text:style-name="T79">o</text:span><text:span text:style-name="T79">n </text:span><text:span text:style-name="T79">R </text:span><text:span text:style-name="T79">: </text:span><text:span text:style-name="T79">A </text:span><text:span text:style-name="T79">→ </text:span><text:span text:style-name="T79">B</text:span></text:p>
            <text:p text:style-name="P2"><text:span text:style-name="T79"><text:tab/></text:span><text:span text:style-name="T79">W</text:span><text:span text:style-name="T79">h</text:span><text:span text:style-name="T79">er</text:span><text:span text:style-name="T79">e </text:span><text:span text:style-name="T79">A </text:span><text:span text:style-name="T79">=</text:span><text:span text:style-name="T79"><text:tab/></text:span><text:span text:style-name="T79"><text:tab/></text:span><text:span text:style-name="T79"><text:tab/></text:span><text:span text:style-name="T79"> </text:span><text:span text:style-name="T84"><text:s text:c="2"/></text:span><text:span text:style-name="T84">= </text:span><text:span text:style-name="T85">{ </text:span><text:span text:style-name="T85">{}, </text:span><text:span text:style-name="T85">{1}</text:span><text:span text:style-name="T85">, </text:span><text:span text:style-name="T85">{2}</text:span><text:span text:style-name="T85">, </text:span><text:span text:style-name="T85">{3}</text:span><text:span text:style-name="T85">, </text:span><text:span text:style-name="T85">{1, </text:span><text:span text:style-name="T85">2}, </text:span><text:span text:style-name="T85">{1, </text:span><text:span text:style-name="T85">3}, </text:span><text:span text:style-name="T85">{2, </text:span><text:span text:style-name="T85">3}, </text:span><text:span text:style-name="T85">{1, </text:span><text:span text:style-name="T85">2, </text:span><text:span text:style-name="T85">3} </text:span><text:span text:style-name="T85">}</text:span><text:span text:style-name="T79"> </text:span></text:p>
            <text:p text:style-name="P2"><text:span text:style-name="T79"><text:tab/></text:span><text:span text:style-name="T79">a</text:span><text:span text:style-name="T79">n</text:span><text:span text:style-name="T79">d </text:span><text:span text:style-name="T79">B </text:span><text:span text:style-name="T79">= </text:span><text:span text:style-name="T79">{ </text:span><text:span text:style-name="T79">0, </text:span><text:span text:style-name="T79">1, </text:span><text:span text:style-name="T79">2, </text:span><text:span text:style-name="T79">3 </text:span><text:span text:style-name="T79">}</text:span></text:p>
            <text:p text:style-name="P2"><text:span text:style-name="T79">W</text:span><text:span text:style-name="T79">it</text:span><text:span text:style-name="T79">h </text:span><text:span text:style-name="T79">th</text:span><text:span text:style-name="T79">e </text:span><text:span text:style-name="T79">ru</text:span><text:span text:style-name="T79">le </text:span><text:span text:style-name="T79">(x</text:span><text:span text:style-name="T79">, </text:span><text:span text:style-name="T79">y) </text:span><text:span text:style-name="T79">∈ </text:span><text:span text:style-name="T79">R </text:span><text:span text:style-name="T79">if </text:span><text:span text:style-name="T79">n(</text:span><text:span text:style-name="T79">x) </text:span><text:span text:style-name="T79">= </text:span><text:span text:style-name="T79">y.</text:span></text:p>
            <text:p text:style-name="P2"><text:span text:style-name="T79"/></text:p>
            <text:p text:style-name="P2"><text:span text:style-name="T83">Hi</text:span><text:span text:style-name="T83">nt</text:span><text:span text:style-name="T83">s: </text:span><text:span text:style-name="T83">S</text:span><text:span text:style-name="T83">e</text:span><text:span text:style-name="T83">c</text:span><text:span text:style-name="T83">o</text:span><text:span text:style-name="T83">n</text:span><text:span text:style-name="T83">d, </text:span><text:span text:style-name="T83">th</text:span><text:span text:style-name="T83">e </text:span><text:span text:style-name="T83">ru</text:span><text:span text:style-name="T83">le </text:span><text:span text:style-name="T83">(x</text:span><text:span text:style-name="T83">, </text:span><text:span text:style-name="T83">y) </text:span><text:span text:style-name="T83">∈ </text:span><text:span text:style-name="T83">R </text:span><text:span text:style-name="T83">if </text:span><text:span text:style-name="T83">n(</text:span><text:span text:style-name="T83">x) </text:span><text:span text:style-name="T83">= </text:span><text:span text:style-name="T83">y</text:span><text:span text:style-name="T84"> </text:span><text:span text:style-name="T83">m</text:span><text:span text:style-name="T83">e</text:span><text:span text:style-name="T83">a</text:span><text:span text:style-name="T83">n</text:span><text:span text:style-name="T83">s </text:span><text:span text:style-name="T83">th</text:span><text:span text:style-name="T83">at </text:span><text:span text:style-name="T83">th</text:span><text:span text:style-name="T83">e </text:span><text:span text:style-name="T83">re</text:span><text:span text:style-name="T83">la</text:span><text:span text:style-name="T83">ti</text:span><text:span text:style-name="T83">o</text:span><text:span text:style-name="T83">n </text:span><text:span text:style-name="T83">e</text:span><text:span text:style-name="T83">xi</text:span><text:span text:style-name="T83">st</text:span><text:span text:style-name="T83">s </text:span><text:span text:style-name="T83">if </text:span><text:span text:style-name="T83">n(</text:span><text:span text:style-name="T83">x) </text:span><text:span text:style-name="T83">(t</text:span><text:span text:style-name="T83">h</text:span><text:span text:style-name="T83">e </text:span><text:span text:style-name="T83">si</text:span><text:span text:style-name="T83">z</text:span><text:span text:style-name="T83">e </text:span><text:span text:style-name="T83">of </text:span><text:span text:style-name="T83">th</text:span><text:span text:style-name="T83">e </text:span><text:span text:style-name="T83">in</text:span><text:span text:style-name="T83">p</text:span><text:span text:style-name="T83">ut </text:span><text:span text:style-name="T83">s</text:span><text:span text:style-name="T83">et </text:span><text:span text:style-name="T83">x) </text:span><text:span text:style-name="T83">m</text:span><text:span text:style-name="T83">at</text:span><text:span text:style-name="T83">c</text:span><text:span text:style-name="T83">h</text:span><text:span text:style-name="T83">e</text:span><text:span text:style-name="T83">s </text:span><text:span text:style-name="T83">th</text:span><text:span text:style-name="T83">e </text:span><text:span text:style-name="T83">y </text:span><text:span text:style-name="T83">v</text:span><text:span text:style-name="T83">al</text:span><text:span text:style-name="T83">u</text:span><text:span text:style-name="T83">e.</text:span></text:p>
            <text:p text:style-name="P2"><text:span text:style-name="T83"/></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9</text:page-count></text:span><text:span text:style-name="T18">)</text:span></text:p>
          </draw:text-box>
        </draw:frame>
        <draw:frame draw:style-name="gr46" draw:text-style-name="P7" draw:layer="layout" svg:width="2.893cm" svg:height="0.685cm" svg:x="6.254cm" svg:y="4.106cm">
          <loext:p/>
          <draw:object xlink:href="./Object 2" xlink:type="simple" xlink:show="embed" xlink:actuate="onLoad"/>
          <draw:image xlink:href="./ObjectReplacements/Object 2" xlink:type="simple" xlink:show="embed" xlink:actuate="onLoad"/>
        </draw:frame>
        <presentation:notes draw:style-name="dp2">
          <draw:page-thumbnail draw:style-name="gr2" draw:layer="layout" svg:width="13.968cm" svg:height="10.476cm" svg:x="3.81cm" svg:y="2.123cm" draw:page-number="40" presentation:class="page"/>
          <draw:frame presentation:style-name="pr2" draw:text-style-name="P4" draw:layer="layout" svg:width="17.271cm" svg:height="12.572cm" svg:x="2.159cm" svg:y="13.271cm" presentation:class="notes" presentation:placeholder="true">
            <draw:text-box/>
          </draw:frame>
        </presentation:notes>
      </draw:page>
      <draw:page draw:name="page41"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5</text:span><text:span text:style-name="T5">. </text:span><text:span text:style-name="T5">M</text:span><text:span text:style-name="T5">o</text:span><text:span text:style-name="T5">r</text:span><text:span text:style-name="T5">e </text:span><text:span text:style-name="T5">p</text:span><text:span text:style-name="T5">r</text:span><text:span text:style-name="T5">a</text:span><text:span text:style-name="T5">c</text:span><text:span text:style-name="T5">t</text:span><text:span text:style-name="T5">i</text:span><text:span text:style-name="T5">c</text:span><text:span text:style-name="T5">e</text:span></text:p>
          </draw:text-box>
        </draw:frame>
        <draw:frame draw:style-name="gr16" draw:text-style-name="P13" draw:layer="layout" svg:width="5.744cm" svg:height="11.464cm" svg:x="21.858cm" svg:y="2.403cm">
          <draw:text-box>
            <text:p text:style-name="P7"><text:span text:style-name="T64">N</text:span><text:span text:style-name="T64">ot</text:span><text:span text:style-name="T64">es</text:span></text:p>
            <text:p text:style-name="P7"><text:span text:style-name="T8"/></text:p>
            <text:p text:style-name="P2"><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inp</text:span><text:span text:style-name="T10">uts</text:span></text:p>
            <text:p text:style-name="P2"><text:span text:style-name="T8"/></text:p>
            <text:p text:style-name="P2"><text:span text:style-name="T9">Co</text:span><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ou</text:span><text:span text:style-name="T10">tp</text:span><text:span text:style-name="T10">uts</text:span><text:span text:style-name="T10">.</text:span></text:p>
            <text:p text:style-name="P2"><text:span text:style-name="T10"/></text:p>
            <text:p text:style-name="P2"><text:span text:style-name="T19">f : </text:span><text:span text:style-name="T19">A </text:span><text:span text:style-name="T19">→ </text:span><text:span text:style-name="T19">B</text:span></text:p>
            <text:p text:style-name="P2"><text:span text:style-name="T10">fu</text:span><text:span text:style-name="T10">nct</text:span><text:span text:style-name="T10">ion </text:span><text:span text:style-name="T10">f, </text:span><text:span text:style-name="T10">wit</text:span><text:span text:style-name="T10">h</text:span></text:p>
            <text:p text:style-name="P2"><text:span text:style-name="T10">inp</text:span><text:span text:style-name="T10">ut </text:span><text:span text:style-name="T10">fro</text:span><text:span text:style-name="T10">m </text:span><text:span text:style-name="T10">set </text:span><text:span text:style-name="T10">A, </text:span><text:span text:style-name="T10">&amp;</text:span></text:p>
            <text:p text:style-name="P2"><text:span text:style-name="T10">ou</text:span><text:span text:style-name="T10">tp</text:span><text:span text:style-name="T10">ut </text:span><text:span text:style-name="T10">fro</text:span><text:span text:style-name="T10">m </text:span><text:span text:style-name="T10">set </text:span><text:span text:style-name="T10">B.</text:span></text:p>
            <text:p text:style-name="P2"><text:span text:style-name="T10"/></text:p>
            <text:p text:style-name="P2"><text:span text:style-name="T19">R : </text:span><text:span text:style-name="T19">A </text:span><text:span text:style-name="T19">→ </text:span><text:span text:style-name="T19">B</text:span></text:p>
            <text:p text:style-name="P2"><text:span text:style-name="T47">A </text:span><text:span text:style-name="T47">rel</text:span><text:span text:style-name="T47">ati</text:span><text:span text:style-name="T47">on </text:span><text:span text:style-name="T48">R</text:span><text:span text:style-name="T47"> </text:span><text:span text:style-name="T47">ha</text:span><text:span text:style-name="T47">s a </text:span><text:span text:style-name="T47">su</text:span><text:span text:style-name="T47">bs</text:span><text:span text:style-name="T47">et </text:span><text:span text:style-name="T47">of </text:span><text:span text:style-name="T48">A </text:span><text:span text:style-name="T48">x </text:span><text:span text:style-name="T48">B</text:span><text:span text:style-name="T47"> </text:span><text:span text:style-name="T47">as </text:span><text:span text:style-name="T47">its </text:span><text:span text:style-name="T47">rul</text:span><text:span text:style-name="T47">e.</text:span></text:p>
          </draw:text-box>
        </draw:frame>
        <draw:frame presentation:style-name="pr43" draw:text-style-name="P36" draw:layer="layout" svg:width="19.628cm" svg:height="9.593cm" svg:x="1.264cm" svg:y="3.088cm">
          <draw:text-box>
            <text:p text:style-name="P2"><text:span text:style-name="T82">Pr</text:span><text:span text:style-name="T82">a</text:span><text:span text:style-name="T82">ct</text:span><text:span text:style-name="T82">ic</text:span><text:span text:style-name="T82">e:</text:span><text:span text:style-name="T79"> </text:span><text:span text:style-name="T79"><text:tab/></text:span><text:span text:style-name="T79">Di</text:span><text:span text:style-name="T79">a</text:span><text:span text:style-name="T79">gr</text:span><text:span text:style-name="T79">a</text:span><text:span text:style-name="T79">m </text:span><text:span text:style-name="T79">th</text:span><text:span text:style-name="T79">e </text:span><text:span text:style-name="T79">re</text:span><text:span text:style-name="T79">la</text:span><text:span text:style-name="T79">ti</text:span><text:span text:style-name="T79">o</text:span><text:span text:style-name="T79">n </text:span><text:span text:style-name="T79">R </text:span><text:span text:style-name="T79">: </text:span><text:span text:style-name="T79">A </text:span><text:span text:style-name="T79">→ </text:span><text:span text:style-name="T79">B</text:span></text:p>
            <text:p text:style-name="P2"><text:span text:style-name="T79"><text:tab/></text:span><text:span text:style-name="T79">W</text:span><text:span text:style-name="T79">h</text:span><text:span text:style-name="T79">er</text:span><text:span text:style-name="T79">e </text:span><text:span text:style-name="T79">A </text:span><text:span text:style-name="T79">=</text:span><text:span text:style-name="T79"><text:tab/></text:span><text:span text:style-name="T79"><text:tab/></text:span><text:span text:style-name="T79"><text:tab/></text:span><text:span text:style-name="T79"> </text:span><text:span text:style-name="T84"><text:s text:c="2"/></text:span><text:span text:style-name="T84">= </text:span><text:span text:style-name="T85">{ </text:span><text:span text:style-name="T85">{}, </text:span><text:span text:style-name="T85">{1}</text:span><text:span text:style-name="T85">, </text:span><text:span text:style-name="T85">{2}</text:span><text:span text:style-name="T85">, </text:span><text:span text:style-name="T85">{3}</text:span><text:span text:style-name="T85">, </text:span><text:span text:style-name="T85">{1, </text:span><text:span text:style-name="T85">2}, </text:span><text:span text:style-name="T85">{1, </text:span><text:span text:style-name="T85">3}, </text:span><text:span text:style-name="T85">{2, </text:span><text:span text:style-name="T85">3}, </text:span><text:span text:style-name="T85">{1, </text:span><text:span text:style-name="T85">2, </text:span><text:span text:style-name="T85">3} </text:span><text:span text:style-name="T85">}</text:span><text:span text:style-name="T79"> </text:span></text:p>
            <text:p text:style-name="P2"><text:span text:style-name="T79"><text:tab/></text:span><text:span text:style-name="T79">a</text:span><text:span text:style-name="T79">n</text:span><text:span text:style-name="T79">d </text:span><text:span text:style-name="T79">B </text:span><text:span text:style-name="T79">= </text:span><text:span text:style-name="T79">{ </text:span><text:span text:style-name="T79">0, </text:span><text:span text:style-name="T79">1, </text:span><text:span text:style-name="T79">2, </text:span><text:span text:style-name="T79">3 </text:span><text:span text:style-name="T79">}</text:span></text:p>
            <text:p text:style-name="P2"><text:span text:style-name="T79">W</text:span><text:span text:style-name="T79">it</text:span><text:span text:style-name="T79">h </text:span><text:span text:style-name="T79">th</text:span><text:span text:style-name="T79">e </text:span><text:span text:style-name="T79">ru</text:span><text:span text:style-name="T79">le </text:span><text:span text:style-name="T79">(x</text:span><text:span text:style-name="T79">, </text:span><text:span text:style-name="T79">y) </text:span><text:span text:style-name="T79">∈ </text:span><text:span text:style-name="T79">R </text:span><text:span text:style-name="T79">if </text:span><text:span text:style-name="T79">n(</text:span><text:span text:style-name="T79">x) </text:span><text:span text:style-name="T79">= </text:span><text:span text:style-name="T79">y.</text:span></text:p>
            <text:p text:style-name="P2"><text:span text:style-name="T79"/></text:p>
            <text:p text:style-name="P2"><text:span text:style-name="T83">Hi</text:span><text:span text:style-name="T83">nt</text:span><text:span text:style-name="T83">s: </text:span><text:span text:style-name="T83">S</text:span><text:span text:style-name="T83">e</text:span><text:span text:style-name="T83">c</text:span><text:span text:style-name="T83">o</text:span><text:span text:style-name="T83">n</text:span><text:span text:style-name="T83">d, </text:span><text:span text:style-name="T83">th</text:span><text:span text:style-name="T83">e </text:span><text:span text:style-name="T83">ru</text:span><text:span text:style-name="T83">le </text:span><text:span text:style-name="T83">(x</text:span><text:span text:style-name="T83">, </text:span><text:span text:style-name="T83">y) </text:span><text:span text:style-name="T83">∈ </text:span><text:span text:style-name="T83">R </text:span><text:span text:style-name="T83">if </text:span><text:span text:style-name="T83">n(</text:span><text:span text:style-name="T83">x) </text:span><text:span text:style-name="T83">= </text:span><text:span text:style-name="T83">y</text:span><text:span text:style-name="T84"> </text:span><text:span text:style-name="T83">m</text:span><text:span text:style-name="T83">e</text:span><text:span text:style-name="T83">a</text:span><text:span text:style-name="T83">n</text:span><text:span text:style-name="T83">s </text:span><text:span text:style-name="T83">th</text:span><text:span text:style-name="T83">at </text:span><text:span text:style-name="T83">th</text:span><text:span text:style-name="T83">e </text:span><text:span text:style-name="T83">re</text:span><text:span text:style-name="T83">la</text:span><text:span text:style-name="T83">ti</text:span><text:span text:style-name="T83">o</text:span><text:span text:style-name="T83">n </text:span><text:span text:style-name="T83">e</text:span><text:span text:style-name="T83">xi</text:span><text:span text:style-name="T83">st</text:span><text:span text:style-name="T83">s </text:span><text:span text:style-name="T83">if </text:span><text:span text:style-name="T83">n(</text:span><text:span text:style-name="T83">x) </text:span><text:span text:style-name="T83">(t</text:span><text:span text:style-name="T83">h</text:span><text:span text:style-name="T83">e </text:span><text:span text:style-name="T83">si</text:span><text:span text:style-name="T83">z</text:span><text:span text:style-name="T83">e </text:span><text:span text:style-name="T83">of </text:span><text:span text:style-name="T83">th</text:span><text:span text:style-name="T83">e </text:span><text:span text:style-name="T83">in</text:span><text:span text:style-name="T83">p</text:span><text:span text:style-name="T83">ut </text:span><text:span text:style-name="T83">s</text:span><text:span text:style-name="T83">et </text:span><text:span text:style-name="T83">x) </text:span><text:span text:style-name="T83">m</text:span><text:span text:style-name="T83">at</text:span><text:span text:style-name="T83">c</text:span><text:span text:style-name="T83">h</text:span><text:span text:style-name="T83">e</text:span><text:span text:style-name="T83">s </text:span><text:span text:style-name="T83">th</text:span><text:span text:style-name="T83">e </text:span><text:span text:style-name="T83">y </text:span><text:span text:style-name="T83">v</text:span><text:span text:style-name="T83">al</text:span><text:span text:style-name="T83">u</text:span><text:span text:style-name="T83">e.</text:span></text:p>
            <text:p text:style-name="P2"><text:span text:style-name="T83"/></text:p>
            <text:p text:style-name="P2"><text:span text:style-name="T83">If </text:span><text:span text:style-name="T83">w</text:span><text:span text:style-name="T83">e </text:span><text:span text:style-name="T83">c</text:span><text:span text:style-name="T83">h</text:span><text:span text:style-name="T83">o</text:span><text:span text:style-name="T83">o</text:span><text:span text:style-name="T83">s</text:span><text:span text:style-name="T83">e </text:span><text:span text:style-name="T83">s</text:span><text:span text:style-name="T83">o</text:span><text:span text:style-name="T83">m</text:span><text:span text:style-name="T83">e </text:span><text:span text:style-name="T83">ar</text:span><text:span text:style-name="T83">bi</text:span><text:span text:style-name="T83">tr</text:span><text:span text:style-name="T83">ar</text:span><text:span text:style-name="T83">y </text:span><text:span text:style-name="T83">in</text:span><text:span text:style-name="T83">p</text:span><text:span text:style-name="T83">ut </text:span><text:span text:style-name="T83">v</text:span><text:span text:style-name="T83">al</text:span><text:span text:style-name="T83">u</text:span><text:span text:style-name="T83">e </text:span><text:span text:style-name="T83">x </text:span><text:span text:style-name="T83">fr</text:span><text:span text:style-name="T83">o</text:span><text:span text:style-name="T83">m </text:span><text:span text:style-name="T83">th</text:span><text:span text:style-name="T83">e </text:span><text:span text:style-name="T83">s</text:span><text:span text:style-name="T83">et </text:span><text:span text:style-name="T83">A, </text:span><text:span text:style-name="T83">w</text:span><text:span text:style-name="T83">e </text:span><text:span text:style-name="T83">w</text:span><text:span text:style-name="T83">ill </text:span><text:span text:style-name="T83">h</text:span><text:span text:style-name="T83">av</text:span><text:span text:style-name="T83">e </text:span><text:span text:style-name="T83">a </text:span><text:span text:style-name="T83">s</text:span><text:span text:style-name="T83">et </text:span><text:span text:style-name="T83">li</text:span><text:span text:style-name="T83">k</text:span><text:span text:style-name="T83">e </text:span><text:span text:style-name="T83">{1</text:span><text:span text:style-name="T83">}, </text:span><text:span text:style-name="T83">or </text:span><text:span text:style-name="T83">{1</text:span><text:span text:style-name="T83">, </text:span><text:span text:style-name="T83">3}</text:span><text:span text:style-name="T83">, </text:span><text:span text:style-name="T83">or </text:span><text:span text:style-name="T83">{1</text:span><text:span text:style-name="T83">, </text:span><text:span text:style-name="T83">2, </text:span><text:span text:style-name="T83">3}</text:span><text:span text:style-name="T83">.</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9</text:page-count></text:span><text:span text:style-name="T18">)</text:span></text:p>
          </draw:text-box>
        </draw:frame>
        <draw:frame draw:style-name="gr46" draw:text-style-name="P7" draw:layer="layout" svg:width="2.893cm" svg:height="0.685cm" svg:x="6.254cm" svg:y="4.106cm">
          <loext:p/>
          <draw:object xlink:href="./Object 3" xlink:type="simple" xlink:show="embed" xlink:actuate="onLoad"/>
          <draw:image xlink:href="./ObjectReplacements/Object 3" xlink:type="simple" xlink:show="embed" xlink:actuate="onLoad"/>
        </draw:frame>
        <presentation:notes draw:style-name="dp2">
          <office:forms form:automatic-focus="false" form:apply-design-mode="false"/>
          <draw:page-thumbnail draw:style-name="gr2" draw:layer="layout" svg:width="13.968cm" svg:height="10.476cm" svg:x="3.81cm" svg:y="2.123cm" draw:page-number="41" presentation:class="page"/>
          <draw:frame presentation:style-name="pr2" draw:text-style-name="P4" draw:layer="layout" svg:width="17.271cm" svg:height="12.572cm" svg:x="2.159cm" svg:y="13.271cm" presentation:class="notes" presentation:placeholder="true">
            <draw:text-box/>
          </draw:frame>
        </presentation:notes>
      </draw:page>
      <draw:page draw:name="page42"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5</text:span><text:span text:style-name="T5">. </text:span><text:span text:style-name="T5">M</text:span><text:span text:style-name="T5">o</text:span><text:span text:style-name="T5">r</text:span><text:span text:style-name="T5">e </text:span><text:span text:style-name="T5">p</text:span><text:span text:style-name="T5">r</text:span><text:span text:style-name="T5">a</text:span><text:span text:style-name="T5">c</text:span><text:span text:style-name="T5">t</text:span><text:span text:style-name="T5">i</text:span><text:span text:style-name="T5">c</text:span><text:span text:style-name="T5">e</text:span></text:p>
          </draw:text-box>
        </draw:frame>
        <draw:frame draw:style-name="gr16" draw:text-style-name="P13" draw:layer="layout" svg:width="5.744cm" svg:height="11.464cm" svg:x="21.858cm" svg:y="2.403cm">
          <draw:text-box>
            <text:p text:style-name="P7"><text:span text:style-name="T64">N</text:span><text:span text:style-name="T64">ot</text:span><text:span text:style-name="T64">es</text:span></text:p>
            <text:p text:style-name="P7"><text:span text:style-name="T8"/></text:p>
            <text:p text:style-name="P2"><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inp</text:span><text:span text:style-name="T10">uts</text:span></text:p>
            <text:p text:style-name="P2"><text:span text:style-name="T8"/></text:p>
            <text:p text:style-name="P2"><text:span text:style-name="T9">Co</text:span><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ou</text:span><text:span text:style-name="T10">tp</text:span><text:span text:style-name="T10">uts</text:span><text:span text:style-name="T10">.</text:span></text:p>
            <text:p text:style-name="P2"><text:span text:style-name="T10"/></text:p>
            <text:p text:style-name="P2"><text:span text:style-name="T19">f : </text:span><text:span text:style-name="T19">A </text:span><text:span text:style-name="T19">→ </text:span><text:span text:style-name="T19">B</text:span></text:p>
            <text:p text:style-name="P2"><text:span text:style-name="T10">fu</text:span><text:span text:style-name="T10">nct</text:span><text:span text:style-name="T10">ion </text:span><text:span text:style-name="T10">f, </text:span><text:span text:style-name="T10">wit</text:span><text:span text:style-name="T10">h</text:span></text:p>
            <text:p text:style-name="P2"><text:span text:style-name="T10">inp</text:span><text:span text:style-name="T10">ut </text:span><text:span text:style-name="T10">fro</text:span><text:span text:style-name="T10">m </text:span><text:span text:style-name="T10">set </text:span><text:span text:style-name="T10">A, </text:span><text:span text:style-name="T10">&amp;</text:span></text:p>
            <text:p text:style-name="P2"><text:span text:style-name="T10">ou</text:span><text:span text:style-name="T10">tp</text:span><text:span text:style-name="T10">ut </text:span><text:span text:style-name="T10">fro</text:span><text:span text:style-name="T10">m </text:span><text:span text:style-name="T10">set </text:span><text:span text:style-name="T10">B.</text:span></text:p>
            <text:p text:style-name="P2"><text:span text:style-name="T10"/></text:p>
            <text:p text:style-name="P2"><text:span text:style-name="T19">R : </text:span><text:span text:style-name="T19">A </text:span><text:span text:style-name="T19">→ </text:span><text:span text:style-name="T19">B</text:span></text:p>
            <text:p text:style-name="P2"><text:span text:style-name="T47">A </text:span><text:span text:style-name="T47">rel</text:span><text:span text:style-name="T47">ati</text:span><text:span text:style-name="T47">on </text:span><text:span text:style-name="T48">R</text:span><text:span text:style-name="T47"> </text:span><text:span text:style-name="T47">ha</text:span><text:span text:style-name="T47">s a </text:span><text:span text:style-name="T47">su</text:span><text:span text:style-name="T47">bs</text:span><text:span text:style-name="T47">et </text:span><text:span text:style-name="T47">of </text:span><text:span text:style-name="T48">A </text:span><text:span text:style-name="T48">x </text:span><text:span text:style-name="T48">B</text:span><text:span text:style-name="T47"> </text:span><text:span text:style-name="T47">as </text:span><text:span text:style-name="T47">its </text:span><text:span text:style-name="T47">rul</text:span><text:span text:style-name="T47">e.</text:span></text:p>
          </draw:text-box>
        </draw:frame>
        <draw:frame presentation:style-name="pr44" draw:text-style-name="P36" draw:layer="layout" svg:width="19.628cm" svg:height="9.593cm" svg:x="1.264cm" svg:y="3.088cm">
          <draw:text-box>
            <text:p text:style-name="P2"><text:span text:style-name="T82">Pr</text:span><text:span text:style-name="T82">a</text:span><text:span text:style-name="T82">ct</text:span><text:span text:style-name="T82">ic</text:span><text:span text:style-name="T82">e:</text:span><text:span text:style-name="T79"> </text:span><text:span text:style-name="T79"><text:tab/></text:span><text:span text:style-name="T79">Di</text:span><text:span text:style-name="T79">a</text:span><text:span text:style-name="T79">gr</text:span><text:span text:style-name="T79">a</text:span><text:span text:style-name="T79">m </text:span><text:span text:style-name="T79">th</text:span><text:span text:style-name="T79">e </text:span><text:span text:style-name="T79">re</text:span><text:span text:style-name="T79">la</text:span><text:span text:style-name="T79">ti</text:span><text:span text:style-name="T79">o</text:span><text:span text:style-name="T79">n </text:span><text:span text:style-name="T79">R </text:span><text:span text:style-name="T79">: </text:span><text:span text:style-name="T79">A </text:span><text:span text:style-name="T79">→ </text:span><text:span text:style-name="T79">B</text:span></text:p>
            <text:p text:style-name="P2"><text:span text:style-name="T79"><text:tab/></text:span><text:span text:style-name="T79">W</text:span><text:span text:style-name="T79">h</text:span><text:span text:style-name="T79">er</text:span><text:span text:style-name="T79">e </text:span><text:span text:style-name="T79">A </text:span><text:span text:style-name="T79">=</text:span><text:span text:style-name="T79"><text:tab/></text:span><text:span text:style-name="T79"><text:tab/></text:span><text:span text:style-name="T79"><text:tab/></text:span><text:span text:style-name="T79"> </text:span><text:span text:style-name="T84"><text:s text:c="2"/></text:span><text:span text:style-name="T84">= </text:span><text:span text:style-name="T85">{ </text:span><text:span text:style-name="T85">{}, </text:span><text:span text:style-name="T85">{1}</text:span><text:span text:style-name="T85">, </text:span><text:span text:style-name="T85">{2}</text:span><text:span text:style-name="T85">, </text:span><text:span text:style-name="T85">{3}</text:span><text:span text:style-name="T85">, </text:span><text:span text:style-name="T85">{1, </text:span><text:span text:style-name="T85">2}, </text:span><text:span text:style-name="T85">{1, </text:span><text:span text:style-name="T85">3}, </text:span><text:span text:style-name="T85">{2, </text:span><text:span text:style-name="T85">3}, </text:span><text:span text:style-name="T85">{1, </text:span><text:span text:style-name="T85">2, </text:span><text:span text:style-name="T85">3} </text:span><text:span text:style-name="T85">}</text:span><text:span text:style-name="T79"> </text:span></text:p>
            <text:p text:style-name="P2"><text:span text:style-name="T79"><text:tab/></text:span><text:span text:style-name="T79">a</text:span><text:span text:style-name="T79">n</text:span><text:span text:style-name="T79">d </text:span><text:span text:style-name="T79">B </text:span><text:span text:style-name="T79">= </text:span><text:span text:style-name="T79">{ </text:span><text:span text:style-name="T79">0, </text:span><text:span text:style-name="T79">1, </text:span><text:span text:style-name="T79">2, </text:span><text:span text:style-name="T79">3 </text:span><text:span text:style-name="T79">}</text:span></text:p>
            <text:p text:style-name="P2"><text:span text:style-name="T79">W</text:span><text:span text:style-name="T79">it</text:span><text:span text:style-name="T79">h </text:span><text:span text:style-name="T79">th</text:span><text:span text:style-name="T79">e </text:span><text:span text:style-name="T79">ru</text:span><text:span text:style-name="T79">le </text:span><text:span text:style-name="T79">(x</text:span><text:span text:style-name="T79">, </text:span><text:span text:style-name="T79">y) </text:span><text:span text:style-name="T79">∈ </text:span><text:span text:style-name="T79">R </text:span><text:span text:style-name="T79">if </text:span><text:span text:style-name="T79">n(</text:span><text:span text:style-name="T79">x) </text:span><text:span text:style-name="T79">= </text:span><text:span text:style-name="T79">y.</text:span></text:p>
            <text:p text:style-name="P2"><text:span text:style-name="T79"/></text:p>
            <text:p text:style-name="P2"><text:span text:style-name="T83">Hi</text:span><text:span text:style-name="T83">nt</text:span><text:span text:style-name="T83">s: </text:span><text:span text:style-name="T83">S</text:span><text:span text:style-name="T83">e</text:span><text:span text:style-name="T83">c</text:span><text:span text:style-name="T83">o</text:span><text:span text:style-name="T83">n</text:span><text:span text:style-name="T83">d, </text:span><text:span text:style-name="T83">th</text:span><text:span text:style-name="T83">e </text:span><text:span text:style-name="T83">ru</text:span><text:span text:style-name="T83">le </text:span><text:span text:style-name="T83">(x</text:span><text:span text:style-name="T83">, </text:span><text:span text:style-name="T83">y) </text:span><text:span text:style-name="T83">∈ </text:span><text:span text:style-name="T83">R </text:span><text:span text:style-name="T83">if </text:span><text:span text:style-name="T83">n(</text:span><text:span text:style-name="T83">x) </text:span><text:span text:style-name="T83">= </text:span><text:span text:style-name="T83">y</text:span><text:span text:style-name="T84"> </text:span><text:span text:style-name="T83">m</text:span><text:span text:style-name="T83">e</text:span><text:span text:style-name="T83">a</text:span><text:span text:style-name="T83">n</text:span><text:span text:style-name="T83">s </text:span><text:span text:style-name="T83">th</text:span><text:span text:style-name="T83">at </text:span><text:span text:style-name="T83">th</text:span><text:span text:style-name="T83">e </text:span><text:span text:style-name="T83">re</text:span><text:span text:style-name="T83">la</text:span><text:span text:style-name="T83">ti</text:span><text:span text:style-name="T83">o</text:span><text:span text:style-name="T83">n </text:span><text:span text:style-name="T83">e</text:span><text:span text:style-name="T83">xi</text:span><text:span text:style-name="T83">st</text:span><text:span text:style-name="T83">s </text:span><text:span text:style-name="T83">if </text:span><text:span text:style-name="T83">n(</text:span><text:span text:style-name="T83">x) </text:span><text:span text:style-name="T83">(t</text:span><text:span text:style-name="T83">h</text:span><text:span text:style-name="T83">e </text:span><text:span text:style-name="T83">si</text:span><text:span text:style-name="T83">z</text:span><text:span text:style-name="T83">e </text:span><text:span text:style-name="T83">of </text:span><text:span text:style-name="T83">th</text:span><text:span text:style-name="T83">e </text:span><text:span text:style-name="T83">in</text:span><text:span text:style-name="T83">p</text:span><text:span text:style-name="T83">ut </text:span><text:span text:style-name="T83">s</text:span><text:span text:style-name="T83">et </text:span><text:span text:style-name="T83">x) </text:span><text:span text:style-name="T83">m</text:span><text:span text:style-name="T83">at</text:span><text:span text:style-name="T83">c</text:span><text:span text:style-name="T83">h</text:span><text:span text:style-name="T83">e</text:span><text:span text:style-name="T83">s </text:span><text:span text:style-name="T83">th</text:span><text:span text:style-name="T83">e </text:span><text:span text:style-name="T83">y </text:span><text:span text:style-name="T83">v</text:span><text:span text:style-name="T83">al</text:span><text:span text:style-name="T83">u</text:span><text:span text:style-name="T83">e.</text:span></text:p>
            <text:p text:style-name="P2"><text:span text:style-name="T83"/></text:p>
            <text:p text:style-name="P2"><text:span text:style-name="T83">T</text:span><text:span text:style-name="T83">h</text:span><text:span text:style-name="T83">e </text:span><text:span text:style-name="T83">re</text:span><text:span text:style-name="T83">la</text:span><text:span text:style-name="T83">ti</text:span><text:span text:style-name="T83">o</text:span><text:span text:style-name="T83">n</text:span><text:span text:style-name="T83">s</text:span><text:span text:style-name="T83">hi</text:span><text:span text:style-name="T83">p </text:span><text:span text:style-name="T83">b</text:span><text:span text:style-name="T83">et</text:span><text:span text:style-name="T83">w</text:span><text:span text:style-name="T83">e</text:span><text:span text:style-name="T83">e</text:span><text:span text:style-name="T83">n </text:span><text:span text:style-name="T83">th</text:span><text:span text:style-name="T83">e </text:span><text:span text:style-name="T83">v</text:span><text:span text:style-name="T83">al</text:span><text:span text:style-name="T83">u</text:span><text:span text:style-name="T83">e </text:span><text:span text:style-name="T83">x </text:span><text:span text:style-name="T83">a</text:span><text:span text:style-name="T83">n</text:span><text:span text:style-name="T83">d </text:span><text:span text:style-name="T83">s</text:span><text:span text:style-name="T83">o</text:span><text:span text:style-name="T83">m</text:span><text:span text:style-name="T83">e </text:span><text:span text:style-name="T83">o</text:span><text:span text:style-name="T83">ut</text:span><text:span text:style-name="T83">p</text:span><text:span text:style-name="T83">ut </text:span><text:span text:style-name="T83">y </text:span><text:span text:style-name="T83">e</text:span><text:span text:style-name="T83">xi</text:span><text:span text:style-name="T83">st</text:span><text:span text:style-name="T83">s </text:span><text:span text:style-name="T83">if </text:span><text:span text:style-name="T83">n(</text:span><text:span text:style-name="T83">x) </text:span><text:span text:style-name="T83">= </text:span><text:span text:style-name="T83">y.</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9</text:page-count></text:span><text:span text:style-name="T18">)</text:span></text:p>
          </draw:text-box>
        </draw:frame>
        <draw:frame draw:style-name="gr46" draw:text-style-name="P7" draw:layer="layout" svg:width="2.893cm" svg:height="0.685cm" svg:x="6.254cm" svg:y="4.106cm">
          <loext:p/>
          <draw:object xlink:href="./Object 4" xlink:type="simple" xlink:show="embed" xlink:actuate="onLoad"/>
          <draw:image xlink:href="./ObjectReplacements/Object 4" xlink:type="simple" xlink:show="embed" xlink:actuate="onLoad"/>
        </draw:frame>
        <presentation:notes draw:style-name="dp2">
          <office:forms form:automatic-focus="false" form:apply-design-mode="false"/>
          <draw:page-thumbnail draw:style-name="gr2" draw:layer="layout" svg:width="13.968cm" svg:height="10.476cm" svg:x="3.81cm" svg:y="2.123cm" draw:page-number="42" presentation:class="page"/>
          <draw:frame presentation:style-name="pr2" draw:text-style-name="P4" draw:layer="layout" svg:width="17.271cm" svg:height="12.572cm" svg:x="2.159cm" svg:y="13.271cm" presentation:class="notes" presentation:placeholder="true">
            <draw:text-box/>
          </draw:frame>
        </presentation:notes>
      </draw:page>
      <draw:page draw:name="page43"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5</text:span><text:span text:style-name="T5">. </text:span><text:span text:style-name="T5">M</text:span><text:span text:style-name="T5">o</text:span><text:span text:style-name="T5">r</text:span><text:span text:style-name="T5">e </text:span><text:span text:style-name="T5">p</text:span><text:span text:style-name="T5">r</text:span><text:span text:style-name="T5">a</text:span><text:span text:style-name="T5">c</text:span><text:span text:style-name="T5">t</text:span><text:span text:style-name="T5">i</text:span><text:span text:style-name="T5">c</text:span><text:span text:style-name="T5">e</text:span></text:p>
          </draw:text-box>
        </draw:frame>
        <draw:frame draw:style-name="gr16" draw:text-style-name="P13" draw:layer="layout" svg:width="5.744cm" svg:height="11.464cm" svg:x="21.858cm" svg:y="2.403cm">
          <draw:text-box>
            <text:p text:style-name="P7"><text:span text:style-name="T64">N</text:span><text:span text:style-name="T64">ot</text:span><text:span text:style-name="T64">es</text:span></text:p>
            <text:p text:style-name="P7"><text:span text:style-name="T8"/></text:p>
            <text:p text:style-name="P2"><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inp</text:span><text:span text:style-name="T10">uts</text:span></text:p>
            <text:p text:style-name="P2"><text:span text:style-name="T8"/></text:p>
            <text:p text:style-name="P2"><text:span text:style-name="T9">Co</text:span><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ou</text:span><text:span text:style-name="T10">tp</text:span><text:span text:style-name="T10">uts</text:span><text:span text:style-name="T10">.</text:span></text:p>
            <text:p text:style-name="P2"><text:span text:style-name="T10"/></text:p>
            <text:p text:style-name="P2"><text:span text:style-name="T19">f : </text:span><text:span text:style-name="T19">A </text:span><text:span text:style-name="T19">→ </text:span><text:span text:style-name="T19">B</text:span></text:p>
            <text:p text:style-name="P2"><text:span text:style-name="T10">fu</text:span><text:span text:style-name="T10">nct</text:span><text:span text:style-name="T10">ion </text:span><text:span text:style-name="T10">f, </text:span><text:span text:style-name="T10">wit</text:span><text:span text:style-name="T10">h</text:span></text:p>
            <text:p text:style-name="P2"><text:span text:style-name="T10">inp</text:span><text:span text:style-name="T10">ut </text:span><text:span text:style-name="T10">fro</text:span><text:span text:style-name="T10">m </text:span><text:span text:style-name="T10">set </text:span><text:span text:style-name="T10">A, </text:span><text:span text:style-name="T10">&amp;</text:span></text:p>
            <text:p text:style-name="P2"><text:span text:style-name="T10">ou</text:span><text:span text:style-name="T10">tp</text:span><text:span text:style-name="T10">ut </text:span><text:span text:style-name="T10">fro</text:span><text:span text:style-name="T10">m </text:span><text:span text:style-name="T10">set </text:span><text:span text:style-name="T10">B.</text:span></text:p>
            <text:p text:style-name="P2"><text:span text:style-name="T10"/></text:p>
            <text:p text:style-name="P2"><text:span text:style-name="T19">R : </text:span><text:span text:style-name="T19">A </text:span><text:span text:style-name="T19">→ </text:span><text:span text:style-name="T19">B</text:span></text:p>
            <text:p text:style-name="P2"><text:span text:style-name="T47">A </text:span><text:span text:style-name="T47">rel</text:span><text:span text:style-name="T47">ati</text:span><text:span text:style-name="T47">on </text:span><text:span text:style-name="T48">R</text:span><text:span text:style-name="T47"> </text:span><text:span text:style-name="T47">ha</text:span><text:span text:style-name="T47">s a </text:span><text:span text:style-name="T47">su</text:span><text:span text:style-name="T47">bs</text:span><text:span text:style-name="T47">et </text:span><text:span text:style-name="T47">of </text:span><text:span text:style-name="T48">A </text:span><text:span text:style-name="T48">x </text:span><text:span text:style-name="T48">B</text:span><text:span text:style-name="T47"> </text:span><text:span text:style-name="T47">as </text:span><text:span text:style-name="T47">its </text:span><text:span text:style-name="T47">rul</text:span><text:span text:style-name="T47">e.</text:span></text:p>
          </draw:text-box>
        </draw:frame>
        <draw:frame presentation:style-name="pr45" draw:text-style-name="P36" draw:layer="layout" svg:width="19.628cm" svg:height="11.337cm" svg:x="1.264cm" svg:y="3.088cm">
          <draw:text-box>
            <text:p text:style-name="P2"><text:span text:style-name="T82">Pr</text:span><text:span text:style-name="T82">a</text:span><text:span text:style-name="T82">ct</text:span><text:span text:style-name="T82">ic</text:span><text:span text:style-name="T82">e:</text:span><text:span text:style-name="T79"> </text:span><text:span text:style-name="T79"><text:tab/></text:span><text:span text:style-name="T79">Di</text:span><text:span text:style-name="T79">a</text:span><text:span text:style-name="T79">gr</text:span><text:span text:style-name="T79">a</text:span><text:span text:style-name="T79">m </text:span><text:span text:style-name="T79">th</text:span><text:span text:style-name="T79">e </text:span><text:span text:style-name="T79">re</text:span><text:span text:style-name="T79">la</text:span><text:span text:style-name="T79">ti</text:span><text:span text:style-name="T79">o</text:span><text:span text:style-name="T79">n </text:span><text:span text:style-name="T79">R </text:span><text:span text:style-name="T79">: </text:span><text:span text:style-name="T79">A </text:span><text:span text:style-name="T79">→ </text:span><text:span text:style-name="T79">B</text:span></text:p>
            <text:p text:style-name="P2"><text:span text:style-name="T79"><text:tab/></text:span><text:span text:style-name="T79">W</text:span><text:span text:style-name="T79">h</text:span><text:span text:style-name="T79">er</text:span><text:span text:style-name="T79">e </text:span><text:span text:style-name="T79">A </text:span><text:span text:style-name="T79">=</text:span><text:span text:style-name="T79"><text:tab/></text:span><text:span text:style-name="T79"><text:tab/></text:span><text:span text:style-name="T79"><text:tab/></text:span><text:span text:style-name="T79"> </text:span><text:span text:style-name="T84"><text:s text:c="2"/></text:span><text:span text:style-name="T84">= </text:span><text:span text:style-name="T85">{ </text:span><text:span text:style-name="T85">{}, </text:span><text:span text:style-name="T85">{1}</text:span><text:span text:style-name="T85">, </text:span><text:span text:style-name="T85">{2}</text:span><text:span text:style-name="T85">, </text:span><text:span text:style-name="T85">{3}</text:span><text:span text:style-name="T85">, </text:span><text:span text:style-name="T85">{1, </text:span><text:span text:style-name="T85">2}, </text:span><text:span text:style-name="T85">{1, </text:span><text:span text:style-name="T85">3}, </text:span><text:span text:style-name="T85">{2, </text:span><text:span text:style-name="T85">3}, </text:span><text:span text:style-name="T85">{1, </text:span><text:span text:style-name="T85">2, </text:span><text:span text:style-name="T85">3} </text:span><text:span text:style-name="T85">}</text:span><text:span text:style-name="T79"> </text:span></text:p>
            <text:p text:style-name="P2"><text:span text:style-name="T79"><text:tab/></text:span><text:span text:style-name="T79">a</text:span><text:span text:style-name="T79">n</text:span><text:span text:style-name="T79">d </text:span><text:span text:style-name="T79">B </text:span><text:span text:style-name="T79">= </text:span><text:span text:style-name="T79">{ </text:span><text:span text:style-name="T79">0, </text:span><text:span text:style-name="T79">1, </text:span><text:span text:style-name="T79">2, </text:span><text:span text:style-name="T79">3 </text:span><text:span text:style-name="T79">}</text:span></text:p>
            <text:p text:style-name="P2"><text:span text:style-name="T79">W</text:span><text:span text:style-name="T79">it</text:span><text:span text:style-name="T79">h </text:span><text:span text:style-name="T79">th</text:span><text:span text:style-name="T79">e </text:span><text:span text:style-name="T79">ru</text:span><text:span text:style-name="T79">le </text:span><text:span text:style-name="T79">(x</text:span><text:span text:style-name="T79">, </text:span><text:span text:style-name="T79">y) </text:span><text:span text:style-name="T79">∈ </text:span><text:span text:style-name="T79">R </text:span><text:span text:style-name="T79">if </text:span><text:span text:style-name="T79">n(</text:span><text:span text:style-name="T79">x) </text:span><text:span text:style-name="T79">= </text:span><text:span text:style-name="T79">y.</text:span></text:p>
            <text:p text:style-name="P2"><text:span text:style-name="T79"/></text:p>
            <text:p text:style-name="P2"><text:span text:style-name="T83">Hi</text:span><text:span text:style-name="T83">nt</text:span><text:span text:style-name="T83">s: </text:span><text:span text:style-name="T83">S</text:span><text:span text:style-name="T83">e</text:span><text:span text:style-name="T83">c</text:span><text:span text:style-name="T83">o</text:span><text:span text:style-name="T83">n</text:span><text:span text:style-name="T83">d, </text:span><text:span text:style-name="T83">th</text:span><text:span text:style-name="T83">e </text:span><text:span text:style-name="T83">ru</text:span><text:span text:style-name="T83">le </text:span><text:span text:style-name="T83">(x</text:span><text:span text:style-name="T83">, </text:span><text:span text:style-name="T83">y) </text:span><text:span text:style-name="T83">∈ </text:span><text:span text:style-name="T83">R </text:span><text:span text:style-name="T83">if </text:span><text:span text:style-name="T83">n(</text:span><text:span text:style-name="T83">x) </text:span><text:span text:style-name="T83">= </text:span><text:span text:style-name="T83">y</text:span><text:span text:style-name="T84"> </text:span><text:span text:style-name="T83">m</text:span><text:span text:style-name="T83">e</text:span><text:span text:style-name="T83">a</text:span><text:span text:style-name="T83">n</text:span><text:span text:style-name="T83">s </text:span><text:span text:style-name="T83">th</text:span><text:span text:style-name="T83">at </text:span><text:span text:style-name="T83">th</text:span><text:span text:style-name="T83">e </text:span><text:span text:style-name="T83">re</text:span><text:span text:style-name="T83">la</text:span><text:span text:style-name="T83">ti</text:span><text:span text:style-name="T83">o</text:span><text:span text:style-name="T83">n </text:span><text:span text:style-name="T83">e</text:span><text:span text:style-name="T83">xi</text:span><text:span text:style-name="T83">st</text:span><text:span text:style-name="T83">s </text:span><text:span text:style-name="T83">if </text:span><text:span text:style-name="T83">n(</text:span><text:span text:style-name="T83">x) </text:span><text:span text:style-name="T83">(t</text:span><text:span text:style-name="T83">h</text:span><text:span text:style-name="T83">e </text:span><text:span text:style-name="T83">si</text:span><text:span text:style-name="T83">z</text:span><text:span text:style-name="T83">e </text:span><text:span text:style-name="T83">of </text:span><text:span text:style-name="T83">th</text:span><text:span text:style-name="T83">e </text:span><text:span text:style-name="T83">in</text:span><text:span text:style-name="T83">p</text:span><text:span text:style-name="T83">ut </text:span><text:span text:style-name="T83">s</text:span><text:span text:style-name="T83">et </text:span><text:span text:style-name="T83">x) </text:span><text:span text:style-name="T83">m</text:span><text:span text:style-name="T83">at</text:span><text:span text:style-name="T83">c</text:span><text:span text:style-name="T83">h</text:span><text:span text:style-name="T83">e</text:span><text:span text:style-name="T83">s </text:span><text:span text:style-name="T83">th</text:span><text:span text:style-name="T83">e </text:span><text:span text:style-name="T83">y </text:span><text:span text:style-name="T83">v</text:span><text:span text:style-name="T83">al</text:span><text:span text:style-name="T83">u</text:span><text:span text:style-name="T83">e.</text:span></text:p>
            <text:p text:style-name="P2"><text:span text:style-name="T83"/></text:p>
            <text:p text:style-name="P2"><text:span text:style-name="T83">S</text:span><text:span text:style-name="T83">o </text:span><text:span text:style-name="T83">if </text:span><text:span text:style-name="T83">w</text:span><text:span text:style-name="T83">e </text:span><text:span text:style-name="T83">c</text:span><text:span text:style-name="T83">h</text:span><text:span text:style-name="T83">o</text:span><text:span text:style-name="T83">o</text:span><text:span text:style-name="T83">s</text:span><text:span text:style-name="T83">e </text:span><text:span text:style-name="T83">th</text:span><text:span text:style-name="T83">e </text:span><text:span text:style-name="T83">in</text:span><text:span text:style-name="T83">p</text:span><text:span text:style-name="T83">ut </text:span><text:span text:style-name="T83">x </text:span><text:span text:style-name="T83">= </text:span><text:span text:style-name="T83">{1</text:span><text:span text:style-name="T83">, </text:span><text:span text:style-name="T83">3}</text:span><text:span text:style-name="T83">, </text:span><text:span text:style-name="T83">it </text:span><text:span text:style-name="T83">h</text:span><text:span text:style-name="T83">as </text:span><text:span text:style-name="T83">a </text:span><text:span text:style-name="T83">re</text:span><text:span text:style-name="T83">la</text:span><text:span text:style-name="T83">ti</text:span><text:span text:style-name="T83">o</text:span><text:span text:style-name="T83">n</text:span><text:span text:style-name="T83">s</text:span><text:span text:style-name="T83">hi</text:span><text:span text:style-name="T83">p </text:span><text:span text:style-name="T83">w</text:span><text:span text:style-name="T83">it</text:span><text:span text:style-name="T83">h </text:span><text:span text:style-name="T83">th</text:span><text:span text:style-name="T83">e </text:span><text:span text:style-name="T83">o</text:span><text:span text:style-name="T83">ut</text:span><text:span text:style-name="T83">p</text:span><text:span text:style-name="T83">ut </text:span><text:span text:style-name="T83">y </text:span><text:span text:style-name="T83">= </text:span><text:span text:style-name="T83">2.</text:span></text:p>
            <text:p text:style-name="P2"><text:span text:style-name="T83"/></text:p>
            <text:p text:style-name="P2"><text:span text:style-name="T83">T</text:span><text:span text:style-name="T83">h</text:span><text:span text:style-name="T83">e </text:span><text:span text:style-name="T83">si</text:span><text:span text:style-name="T83">z</text:span><text:span text:style-name="T83">e </text:span><text:span text:style-name="T83">of </text:span><text:span text:style-name="T83">n( </text:span><text:span text:style-name="T83">{1</text:span><text:span text:style-name="T83">, </text:span><text:span text:style-name="T83">3} </text:span><text:span text:style-name="T83">) </text:span><text:span text:style-name="T83">is </text:span><text:span text:style-name="T83">2.</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9</text:page-count></text:span><text:span text:style-name="T18">)</text:span></text:p>
          </draw:text-box>
        </draw:frame>
        <draw:frame draw:style-name="gr46" draw:text-style-name="P7" draw:layer="layout" svg:width="2.893cm" svg:height="0.685cm" svg:x="6.254cm" svg:y="4.106cm">
          <loext:p/>
          <draw:object xlink:href="./Object 5" xlink:type="simple" xlink:show="embed" xlink:actuate="onLoad"/>
          <draw:image xlink:href="./ObjectReplacements/Object 5" xlink:type="simple" xlink:show="embed" xlink:actuate="onLoad"/>
        </draw:frame>
        <presentation:notes draw:style-name="dp2">
          <office:forms form:automatic-focus="false" form:apply-design-mode="false"/>
          <draw:page-thumbnail draw:style-name="gr2" draw:layer="layout" svg:width="13.968cm" svg:height="10.476cm" svg:x="3.81cm" svg:y="2.123cm" draw:page-number="43" presentation:class="page"/>
          <draw:frame presentation:style-name="pr2" draw:text-style-name="P4" draw:layer="layout" svg:width="17.271cm" svg:height="12.572cm" svg:x="2.159cm" svg:y="13.271cm" presentation:class="notes" presentation:placeholder="true">
            <draw:text-box/>
          </draw:frame>
        </presentation:notes>
      </draw:page>
      <draw:page draw:name="page44"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5</text:span><text:span text:style-name="T5">. </text:span><text:span text:style-name="T5">M</text:span><text:span text:style-name="T5">o</text:span><text:span text:style-name="T5">r</text:span><text:span text:style-name="T5">e </text:span><text:span text:style-name="T5">p</text:span><text:span text:style-name="T5">r</text:span><text:span text:style-name="T5">a</text:span><text:span text:style-name="T5">c</text:span><text:span text:style-name="T5">t</text:span><text:span text:style-name="T5">i</text:span><text:span text:style-name="T5">c</text:span><text:span text:style-name="T5">e</text:span></text:p>
          </draw:text-box>
        </draw:frame>
        <draw:frame draw:style-name="gr16" draw:text-style-name="P13" draw:layer="layout" svg:width="5.744cm" svg:height="11.464cm" svg:x="21.858cm" svg:y="2.403cm">
          <draw:text-box>
            <text:p text:style-name="P7"><text:span text:style-name="T64">N</text:span><text:span text:style-name="T64">ot</text:span><text:span text:style-name="T64">es</text:span></text:p>
            <text:p text:style-name="P7"><text:span text:style-name="T8"/></text:p>
            <text:p text:style-name="P2"><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inp</text:span><text:span text:style-name="T10">uts</text:span></text:p>
            <text:p text:style-name="P2"><text:span text:style-name="T8"/></text:p>
            <text:p text:style-name="P2"><text:span text:style-name="T9">Co</text:span><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ou</text:span><text:span text:style-name="T10">tp</text:span><text:span text:style-name="T10">uts</text:span><text:span text:style-name="T10">.</text:span></text:p>
            <text:p text:style-name="P2"><text:span text:style-name="T10"/></text:p>
            <text:p text:style-name="P2"><text:span text:style-name="T19">f : </text:span><text:span text:style-name="T19">A </text:span><text:span text:style-name="T19">→ </text:span><text:span text:style-name="T19">B</text:span></text:p>
            <text:p text:style-name="P2"><text:span text:style-name="T10">fu</text:span><text:span text:style-name="T10">nct</text:span><text:span text:style-name="T10">ion </text:span><text:span text:style-name="T10">f, </text:span><text:span text:style-name="T10">wit</text:span><text:span text:style-name="T10">h</text:span></text:p>
            <text:p text:style-name="P2"><text:span text:style-name="T10">inp</text:span><text:span text:style-name="T10">ut </text:span><text:span text:style-name="T10">fro</text:span><text:span text:style-name="T10">m </text:span><text:span text:style-name="T10">set </text:span><text:span text:style-name="T10">A, </text:span><text:span text:style-name="T10">&amp;</text:span></text:p>
            <text:p text:style-name="P2"><text:span text:style-name="T10">ou</text:span><text:span text:style-name="T10">tp</text:span><text:span text:style-name="T10">ut </text:span><text:span text:style-name="T10">fro</text:span><text:span text:style-name="T10">m </text:span><text:span text:style-name="T10">set </text:span><text:span text:style-name="T10">B.</text:span></text:p>
            <text:p text:style-name="P2"><text:span text:style-name="T10"/></text:p>
            <text:p text:style-name="P2"><text:span text:style-name="T19">R : </text:span><text:span text:style-name="T19">A </text:span><text:span text:style-name="T19">→ </text:span><text:span text:style-name="T19">B</text:span></text:p>
            <text:p text:style-name="P2"><text:span text:style-name="T47">A </text:span><text:span text:style-name="T47">rel</text:span><text:span text:style-name="T47">ati</text:span><text:span text:style-name="T47">on </text:span><text:span text:style-name="T48">R</text:span><text:span text:style-name="T47"> </text:span><text:span text:style-name="T47">ha</text:span><text:span text:style-name="T47">s a </text:span><text:span text:style-name="T47">su</text:span><text:span text:style-name="T47">bs</text:span><text:span text:style-name="T47">et </text:span><text:span text:style-name="T47">of </text:span><text:span text:style-name="T48">A </text:span><text:span text:style-name="T48">x </text:span><text:span text:style-name="T48">B</text:span><text:span text:style-name="T47"> </text:span><text:span text:style-name="T47">as </text:span><text:span text:style-name="T47">its </text:span><text:span text:style-name="T47">rul</text:span><text:span text:style-name="T47">e.</text:span></text:p>
          </draw:text-box>
        </draw:frame>
        <draw:frame presentation:style-name="pr46" draw:text-style-name="P36" draw:layer="layout" svg:width="19.628cm" svg:height="11.337cm" svg:x="1.264cm" svg:y="3.088cm">
          <draw:text-box>
            <text:p text:style-name="P2"><text:span text:style-name="T82">Pr</text:span><text:span text:style-name="T82">a</text:span><text:span text:style-name="T82">ct</text:span><text:span text:style-name="T82">ic</text:span><text:span text:style-name="T82">e:</text:span><text:span text:style-name="T79"> </text:span><text:span text:style-name="T79"><text:tab/></text:span><text:span text:style-name="T79">Di</text:span><text:span text:style-name="T79">a</text:span><text:span text:style-name="T79">gr</text:span><text:span text:style-name="T79">a</text:span><text:span text:style-name="T79">m </text:span><text:span text:style-name="T79">th</text:span><text:span text:style-name="T79">e </text:span><text:span text:style-name="T79">re</text:span><text:span text:style-name="T79">la</text:span><text:span text:style-name="T79">ti</text:span><text:span text:style-name="T79">o</text:span><text:span text:style-name="T79">n </text:span><text:span text:style-name="T79">R </text:span><text:span text:style-name="T79">: </text:span><text:span text:style-name="T79">A </text:span><text:span text:style-name="T79">→ </text:span><text:span text:style-name="T79">B</text:span></text:p>
            <text:p text:style-name="P2"><text:span text:style-name="T79"><text:tab/></text:span><text:span text:style-name="T79">W</text:span><text:span text:style-name="T79">h</text:span><text:span text:style-name="T79">er</text:span><text:span text:style-name="T79">e </text:span><text:span text:style-name="T79">A </text:span><text:span text:style-name="T79">=</text:span><text:span text:style-name="T79"><text:tab/></text:span><text:span text:style-name="T79"><text:tab/></text:span><text:span text:style-name="T79"><text:tab/></text:span><text:span text:style-name="T79"> </text:span><text:span text:style-name="T84"><text:s text:c="2"/></text:span><text:span text:style-name="T84">= </text:span><text:span text:style-name="T85">{ </text:span><text:span text:style-name="T85">{}, </text:span><text:span text:style-name="T85">{1}</text:span><text:span text:style-name="T85">, </text:span><text:span text:style-name="T85">{2}</text:span><text:span text:style-name="T85">, </text:span><text:span text:style-name="T85">{3}</text:span><text:span text:style-name="T85">, </text:span><text:span text:style-name="T85">{1, </text:span><text:span text:style-name="T85">2}, </text:span><text:span text:style-name="T85">{1, </text:span><text:span text:style-name="T85">3}, </text:span><text:span text:style-name="T85">{2, </text:span><text:span text:style-name="T85">3}, </text:span><text:span text:style-name="T85">{1, </text:span><text:span text:style-name="T85">2, </text:span><text:span text:style-name="T85">3} </text:span><text:span text:style-name="T85">}</text:span><text:span text:style-name="T79"> </text:span></text:p>
            <text:p text:style-name="P2"><text:span text:style-name="T79"><text:tab/></text:span><text:span text:style-name="T79">a</text:span><text:span text:style-name="T79">n</text:span><text:span text:style-name="T79">d </text:span><text:span text:style-name="T79">B </text:span><text:span text:style-name="T79">= </text:span><text:span text:style-name="T79">{ </text:span><text:span text:style-name="T79">0, </text:span><text:span text:style-name="T79">1, </text:span><text:span text:style-name="T79">2, </text:span><text:span text:style-name="T79">3 </text:span><text:span text:style-name="T79">}</text:span></text:p>
            <text:p text:style-name="P2"><text:span text:style-name="T79">W</text:span><text:span text:style-name="T79">it</text:span><text:span text:style-name="T79">h </text:span><text:span text:style-name="T79">th</text:span><text:span text:style-name="T79">e </text:span><text:span text:style-name="T79">ru</text:span><text:span text:style-name="T79">le </text:span><text:span text:style-name="T79">(x</text:span><text:span text:style-name="T79">, </text:span><text:span text:style-name="T79">y) </text:span><text:span text:style-name="T79">∈ </text:span><text:span text:style-name="T79">R </text:span><text:span text:style-name="T79">if </text:span><text:span text:style-name="T79">n(</text:span><text:span text:style-name="T79">x) </text:span><text:span text:style-name="T79">= </text:span><text:span text:style-name="T79">y.</text:span></text:p>
            <text:p text:style-name="P2"><text:span text:style-name="T79"/></text:p>
            <text:p text:style-name="P2"><text:span text:style-name="T83">Hi</text:span><text:span text:style-name="T83">nt</text:span><text:span text:style-name="T83">s: </text:span><text:span text:style-name="T83">S</text:span><text:span text:style-name="T83">e</text:span><text:span text:style-name="T83">c</text:span><text:span text:style-name="T83">o</text:span><text:span text:style-name="T83">n</text:span><text:span text:style-name="T83">d, </text:span><text:span text:style-name="T83">th</text:span><text:span text:style-name="T83">e </text:span><text:span text:style-name="T83">ru</text:span><text:span text:style-name="T83">le </text:span><text:span text:style-name="T83">(x</text:span><text:span text:style-name="T83">, </text:span><text:span text:style-name="T83">y) </text:span><text:span text:style-name="T83">∈ </text:span><text:span text:style-name="T83">R </text:span><text:span text:style-name="T83">if </text:span><text:span text:style-name="T83">n(</text:span><text:span text:style-name="T83">x) </text:span><text:span text:style-name="T83">= </text:span><text:span text:style-name="T83">y</text:span><text:span text:style-name="T84"> </text:span><text:span text:style-name="T83">m</text:span><text:span text:style-name="T83">e</text:span><text:span text:style-name="T83">a</text:span><text:span text:style-name="T83">n</text:span><text:span text:style-name="T83">s </text:span><text:span text:style-name="T83">th</text:span><text:span text:style-name="T83">at </text:span><text:span text:style-name="T83">th</text:span><text:span text:style-name="T83">e </text:span><text:span text:style-name="T83">re</text:span><text:span text:style-name="T83">la</text:span><text:span text:style-name="T83">ti</text:span><text:span text:style-name="T83">o</text:span><text:span text:style-name="T83">n </text:span><text:span text:style-name="T83">e</text:span><text:span text:style-name="T83">xi</text:span><text:span text:style-name="T83">st</text:span><text:span text:style-name="T83">s </text:span><text:span text:style-name="T83">if </text:span><text:span text:style-name="T83">n(</text:span><text:span text:style-name="T83">x) </text:span><text:span text:style-name="T83">(t</text:span><text:span text:style-name="T83">h</text:span><text:span text:style-name="T83">e </text:span><text:span text:style-name="T83">si</text:span><text:span text:style-name="T83">z</text:span><text:span text:style-name="T83">e </text:span><text:span text:style-name="T83">of </text:span><text:span text:style-name="T83">th</text:span><text:span text:style-name="T83">e </text:span><text:span text:style-name="T83">in</text:span><text:span text:style-name="T83">p</text:span><text:span text:style-name="T83">ut </text:span><text:span text:style-name="T83">s</text:span><text:span text:style-name="T83">et </text:span><text:span text:style-name="T83">x) </text:span><text:span text:style-name="T83">m</text:span><text:span text:style-name="T83">at</text:span><text:span text:style-name="T83">c</text:span><text:span text:style-name="T83">h</text:span><text:span text:style-name="T83">e</text:span><text:span text:style-name="T83">s </text:span><text:span text:style-name="T83">th</text:span><text:span text:style-name="T83">e </text:span><text:span text:style-name="T83">y </text:span><text:span text:style-name="T83">v</text:span><text:span text:style-name="T83">al</text:span><text:span text:style-name="T83">u</text:span><text:span text:style-name="T83">e.</text:span></text:p>
            <text:p text:style-name="P2"><text:span text:style-name="T83"/></text:p>
            <text:p text:style-name="P2"><text:span text:style-name="T83">S</text:span><text:span text:style-name="T83">o </text:span><text:span text:style-name="T83">if </text:span><text:span text:style-name="T83">w</text:span><text:span text:style-name="T83">e </text:span><text:span text:style-name="T83">c</text:span><text:span text:style-name="T83">h</text:span><text:span text:style-name="T83">o</text:span><text:span text:style-name="T83">o</text:span><text:span text:style-name="T83">s</text:span><text:span text:style-name="T83">e </text:span><text:span text:style-name="T83">th</text:span><text:span text:style-name="T83">e </text:span><text:span text:style-name="T83">in</text:span><text:span text:style-name="T83">p</text:span><text:span text:style-name="T83">ut </text:span><text:span text:style-name="T83">x </text:span><text:span text:style-name="T83">= </text:span><text:span text:style-name="T83">{1</text:span><text:span text:style-name="T83">, </text:span><text:span text:style-name="T83">3}</text:span><text:span text:style-name="T83">, </text:span><text:span text:style-name="T83">it </text:span><text:span text:style-name="T83">h</text:span><text:span text:style-name="T83">as </text:span><text:span text:style-name="T83">a </text:span><text:span text:style-name="T83">re</text:span><text:span text:style-name="T83">la</text:span><text:span text:style-name="T83">ti</text:span><text:span text:style-name="T83">o</text:span><text:span text:style-name="T83">n</text:span><text:span text:style-name="T83">s</text:span><text:span text:style-name="T83">hi</text:span><text:span text:style-name="T83">p </text:span><text:span text:style-name="T83">w</text:span><text:span text:style-name="T83">it</text:span><text:span text:style-name="T83">h </text:span><text:span text:style-name="T83">th</text:span><text:span text:style-name="T83">e </text:span><text:span text:style-name="T83">o</text:span><text:span text:style-name="T83">ut</text:span><text:span text:style-name="T83">p</text:span><text:span text:style-name="T83">ut </text:span><text:span text:style-name="T83">y </text:span><text:span text:style-name="T83">= </text:span><text:span text:style-name="T83">2.</text:span></text:p>
            <text:p text:style-name="P2"><text:span text:style-name="T83"/></text:p>
            <text:p text:style-name="P2"><text:span text:style-name="T83">T</text:span><text:span text:style-name="T83">h</text:span><text:span text:style-name="T83">e </text:span><text:span text:style-name="T83">si</text:span><text:span text:style-name="T83">z</text:span><text:span text:style-name="T83">e </text:span><text:span text:style-name="T83">of </text:span><text:span text:style-name="T83">n( </text:span><text:span text:style-name="T83">{1</text:span><text:span text:style-name="T83">, </text:span><text:span text:style-name="T83">3} </text:span><text:span text:style-name="T83">) </text:span><text:span text:style-name="T83">is </text:span><text:span text:style-name="T83">2.</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9</text:page-count></text:span><text:span text:style-name="T18">)</text:span></text:p>
          </draw:text-box>
        </draw:frame>
        <draw:frame draw:style-name="gr46" draw:text-style-name="P7" draw:layer="layout" svg:width="2.893cm" svg:height="0.685cm" svg:x="6.254cm" svg:y="4.106cm">
          <loext:p/>
          <draw:object xlink:href="./Object 6" xlink:type="simple" xlink:show="embed" xlink:actuate="onLoad"/>
          <draw:image xlink:href="./ObjectReplacements/Object 6" xlink:type="simple" xlink:show="embed" xlink:actuate="onLoad"/>
        </draw:frame>
        <presentation:notes draw:style-name="dp2">
          <office:forms form:automatic-focus="false" form:apply-design-mode="false"/>
          <draw:page-thumbnail draw:style-name="gr2" draw:layer="layout" svg:width="13.968cm" svg:height="10.476cm" svg:x="3.81cm" svg:y="2.123cm" draw:page-number="44" presentation:class="page"/>
          <draw:frame presentation:style-name="pr2" draw:text-style-name="P4" draw:layer="layout" svg:width="17.271cm" svg:height="12.572cm" svg:x="2.159cm" svg:y="13.271cm" presentation:class="notes" presentation:placeholder="true">
            <draw:text-box/>
          </draw:frame>
        </presentation:notes>
      </draw:page>
      <draw:page draw:name="page45"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5</text:span><text:span text:style-name="T5">. </text:span><text:span text:style-name="T5">M</text:span><text:span text:style-name="T5">o</text:span><text:span text:style-name="T5">r</text:span><text:span text:style-name="T5">e </text:span><text:span text:style-name="T5">p</text:span><text:span text:style-name="T5">r</text:span><text:span text:style-name="T5">a</text:span><text:span text:style-name="T5">c</text:span><text:span text:style-name="T5">t</text:span><text:span text:style-name="T5">i</text:span><text:span text:style-name="T5">c</text:span><text:span text:style-name="T5">e</text:span></text:p>
          </draw:text-box>
        </draw:frame>
        <draw:frame draw:style-name="gr16" draw:text-style-name="P13" draw:layer="layout" svg:width="5.744cm" svg:height="11.464cm" svg:x="21.858cm" svg:y="2.403cm">
          <draw:text-box>
            <text:p text:style-name="P7"><text:span text:style-name="T64">N</text:span><text:span text:style-name="T64">ot</text:span><text:span text:style-name="T64">es</text:span></text:p>
            <text:p text:style-name="P7"><text:span text:style-name="T8"/></text:p>
            <text:p text:style-name="P2"><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inp</text:span><text:span text:style-name="T10">uts</text:span></text:p>
            <text:p text:style-name="P2"><text:span text:style-name="T8"/></text:p>
            <text:p text:style-name="P2"><text:span text:style-name="T9">Co</text:span><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ou</text:span><text:span text:style-name="T10">tp</text:span><text:span text:style-name="T10">uts</text:span><text:span text:style-name="T10">.</text:span></text:p>
            <text:p text:style-name="P2"><text:span text:style-name="T10"/></text:p>
            <text:p text:style-name="P2"><text:span text:style-name="T19">f : </text:span><text:span text:style-name="T19">A </text:span><text:span text:style-name="T19">→ </text:span><text:span text:style-name="T19">B</text:span></text:p>
            <text:p text:style-name="P2"><text:span text:style-name="T10">fu</text:span><text:span text:style-name="T10">nct</text:span><text:span text:style-name="T10">ion </text:span><text:span text:style-name="T10">f, </text:span><text:span text:style-name="T10">wit</text:span><text:span text:style-name="T10">h</text:span></text:p>
            <text:p text:style-name="P2"><text:span text:style-name="T10">inp</text:span><text:span text:style-name="T10">ut </text:span><text:span text:style-name="T10">fro</text:span><text:span text:style-name="T10">m </text:span><text:span text:style-name="T10">set </text:span><text:span text:style-name="T10">A, </text:span><text:span text:style-name="T10">&amp;</text:span></text:p>
            <text:p text:style-name="P2"><text:span text:style-name="T10">ou</text:span><text:span text:style-name="T10">tp</text:span><text:span text:style-name="T10">ut </text:span><text:span text:style-name="T10">fro</text:span><text:span text:style-name="T10">m </text:span><text:span text:style-name="T10">set </text:span><text:span text:style-name="T10">B.</text:span></text:p>
            <text:p text:style-name="P2"><text:span text:style-name="T10"/></text:p>
            <text:p text:style-name="P2"><text:span text:style-name="T19">R : </text:span><text:span text:style-name="T19">A </text:span><text:span text:style-name="T19">→ </text:span><text:span text:style-name="T19">B</text:span></text:p>
            <text:p text:style-name="P2"><text:span text:style-name="T47">A </text:span><text:span text:style-name="T47">rel</text:span><text:span text:style-name="T47">ati</text:span><text:span text:style-name="T47">on </text:span><text:span text:style-name="T48">R</text:span><text:span text:style-name="T47"> </text:span><text:span text:style-name="T47">ha</text:span><text:span text:style-name="T47">s a </text:span><text:span text:style-name="T47">su</text:span><text:span text:style-name="T47">bs</text:span><text:span text:style-name="T47">et </text:span><text:span text:style-name="T47">of </text:span><text:span text:style-name="T48">A </text:span><text:span text:style-name="T48">x </text:span><text:span text:style-name="T48">B</text:span><text:span text:style-name="T47"> </text:span><text:span text:style-name="T47">as </text:span><text:span text:style-name="T47">its </text:span><text:span text:style-name="T47">rul</text:span><text:span text:style-name="T47">e.</text:span></text:p>
          </draw:text-box>
        </draw:frame>
        <draw:frame presentation:style-name="pr47" draw:text-style-name="P36" draw:layer="layout" svg:width="19.628cm" svg:height="6.105cm" svg:x="1.264cm" svg:y="3.088cm">
          <draw:text-box>
            <text:p text:style-name="P2"><text:span text:style-name="T82">Pr</text:span><text:span text:style-name="T82">a</text:span><text:span text:style-name="T82">ct</text:span><text:span text:style-name="T82">ic</text:span><text:span text:style-name="T82">e:</text:span><text:span text:style-name="T79"> </text:span><text:span text:style-name="T79"><text:tab/></text:span><text:span text:style-name="T79">Di</text:span><text:span text:style-name="T79">a</text:span><text:span text:style-name="T79">gr</text:span><text:span text:style-name="T79">a</text:span><text:span text:style-name="T79">m </text:span><text:span text:style-name="T79">th</text:span><text:span text:style-name="T79">e </text:span><text:span text:style-name="T79">re</text:span><text:span text:style-name="T79">la</text:span><text:span text:style-name="T79">ti</text:span><text:span text:style-name="T79">o</text:span><text:span text:style-name="T79">n </text:span><text:span text:style-name="T79">R </text:span><text:span text:style-name="T79">: </text:span><text:span text:style-name="T79">A </text:span><text:span text:style-name="T79">→ </text:span><text:span text:style-name="T79">B</text:span></text:p>
            <text:p text:style-name="P2"><text:span text:style-name="T79"><text:tab/></text:span><text:span text:style-name="T79">W</text:span><text:span text:style-name="T79">h</text:span><text:span text:style-name="T79">er</text:span><text:span text:style-name="T79">e </text:span><text:span text:style-name="T79">A </text:span><text:span text:style-name="T79">=</text:span><text:span text:style-name="T79"><text:tab/></text:span><text:span text:style-name="T79"><text:tab/></text:span><text:span text:style-name="T79"><text:tab/></text:span><text:span text:style-name="T79"> </text:span><text:span text:style-name="T84"><text:s text:c="2"/></text:span><text:span text:style-name="T84">= </text:span><text:span text:style-name="T85">{ </text:span><text:span text:style-name="T85">{}, </text:span><text:span text:style-name="T85">{1}</text:span><text:span text:style-name="T85">, </text:span><text:span text:style-name="T85">{2}</text:span><text:span text:style-name="T85">, </text:span><text:span text:style-name="T85">{3}</text:span><text:span text:style-name="T85">, </text:span><text:span text:style-name="T85">{1, </text:span><text:span text:style-name="T85">2}, </text:span><text:span text:style-name="T85">{1, </text:span><text:span text:style-name="T85">3}, </text:span><text:span text:style-name="T85">{2, </text:span><text:span text:style-name="T85">3}, </text:span><text:span text:style-name="T85">{1, </text:span><text:span text:style-name="T85">2, </text:span><text:span text:style-name="T85">3} </text:span><text:span text:style-name="T85">}</text:span><text:span text:style-name="T79"> </text:span></text:p>
            <text:p text:style-name="P2"><text:span text:style-name="T79"><text:tab/></text:span><text:span text:style-name="T79">a</text:span><text:span text:style-name="T79">n</text:span><text:span text:style-name="T79">d </text:span><text:span text:style-name="T79">B </text:span><text:span text:style-name="T79">= </text:span><text:span text:style-name="T79">{ </text:span><text:span text:style-name="T79">0, </text:span><text:span text:style-name="T79">1, </text:span><text:span text:style-name="T79">2, </text:span><text:span text:style-name="T79">3 </text:span><text:span text:style-name="T79">}</text:span></text:p>
            <text:p text:style-name="P2"><text:span text:style-name="T79">W</text:span><text:span text:style-name="T79">it</text:span><text:span text:style-name="T79">h </text:span><text:span text:style-name="T79">th</text:span><text:span text:style-name="T79">e </text:span><text:span text:style-name="T79">ru</text:span><text:span text:style-name="T79">le </text:span><text:span text:style-name="T79">(x</text:span><text:span text:style-name="T79">, </text:span><text:span text:style-name="T79">y) </text:span><text:span text:style-name="T79">∈ </text:span><text:span text:style-name="T79">R </text:span><text:span text:style-name="T79">if </text:span><text:span text:style-name="T79">n(</text:span><text:span text:style-name="T79">x) </text:span><text:span text:style-name="T79">= </text:span><text:span text:style-name="T79">y.</text:span></text:p>
            <text:p text:style-name="P2"><text:span text:style-name="T79"/></text:p>
            <text:p text:style-name="P2"><text:span text:style-name="T83">S</text:span><text:span text:style-name="T83">o, </text:span><text:span text:style-name="T83">gi</text:span><text:span text:style-name="T83">v</text:span><text:span text:style-name="T83">e</text:span><text:span text:style-name="T83">n </text:span><text:span text:style-name="T83">th</text:span><text:span text:style-name="T83">is </text:span><text:span text:style-name="T83">in</text:span><text:span text:style-name="T83">fo</text:span><text:span text:style-name="T83">r</text:span><text:span text:style-name="T83">m</text:span><text:span text:style-name="T83">at</text:span><text:span text:style-name="T83">io</text:span><text:span text:style-name="T83">n, </text:span><text:span text:style-name="T83">tr</text:span><text:span text:style-name="T83">y </text:span><text:span text:style-name="T83">to </text:span><text:span text:style-name="T83">fi</text:span><text:span text:style-name="T83">ni</text:span><text:span text:style-name="T83">s</text:span><text:span text:style-name="T83">h </text:span><text:span text:style-name="T83">th</text:span><text:span text:style-name="T83">is </text:span><text:span text:style-name="T83">di</text:span><text:span text:style-name="T83">a</text:span><text:span text:style-name="T83">gr</text:span><text:span text:style-name="T83">a</text:span><text:span text:style-name="T83">m</text:span><text:span text:style-name="T83">:</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9</text:page-count></text:span><text:span text:style-name="T18">)</text:span></text:p>
          </draw:text-box>
        </draw:frame>
        <draw:frame draw:style-name="gr46" draw:text-style-name="P7" draw:layer="layout" svg:width="2.893cm" svg:height="0.685cm" svg:x="6.254cm" svg:y="4.106cm">
          <loext:p/>
          <draw:object xlink:href="./Object 7" xlink:type="simple" xlink:show="embed" xlink:actuate="onLoad"/>
          <draw:image xlink:href="./ObjectReplacements/Object 7" xlink:type="simple" xlink:show="embed" xlink:actuate="onLoad"/>
        </draw:frame>
        <draw:custom-shape draw:style-name="gr47" draw:text-style-name="P39" draw:layer="layout" svg:width="20.285cm" svg:height="1.593cm" svg:x="0.75cm" svg:y="8.594cm">
          <text:p text:style-name="P38"><text:span text:style-name="T10">{} <text:s text:c="9"/>{1} <text:s text:c="9"/>{2} <text:s text:c="9"/>{3} <text:s text:c="9"/>{1,2} <text:s text:c="9"/>{1,3} <text:s text:c="9"/>{2,3} <text:s text:c="9"/>{1, 2, 3}</text:span></text:p>
          <text:p text:style-name="P38"><text:span text:style-name="T10">• <text:s text:c="12"/>• <text:s text:c="13"/>• <text:s text:c="13"/>• <text:s text:c="14"/>• <text:s text:c="16"/>• <text:s text:c="16"/>• <text:s text:c="20"/>• <text:s text:c="5"/></text:span></text:p>
          <draw:enhanced-geometry svg:viewBox="0 0 21600 21600" draw:type="rectangle" draw:enhanced-path="M 0 0 L 21600 0 21600 21600 0 21600 0 0 Z N"/>
        </draw:custom-shape>
        <draw:custom-shape draw:style-name="gr48" draw:text-style-name="P23" draw:layer="layout" svg:width="11.702cm" svg:height="1.258cm" svg:x="5.689cm" svg:y="13.713cm">
          <text:p text:style-name="P7"><text:span text:style-name="T43">•</text:span><text:span text:style-name="T43"><text:tab/></text:span><text:span text:style-name="T43"><text:tab/></text:span><text:span text:style-name="T43">•</text:span><text:span text:style-name="T43"><text:tab/></text:span><text:span text:style-name="T43"><text:tab/></text:span><text:span text:style-name="T43">•</text:span><text:span text:style-name="T43"><text:tab/></text:span><text:span text:style-name="T43"><text:tab/></text:span><text:span text:style-name="T43">•</text:span></text:p>
          <text:p text:style-name="P7"><text:span text:style-name="T43">0</text:span><text:span text:style-name="T43"><text:tab/></text:span><text:span text:style-name="T43"><text:tab/></text:span><text:span text:style-name="T43">1</text:span><text:span text:style-name="T43"><text:tab/></text:span><text:span text:style-name="T43"><text:tab/></text:span><text:span text:style-name="T43">2</text:span><text:span text:style-name="T43"><text:tab/></text:span><text:span text:style-name="T43"><text:tab/></text:span><text:span text:style-name="T43">3</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45" presentation:class="page"/>
          <draw:frame presentation:style-name="pr2" draw:text-style-name="P4" draw:layer="layout" svg:width="17.271cm" svg:height="12.572cm" svg:x="2.159cm" svg:y="13.271cm" presentation:class="notes" presentation:placeholder="true">
            <draw:text-box/>
          </draw:frame>
        </presentation:notes>
      </draw:page>
      <draw:page draw:name="page46"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5</text:span><text:span text:style-name="T5">. </text:span><text:span text:style-name="T5">M</text:span><text:span text:style-name="T5">o</text:span><text:span text:style-name="T5">r</text:span><text:span text:style-name="T5">e </text:span><text:span text:style-name="T5">p</text:span><text:span text:style-name="T5">r</text:span><text:span text:style-name="T5">a</text:span><text:span text:style-name="T5">c</text:span><text:span text:style-name="T5">t</text:span><text:span text:style-name="T5">i</text:span><text:span text:style-name="T5">c</text:span><text:span text:style-name="T5">e</text:span></text:p>
          </draw:text-box>
        </draw:frame>
        <draw:frame draw:style-name="gr16" draw:text-style-name="P13" draw:layer="layout" svg:width="5.744cm" svg:height="11.464cm" svg:x="21.858cm" svg:y="2.403cm">
          <draw:text-box>
            <text:p text:style-name="P7"><text:span text:style-name="T64">N</text:span><text:span text:style-name="T64">ot</text:span><text:span text:style-name="T64">es</text:span></text:p>
            <text:p text:style-name="P7"><text:span text:style-name="T8"/></text:p>
            <text:p text:style-name="P2"><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inp</text:span><text:span text:style-name="T10">uts</text:span></text:p>
            <text:p text:style-name="P2"><text:span text:style-name="T8"/></text:p>
            <text:p text:style-name="P2"><text:span text:style-name="T9">Co</text:span><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ou</text:span><text:span text:style-name="T10">tp</text:span><text:span text:style-name="T10">uts</text:span><text:span text:style-name="T10">.</text:span></text:p>
            <text:p text:style-name="P2"><text:span text:style-name="T10"/></text:p>
            <text:p text:style-name="P2"><text:span text:style-name="T19">f : </text:span><text:span text:style-name="T19">A </text:span><text:span text:style-name="T19">→ </text:span><text:span text:style-name="T19">B</text:span></text:p>
            <text:p text:style-name="P2"><text:span text:style-name="T10">fu</text:span><text:span text:style-name="T10">nct</text:span><text:span text:style-name="T10">ion </text:span><text:span text:style-name="T10">f, </text:span><text:span text:style-name="T10">wit</text:span><text:span text:style-name="T10">h</text:span></text:p>
            <text:p text:style-name="P2"><text:span text:style-name="T10">inp</text:span><text:span text:style-name="T10">ut </text:span><text:span text:style-name="T10">fro</text:span><text:span text:style-name="T10">m </text:span><text:span text:style-name="T10">set </text:span><text:span text:style-name="T10">A, </text:span><text:span text:style-name="T10">&amp;</text:span></text:p>
            <text:p text:style-name="P2"><text:span text:style-name="T10">ou</text:span><text:span text:style-name="T10">tp</text:span><text:span text:style-name="T10">ut </text:span><text:span text:style-name="T10">fro</text:span><text:span text:style-name="T10">m </text:span><text:span text:style-name="T10">set </text:span><text:span text:style-name="T10">B.</text:span></text:p>
            <text:p text:style-name="P2"><text:span text:style-name="T10"/></text:p>
            <text:p text:style-name="P2"><text:span text:style-name="T19">R : </text:span><text:span text:style-name="T19">A </text:span><text:span text:style-name="T19">→ </text:span><text:span text:style-name="T19">B</text:span></text:p>
            <text:p text:style-name="P2"><text:span text:style-name="T47">A </text:span><text:span text:style-name="T47">rel</text:span><text:span text:style-name="T47">ati</text:span><text:span text:style-name="T47">on </text:span><text:span text:style-name="T48">R</text:span><text:span text:style-name="T47"> </text:span><text:span text:style-name="T47">ha</text:span><text:span text:style-name="T47">s a </text:span><text:span text:style-name="T47">su</text:span><text:span text:style-name="T47">bs</text:span><text:span text:style-name="T47">et </text:span><text:span text:style-name="T47">of </text:span><text:span text:style-name="T48">A </text:span><text:span text:style-name="T48">x </text:span><text:span text:style-name="T48">B</text:span><text:span text:style-name="T47"> </text:span><text:span text:style-name="T47">as </text:span><text:span text:style-name="T47">its </text:span><text:span text:style-name="T47">rul</text:span><text:span text:style-name="T47">e.</text:span></text:p>
          </draw:text-box>
        </draw:frame>
        <draw:frame presentation:style-name="pr48" draw:text-style-name="P36" draw:layer="layout" svg:width="19.628cm" svg:height="6.105cm" svg:x="1.264cm" svg:y="3.088cm">
          <draw:text-box>
            <text:p text:style-name="P2"><text:span text:style-name="T82">Pr</text:span><text:span text:style-name="T82">a</text:span><text:span text:style-name="T82">ct</text:span><text:span text:style-name="T82">ic</text:span><text:span text:style-name="T82">e:</text:span><text:span text:style-name="T79"> </text:span><text:span text:style-name="T79"><text:tab/></text:span><text:span text:style-name="T79">Di</text:span><text:span text:style-name="T79">a</text:span><text:span text:style-name="T79">gr</text:span><text:span text:style-name="T79">a</text:span><text:span text:style-name="T79">m </text:span><text:span text:style-name="T79">th</text:span><text:span text:style-name="T79">e </text:span><text:span text:style-name="T79">re</text:span><text:span text:style-name="T79">la</text:span><text:span text:style-name="T79">ti</text:span><text:span text:style-name="T79">o</text:span><text:span text:style-name="T79">n </text:span><text:span text:style-name="T79">R </text:span><text:span text:style-name="T79">: </text:span><text:span text:style-name="T79">A </text:span><text:span text:style-name="T79">→ </text:span><text:span text:style-name="T79">B</text:span></text:p>
            <text:p text:style-name="P2"><text:span text:style-name="T79"><text:tab/></text:span><text:span text:style-name="T79">W</text:span><text:span text:style-name="T79">h</text:span><text:span text:style-name="T79">er</text:span><text:span text:style-name="T79">e </text:span><text:span text:style-name="T79">A </text:span><text:span text:style-name="T79">=</text:span><text:span text:style-name="T79"><text:tab/></text:span><text:span text:style-name="T79"><text:tab/></text:span><text:span text:style-name="T79"><text:tab/></text:span><text:span text:style-name="T79"> </text:span><text:span text:style-name="T84"><text:s text:c="2"/></text:span><text:span text:style-name="T84">= </text:span><text:span text:style-name="T85">{ </text:span><text:span text:style-name="T85">{}, </text:span><text:span text:style-name="T85">{1}</text:span><text:span text:style-name="T85">, </text:span><text:span text:style-name="T85">{2}</text:span><text:span text:style-name="T85">, </text:span><text:span text:style-name="T85">{3}</text:span><text:span text:style-name="T85">, </text:span><text:span text:style-name="T85">{1, </text:span><text:span text:style-name="T85">2}, </text:span><text:span text:style-name="T85">{1, </text:span><text:span text:style-name="T85">3}, </text:span><text:span text:style-name="T85">{2, </text:span><text:span text:style-name="T85">3}, </text:span><text:span text:style-name="T85">{1, </text:span><text:span text:style-name="T85">2, </text:span><text:span text:style-name="T85">3} </text:span><text:span text:style-name="T85">}</text:span><text:span text:style-name="T79"> </text:span></text:p>
            <text:p text:style-name="P2"><text:span text:style-name="T79"><text:tab/></text:span><text:span text:style-name="T79">a</text:span><text:span text:style-name="T79">n</text:span><text:span text:style-name="T79">d </text:span><text:span text:style-name="T79">B </text:span><text:span text:style-name="T79">= </text:span><text:span text:style-name="T79">{ </text:span><text:span text:style-name="T79">0, </text:span><text:span text:style-name="T79">1, </text:span><text:span text:style-name="T79">2, </text:span><text:span text:style-name="T79">3 </text:span><text:span text:style-name="T79">}</text:span></text:p>
            <text:p text:style-name="P2"><text:span text:style-name="T79">W</text:span><text:span text:style-name="T79">it</text:span><text:span text:style-name="T79">h </text:span><text:span text:style-name="T79">th</text:span><text:span text:style-name="T79">e </text:span><text:span text:style-name="T79">ru</text:span><text:span text:style-name="T79">le </text:span><text:span text:style-name="T79">(x</text:span><text:span text:style-name="T79">, </text:span><text:span text:style-name="T79">y) </text:span><text:span text:style-name="T79">∈ </text:span><text:span text:style-name="T79">R </text:span><text:span text:style-name="T79">if </text:span><text:span text:style-name="T79">n(</text:span><text:span text:style-name="T79">x) </text:span><text:span text:style-name="T79">= </text:span><text:span text:style-name="T79">y.</text:span></text:p>
            <text:p text:style-name="P2"><text:span text:style-name="T79"/></text:p>
            <text:p text:style-name="P2"><text:span text:style-name="T83">S</text:span><text:span text:style-name="T83">o, </text:span><text:span text:style-name="T83">gi</text:span><text:span text:style-name="T83">v</text:span><text:span text:style-name="T83">e</text:span><text:span text:style-name="T83">n </text:span><text:span text:style-name="T83">th</text:span><text:span text:style-name="T83">is </text:span><text:span text:style-name="T83">in</text:span><text:span text:style-name="T83">fo</text:span><text:span text:style-name="T83">r</text:span><text:span text:style-name="T83">m</text:span><text:span text:style-name="T83">at</text:span><text:span text:style-name="T83">io</text:span><text:span text:style-name="T83">n, </text:span><text:span text:style-name="T83">tr</text:span><text:span text:style-name="T83">y </text:span><text:span text:style-name="T83">to </text:span><text:span text:style-name="T83">fi</text:span><text:span text:style-name="T83">ni</text:span><text:span text:style-name="T83">s</text:span><text:span text:style-name="T83">h </text:span><text:span text:style-name="T83">th</text:span><text:span text:style-name="T83">is </text:span><text:span text:style-name="T83">di</text:span><text:span text:style-name="T83">a</text:span><text:span text:style-name="T83">gr</text:span><text:span text:style-name="T83">a</text:span><text:span text:style-name="T83">m</text:span><text:span text:style-name="T83">:</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9</text:page-count></text:span><text:span text:style-name="T18">)</text:span></text:p>
          </draw:text-box>
        </draw:frame>
        <draw:frame draw:style-name="gr46" draw:text-style-name="P7" draw:layer="layout" svg:width="2.893cm" svg:height="0.685cm" svg:x="6.254cm" svg:y="4.106cm">
          <loext:p/>
          <draw:object xlink:href="./Object 8" xlink:type="simple" xlink:show="embed" xlink:actuate="onLoad"/>
          <draw:image xlink:href="./ObjectReplacements/Object 8" xlink:type="simple" xlink:show="embed" xlink:actuate="onLoad"/>
        </draw:frame>
        <draw:custom-shape draw:style-name="gr47" draw:text-style-name="P39" draw:layer="layout" svg:width="20.285cm" svg:height="1.593cm" svg:x="0.75cm" svg:y="8.594cm">
          <text:p text:style-name="P38"><text:span text:style-name="T10">{} <text:s text:c="9"/>{1} <text:s text:c="9"/>{2} <text:s text:c="9"/>{3} <text:s text:c="9"/>{1,2} <text:s text:c="9"/>{1,3} <text:s text:c="9"/>{2,3} <text:s text:c="9"/>{1, 2, 3}</text:span></text:p>
          <text:p text:style-name="P38"><text:span text:style-name="T10">• <text:s text:c="12"/>• <text:s text:c="13"/>• <text:s text:c="13"/>• <text:s text:c="14"/>• <text:s text:c="16"/>• <text:s text:c="16"/>• <text:s text:c="20"/>• <text:s text:c="5"/></text:span></text:p>
          <draw:enhanced-geometry svg:viewBox="0 0 21600 21600" draw:type="rectangle" draw:enhanced-path="M 0 0 L 21600 0 21600 21600 0 21600 0 0 Z N"/>
        </draw:custom-shape>
        <draw:custom-shape draw:style-name="gr48" draw:text-style-name="P23" draw:layer="layout" svg:width="11.702cm" svg:height="1.258cm" svg:x="5.689cm" svg:y="13.713cm">
          <text:p text:style-name="P7"><text:span text:style-name="T43">•</text:span><text:span text:style-name="T43"><text:tab/></text:span><text:span text:style-name="T43"><text:tab/></text:span><text:span text:style-name="T43">•</text:span><text:span text:style-name="T43"><text:tab/></text:span><text:span text:style-name="T43"><text:tab/></text:span><text:span text:style-name="T43">•</text:span><text:span text:style-name="T43"><text:tab/></text:span><text:span text:style-name="T43"><text:tab/></text:span><text:span text:style-name="T43">•</text:span></text:p>
          <text:p text:style-name="P7"><text:span text:style-name="T43">0</text:span><text:span text:style-name="T43"><text:tab/></text:span><text:span text:style-name="T43"><text:tab/></text:span><text:span text:style-name="T43">1</text:span><text:span text:style-name="T43"><text:tab/></text:span><text:span text:style-name="T43"><text:tab/></text:span><text:span text:style-name="T43">2</text:span><text:span text:style-name="T43"><text:tab/></text:span><text:span text:style-name="T43"><text:tab/></text:span><text:span text:style-name="T43">3</text:span></text:p>
          <draw:enhanced-geometry svg:viewBox="0 0 21600 21600" draw:type="rectangle" draw:enhanced-path="M 0 0 L 21600 0 21600 21600 0 21600 0 0 Z N"/>
        </draw:custom-shape>
        <draw:line draw:style-name="gr49" draw:text-style-name="P20" draw:layer="layout" svg:x1="2.602cm" svg:y1="9.877cm" svg:x2="7.562cm" svg:y2="14cm">
          <text:p/>
        </draw:line>
        <draw:line draw:style-name="gr50" draw:text-style-name="P20" draw:layer="layout" svg:x1="4.674cm" svg:y1="9.877cm" svg:x2="10.032cm" svg:y2="14.045cm">
          <text:p/>
        </draw:line>
        <draw:line draw:style-name="gr50" draw:text-style-name="P20" draw:layer="layout" svg:x1="6.504cm" svg:y1="9.877cm" svg:x2="10.186cm" svg:y2="14cm">
          <text:p/>
        </draw:line>
        <draw:line draw:style-name="gr50" draw:text-style-name="P20" draw:layer="layout" svg:x1="8.577cm" svg:y1="9.921cm" svg:x2="10.341cm" svg:y2="13.978cm">
          <text:p/>
        </draw:line>
        <draw:line draw:style-name="gr51" draw:text-style-name="P20" draw:layer="layout" svg:x1="10.693cm" svg:y1="9.855cm" svg:x2="12.766cm" svg:y2="14cm">
          <text:p/>
        </draw:line>
        <draw:line draw:style-name="gr51" draw:text-style-name="P20" draw:layer="layout" svg:x1="13.097cm" svg:y1="9.899cm" svg:x2="12.898cm" svg:y2="14cm">
          <text:p/>
        </draw:line>
        <draw:line draw:style-name="gr51" draw:text-style-name="P20" draw:layer="layout" svg:x1="15.456cm" svg:y1="9.877cm" svg:x2="12.974cm" svg:y2="14.051cm">
          <text:p/>
        </draw:line>
        <draw:line draw:style-name="gr52" draw:text-style-name="P20" draw:layer="layout" svg:x1="18.35cm" svg:y1="9.827cm" svg:x2="15.459cm" svg:y2="13.947cm">
          <text:p/>
        </draw:line>
        <presentation:notes draw:style-name="dp2">
          <office:forms form:automatic-focus="false" form:apply-design-mode="false"/>
          <draw:page-thumbnail draw:style-name="gr2" draw:layer="layout" svg:width="13.968cm" svg:height="10.476cm" svg:x="3.81cm" svg:y="2.123cm" draw:page-number="46" presentation:class="page"/>
          <draw:frame presentation:style-name="pr2" draw:text-style-name="P4" draw:layer="layout" svg:width="17.271cm" svg:height="12.572cm" svg:x="2.159cm" svg:y="13.271cm" presentation:class="notes" presentation:placeholder="true">
            <draw:text-box/>
          </draw:frame>
        </presentation:notes>
      </draw:page>
      <draw:page draw:name="page47"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5</text:span><text:span text:style-name="T5">. </text:span><text:span text:style-name="T5">M</text:span><text:span text:style-name="T5">o</text:span><text:span text:style-name="T5">r</text:span><text:span text:style-name="T5">e </text:span><text:span text:style-name="T5">p</text:span><text:span text:style-name="T5">r</text:span><text:span text:style-name="T5">a</text:span><text:span text:style-name="T5">c</text:span><text:span text:style-name="T5">t</text:span><text:span text:style-name="T5">i</text:span><text:span text:style-name="T5">c</text:span><text:span text:style-name="T5">e</text:span></text:p>
          </draw:text-box>
        </draw:frame>
        <draw:frame draw:style-name="gr16" draw:text-style-name="P13" draw:layer="layout" svg:width="5.744cm" svg:height="11.464cm" svg:x="21.858cm" svg:y="2.403cm">
          <draw:text-box>
            <text:p text:style-name="P7"><text:span text:style-name="T64">N</text:span><text:span text:style-name="T64">ot</text:span><text:span text:style-name="T64">es</text:span></text:p>
            <text:p text:style-name="P7"><text:span text:style-name="T8"/></text:p>
            <text:p text:style-name="P2"><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inp</text:span><text:span text:style-name="T10">uts</text:span></text:p>
            <text:p text:style-name="P2"><text:span text:style-name="T8"/></text:p>
            <text:p text:style-name="P2"><text:span text:style-name="T9">Co</text:span><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ou</text:span><text:span text:style-name="T10">tp</text:span><text:span text:style-name="T10">uts</text:span><text:span text:style-name="T10">.</text:span></text:p>
            <text:p text:style-name="P2"><text:span text:style-name="T10"/></text:p>
            <text:p text:style-name="P2"><text:span text:style-name="T19">f : </text:span><text:span text:style-name="T19">A </text:span><text:span text:style-name="T19">→ </text:span><text:span text:style-name="T19">B</text:span></text:p>
            <text:p text:style-name="P2"><text:span text:style-name="T10">fu</text:span><text:span text:style-name="T10">nct</text:span><text:span text:style-name="T10">ion </text:span><text:span text:style-name="T10">f, </text:span><text:span text:style-name="T10">wit</text:span><text:span text:style-name="T10">h</text:span></text:p>
            <text:p text:style-name="P2"><text:span text:style-name="T10">inp</text:span><text:span text:style-name="T10">ut </text:span><text:span text:style-name="T10">fro</text:span><text:span text:style-name="T10">m </text:span><text:span text:style-name="T10">set </text:span><text:span text:style-name="T10">A, </text:span><text:span text:style-name="T10">&amp;</text:span></text:p>
            <text:p text:style-name="P2"><text:span text:style-name="T10">ou</text:span><text:span text:style-name="T10">tp</text:span><text:span text:style-name="T10">ut </text:span><text:span text:style-name="T10">fro</text:span><text:span text:style-name="T10">m </text:span><text:span text:style-name="T10">set </text:span><text:span text:style-name="T10">B.</text:span></text:p>
            <text:p text:style-name="P2"><text:span text:style-name="T10"/></text:p>
            <text:p text:style-name="P2"><text:span text:style-name="T19">R : </text:span><text:span text:style-name="T19">A </text:span><text:span text:style-name="T19">→ </text:span><text:span text:style-name="T19">B</text:span></text:p>
            <text:p text:style-name="P2"><text:span text:style-name="T47">A </text:span><text:span text:style-name="T47">rel</text:span><text:span text:style-name="T47">ati</text:span><text:span text:style-name="T47">on </text:span><text:span text:style-name="T48">R</text:span><text:span text:style-name="T47"> </text:span><text:span text:style-name="T47">ha</text:span><text:span text:style-name="T47">s a </text:span><text:span text:style-name="T47">su</text:span><text:span text:style-name="T47">bs</text:span><text:span text:style-name="T47">et </text:span><text:span text:style-name="T47">of </text:span><text:span text:style-name="T48">A </text:span><text:span text:style-name="T48">x </text:span><text:span text:style-name="T48">B</text:span><text:span text:style-name="T47"> </text:span><text:span text:style-name="T47">as </text:span><text:span text:style-name="T47">its </text:span><text:span text:style-name="T47">rul</text:span><text:span text:style-name="T47">e.</text:span></text:p>
          </draw:text-box>
        </draw:frame>
        <draw:frame presentation:style-name="pr49" draw:text-style-name="P36" draw:layer="layout" svg:width="19.628cm" svg:height="3.152cm" svg:x="1.264cm" svg:y="3.088cm">
          <draw:text-box>
            <text:p text:style-name="P2"><text:span text:style-name="T82">Pr</text:span><text:span text:style-name="T82">a</text:span><text:span text:style-name="T82">ct</text:span><text:span text:style-name="T82">ic</text:span><text:span text:style-name="T82">e:</text:span><text:span text:style-name="T79"> </text:span><text:span text:style-name="T79"><text:tab/></text:span><text:span text:style-name="T79">Di</text:span><text:span text:style-name="T79">a</text:span><text:span text:style-name="T79">gr</text:span><text:span text:style-name="T79">a</text:span><text:span text:style-name="T79">m </text:span><text:span text:style-name="T79">th</text:span><text:span text:style-name="T79">e </text:span><text:span text:style-name="T79">re</text:span><text:span text:style-name="T79">la</text:span><text:span text:style-name="T79">ti</text:span><text:span text:style-name="T79">o</text:span><text:span text:style-name="T79">n </text:span><text:span text:style-name="T79">R </text:span><text:span text:style-name="T79">: </text:span><text:span text:style-name="T79">A </text:span><text:span text:style-name="T79">→ </text:span><text:span text:style-name="T79">A</text:span></text:p>
            <text:p text:style-name="P2"><text:span text:style-name="T79"><text:tab/></text:span><text:span text:style-name="T79">W</text:span><text:span text:style-name="T79">h</text:span><text:span text:style-name="T79">er</text:span><text:span text:style-name="T79">e </text:span><text:span text:style-name="T79">A </text:span><text:span text:style-name="T79">= </text:span><text:span text:style-name="T79">{ </text:span><text:span text:style-name="T79">1, </text:span><text:span text:style-name="T79">2, </text:span><text:span text:style-name="T79">3, </text:span><text:span text:style-name="T79">4, </text:span><text:span text:style-name="T79">5, </text:span><text:span text:style-name="T79">6 </text:span><text:span text:style-name="T79">}</text:span></text:p>
            <text:p text:style-name="P2"><text:span text:style-name="T79">W</text:span><text:span text:style-name="T79">it</text:span><text:span text:style-name="T79">h </text:span><text:span text:style-name="T79">th</text:span><text:span text:style-name="T79">e </text:span><text:span text:style-name="T79">ru</text:span><text:span text:style-name="T79">le </text:span><text:span text:style-name="T79">(x</text:span><text:span text:style-name="T79">, </text:span><text:span text:style-name="T79">y) </text:span><text:span text:style-name="T79">∈ </text:span><text:span text:style-name="T79">R </text:span><text:span text:style-name="T79">if </text:span><text:span text:style-name="T79">x </text:span><text:span text:style-name="T79">– </text:span><text:span text:style-name="T79">y </text:span><text:span text:style-name="T79">is </text:span><text:span text:style-name="T79">a </text:span><text:span text:style-name="T79">p</text:span><text:span text:style-name="T79">os</text:span><text:span text:style-name="T79">iti</text:span><text:span text:style-name="T79">ve </text:span><text:span text:style-name="T79">ev</text:span><text:span text:style-name="T79">e</text:span><text:span text:style-name="T79">n </text:span><text:span text:style-name="T79">in</text:span><text:span text:style-name="T79">te</text:span><text:span text:style-name="T79">g</text:span><text:span text:style-name="T79">er</text:span><text:span text:style-name="T79">.</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9</text:page-count></text:span><text:span text:style-name="T18">)</text:span></text:p>
          </draw:text-box>
        </draw:frame>
        <presentation:notes draw:style-name="dp2">
          <office:forms form:automatic-focus="false" form:apply-design-mode="false"/>
          <draw:page-thumbnail draw:style-name="gr2" draw:layer="layout" svg:width="13.968cm" svg:height="10.476cm" svg:x="3.81cm" svg:y="2.123cm" draw:page-number="47" presentation:class="page"/>
          <draw:frame presentation:style-name="pr2" draw:text-style-name="P4" draw:layer="layout" svg:width="17.271cm" svg:height="12.572cm" svg:x="2.159cm" svg:y="13.271cm" presentation:class="notes" presentation:placeholder="true">
            <draw:text-box/>
          </draw:frame>
        </presentation:notes>
      </draw:page>
      <draw:page draw:name="page48"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5</text:span><text:span text:style-name="T5">. </text:span><text:span text:style-name="T5">M</text:span><text:span text:style-name="T5">o</text:span><text:span text:style-name="T5">r</text:span><text:span text:style-name="T5">e </text:span><text:span text:style-name="T5">p</text:span><text:span text:style-name="T5">r</text:span><text:span text:style-name="T5">a</text:span><text:span text:style-name="T5">c</text:span><text:span text:style-name="T5">t</text:span><text:span text:style-name="T5">i</text:span><text:span text:style-name="T5">c</text:span><text:span text:style-name="T5">e</text:span></text:p>
          </draw:text-box>
        </draw:frame>
        <draw:frame draw:style-name="gr16" draw:text-style-name="P13" draw:layer="layout" svg:width="5.744cm" svg:height="11.464cm" svg:x="21.858cm" svg:y="2.403cm">
          <draw:text-box>
            <text:p text:style-name="P7"><text:span text:style-name="T64">N</text:span><text:span text:style-name="T64">ot</text:span><text:span text:style-name="T64">es</text:span></text:p>
            <text:p text:style-name="P7"><text:span text:style-name="T8"/></text:p>
            <text:p text:style-name="P2"><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inp</text:span><text:span text:style-name="T10">uts</text:span></text:p>
            <text:p text:style-name="P2"><text:span text:style-name="T8"/></text:p>
            <text:p text:style-name="P2"><text:span text:style-name="T9">Co</text:span><text:span text:style-name="T9">do</text:span><text:span text:style-name="T9">ma</text:span><text:span text:style-name="T9">in:</text:span><text:span text:style-name="T10"> </text:span><text:span text:style-name="T10">Se</text:span><text:span text:style-name="T10">t </text:span><text:span text:style-name="T10">of </text:span><text:span text:style-name="T10">all </text:span><text:span text:style-name="T10">po</text:span><text:span text:style-name="T10">ssi</text:span><text:span text:style-name="T10">ble </text:span><text:span text:style-name="T10">ou</text:span><text:span text:style-name="T10">tp</text:span><text:span text:style-name="T10">uts</text:span><text:span text:style-name="T10">.</text:span></text:p>
            <text:p text:style-name="P2"><text:span text:style-name="T10"/></text:p>
            <text:p text:style-name="P2"><text:span text:style-name="T19">f : </text:span><text:span text:style-name="T19">A </text:span><text:span text:style-name="T19">→ </text:span><text:span text:style-name="T19">B</text:span></text:p>
            <text:p text:style-name="P2"><text:span text:style-name="T10">fu</text:span><text:span text:style-name="T10">nct</text:span><text:span text:style-name="T10">ion </text:span><text:span text:style-name="T10">f, </text:span><text:span text:style-name="T10">wit</text:span><text:span text:style-name="T10">h</text:span></text:p>
            <text:p text:style-name="P2"><text:span text:style-name="T10">inp</text:span><text:span text:style-name="T10">ut </text:span><text:span text:style-name="T10">fro</text:span><text:span text:style-name="T10">m </text:span><text:span text:style-name="T10">set </text:span><text:span text:style-name="T10">A, </text:span><text:span text:style-name="T10">&amp;</text:span></text:p>
            <text:p text:style-name="P2"><text:span text:style-name="T10">ou</text:span><text:span text:style-name="T10">tp</text:span><text:span text:style-name="T10">ut </text:span><text:span text:style-name="T10">fro</text:span><text:span text:style-name="T10">m </text:span><text:span text:style-name="T10">set </text:span><text:span text:style-name="T10">B.</text:span></text:p>
            <text:p text:style-name="P2"><text:span text:style-name="T10"/></text:p>
            <text:p text:style-name="P2"><text:span text:style-name="T19">R : </text:span><text:span text:style-name="T19">A </text:span><text:span text:style-name="T19">→ </text:span><text:span text:style-name="T19">B</text:span></text:p>
            <text:p text:style-name="P2"><text:span text:style-name="T47">A </text:span><text:span text:style-name="T47">rel</text:span><text:span text:style-name="T47">ati</text:span><text:span text:style-name="T47">on </text:span><text:span text:style-name="T48">R</text:span><text:span text:style-name="T47"> </text:span><text:span text:style-name="T47">ha</text:span><text:span text:style-name="T47">s a </text:span><text:span text:style-name="T47">su</text:span><text:span text:style-name="T47">bs</text:span><text:span text:style-name="T47">et </text:span><text:span text:style-name="T47">of </text:span><text:span text:style-name="T48">A </text:span><text:span text:style-name="T48">x </text:span><text:span text:style-name="T48">B</text:span><text:span text:style-name="T47"> </text:span><text:span text:style-name="T47">as </text:span><text:span text:style-name="T47">its </text:span><text:span text:style-name="T47">rul</text:span><text:span text:style-name="T47">e.</text:span></text:p>
          </draw:text-box>
        </draw:frame>
        <draw:frame presentation:style-name="pr50" draw:text-style-name="P36" draw:layer="layout" svg:width="19.628cm" svg:height="3.152cm" svg:x="1.264cm" svg:y="3.088cm">
          <draw:text-box>
            <text:p text:style-name="P2"><text:span text:style-name="T82">Pr</text:span><text:span text:style-name="T82">a</text:span><text:span text:style-name="T82">ct</text:span><text:span text:style-name="T82">ic</text:span><text:span text:style-name="T82">e:</text:span><text:span text:style-name="T79"> </text:span><text:span text:style-name="T79"><text:tab/></text:span><text:span text:style-name="T79">Di</text:span><text:span text:style-name="T79">a</text:span><text:span text:style-name="T79">gr</text:span><text:span text:style-name="T79">a</text:span><text:span text:style-name="T79">m </text:span><text:span text:style-name="T79">th</text:span><text:span text:style-name="T79">e </text:span><text:span text:style-name="T79">re</text:span><text:span text:style-name="T79">la</text:span><text:span text:style-name="T79">ti</text:span><text:span text:style-name="T79">o</text:span><text:span text:style-name="T79">n </text:span><text:span text:style-name="T79">R </text:span><text:span text:style-name="T79">: </text:span><text:span text:style-name="T79">A </text:span><text:span text:style-name="T79">→ </text:span><text:span text:style-name="T79">A</text:span></text:p>
            <text:p text:style-name="P2"><text:span text:style-name="T79"><text:tab/></text:span><text:span text:style-name="T79">W</text:span><text:span text:style-name="T79">h</text:span><text:span text:style-name="T79">er</text:span><text:span text:style-name="T79">e </text:span><text:span text:style-name="T79">A </text:span><text:span text:style-name="T79">= </text:span><text:span text:style-name="T79">{ </text:span><text:span text:style-name="T79">1, </text:span><text:span text:style-name="T79">2, </text:span><text:span text:style-name="T79">3, </text:span><text:span text:style-name="T79">4, </text:span><text:span text:style-name="T79">5, </text:span><text:span text:style-name="T79">6 </text:span><text:span text:style-name="T79">}</text:span></text:p>
            <text:p text:style-name="P2"><text:span text:style-name="T79">W</text:span><text:span text:style-name="T79">it</text:span><text:span text:style-name="T79">h </text:span><text:span text:style-name="T79">th</text:span><text:span text:style-name="T79">e </text:span><text:span text:style-name="T79">ru</text:span><text:span text:style-name="T79">le </text:span><text:span text:style-name="T79">(x</text:span><text:span text:style-name="T79">, </text:span><text:span text:style-name="T79">y) </text:span><text:span text:style-name="T79">∈ </text:span><text:span text:style-name="T79">R </text:span><text:span text:style-name="T79">if </text:span><text:span text:style-name="T79">x </text:span><text:span text:style-name="T79">– </text:span><text:span text:style-name="T79">y </text:span><text:span text:style-name="T79">is </text:span><text:span text:style-name="T79">a </text:span><text:span text:style-name="T79">p</text:span><text:span text:style-name="T79">os</text:span><text:span text:style-name="T79">iti</text:span><text:span text:style-name="T79">ve </text:span><text:span text:style-name="T79">ev</text:span><text:span text:style-name="T79">e</text:span><text:span text:style-name="T79">n </text:span><text:span text:style-name="T79">in</text:span><text:span text:style-name="T79">te</text:span><text:span text:style-name="T79">g</text:span><text:span text:style-name="T79">er</text:span><text:span text:style-name="T79">.</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9</text:page-count></text:span><text:span text:style-name="T18">)</text:span></text:p>
          </draw:text-box>
        </draw:frame>
        <draw:custom-shape draw:style-name="gr53" draw:text-style-name="P21" draw:layer="layout" svg:width="1.349cm" svg:height="7.679cm" svg:x="1.665cm" svg:y="6.828cm">
          <text:p text:style-name="P7"><text:span text:style-name="T43">1</text:span><text:span text:style-name="T43"> </text:span><text:span text:style-name="T43">•</text:span></text:p>
          <text:p text:style-name="P7"><text:span text:style-name="T43"/></text:p>
          <text:p text:style-name="P7"><text:span text:style-name="T43">2</text:span><text:span text:style-name="T43"> </text:span><text:span text:style-name="T43">•</text:span></text:p>
          <text:p text:style-name="P7"><text:span text:style-name="T43"/></text:p>
          <text:p text:style-name="P7"><text:span text:style-name="T43">3</text:span><text:span text:style-name="T43"> </text:span><text:span text:style-name="T43">•</text:span></text:p>
          <text:p text:style-name="P7"><text:span text:style-name="T43"/></text:p>
          <text:p text:style-name="P7"><text:span text:style-name="T43">4</text:span><text:span text:style-name="T43"> </text:span><text:span text:style-name="T43">•</text:span></text:p>
          <text:p text:style-name="P7"><text:span text:style-name="T43"/></text:p>
          <text:p text:style-name="P7"><text:span text:style-name="T43">5</text:span><text:span text:style-name="T43"> </text:span><text:span text:style-name="T43">•</text:span></text:p>
          <text:p text:style-name="P7"><text:span text:style-name="T43"/></text:p>
          <text:p text:style-name="P7"><text:span text:style-name="T43">6</text:span><text:span text:style-name="T43"> </text:span><text:span text:style-name="T43">•</text:span></text:p>
          <draw:enhanced-geometry svg:viewBox="0 0 21600 21600" draw:type="rectangle" draw:enhanced-path="M 0 0 L 21600 0 21600 21600 0 21600 0 0 Z N"/>
        </draw:custom-shape>
        <draw:custom-shape draw:style-name="gr54" draw:text-style-name="P23" draw:layer="layout" svg:width="1.597cm" svg:height="7.48cm" svg:x="7.57cm" svg:y="6.939cm">
          <text:p text:style-name="P7"><text:span text:style-name="T43">•</text:span><text:span text:style-name="T43"> </text:span><text:span text:style-name="T43">1</text:span></text:p>
          <text:p text:style-name="P7"><text:span text:style-name="T43"/></text:p>
          <text:p text:style-name="P7"><text:span text:style-name="T43">•</text:span><text:span text:style-name="T43"> </text:span><text:span text:style-name="T43">2</text:span></text:p>
          <text:p text:style-name="P7"><text:span text:style-name="T43"/></text:p>
          <text:p text:style-name="P7"><text:span text:style-name="T43">•</text:span><text:span text:style-name="T43"> </text:span><text:span text:style-name="T43">3</text:span></text:p>
          <text:p text:style-name="P7"><text:span text:style-name="T43"/></text:p>
          <text:p text:style-name="P7"><text:span text:style-name="T43">•</text:span><text:span text:style-name="T43"> </text:span><text:span text:style-name="T43">4</text:span></text:p>
          <text:p text:style-name="P7"><text:span text:style-name="T43"/></text:p>
          <text:p text:style-name="P7"><text:span text:style-name="T43">•</text:span><text:span text:style-name="T43"> </text:span><text:span text:style-name="T43">5</text:span></text:p>
          <text:p text:style-name="P7"><text:span text:style-name="T43"/></text:p>
          <text:p text:style-name="P7"><text:span text:style-name="T43">•</text:span><text:span text:style-name="T43"> </text:span><text:span text:style-name="T43">6</text:span></text:p>
          <draw:enhanced-geometry svg:viewBox="0 0 21600 21600" draw:type="rectangle" draw:enhanced-path="M 0 0 L 21600 0 21600 21600 0 21600 0 0 Z N"/>
        </draw:custom-shape>
        <draw:frame draw:style-name="gr55" draw:text-style-name="P41" draw:layer="layout" svg:width="3.02cm" svg:height="3.459cm" svg:x="9.371cm" svg:y="8.249cm">
          <draw:text-box>
            <text:p text:style-name="P40"><text:span text:style-name="T86">O</text:span><text:span text:style-name="T86">R</text:span></text:p>
          </draw:text-box>
        </draw:frame>
        <draw:line draw:style-name="gr50" draw:text-style-name="P20" draw:layer="layout" svg:x1="2.712cm" svg:y1="10.098cm" svg:x2="8.114cm" svg:y2="8.026cm">
          <text:p/>
        </draw:line>
        <draw:line draw:style-name="gr56" draw:text-style-name="P20" draw:layer="layout" svg:x1="2.712cm" svg:y1="11.245cm" svg:x2="7.982cm" svg:y2="9.128cm">
          <text:p/>
        </draw:line>
        <draw:line draw:style-name="gr52" draw:text-style-name="P20" draw:layer="layout" svg:x1="2.668cm" svg:y1="12.325cm" svg:x2="8.026cm" svg:y2="10.098cm">
          <text:p/>
        </draw:line>
        <draw:line draw:style-name="gr52" draw:text-style-name="P20" draw:layer="layout" svg:x1="2.668cm" svg:y1="12.325cm" svg:x2="8.026cm" svg:y2="8.18cm">
          <text:p/>
        </draw:line>
        <draw:line draw:style-name="gr57" draw:text-style-name="P20" draw:layer="layout" svg:x1="2.668cm" svg:y1="13.472cm" svg:x2="8.004cm" svg:y2="11.267cm">
          <text:p/>
        </draw:line>
        <draw:line draw:style-name="gr57" draw:text-style-name="P20" draw:layer="layout" svg:x1="2.668cm" svg:y1="13.472cm" svg:x2="8.114cm" svg:y2="9.194cm">
          <text:p/>
        </draw:line>
        <draw:frame draw:style-name="gr7" draw:text-style-name="P24" draw:layer="layout" svg:width="1.521cm" svg:height="0.963cm" svg:x="12.879cm" svg:y="8.703cm">
          <draw:text-box>
            <text:p>1</text:p>
          </draw:text-box>
        </draw:frame>
        <draw:frame draw:style-name="gr7" draw:text-style-name="P24" draw:layer="layout" svg:width="1.405cm" svg:height="0.963cm" svg:x="14.609cm" svg:y="6.461cm">
          <draw:text-box>
            <text:p>2</text:p>
          </draw:text-box>
        </draw:frame>
        <draw:frame draw:style-name="gr19" draw:text-style-name="P24" draw:layer="layout" svg:width="0.862cm" svg:height="0.963cm" svg:x="18.301cm" svg:y="6.583cm">
          <draw:text-box>
            <text:p>3</text:p>
          </draw:text-box>
        </draw:frame>
        <draw:custom-shape draw:style-name="gr21" draw:text-style-name="P25" draw:layer="layout" svg:width="0.397cm" svg:height="0.38cm" svg:x="14.003cm" svg:y="9.66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1" draw:text-style-name="P25" draw:layer="layout" svg:width="0.397cm" svg:height="0.38cm" svg:x="15.458cm" svg:y="7.42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1" draw:text-style-name="P25" draw:layer="layout" svg:width="0.397cm" svg:height="0.38cm" svg:x="18.044cm" svg:y="7.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5" draw:layer="layout" svg:width="0.397cm" svg:height="0.38cm" svg:x="19.389cm" svg:y="9.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5" draw:layer="layout" svg:width="0.397cm" svg:height="0.38cm" svg:x="15.524cm" svg:y="11.97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1" draw:text-style-name="P25" draw:layer="layout" svg:width="0.397cm" svg:height="0.38cm" svg:x="18.11cm" svg:y="12.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text-style-name="P24" draw:layer="layout" svg:width="0.862cm" svg:height="0.963cm" svg:x="19.778cm" svg:y="9.12cm">
          <draw:text-box>
            <text:p>4</text:p>
          </draw:text-box>
        </draw:frame>
        <draw:frame draw:style-name="gr19" draw:text-style-name="P24" draw:layer="layout" svg:width="0.862cm" svg:height="0.963cm" svg:x="18.103cm" svg:y="12.647cm">
          <draw:text-box>
            <text:p>5</text:p>
          </draw:text-box>
        </draw:frame>
        <draw:frame draw:style-name="gr19" draw:text-style-name="P24" draw:layer="layout" svg:width="0.862cm" svg:height="0.963cm" svg:x="14.972cm" svg:y="12.493cm">
          <draw:text-box>
            <text:p>6</text:p>
          </draw:text-box>
        </draw:frame>
        <draw:line draw:style-name="gr50" draw:text-style-name="P20" draw:layer="layout" svg:x1="18.111cm" svg:y1="7.73cm" svg:x2="14.53cm" svg:y2="9.701cm">
          <text:p/>
        </draw:line>
        <draw:line draw:style-name="gr56" draw:text-style-name="P20" draw:layer="layout" svg:x1="19.435cm" svg:y1="10.047cm" svg:x2="16.052cm" svg:y2="7.871cm">
          <text:p/>
        </draw:line>
        <draw:line draw:style-name="gr52" draw:text-style-name="P20" draw:layer="layout" svg:x1="18.287cm" svg:y1="12.161cm" svg:x2="18.323cm" svg:y2="8.026cm">
          <text:p/>
        </draw:line>
        <draw:line draw:style-name="gr52" draw:text-style-name="P20" draw:layer="layout" svg:x1="18.303cm" svg:y1="12.175cm" svg:x2="14.685cm" svg:y2="9.966cm">
          <text:p/>
        </draw:line>
        <draw:line draw:style-name="gr57" draw:text-style-name="P20" draw:layer="layout" svg:x1="15.796cm" svg:y1="12.163cm" svg:x2="19.249cm" svg:y2="10.297cm">
          <text:p/>
        </draw:line>
        <draw:line draw:style-name="gr57" draw:text-style-name="P20" draw:layer="layout" svg:x1="15.784cm" svg:y1="12.176cm" svg:x2="15.677cm" svg:y2="8.026cm">
          <text:p/>
        </draw:line>
        <presentation:notes draw:style-name="dp2">
          <office:forms form:automatic-focus="false" form:apply-design-mode="false"/>
          <draw:page-thumbnail draw:style-name="gr2" draw:layer="layout" svg:width="13.968cm" svg:height="10.476cm" svg:x="3.81cm" svg:y="2.123cm" draw:page-number="48" presentation:class="page"/>
          <draw:frame presentation:style-name="pr2" draw:text-style-name="P4" draw:layer="layout" svg:width="17.271cm" svg:height="12.572cm" svg:x="2.159cm" svg:y="13.271cm" presentation:class="notes" presentation:placeholder="true">
            <draw:text-box/>
          </draw:frame>
        </presentation:notes>
      </draw:page>
      <draw:page draw:name="page49" draw:style-name="dp4" draw:master-page-name="Bubbles" presentation:presentation-page-layout-name="AL1T0">
        <office:forms form:automatic-focus="false" form:apply-design-mode="false"/>
        <draw:frame presentation:style-name="pr4" draw:text-style-name="P42" draw:layer="layout" svg:width="26.335cm" svg:height="1.971cm" svg:x="0.312cm" svg:y="0.151cm" presentation:class="title" presentation:user-transformed="true">
          <draw:text-box>
            <text:p text:style-name="P2"><text:span text:style-name="T5">C</text:span><text:span text:style-name="T5">o</text:span><text:span text:style-name="T5">n</text:span><text:span text:style-name="T5">c</text:span><text:span text:style-name="T5">l</text:span><text:span text:style-name="T5">u</text:span><text:span text:style-name="T5">s</text:span><text:span text:style-name="T5">i</text:span><text:span text:style-name="T5">o</text:span><text:span text:style-name="T5">n</text:span></text:p>
          </draw:text-box>
        </draw:frame>
        <draw:frame presentation:style-name="pr51" draw:text-style-name="P6" draw:layer="layout" svg:width="26.194cm" svg:height="12.296cm" svg:x="1.059cm" svg:y="2.756cm">
          <draw:text-box>
            <text:p text:style-name="P5"><text:span text:style-name="T87">M</text:span><text:span text:style-name="T87">a</text:span><text:span text:style-name="T87">k</text:span><text:span text:style-name="T87">e</text:span><text:span text:style-name="T87"> </text:span><text:span text:style-name="T87">s</text:span><text:span text:style-name="T87">u</text:span><text:span text:style-name="T87">r</text:span><text:span text:style-name="T87">e</text:span><text:span text:style-name="T87"> </text:span><text:span text:style-name="T87">y</text:span><text:span text:style-name="T87">o</text:span><text:span text:style-name="T87">u</text:span><text:span text:style-name="T87"> </text:span><text:span text:style-name="T87">u</text:span><text:span text:style-name="T87">n</text:span><text:span text:style-name="T87">d</text:span><text:span text:style-name="T87">e</text:span><text:span text:style-name="T87">r</text:span><text:span text:style-name="T87">s</text:span><text:span text:style-name="T87">t</text:span><text:span text:style-name="T87">a</text:span><text:span text:style-name="T87">n</text:span><text:span text:style-name="T87">d</text:span><text:span text:style-name="T87"> </text:span><text:span text:style-name="T87">t</text:span><text:span text:style-name="T87">h</text:span><text:span text:style-name="T87">e</text:span><text:span text:style-name="T87">s</text:span><text:span text:style-name="T87">e</text:span><text:span text:style-name="T87"> </text:span><text:span text:style-name="T87">c</text:span><text:span text:style-name="T87">o</text:span><text:span text:style-name="T87">r</text:span><text:span text:style-name="T87">e</text:span><text:span text:style-name="T87"> </text:span><text:span text:style-name="T87">c</text:span><text:span text:style-name="T87">o</text:span><text:span text:style-name="T87">n</text:span><text:span text:style-name="T87">c</text:span><text:span text:style-name="T87">e</text:span><text:span text:style-name="T87">p</text:span><text:span text:style-name="T87">t</text:span><text:span text:style-name="T87">s</text:span><text:span text:style-name="T87"> </text:span><text:span text:style-name="T87">b</text:span><text:span text:style-name="T87">e</text:span><text:span text:style-name="T87">f</text:span><text:span text:style-name="T87">o</text:span><text:span text:style-name="T87">r</text:span><text:span text:style-name="T87">e</text:span><text:span text:style-name="T87"> </text:span><text:span text:style-name="T87">c</text:span><text:span text:style-name="T87">o</text:span><text:span text:style-name="T87">n</text:span><text:span text:style-name="T87">t</text:span><text:span text:style-name="T87">i</text:span><text:span text:style-name="T87">n</text:span><text:span text:style-name="T87">u</text:span><text:span text:style-name="T87">i</text:span><text:span text:style-name="T87">n</text:span><text:span text:style-name="T87">g</text:span><text:span text:style-name="T87"> </text:span><text:span text:style-name="T87">t</text:span><text:span text:style-name="T87">o</text:span><text:span text:style-name="T87"> </text:span><text:span text:style-name="T87">t</text:span><text:span text:style-name="T87">h</text:span><text:span text:style-name="T87">e</text:span><text:span text:style-name="T87"> </text:span><text:span text:style-name="T87">n</text:span><text:span text:style-name="T87">e</text:span><text:span text:style-name="T87">x</text:span><text:span text:style-name="T87">t</text:span><text:span text:style-name="T87"> </text:span><text:span text:style-name="T87">t</text:span><text:span text:style-name="T87">o</text:span><text:span text:style-name="T87">p</text:span><text:span text:style-name="T87">i</text:span><text:span text:style-name="T87">c</text:span><text:span text:style-name="T87">s</text:span><text:span text:style-name="T87">.</text:span></text:p>
            <text:p text:style-name="P5"><text:span text:style-name="T4"/></text:p>
            <text:p text:style-name="P5"><text:span text:style-name="T87">N</text:span><text:span text:style-name="T87">e</text:span><text:span text:style-name="T87">x</text:span><text:span text:style-name="T87">t</text:span><text:span text:style-name="T87"> </text:span><text:span text:style-name="T87">t</text:span><text:span text:style-name="T87">i</text:span><text:span text:style-name="T87">m</text:span><text:span text:style-name="T87">e</text:span><text:span text:style-name="T87"> </text:span><text:span text:style-name="T87">w</text:span><text:span text:style-name="T87">e</text:span><text:span text:style-name="T87"> </text:span><text:span text:style-name="T87">w</text:span><text:span text:style-name="T87">i</text:span><text:span text:style-name="T87">l</text:span><text:span text:style-name="T87">l</text:span><text:span text:style-name="T87"> </text:span><text:span text:style-name="T87">t</text:span><text:span text:style-name="T87">a</text:span><text:span text:style-name="T87">l</text:span><text:span text:style-name="T87">k</text:span><text:span text:style-name="T87"> </text:span><text:span text:style-name="T87">a</text:span><text:span text:style-name="T87">b</text:span><text:span text:style-name="T87">o</text:span><text:span text:style-name="T87">u</text:span><text:span text:style-name="T87">t</text:span><text:span text:style-name="T87"> </text:span><text:span text:style-name="T87">p</text:span><text:span text:style-name="T87">r</text:span><text:span text:style-name="T87">o</text:span><text:span text:style-name="T87">p</text:span><text:span text:style-name="T87">e</text:span><text:span text:style-name="T87">r</text:span><text:span text:style-name="T87">t</text:span><text:span text:style-name="T87">i</text:span><text:span text:style-name="T87">e</text:span><text:span text:style-name="T87">s</text:span><text:span text:style-name="T87"> </text:span><text:span text:style-name="T87">o</text:span><text:span text:style-name="T87">f</text:span><text:span text:style-name="T87"> </text:span><text:span text:style-name="T87">f</text:span><text:span text:style-name="T87">u</text:span><text:span text:style-name="T87">n</text:span><text:span text:style-name="T87">c</text:span><text:span text:style-name="T87">t</text:span><text:span text:style-name="T87">i</text:span><text:span text:style-name="T87">o</text:span><text:span text:style-name="T87">n</text:span><text:span text:style-name="T87">s</text:span><text:span text:style-name="T87"> </text:span><text:span text:style-name="T87">a</text:span><text:span text:style-name="T87">n</text:span><text:span text:style-name="T87">d</text:span><text:span text:style-name="T87"> </text:span><text:span text:style-name="T87">p</text:span><text:span text:style-name="T87">r</text:span><text:span text:style-name="T87">o</text:span><text:span text:style-name="T87">p</text:span><text:span text:style-name="T87">e</text:span><text:span text:style-name="T87">r</text:span><text:span text:style-name="T87">t</text:span><text:span text:style-name="T87">i</text:span><text:span text:style-name="T87">e</text:span><text:span text:style-name="T87">s</text:span><text:span text:style-name="T87"> </text:span><text:span text:style-name="T87">o</text:span><text:span text:style-name="T87">f</text:span><text:span text:style-name="T87"> </text:span><text:span text:style-name="T87">r</text:span><text:span text:style-name="T87">e</text:span><text:span text:style-name="T87">l</text:span><text:span text:style-name="T87">a</text:span><text:span text:style-name="T87">t</text:span><text:span text:style-name="T87">i</text:span><text:span text:style-name="T87">o</text:span><text:span text:style-name="T87">n</text:span><text:span text:style-name="T87">s</text:span><text:span text:style-name="T87">.</text:span></text:p>
          </draw:text-box>
        </draw:frame>
        <presentation:notes draw:style-name="dp2">
          <draw:page-thumbnail draw:style-name="gr2" draw:layer="layout" svg:width="13.968cm" svg:height="10.476cm" svg:x="3.81cm" svg:y="2.123cm" draw:page-number="49" presentation:class="page"/>
          <draw:frame presentation:style-name="pr2" draw:text-style-name="P4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FreeSans2" svg:font-family="FreeSans" style:font-family-generic="swiss"/>
    <style:font-face style:name="Architects Daughter1" svg:font-family="'Architects Daughter'" style:font-pitch="variable"/>
    <style:font-face style:name="Ferrum" svg:font-family="Ferrum" style:font-pitch="variable"/>
    <style:font-face style:name="Liberation Sans3" svg:font-family="'Liberation Sans'" style:font-pitch="variable"/>
    <style:font-face style:name="Lohit Devanagari1" svg:font-family="'Lohit Devanagari'" style:font-pitch="variable"/>
    <style:font-face style:name="OpenSymbol1" svg:font-family="OpenSymbol, 'Arial Unicode MS'" style:font-pitch="variable"/>
    <style:font-face style:name="Ubuntu3" svg:font-family="Ubuntu" style:font-pitch="variable"/>
    <style:font-face style:name="Ubuntu2" svg:font-family="Ubuntu" style:font-adornments="Regular" style:font-pitch="variable"/>
    <style:font-face style:name="Architects Daughter" svg:font-family="'Architects Daughter'"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Ubuntu" svg:font-family="Ubuntu" style:font-family-generic="roman" style:font-pitch="variable"/>
    <style:font-face style:name="Ubuntu1" svg:font-family="Ubuntu" style:font-adornments="Regular" style:font-family-generic="roman" style:font-pitch="variable"/>
    <style:font-face style:name="FreeSans1" svg:font-family="FreeSans" style:font-family-generic="swiss" style:font-pitch="variable"/>
    <style:font-face style:name="Liberation Sans Narrow1" svg:font-family="'Liberation Sans Narrow'" style:font-family-generic="swiss" style:font-pitch="variable"/>
    <style:font-face style:name="Liberation Sans2" svg:font-family="'Liberation Sans', Arial"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OpenSymbol4" svg:font-family="OpenSymbol, 'Arial Unicode MS'" style:font-family-generic="system" style:font-pitch="variable"/>
    <style:font-face style:name="WenQuanYi Micro Hei" svg:font-family="'WenQuanYi Micro Hei'" style:font-family-generic="system" style:font-pitch="variable"/>
  </office:font-face-decls>
  <office:styles>
    <draw:fill-image draw:name="Bitmap_20_2" draw:display-name="Bitmap 2" xlink:href="Pictures/1000020100000500000002D0EF1641FCB1F72DB2.png" xlink:type="simple" xlink:show="embed" xlink:actuate="onLoad"/>
    <draw:fill-image draw:name="Bitmap_20_3" draw:display-name="Bitmap 3" xlink:href="Pictures/1000020100000500000002D0FE2D0B1A4700F95D.png" xlink:type="simple" xlink:show="embed" xlink:actuate="onLoad"/>
    <draw:fill-image draw:name="Bitmap_20_5" draw:display-name="Bitmap 5" xlink:href="Pictures/1000020100000500000002D0240C3CB0A1FF2EEC.png" xlink:type="simple" xlink:show="embed" xlink:actuate="onLoad"/>
    <draw:fill-image draw:name="Bitmap_20_6" draw:display-name="Bitmap 6" xlink:href="Pictures/1000020100000500000002D037ADDE88F0AFB24C.png" xlink:type="simple" xlink:show="embed" xlink:actuate="onLoad"/>
    <draw:fill-image draw:name="background" xlink:href="Pictures/1000020100000500000002D0C05133351BEDB42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opacity="100%" draw:textarea-horizontal-align="center" draw:textarea-vertical-align="middle"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Ubuntu2" fo:font-family="Ubuntu" style:font-style-name="Regular"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102cm" svg:stroke-color="#000000" draw:marker-start-width="0.356cm" draw:marker-end-width="0.35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DejaVu Sans1" style:font-family-asian="'DejaVu Sans'" style:font-family-generic-asian="roman" style:font-pitch-asian="variable" style:font-size-asian="12pt" style:language-asian="hi" style:country-asian="IN"/>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Numbering_20_Symbols" style:display-name="Numbering Symbols"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Header" style:family="graphic">
      <style:paragraph-properties style:text-autospace="none">
        <style:tab-stops>
          <style:tab-stop style:position="15.513cm" style:type="center"/>
          <style:tab-stop style:position="31.027cm" style:type="right"/>
        </style:tab-stops>
      </style:paragraph-properties>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Architects Daughter1" fo:font-family="'Architects Daughter'" style:font-pitch="variable" fo:font-size="13pt" fo:font-weight="bold" style:font-name-asian="FreeSans1" style:font-family-asian="FreeSans" style:font-family-generic-asian="swiss" style:font-pitch-asian="variable" style:font-size-asian="18pt" style:font-weight-asian="normal" style:font-weight-complex="bold"/>
    </style:style>
    <style:style style:name="Heading_20_2" style:display-name="Heading 2" style:family="graphic">
      <style:paragraph-properties fo:margin-top="0.623cm" fo:margin-bottom="0.374cm" style:text-autospace="none"/>
      <style:text-properties style:font-name="Liberation Sans Narrow1" fo:font-family="'Liberation Sans Narrow'" style:font-family-generic="swiss" style:font-pitch="variable" fo:font-size="14pt" fo:font-style="italic" fo:font-weight="bold" style:font-name-asian="FreeSans1" style:font-family-asian="FreeSans" style:font-family-generic-asian="swiss" style:font-pitch-asian="variable" style:font-size-asian="16pt" style:font-style-asian="italic" style:font-weight-asian="normal" style:font-style-complex="italic" style:font-weight-complex="bold"/>
    </style:style>
    <style:style style:name="Heading_20_3" style:display-name="Heading 3" style:family="graphic">
      <style:paragraph-properties fo:margin-top="0.436cm" fo:margin-bottom="0.374cm" style:text-autospace="none"/>
      <style:text-properties fo:color="#808080" style:font-name="Liberation Sans Narrow1" fo:font-family="'Liberation Sans Narrow'" style:font-family-generic="swiss" style:font-pitch="variable" fo:font-size="14pt" fo:font-weight="bold" style:font-name-asian="FreeSans1" style:font-family-asian="FreeSans" style:font-family-generic-asian="swiss" style:font-pitch-asian="variable" style:font-size-asian="14pt" style:font-weight-asian="normal" style:font-weight-complex="bold"/>
    </style:style>
    <style:style style:name="Heading_20_4" style:display-name="Heading 4" style:family="graphic">
      <style:paragraph-properties fo:margin-top="0.374cm" fo:margin-bottom="0.374cm" style:text-autospace="none"/>
      <style:text-properties fo:color="#808080" style:font-name="Liberation Sans Narrow1" fo:font-family="'Liberation Sans Narrow'" style:font-family-generic="swiss" style:font-pitch="variable" fo:font-size="13pt" fo:font-style="italic" fo:font-weight="bold" style:font-name-asian="FreeSans1" style:font-family-asian="FreeSans" style:font-family-generic-asian="swiss" style:font-pitch-asian="variable" style:font-size-asian="13pt" style:font-style-asian="italic" style:font-weight-asian="normal" style:font-style-complex="italic" style:font-weight-complex="bold"/>
    </style:style>
    <style:style style:name="Index_20_Link" style:display-name="Index Link"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ontents_20_2" style:display-name="Contents 2" style:family="graphic">
      <style:paragraph-properties fo:margin-left="0.88cm" fo:margin-right="0cm" fo:text-indent="0cm" style:text-autospace="none">
        <style:tab-stops>
          <style:tab-stop style:position="31.027cm" style:type="right" style:leader-style="dotted" style:leader-text="."/>
        </style:tab-stops>
      </style:paragraph-properties>
      <style:text-properties style:font-name-asian="FreeSans2" style:font-family-asian="FreeSans" style:font-family-generic-asian="swiss"/>
    </style:style>
    <style:style style:name="Contents_20_1" style:display-name="Contents 1" style:family="graphic">
      <style:paragraph-properties fo:margin-left="0cm" fo:margin-right="0cm" fo:text-indent="0cm" style:text-autospace="none">
        <style:tab-stops>
          <style:tab-stop style:position="31.027cm" style:type="right" style:leader-style="dotted" style:leader-text="."/>
        </style:tab-stops>
      </style:paragraph-properties>
      <style:text-properties style:font-name-asian="FreeSans2" style:font-family-asian="FreeSans" style:font-family-generic-asian="swiss"/>
    </style:style>
    <style:style style:name="Footer" style:family="graphic">
      <style:paragraph-properties style:text-autospace="none">
        <style:tab-stops>
          <style:tab-stop style:position="15.513cm" style:type="center"/>
          <style:tab-stop style:position="31.027cm" style:type="right"/>
        </style:tab-stops>
      </style:paragraph-properties>
    </style:style>
    <style:style style:name="Contents_20_Heading" style:display-name="Contents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Quotations" style:family="graphic">
      <style:paragraph-properties fo:margin-left="1.764cm" fo:margin-right="1.764cm" fo:margin-top="0cm" fo:margin-bottom="0.88cm" fo:text-indent="0cm" style:text-autospace="none"/>
    </style:style>
    <style:style style:name="Bubbles-background" style:family="presentation">
      <style:graphic-properties draw:stroke="none" draw:fill="bitmap" draw:fill-image-name="Bitmap_20_2" style:repeat="stretch"/>
      <style:text-properties style:letter-kerning="true"/>
    </style:style>
    <style:style style:name="Bubbles-backgroundobjects" style:family="presentation">
      <style:graphic-properties draw:textarea-horizontal-align="justify" draw:shadow="hidden" draw:shadow-offset-x="0.2cm" draw:shadow-offset-y="0.2cm" draw:shadow-color="#808080"/>
      <style:text-properties style:letter-kerning="true"/>
    </style:style>
    <style:style style:name="Bubble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bbles-outline1" style:family="presentation">
      <style:graphic-properties draw:stroke="none" draw:fill="none" draw:auto-grow-height="false" draw:fit-to-size="shrink-to-fit">
        <text:list-style style:name="Bubbl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3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bbles-outline2" style:family="presentation" style:parent-style-name="Bubbles-outline1">
      <style:paragraph-properties fo:margin-left="0cm" fo:margin-right="0cm" fo:margin-top="0.3cm" fo:margin-bottom="0cm" fo:text-indent="0cm"/>
      <style:text-properties fo:font-size="21pt" style:font-size-asian="28pt" style:font-size-complex="28pt"/>
    </style:style>
    <style:style style:name="Bubbles-outline3" style:family="presentation" style:parent-style-name="Bubbles-outline2">
      <style:paragraph-properties fo:margin-left="0cm" fo:margin-right="0cm" fo:margin-top="0.224cm" fo:margin-bottom="0cm" fo:text-indent="0cm"/>
      <style:text-properties fo:font-size="18pt" style:font-size-asian="24pt" style:font-size-complex="24pt"/>
    </style:style>
    <style:style style:name="Bubbles-outline4" style:family="presentation" style:parent-style-name="Bubbles-outline3">
      <style:paragraph-properties fo:margin-left="0cm" fo:margin-right="0cm" fo:margin-top="0.149cm" fo:margin-bottom="0cm" fo:text-indent="0cm"/>
      <style:text-properties fo:font-size="15pt" style:font-size-asian="20pt" style:font-size-complex="20pt"/>
    </style:style>
    <style:style style:name="Bubbles-outline5" style:family="presentation" style:parent-style-name="Bubbles-outline4">
      <style:paragraph-properties fo:margin-left="0cm" fo:margin-right="0cm" fo:margin-top="0.074cm" fo:margin-bottom="0cm" fo:text-indent="0cm"/>
      <style:text-properties fo:font-size="15pt" style:font-size-asian="20pt" style:font-size-complex="20pt"/>
    </style:style>
    <style:style style:name="Bubbles-outline6" style:family="presentation" style:parent-style-name="Bubbles-outline5">
      <style:paragraph-properties fo:margin-left="0cm" fo:margin-right="0cm" fo:margin-top="0.074cm" fo:margin-bottom="0cm" fo:text-indent="0cm"/>
      <style:text-properties fo:font-size="15pt" style:font-size-asian="20pt" style:font-size-complex="20pt"/>
    </style:style>
    <style:style style:name="Bubbles-outline7" style:family="presentation" style:parent-style-name="Bubbles-outline6">
      <style:paragraph-properties fo:margin-left="0cm" fo:margin-right="0cm" fo:margin-top="0.074cm" fo:margin-bottom="0cm" fo:text-indent="0cm"/>
      <style:text-properties fo:font-size="15pt" style:font-size-asian="20pt" style:font-size-complex="20pt"/>
    </style:style>
    <style:style style:name="Bubbles-outline8" style:family="presentation" style:parent-style-name="Bubbles-outline7">
      <style:paragraph-properties fo:margin-left="0cm" fo:margin-right="0cm" fo:margin-top="0.074cm" fo:margin-bottom="0cm" fo:text-indent="0cm"/>
      <style:text-properties fo:font-size="15pt" style:font-size-asian="20pt" style:font-size-complex="20pt"/>
    </style:style>
    <style:style style:name="Bubbles-outline9" style:family="presentation" style:parent-style-name="Bubbles-outline8">
      <style:paragraph-properties fo:margin-left="0cm" fo:margin-right="0cm" fo:margin-top="0.074cm" fo:margin-bottom="0cm" fo:text-indent="0cm"/>
      <style:text-properties fo:font-size="15pt" style:font-size-asian="20pt" style:font-size-complex="20pt"/>
    </style:style>
    <style:style style:name="Bubbles-subtitle" style:family="presentation">
      <style:graphic-properties draw:stroke="none" draw:fill="none" draw:textarea-vertical-align="middle">
        <text:list-style style:name="Bubbl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bbles-title" style:family="presentation">
      <style:graphic-properties draw:stroke="none" draw:fill="none" draw:textarea-vertical-align="middle">
        <text:list-style style:name="Bubbl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2"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ubbles-backgroundobjects">
      <style:graphic-properties draw:stroke="none" draw:fill="none" draw:fill-color="#ffffff" draw:auto-grow-height="false" fo:min-height="1.449cm"/>
    </style:style>
    <style:style style:name="Mpr2" style:family="presentation" style:parent-style-name="Bubbles-backgroundobjects">
      <style:graphic-properties draw:stroke="none" draw:fill="none" draw:fill-color="#ffffff" draw:auto-grow-height="false" fo:min-height="1.397cm"/>
    </style:style>
    <style:style style:name="Mpr3" style:family="presentation" style:parent-style-name="Bubbles-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Bubbles" style:page-layout-name="PM1" draw:style-name="Mdp1">
      <office:forms form:automatic-focus="false" form:apply-design-mode="false"/>
      <draw:frame presentation:style-name="Bubbles-title" draw:layer="backgroundobjects" svg:width="25.199cm" svg:height="2.63cm" svg:x="1.4cm" svg:y="0.627cm" presentation:class="title" presentation:placeholder="true">
        <draw:text-box/>
      </draw:frame>
      <draw:frame presentation:style-name="Bubbles-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ubbles-title" draw:layer="backgroundobjects" svg:width="13.968cm" svg:height="10.476cm" svg:x="3.81cm" svg:y="2.123cm" presentation:class="page"/>
        <draw:frame presentation:style-name="Bubble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17T23:22:46.547061163</meta:creation-date>
    <dc:date>2018-03-20T21:23:27.602374916</dc:date>
    <meta:editing-duration>P1DT8H53M59S</meta:editing-duration>
    <meta:editing-cycles>1322</meta:editing-cycles>
    <meta:generator>LibreOffice/5.1.6.2$Linux_X86_64 LibreOffice_project/10m0$Build-2</meta:generator>
    <meta:document-statistic meta:object-count="689"/>
  </office:meta>
</office:document-meta>
</file>

<file path=Object 1/content.xml><?xml version="1.0" encoding="utf-8"?>
<math xmlns="http://www.w3.org/1998/Math/MathML" display="block">
  <semantics>
    <mrow>
      <mi mathvariant="normal">℘</mi>
      <mrow>
        <mo fence="true" stretchy="false">(</mo>
        <mrow>
          <mrow>
            <mo stretchy="false">{</mo>
            <mn>1,</mn>
            <mn>2,</mn>
            <mn>3</mn>
            <mo stretchy="false">}</mo>
          </mrow>
        </mrow>
        <mo fence="true" stretchy="false">)</mo>
      </mrow>
    </mrow>
    <annotation encoding="StarMath 5.0">wp( \{ 1, 2, 3 \} )</annotation>
  </semantics>
</math>
</file>

<file path=Object 2/content.xml><?xml version="1.0" encoding="utf-8"?>
<math xmlns="http://www.w3.org/1998/Math/MathML" display="block">
  <semantics>
    <mrow>
      <mi mathvariant="normal">℘</mi>
      <mrow>
        <mo fence="true" stretchy="false">(</mo>
        <mrow>
          <mrow>
            <mo stretchy="false">{</mo>
            <mn>1,</mn>
            <mn>2,</mn>
            <mn>3</mn>
            <mo stretchy="false">}</mo>
          </mrow>
        </mrow>
        <mo fence="true" stretchy="false">)</mo>
      </mrow>
    </mrow>
    <annotation encoding="StarMath 5.0">wp( \{ 1, 2, 3 \} )</annotation>
  </semantics>
</math>
</file>

<file path=Object 3/content.xml><?xml version="1.0" encoding="utf-8"?>
<math xmlns="http://www.w3.org/1998/Math/MathML" display="block">
  <semantics>
    <mrow>
      <mi mathvariant="normal">℘</mi>
      <mrow>
        <mo fence="true" stretchy="false">(</mo>
        <mrow>
          <mrow>
            <mo stretchy="false">{</mo>
            <mn>1,</mn>
            <mn>2,</mn>
            <mn>3</mn>
            <mo stretchy="false">}</mo>
          </mrow>
        </mrow>
        <mo fence="true" stretchy="false">)</mo>
      </mrow>
    </mrow>
    <annotation encoding="StarMath 5.0">wp( \{ 1, 2, 3 \} )</annotation>
  </semantics>
</math>
</file>

<file path=Object 4/content.xml><?xml version="1.0" encoding="utf-8"?>
<math xmlns="http://www.w3.org/1998/Math/MathML" display="block">
  <semantics>
    <mrow>
      <mi mathvariant="normal">℘</mi>
      <mrow>
        <mo fence="true" stretchy="false">(</mo>
        <mrow>
          <mrow>
            <mo stretchy="false">{</mo>
            <mn>1,</mn>
            <mn>2,</mn>
            <mn>3</mn>
            <mo stretchy="false">}</mo>
          </mrow>
        </mrow>
        <mo fence="true" stretchy="false">)</mo>
      </mrow>
    </mrow>
    <annotation encoding="StarMath 5.0">wp( \{ 1, 2, 3 \} )</annotation>
  </semantics>
</math>
</file>

<file path=Object 5/content.xml><?xml version="1.0" encoding="utf-8"?>
<math xmlns="http://www.w3.org/1998/Math/MathML" display="block">
  <semantics>
    <mrow>
      <mi mathvariant="normal">℘</mi>
      <mrow>
        <mo fence="true" stretchy="false">(</mo>
        <mrow>
          <mrow>
            <mo stretchy="false">{</mo>
            <mn>1,</mn>
            <mn>2,</mn>
            <mn>3</mn>
            <mo stretchy="false">}</mo>
          </mrow>
        </mrow>
        <mo fence="true" stretchy="false">)</mo>
      </mrow>
    </mrow>
    <annotation encoding="StarMath 5.0">wp( \{ 1, 2, 3 \} )</annotation>
  </semantics>
</math>
</file>

<file path=Object 6/content.xml><?xml version="1.0" encoding="utf-8"?>
<math xmlns="http://www.w3.org/1998/Math/MathML" display="block">
  <semantics>
    <mrow>
      <mi mathvariant="normal">℘</mi>
      <mrow>
        <mo fence="true" stretchy="false">(</mo>
        <mrow>
          <mrow>
            <mo stretchy="false">{</mo>
            <mn>1,</mn>
            <mn>2,</mn>
            <mn>3</mn>
            <mo stretchy="false">}</mo>
          </mrow>
        </mrow>
        <mo fence="true" stretchy="false">)</mo>
      </mrow>
    </mrow>
    <annotation encoding="StarMath 5.0">wp( \{ 1, 2, 3 \} )</annotation>
  </semantics>
</math>
</file>

<file path=Object 7/content.xml><?xml version="1.0" encoding="utf-8"?>
<math xmlns="http://www.w3.org/1998/Math/MathML" display="block">
  <semantics>
    <mrow>
      <mi mathvariant="normal">℘</mi>
      <mrow>
        <mo fence="true" stretchy="false">(</mo>
        <mrow>
          <mrow>
            <mo stretchy="false">{</mo>
            <mn>1,</mn>
            <mn>2,</mn>
            <mn>3</mn>
            <mo stretchy="false">}</mo>
          </mrow>
        </mrow>
        <mo fence="true" stretchy="false">)</mo>
      </mrow>
    </mrow>
    <annotation encoding="StarMath 5.0">wp( \{ 1, 2, 3 \} )</annotation>
  </semantics>
</math>
</file>

<file path=Object 8/content.xml><?xml version="1.0" encoding="utf-8"?>
<math xmlns="http://www.w3.org/1998/Math/MathML" display="block">
  <semantics>
    <mrow>
      <mi mathvariant="normal">℘</mi>
      <mrow>
        <mo fence="true" stretchy="false">(</mo>
        <mrow>
          <mrow>
            <mo stretchy="false">{</mo>
            <mn>1,</mn>
            <mn>2,</mn>
            <mn>3</mn>
            <mo stretchy="false">}</mo>
          </mrow>
        </mrow>
        <mo fence="true" stretchy="false">)</mo>
      </mrow>
    </mrow>
    <annotation encoding="StarMath 5.0">wp( \{ 1, 2, 3 \} )</annotation>
  </semantics>
</math>
</file>